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8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079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0.05291666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0.105833333333333cm"/>
    </style:style>
    <style:style style:name="co19" style:family="table-column">
      <style:table-column-properties fo:break-before="auto" style:column-width="0.0264583333333333cm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5.609166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27cm"/>
    </style:style>
    <style:style style:name="co25" style:family="table-column">
      <style:table-column-properties fo:break-before="auto" style:column-width="4.39208333333333cm"/>
    </style:style>
    <style:style style:name="co26" style:family="table-column">
      <style:table-column-properties fo:break-before="auto" style:column-width="0.132291666666667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0.926041666666667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37.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28.7pt" style:use-optimal-row-height="false" fo:break-before="auto"/>
    </style:style>
    <style:style style:name="ro18" style:family="table-row">
      <style:table-row-properties style:row-height="2.1pt" style:use-optimal-row-height="false" fo:break-before="auto"/>
    </style:style>
    <style:style style:name="ro19" style:family="table-row">
      <style:table-row-properties style:row-height="2.6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10.7pt" style:use-optimal-row-height="false" fo:break-before="auto"/>
    </style:style>
    <style:style style:name="ro22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3" table:number-rows-spanned="1" table:style-name="ce42">
            <text:p>Ano Mês: 202101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124" table:style-name="ce14">
            <text:p><text:s/>124</text:p>
          </table:table-cell>
          <table:table-cell office:value-type="float" office:value="100" table:style-name="ce14">
            <text:p><text:s/>100</text:p>
          </table:table-cell>
          <table:table-cell office:value-type="float" office:value="129" table:style-name="ce14">
            <text:p><text:s/>129</text:p>
          </table:table-cell>
          <table:table-cell office:value-type="float" office:value="95" table:style-name="ce14">
            <text:p><text:s/>95</text:p>
          </table:table-cell>
          <table:table-cell office:value-type="float" office:value="18" table:style-name="ce14">
            <text:p><text:s/>18</text:p>
          </table:table-cell>
          <table:table-cell office:value-type="float" office:value="206" table:number-columns-spanned="2" table:number-rows-spanned="1" table:style-name="ce47">
            <text:p><text:s/>206</text:p>
          </table:table-cell>
          <table:covered-table-cell/>
          <table:table-cell office:value-type="float" office:value="224" table:number-columns-spanned="2" table:number-rows-spanned="1" table:style-name="ce47">
            <text:p><text:s/>2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358" table:style-name="ce14">
            <text:p><text:s/>358</text:p>
          </table:table-cell>
          <table:table-cell office:value-type="float" office:value="287" table:style-name="ce14">
            <text:p><text:s/>287</text:p>
          </table:table-cell>
          <table:table-cell office:value-type="float" office:value="292" table:style-name="ce14">
            <text:p><text:s/>292</text:p>
          </table:table-cell>
          <table:table-cell office:value-type="float" office:value="353" table:style-name="ce14">
            <text:p><text:s/>353</text:p>
          </table:table-cell>
          <table:table-cell office:value-type="float" office:value="55" table:style-name="ce14">
            <text:p><text:s/>55</text:p>
          </table:table-cell>
          <table:table-cell office:value-type="float" office:value="590" table:number-columns-spanned="2" table:number-rows-spanned="1" table:style-name="ce47">
            <text:p><text:s/>590</text:p>
          </table:table-cell>
          <table:covered-table-cell/>
          <table:table-cell office:value-type="float" office:value="645" table:number-columns-spanned="2" table:number-rows-spanned="1" table:style-name="ce47">
            <text:p><text:s/>6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831" table:style-name="ce14">
            <text:p><text:s/>831</text:p>
          </table:table-cell>
          <table:table-cell office:value-type="float" office:value="1619" table:style-name="ce14">
            <text:p>1 619</text:p>
          </table:table-cell>
          <table:table-cell office:value-type="float" office:value="1231" table:style-name="ce14">
            <text:p>1 231</text:p>
          </table:table-cell>
          <table:table-cell office:value-type="float" office:value="1219" table:style-name="ce14">
            <text:p>1 219</text:p>
          </table:table-cell>
          <table:table-cell office:value-type="float" office:value="321" table:style-name="ce14">
            <text:p><text:s/>321</text:p>
          </table:table-cell>
          <table:table-cell office:value-type="float" office:value="2129" table:number-columns-spanned="2" table:number-rows-spanned="1" table:style-name="ce47">
            <text:p>2 129</text:p>
          </table:table-cell>
          <table:covered-table-cell/>
          <table:table-cell office:value-type="float" office:value="2450" table:number-columns-spanned="2" table:number-rows-spanned="1" table:style-name="ce47">
            <text:p>2 4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229" table:style-name="ce14">
            <text:p><text:s/>229</text:p>
          </table:table-cell>
          <table:table-cell office:value-type="float" office:value="387" table:style-name="ce14">
            <text:p><text:s/>387</text:p>
          </table:table-cell>
          <table:table-cell office:value-type="float" office:value="402" table:style-name="ce14">
            <text:p><text:s/>402</text:p>
          </table:table-cell>
          <table:table-cell office:value-type="float" office:value="214" table:style-name="ce14">
            <text:p><text:s/>214</text:p>
          </table:table-cell>
          <table:table-cell office:value-type="float" office:value="66" table:style-name="ce14">
            <text:p><text:s/>66</text:p>
          </table:table-cell>
          <table:table-cell office:value-type="float" office:value="550" table:number-columns-spanned="2" table:number-rows-spanned="1" table:style-name="ce47">
            <text:p><text:s/>550</text:p>
          </table:table-cell>
          <table:covered-table-cell/>
          <table:table-cell office:value-type="float" office:value="616" table:number-columns-spanned="2" table:number-rows-spanned="1" table:style-name="ce47">
            <text:p><text:s/>6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56" table:style-name="ce14">
            <text:p><text:s/>256</text:p>
          </table:table-cell>
          <table:table-cell office:value-type="float" office:value="292" table:style-name="ce14">
            <text:p><text:s/>292</text:p>
          </table:table-cell>
          <table:table-cell office:value-type="float" office:value="333" table:style-name="ce14">
            <text:p><text:s/>333</text:p>
          </table:table-cell>
          <table:table-cell office:value-type="float" office:value="215" table:style-name="ce14">
            <text:p><text:s/>215</text:p>
          </table:table-cell>
          <table:table-cell office:value-type="float" office:value="28" table:style-name="ce14">
            <text:p><text:s/>28</text:p>
          </table:table-cell>
          <table:table-cell office:value-type="float" office:value="520" table:number-columns-spanned="2" table:number-rows-spanned="1" table:style-name="ce47">
            <text:p><text:s/>520</text:p>
          </table:table-cell>
          <table:covered-table-cell/>
          <table:table-cell office:value-type="float" office:value="548" table:number-columns-spanned="2" table:number-rows-spanned="1" table:style-name="ce47">
            <text:p><text:s/>5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104" table:style-name="ce14">
            <text:p><text:s/>104</text:p>
          </table:table-cell>
          <table:table-cell office:value-type="float" office:value="132" table:style-name="ce14">
            <text:p><text:s/>132</text:p>
          </table:table-cell>
          <table:table-cell office:value-type="float" office:value="117" table:style-name="ce14">
            <text:p><text:s/>117</text:p>
          </table:table-cell>
          <table:table-cell office:value-type="float" office:value="119" table:style-name="ce14">
            <text:p><text:s/>119</text:p>
          </table:table-cell>
          <table:table-cell office:value-type="float" office:value="22" table:style-name="ce14">
            <text:p><text:s/>22</text:p>
          </table:table-cell>
          <table:table-cell office:value-type="float" office:value="214" table:number-columns-spanned="2" table:number-rows-spanned="1" table:style-name="ce47">
            <text:p><text:s/>214</text:p>
          </table:table-cell>
          <table:covered-table-cell/>
          <table:table-cell office:value-type="float" office:value="236" table:number-columns-spanned="2" table:number-rows-spanned="1" table:style-name="ce47">
            <text:p><text:s/>2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36" table:style-name="ce14">
            <text:p><text:s/>236</text:p>
          </table:table-cell>
          <table:table-cell office:value-type="float" office:value="381" table:style-name="ce14">
            <text:p><text:s/>381</text:p>
          </table:table-cell>
          <table:table-cell office:value-type="float" office:value="354" table:style-name="ce14">
            <text:p><text:s/>354</text:p>
          </table:table-cell>
          <table:table-cell office:value-type="float" office:value="263" table:style-name="ce14">
            <text:p><text:s/>263</text:p>
          </table:table-cell>
          <table:table-cell office:value-type="float" office:value="49" table:style-name="ce14">
            <text:p><text:s/>49</text:p>
          </table:table-cell>
          <table:table-cell office:value-type="float" office:value="568" table:number-columns-spanned="2" table:number-rows-spanned="1" table:style-name="ce47">
            <text:p><text:s/>568</text:p>
          </table:table-cell>
          <table:covered-table-cell/>
          <table:table-cell office:value-type="float" office:value="617" table:number-columns-spanned="2" table:number-rows-spanned="1" table:style-name="ce47">
            <text:p><text:s/>6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340" table:style-name="ce14">
            <text:p><text:s/>340</text:p>
          </table:table-cell>
          <table:table-cell office:value-type="float" office:value="829" table:style-name="ce14">
            <text:p><text:s/>829</text:p>
          </table:table-cell>
          <table:table-cell office:value-type="float" office:value="444" table:style-name="ce14">
            <text:p><text:s/>444</text:p>
          </table:table-cell>
          <table:table-cell office:value-type="float" office:value="725" table:style-name="ce14">
            <text:p><text:s/>725</text:p>
          </table:table-cell>
          <table:table-cell office:value-type="float" office:value="182" table:style-name="ce14">
            <text:p><text:s/>182</text:p>
          </table:table-cell>
          <table:table-cell office:value-type="float" office:value="987" table:number-columns-spanned="2" table:number-rows-spanned="1" table:style-name="ce47">
            <text:p><text:s/>987</text:p>
          </table:table-cell>
          <table:covered-table-cell/>
          <table:table-cell office:value-type="float" office:value="1169" table:number-columns-spanned="2" table:number-rows-spanned="1" table:style-name="ce47">
            <text:p>1 1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1217" table:style-name="ce14">
            <text:p>1 217</text:p>
          </table:table-cell>
          <table:table-cell office:value-type="float" office:value="1496" table:style-name="ce14">
            <text:p>1 496</text:p>
          </table:table-cell>
          <table:table-cell office:value-type="float" office:value="1776" table:style-name="ce14">
            <text:p>1 776</text:p>
          </table:table-cell>
          <table:table-cell office:value-type="float" office:value="937" table:style-name="ce14">
            <text:p><text:s/>937</text:p>
          </table:table-cell>
          <table:table-cell office:value-type="float" office:value="240" table:style-name="ce14">
            <text:p><text:s/>240</text:p>
          </table:table-cell>
          <table:table-cell office:value-type="float" office:value="2473" table:number-columns-spanned="2" table:number-rows-spanned="1" table:style-name="ce47">
            <text:p>2 473</text:p>
          </table:table-cell>
          <table:covered-table-cell/>
          <table:table-cell office:value-type="float" office:value="2713" table:number-columns-spanned="2" table:number-rows-spanned="1" table:style-name="ce47">
            <text:p>2 7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77" table:style-name="ce14">
            <text:p><text:s/>77</text:p>
          </table:table-cell>
          <table:table-cell office:value-type="float" office:value="63" table:style-name="ce14">
            <text:p><text:s/>63</text:p>
          </table:table-cell>
          <table:table-cell office:value-type="float" office:value="76" table:style-name="ce14">
            <text:p><text:s/>76</text:p>
          </table:table-cell>
          <table:table-cell office:value-type="float" office:value="64" table:style-name="ce14">
            <text:p><text:s/>64</text:p>
          </table:table-cell>
          <table:table-cell office:value-type="float" office:value="16" table:style-name="ce14">
            <text:p><text:s/>16</text:p>
          </table:table-cell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office:value-type="float" office:value="140" table:number-columns-spanned="2" table:number-rows-spanned="1" table:style-name="ce47">
            <text:p><text:s/>1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3191" table:style-name="ce14">
            <text:p>3 191</text:p>
          </table:table-cell>
          <table:table-cell office:value-type="float" office:value="4487" table:style-name="ce14">
            <text:p>4 487</text:p>
          </table:table-cell>
          <table:table-cell office:value-type="float" office:value="5038" table:style-name="ce14">
            <text:p>5 038</text:p>
          </table:table-cell>
          <table:table-cell office:value-type="float" office:value="2640" table:style-name="ce14">
            <text:p>2 640</text:p>
          </table:table-cell>
          <table:table-cell office:value-type="float" office:value="677" table:style-name="ce14">
            <text:p><text:s/>677</text:p>
          </table:table-cell>
          <table:table-cell office:value-type="float" office:value="7001" table:number-columns-spanned="2" table:number-rows-spanned="1" table:style-name="ce47">
            <text:p>7 001</text:p>
          </table:table-cell>
          <table:covered-table-cell/>
          <table:table-cell office:value-type="float" office:value="7678" table:number-columns-spanned="2" table:number-rows-spanned="1" table:style-name="ce47">
            <text:p>7 6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467" table:style-name="ce14">
            <text:p><text:s/>467</text:p>
          </table:table-cell>
          <table:table-cell office:value-type="float" office:value="488" table:style-name="ce14">
            <text:p><text:s/>488</text:p>
          </table:table-cell>
          <table:table-cell office:value-type="float" office:value="622" table:style-name="ce14">
            <text:p><text:s/>622</text:p>
          </table:table-cell>
          <table:table-cell office:value-type="float" office:value="333" table:style-name="ce14">
            <text:p><text:s/>333</text:p>
          </table:table-cell>
          <table:table-cell office:value-type="float" office:value="132" table:style-name="ce14">
            <text:p><text:s/>132</text:p>
          </table:table-cell>
          <table:table-cell office:value-type="float" office:value="823" table:number-columns-spanned="2" table:number-rows-spanned="1" table:style-name="ce47">
            <text:p><text:s/>823</text:p>
          </table:table-cell>
          <table:covered-table-cell/>
          <table:table-cell office:value-type="float" office:value="955" table:number-columns-spanned="2" table:number-rows-spanned="1" table:style-name="ce47">
            <text:p><text:s/>9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89" table:style-name="ce14">
            <text:p><text:s/>289</text:p>
          </table:table-cell>
          <table:table-cell office:value-type="float" office:value="505" table:style-name="ce14">
            <text:p><text:s/>505</text:p>
          </table:table-cell>
          <table:table-cell office:value-type="float" office:value="372" table:style-name="ce14">
            <text:p><text:s/>372</text:p>
          </table:table-cell>
          <table:table-cell office:value-type="float" office:value="422" table:style-name="ce14">
            <text:p><text:s/>422</text:p>
          </table:table-cell>
          <table:table-cell office:value-type="float" office:value="74" table:style-name="ce14">
            <text:p><text:s/>74</text:p>
          </table:table-cell>
          <table:table-cell office:value-type="float" office:value="720" table:number-columns-spanned="2" table:number-rows-spanned="1" table:style-name="ce47">
            <text:p><text:s/>720</text:p>
          </table:table-cell>
          <table:covered-table-cell/>
          <table:table-cell office:value-type="float" office:value="794" table:number-columns-spanned="2" table:number-rows-spanned="1" table:style-name="ce47">
            <text:p><text:s/>7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85" table:style-name="ce14">
            <text:p><text:s/>185</text:p>
          </table:table-cell>
          <table:table-cell office:value-type="float" office:value="210" table:style-name="ce14">
            <text:p><text:s/>210</text:p>
          </table:table-cell>
          <table:table-cell office:value-type="float" office:value="266" table:style-name="ce14">
            <text:p><text:s/>266</text:p>
          </table:table-cell>
          <table:table-cell office:value-type="float" office:value="129" table:style-name="ce14">
            <text:p><text:s/>129</text:p>
          </table:table-cell>
          <table:table-cell office:value-type="float" office:value="14" table:style-name="ce14">
            <text:p><text:s/>14</text:p>
          </table:table-cell>
          <table:table-cell office:value-type="float" office:value="381" table:number-columns-spanned="2" table:number-rows-spanned="1" table:style-name="ce47">
            <text:p><text:s/>381</text:p>
          </table:table-cell>
          <table:covered-table-cell/>
          <table:table-cell office:value-type="float" office:value="395" table:number-columns-spanned="2" table:number-rows-spanned="1" table:style-name="ce47">
            <text:p><text:s/>3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81" table:style-name="ce14">
            <text:p><text:s/>81</text:p>
          </table:table-cell>
          <table:table-cell office:value-type="float" office:value="120" table:style-name="ce14">
            <text:p><text:s/>120</text:p>
          </table:table-cell>
          <table:table-cell office:value-type="float" office:value="108" table:style-name="ce14">
            <text:p><text:s/>108</text:p>
          </table:table-cell>
          <table:table-cell office:value-type="float" office:value="93" table:style-name="ce14">
            <text:p><text:s/>93</text:p>
          </table:table-cell>
          <table:table-cell office:value-type="float" office:value="29" table:style-name="ce14">
            <text:p><text:s/>29</text:p>
          </table:table-cell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office:value-type="float" office:value="201" table:number-columns-spanned="2" table:number-rows-spanned="1" table:style-name="ce47">
            <text:p><text:s/>2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38" table:style-name="ce14">
            <text:p><text:s/>238</text:p>
          </table:table-cell>
          <table:table-cell office:value-type="float" office:value="522" table:style-name="ce14">
            <text:p><text:s/>522</text:p>
          </table:table-cell>
          <table:table-cell office:value-type="float" office:value="398" table:style-name="ce14">
            <text:p><text:s/>398</text:p>
          </table:table-cell>
          <table:table-cell office:value-type="float" office:value="362" table:style-name="ce14">
            <text:p><text:s/>362</text:p>
          </table:table-cell>
          <table:table-cell office:value-type="float" office:value="87" table:style-name="ce14">
            <text:p><text:s/>87</text:p>
          </table:table-cell>
          <table:table-cell office:value-type="float" office:value="673" table:number-columns-spanned="2" table:number-rows-spanned="1" table:style-name="ce47">
            <text:p><text:s/>673</text:p>
          </table:table-cell>
          <table:covered-table-cell/>
          <table:table-cell office:value-type="float" office:value="760" table:number-columns-spanned="2" table:number-rows-spanned="1" table:style-name="ce47">
            <text:p><text:s/>7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319" table:style-name="ce14">
            <text:p><text:s/>319</text:p>
          </table:table-cell>
          <table:table-cell office:value-type="float" office:value="485" table:style-name="ce14">
            <text:p><text:s/>485</text:p>
          </table:table-cell>
          <table:table-cell office:value-type="float" office:value="392" table:style-name="ce14">
            <text:p><text:s/>392</text:p>
          </table:table-cell>
          <table:table-cell office:value-type="float" office:value="412" table:style-name="ce14">
            <text:p><text:s/>412</text:p>
          </table:table-cell>
          <table:table-cell office:value-type="float" office:value="92" table:style-name="ce14">
            <text:p><text:s/>92</text:p>
          </table:table-cell>
          <table:table-cell office:value-type="float" office:value="712" table:number-columns-spanned="2" table:number-rows-spanned="1" table:style-name="ce47">
            <text:p><text:s/>712</text:p>
          </table:table-cell>
          <table:covered-table-cell/>
          <table:table-cell office:value-type="float" office:value="804" table:number-columns-spanned="2" table:number-rows-spanned="1" table:style-name="ce47">
            <text:p><text:s/>8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64" table:style-name="ce14">
            <text:p><text:s/>664</text:p>
          </table:table-cell>
          <table:table-cell office:value-type="float" office:value="837" table:style-name="ce14">
            <text:p><text:s/>837</text:p>
          </table:table-cell>
          <table:table-cell office:value-type="float" office:value="825" table:style-name="ce14">
            <text:p><text:s/>825</text:p>
          </table:table-cell>
          <table:table-cell office:value-type="float" office:value="676" table:style-name="ce14">
            <text:p><text:s/>676</text:p>
          </table:table-cell>
          <table:table-cell office:value-type="float" office:value="199" table:style-name="ce14">
            <text:p><text:s/>199</text:p>
          </table:table-cell>
          <table:table-cell office:value-type="float" office:value="1302" table:number-columns-spanned="2" table:number-rows-spanned="1" table:style-name="ce47">
            <text:p>1 302</text:p>
          </table:table-cell>
          <table:covered-table-cell/>
          <table:table-cell office:value-type="float" office:value="1501" table:number-columns-spanned="2" table:number-rows-spanned="1" table:style-name="ce47">
            <text:p>1 5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394" table:style-name="ce14">
            <text:p><text:s/>394</text:p>
          </table:table-cell>
          <table:table-cell office:value-type="float" office:value="749" table:style-name="ce14">
            <text:p><text:s/>749</text:p>
          </table:table-cell>
          <table:table-cell office:value-type="float" office:value="515" table:style-name="ce14">
            <text:p><text:s/>515</text:p>
          </table:table-cell>
          <table:table-cell office:value-type="float" office:value="628" table:style-name="ce14">
            <text:p><text:s/>628</text:p>
          </table:table-cell>
          <table:table-cell office:value-type="float" office:value="139" table:style-name="ce14">
            <text:p><text:s/>139</text:p>
          </table:table-cell>
          <table:table-cell office:value-type="float" office:value="1004" table:number-columns-spanned="2" table:number-rows-spanned="1" table:style-name="ce47">
            <text:p>1 004</text:p>
          </table:table-cell>
          <table:covered-table-cell/>
          <table:table-cell office:value-type="float" office:value="1143" table:number-columns-spanned="2" table:number-rows-spanned="1" table:style-name="ce47">
            <text:p>1 1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740" table:style-name="ce14">
            <text:p><text:s/>740</text:p>
          </table:table-cell>
          <table:table-cell office:value-type="float" office:value="970" table:style-name="ce14">
            <text:p><text:s/>970</text:p>
          </table:table-cell>
          <table:table-cell office:value-type="float" office:value="863" table:style-name="ce14">
            <text:p><text:s/>863</text:p>
          </table:table-cell>
          <table:table-cell office:value-type="float" office:value="847" table:style-name="ce14">
            <text:p><text:s/>847</text:p>
          </table:table-cell>
          <table:table-cell office:value-type="float" office:value="198" table:style-name="ce14">
            <text:p><text:s/>198</text:p>
          </table:table-cell>
          <table:table-cell office:value-type="float" office:value="1512" table:number-columns-spanned="2" table:number-rows-spanned="1" table:style-name="ce47">
            <text:p>1 512</text:p>
          </table:table-cell>
          <table:covered-table-cell/>
          <table:table-cell office:value-type="float" office:value="1710" table:number-columns-spanned="2" table:number-rows-spanned="1" table:style-name="ce47">
            <text:p>1 7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333" table:style-name="ce14">
            <text:p><text:s/>333</text:p>
          </table:table-cell>
          <table:table-cell office:value-type="float" office:value="479" table:style-name="ce14">
            <text:p><text:s/>479</text:p>
          </table:table-cell>
          <table:table-cell office:value-type="float" office:value="512" table:style-name="ce14">
            <text:p><text:s/>512</text:p>
          </table:table-cell>
          <table:table-cell office:value-type="float" office:value="300" table:style-name="ce14">
            <text:p><text:s/>300</text:p>
          </table:table-cell>
          <table:table-cell office:value-type="float" office:value="52" table:style-name="ce14">
            <text:p><text:s/>52</text:p>
          </table:table-cell>
          <table:table-cell office:value-type="float" office:value="760" table:number-columns-spanned="2" table:number-rows-spanned="1" table:style-name="ce47">
            <text:p><text:s/>760</text:p>
          </table:table-cell>
          <table:covered-table-cell/>
          <table:table-cell office:value-type="float" office:value="812" table:number-columns-spanned="2" table:number-rows-spanned="1" table:style-name="ce47">
            <text:p><text:s/>8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908" table:style-name="ce14">
            <text:p><text:s/>908</text:p>
          </table:table-cell>
          <table:table-cell office:value-type="float" office:value="1342" table:style-name="ce14">
            <text:p>1 342</text:p>
          </table:table-cell>
          <table:table-cell office:value-type="float" office:value="1258" table:style-name="ce14">
            <text:p>1 258</text:p>
          </table:table-cell>
          <table:table-cell office:value-type="float" office:value="992" table:style-name="ce14">
            <text:p><text:s/>992</text:p>
          </table:table-cell>
          <table:table-cell office:value-type="float" office:value="195" table:style-name="ce14">
            <text:p><text:s/>195</text:p>
          </table:table-cell>
          <table:table-cell office:value-type="float" office:value="2055" table:number-columns-spanned="2" table:number-rows-spanned="1" table:style-name="ce47">
            <text:p>2 055</text:p>
          </table:table-cell>
          <table:covered-table-cell/>
          <table:table-cell office:value-type="float" office:value="2250" table:number-columns-spanned="2" table:number-rows-spanned="1" table:style-name="ce47">
            <text:p>2 2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1118" table:style-name="ce14">
            <text:p>1 118</text:p>
          </table:table-cell>
          <table:table-cell office:value-type="float" office:value="1502" table:style-name="ce14">
            <text:p>1 502</text:p>
          </table:table-cell>
          <table:table-cell office:value-type="float" office:value="1571" table:style-name="ce14">
            <text:p>1 571</text:p>
          </table:table-cell>
          <table:table-cell office:value-type="float" office:value="1049" table:style-name="ce14">
            <text:p>1 049</text:p>
          </table:table-cell>
          <table:table-cell office:value-type="float" office:value="219" table:style-name="ce14">
            <text:p><text:s/>219</text:p>
          </table:table-cell>
          <table:table-cell office:value-type="float" office:value="2401" table:number-columns-spanned="2" table:number-rows-spanned="1" table:style-name="ce47">
            <text:p>2 401</text:p>
          </table:table-cell>
          <table:covered-table-cell/>
          <table:table-cell office:value-type="float" office:value="2620" table:number-columns-spanned="2" table:number-rows-spanned="1" table:style-name="ce47">
            <text:p>2 6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95" table:style-name="ce14">
            <text:p><text:s/>95</text:p>
          </table:table-cell>
          <table:table-cell office:value-type="float" office:value="99" table:style-name="ce14">
            <text:p><text:s/>99</text:p>
          </table:table-cell>
          <table:table-cell office:value-type="float" office:value="49" table:style-name="ce14">
            <text:p><text:s/>49</text:p>
          </table:table-cell>
          <table:table-cell office:value-type="float" office:value="145" table:style-name="ce14">
            <text:p><text:s/>145</text:p>
          </table:table-cell>
          <table:table-cell office:value-type="float" office:value="48" table:style-name="ce14">
            <text:p><text:s/>48</text:p>
          </table:table-cell>
          <table:table-cell office:value-type="float" office:value="146" table:number-columns-spanned="2" table:number-rows-spanned="1" table:style-name="ce47">
            <text:p><text:s/>146</text:p>
          </table:table-cell>
          <table:covered-table-cell/>
          <table:table-cell office:value-type="float" office:value="194" table:number-columns-spanned="2" table:number-rows-spanned="1" table:style-name="ce47">
            <text:p><text:s/>1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3730" table:style-name="ce14">
            <text:p>3 730</text:p>
          </table:table-cell>
          <table:table-cell office:value-type="float" office:value="4369" table:style-name="ce14">
            <text:p>4 369</text:p>
          </table:table-cell>
          <table:table-cell office:value-type="float" office:value="4863" table:style-name="ce14">
            <text:p>4 863</text:p>
          </table:table-cell>
          <table:table-cell office:value-type="float" office:value="3236" table:style-name="ce14">
            <text:p>3 236</text:p>
          </table:table-cell>
          <table:table-cell office:value-type="float" office:value="651" table:style-name="ce14">
            <text:p><text:s/>651</text:p>
          </table:table-cell>
          <table:table-cell office:value-type="float" office:value="7448" table:number-columns-spanned="2" table:number-rows-spanned="1" table:style-name="ce47">
            <text:p>7 448</text:p>
          </table:table-cell>
          <table:covered-table-cell/>
          <table:table-cell office:value-type="float" office:value="8099" table:number-columns-spanned="2" table:number-rows-spanned="1" table:style-name="ce47">
            <text:p>8 0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931" table:style-name="ce14">
            <text:p>2 931</text:p>
          </table:table-cell>
          <table:table-cell office:value-type="float" office:value="3879" table:style-name="ce14">
            <text:p>3 879</text:p>
          </table:table-cell>
          <table:table-cell office:value-type="float" office:value="3840" table:style-name="ce14">
            <text:p>3 840</text:p>
          </table:table-cell>
          <table:table-cell office:value-type="float" office:value="2970" table:style-name="ce14">
            <text:p>2 970</text:p>
          </table:table-cell>
          <table:table-cell office:value-type="float" office:value="371" table:style-name="ce14">
            <text:p><text:s/>371</text:p>
          </table:table-cell>
          <table:table-cell office:value-type="float" office:value="6439" table:number-columns-spanned="2" table:number-rows-spanned="1" table:style-name="ce47">
            <text:p>6 439</text:p>
          </table:table-cell>
          <table:covered-table-cell/>
          <table:table-cell office:value-type="float" office:value="6810" table:number-columns-spanned="2" table:number-rows-spanned="1" table:style-name="ce47">
            <text:p>6 8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799" table:style-name="ce14">
            <text:p><text:s/>799</text:p>
          </table:table-cell>
          <table:table-cell office:value-type="float" office:value="967" table:style-name="ce14">
            <text:p><text:s/>967</text:p>
          </table:table-cell>
          <table:table-cell office:value-type="float" office:value="763" table:style-name="ce14">
            <text:p><text:s/>763</text:p>
          </table:table-cell>
          <table:table-cell office:value-type="float" office:value="1003" table:style-name="ce14">
            <text:p>1 003</text:p>
          </table:table-cell>
          <table:table-cell office:value-type="float" office:value="250" table:style-name="ce14">
            <text:p><text:s/>250</text:p>
          </table:table-cell>
          <table:table-cell office:value-type="float" office:value="1516" table:number-columns-spanned="2" table:number-rows-spanned="1" table:style-name="ce47">
            <text:p>1 516</text:p>
          </table:table-cell>
          <table:covered-table-cell/>
          <table:table-cell office:value-type="float" office:value="1766" table:number-columns-spanned="2" table:number-rows-spanned="1" table:style-name="ce47">
            <text:p>1 7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613" table:style-name="ce14">
            <text:p><text:s/>613</text:p>
          </table:table-cell>
          <table:table-cell office:value-type="float" office:value="1163" table:style-name="ce14">
            <text:p>1 163</text:p>
          </table:table-cell>
          <table:table-cell office:value-type="float" office:value="1060" table:style-name="ce14">
            <text:p>1 060</text:p>
          </table:table-cell>
          <table:table-cell office:value-type="float" office:value="716" table:style-name="ce14">
            <text:p><text:s/>716</text:p>
          </table:table-cell>
          <table:table-cell office:value-type="float" office:value="174" table:style-name="ce14">
            <text:p><text:s/>174</text:p>
          </table:table-cell>
          <table:table-cell office:value-type="float" office:value="1602" table:number-columns-spanned="2" table:number-rows-spanned="1" table:style-name="ce47">
            <text:p>1 602</text:p>
          </table:table-cell>
          <table:covered-table-cell/>
          <table:table-cell office:value-type="float" office:value="1776" table:number-columns-spanned="2" table:number-rows-spanned="1" table:style-name="ce47">
            <text:p>1 7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205" table:style-name="ce14">
            <text:p><text:s/>205</text:p>
          </table:table-cell>
          <table:table-cell office:value-type="float" office:value="309" table:style-name="ce14">
            <text:p><text:s/>309</text:p>
          </table:table-cell>
          <table:table-cell office:value-type="float" office:value="261" table:style-name="ce14">
            <text:p><text:s/>261</text:p>
          </table:table-cell>
          <table:table-cell office:value-type="float" office:value="253" table:style-name="ce14">
            <text:p><text:s/>253</text:p>
          </table:table-cell>
          <table:table-cell office:value-type="float" office:value="71" table:style-name="ce14">
            <text:p><text:s/>71</text:p>
          </table:table-cell>
          <table:table-cell office:value-type="float" office:value="443" table:number-columns-spanned="2" table:number-rows-spanned="1" table:style-name="ce47">
            <text:p><text:s/>443</text:p>
          </table:table-cell>
          <table:covered-table-cell/>
          <table:table-cell office:value-type="float" office:value="514" table:number-columns-spanned="2" table:number-rows-spanned="1" table:style-name="ce47">
            <text:p><text:s/>5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2453" table:style-name="ce14">
            <text:p>2 453</text:p>
          </table:table-cell>
          <table:table-cell office:value-type="float" office:value="3084" table:style-name="ce14">
            <text:p>3 084</text:p>
          </table:table-cell>
          <table:table-cell office:value-type="float" office:value="3648" table:style-name="ce14">
            <text:p>3 648</text:p>
          </table:table-cell>
          <table:table-cell office:value-type="float" office:value="1889" table:style-name="ce14">
            <text:p>1 889</text:p>
          </table:table-cell>
          <table:table-cell office:value-type="float" office:value="351" table:style-name="ce14">
            <text:p><text:s/>351</text:p>
          </table:table-cell>
          <table:table-cell office:value-type="float" office:value="5186" table:number-columns-spanned="2" table:number-rows-spanned="1" table:style-name="ce47">
            <text:p>5 186</text:p>
          </table:table-cell>
          <table:covered-table-cell/>
          <table:table-cell office:value-type="float" office:value="5537" table:number-columns-spanned="2" table:number-rows-spanned="1" table:style-name="ce47">
            <text:p>5 5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893" table:style-name="ce14">
            <text:p><text:s/>893</text:p>
          </table:table-cell>
          <table:table-cell office:value-type="float" office:value="1995" table:style-name="ce14">
            <text:p>1 995</text:p>
          </table:table-cell>
          <table:table-cell office:value-type="float" office:value="1354" table:style-name="ce14">
            <text:p>1 354</text:p>
          </table:table-cell>
          <table:table-cell office:value-type="float" office:value="1534" table:style-name="ce14">
            <text:p>1 534</text:p>
          </table:table-cell>
          <table:table-cell office:value-type="float" office:value="414" table:style-name="ce14">
            <text:p><text:s/>414</text:p>
          </table:table-cell>
          <table:table-cell office:value-type="float" office:value="2474" table:number-columns-spanned="2" table:number-rows-spanned="1" table:style-name="ce47">
            <text:p>2 474</text:p>
          </table:table-cell>
          <table:covered-table-cell/>
          <table:table-cell office:value-type="float" office:value="2888" table:number-columns-spanned="2" table:number-rows-spanned="1" table:style-name="ce47">
            <text:p>2 8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975" table:style-name="ce14">
            <text:p>3 975</text:p>
          </table:table-cell>
          <table:table-cell office:value-type="float" office:value="4526" table:style-name="ce14">
            <text:p>4 526</text:p>
          </table:table-cell>
          <table:table-cell office:value-type="float" office:value="4642" table:style-name="ce14">
            <text:p>4 642</text:p>
          </table:table-cell>
          <table:table-cell office:value-type="float" office:value="3859" table:style-name="ce14">
            <text:p>3 859</text:p>
          </table:table-cell>
          <table:table-cell office:value-type="float" office:value="393" table:style-name="ce14">
            <text:p><text:s/>393</text:p>
          </table:table-cell>
          <table:table-cell office:value-type="float" office:value="8108" table:number-columns-spanned="2" table:number-rows-spanned="1" table:style-name="ce47">
            <text:p>8 108</text:p>
          </table:table-cell>
          <table:covered-table-cell/>
          <table:table-cell office:value-type="float" office:value="8501" table:number-columns-spanned="2" table:number-rows-spanned="1" table:style-name="ce47">
            <text:p>8 5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64" table:style-name="ce14">
            <text:p><text:s/>64</text:p>
          </table:table-cell>
          <table:table-cell office:value-type="float" office:value="59" table:style-name="ce14">
            <text:p><text:s/>59</text:p>
          </table:table-cell>
          <table:table-cell office:value-type="float" office:value="64" table:style-name="ce14">
            <text:p><text:s/>64</text:p>
          </table:table-cell>
          <table:table-cell office:value-type="float" office:value="59" table:style-name="ce14">
            <text:p><text:s/>59</text:p>
          </table:table-cell>
          <table:table-cell office:value-type="float" office:value="21" table:style-name="ce14">
            <text:p><text:s/>21</text:p>
          </table:table-cell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87" table:style-name="ce14">
            <text:p><text:s/>87</text:p>
          </table:table-cell>
          <table:table-cell office:value-type="float" office:value="186" table:style-name="ce14">
            <text:p><text:s/>186</text:p>
          </table:table-cell>
          <table:table-cell office:value-type="float" office:value="82" table:style-name="ce14">
            <text:p><text:s/>82</text:p>
          </table:table-cell>
          <table:table-cell office:value-type="float" office:value="191" table:style-name="ce14">
            <text:p><text:s/>191</text:p>
          </table:table-cell>
          <table:table-cell office:value-type="float" office:value="48" table:style-name="ce14">
            <text:p><text:s/>48</text:p>
          </table:table-cell>
          <table:table-cell office:value-type="float" office:value="225" table:number-columns-spanned="2" table:number-rows-spanned="1" table:style-name="ce47">
            <text:p><text:s/>225</text:p>
          </table:table-cell>
          <table:covered-table-cell/>
          <table:table-cell office:value-type="float" office:value="273" table:number-columns-spanned="2" table:number-rows-spanned="1" table:style-name="ce47">
            <text:p><text:s/>2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91" table:style-name="ce14">
            <text:p><text:s/>91</text:p>
          </table:table-cell>
          <table:table-cell office:value-type="float" office:value="96" table:style-name="ce14">
            <text:p><text:s/>96</text:p>
          </table:table-cell>
          <table:table-cell office:value-type="float" office:value="74" table:style-name="ce14">
            <text:p><text:s/>74</text:p>
          </table:table-cell>
          <table:table-cell office:value-type="float" office:value="113" table:style-name="ce14">
            <text:p><text:s/>113</text:p>
          </table:table-cell>
          <table:table-cell office:value-type="float" office:value="25" table:style-name="ce14">
            <text:p><text:s/>25</text:p>
          </table:table-cell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390" table:style-name="ce14">
            <text:p><text:s/>390</text:p>
          </table:table-cell>
          <table:table-cell office:value-type="float" office:value="449" table:style-name="ce14">
            <text:p><text:s/>449</text:p>
          </table:table-cell>
          <table:table-cell office:value-type="float" office:value="511" table:style-name="ce14">
            <text:p><text:s/>511</text:p>
          </table:table-cell>
          <table:table-cell office:value-type="float" office:value="328" table:style-name="ce14">
            <text:p><text:s/>328</text:p>
          </table:table-cell>
          <table:table-cell office:value-type="float" office:value="113" table:style-name="ce14">
            <text:p><text:s/>113</text:p>
          </table:table-cell>
          <table:table-cell office:value-type="float" office:value="726" table:number-columns-spanned="2" table:number-rows-spanned="1" table:style-name="ce47">
            <text:p><text:s/>726</text:p>
          </table:table-cell>
          <table:covered-table-cell/>
          <table:table-cell office:value-type="float" office:value="839" table:number-columns-spanned="2" table:number-rows-spanned="1" table:style-name="ce47">
            <text:p><text:s/>8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52" table:style-name="ce14">
            <text:p><text:s/>152</text:p>
          </table:table-cell>
          <table:table-cell office:value-type="float" office:value="171" table:style-name="ce14">
            <text:p><text:s/>171</text:p>
          </table:table-cell>
          <table:table-cell office:value-type="float" office:value="171" table:style-name="ce14">
            <text:p><text:s/>171</text:p>
          </table:table-cell>
          <table:table-cell office:value-type="float" office:value="152" table:style-name="ce14">
            <text:p><text:s/>152</text:p>
          </table:table-cell>
          <table:table-cell office:value-type="float" office:value="44" table:style-name="ce14">
            <text:p><text:s/>44</text:p>
          </table:table-cell>
          <table:table-cell office:value-type="float" office:value="279" table:number-columns-spanned="2" table:number-rows-spanned="1" table:style-name="ce47">
            <text:p><text:s/>279</text:p>
          </table:table-cell>
          <table:covered-table-cell/>
          <table:table-cell office:value-type="float" office:value="323" table:number-columns-spanned="2" table:number-rows-spanned="1" table:style-name="ce47">
            <text:p><text:s/>3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304" table:style-name="ce14">
            <text:p><text:s/>304</text:p>
          </table:table-cell>
          <table:table-cell office:value-type="float" office:value="428" table:style-name="ce14">
            <text:p><text:s/>428</text:p>
          </table:table-cell>
          <table:table-cell office:value-type="float" office:value="285" table:style-name="ce14">
            <text:p><text:s/>285</text:p>
          </table:table-cell>
          <table:table-cell office:value-type="float" office:value="447" table:style-name="ce14">
            <text:p><text:s/>447</text:p>
          </table:table-cell>
          <table:table-cell office:value-type="float" office:value="135" table:style-name="ce14">
            <text:p><text:s/>135</text:p>
          </table:table-cell>
          <table:table-cell office:value-type="float" office:value="597" table:number-columns-spanned="2" table:number-rows-spanned="1" table:style-name="ce47">
            <text:p><text:s/>597</text:p>
          </table:table-cell>
          <table:covered-table-cell/>
          <table:table-cell office:value-type="float" office:value="732" table:number-columns-spanned="2" table:number-rows-spanned="1" table:style-name="ce47">
            <text:p><text:s/>7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63" table:style-name="ce14">
            <text:p><text:s/>163</text:p>
          </table:table-cell>
          <table:table-cell office:value-type="float" office:value="282" table:style-name="ce14">
            <text:p><text:s/>282</text:p>
          </table:table-cell>
          <table:table-cell office:value-type="float" office:value="264" table:style-name="ce14">
            <text:p><text:s/>264</text:p>
          </table:table-cell>
          <table:table-cell office:value-type="float" office:value="181" table:style-name="ce14">
            <text:p><text:s/>181</text:p>
          </table:table-cell>
          <table:table-cell office:value-type="float" office:value="40" table:style-name="ce14">
            <text:p><text:s/>40</text:p>
          </table:table-cell>
          <table:table-cell office:value-type="float" office:value="405" table:number-columns-spanned="2" table:number-rows-spanned="1" table:style-name="ce47">
            <text:p><text:s/>405</text:p>
          </table:table-cell>
          <table:covered-table-cell/>
          <table:table-cell office:value-type="float" office:value="445" table:number-columns-spanned="2" table:number-rows-spanned="1" table:style-name="ce47">
            <text:p><text:s/>4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123" table:style-name="ce14">
            <text:p><text:s/>123</text:p>
          </table:table-cell>
          <table:table-cell office:value-type="float" office:value="199" table:style-name="ce14">
            <text:p><text:s/>199</text:p>
          </table:table-cell>
          <table:table-cell office:value-type="float" office:value="152" table:style-name="ce14">
            <text:p><text:s/>152</text:p>
          </table:table-cell>
          <table:table-cell office:value-type="float" office:value="170" table:style-name="ce14">
            <text:p><text:s/>170</text:p>
          </table:table-cell>
          <table:table-cell office:value-type="float" office:value="45" table:style-name="ce14">
            <text:p><text:s/>45</text:p>
          </table:table-cell>
          <table:table-cell office:value-type="float" office:value="277" table:number-columns-spanned="2" table:number-rows-spanned="1" table:style-name="ce47">
            <text:p><text:s/>277</text:p>
          </table:table-cell>
          <table:covered-table-cell/>
          <table:table-cell office:value-type="float" office:value="322" table:number-columns-spanned="2" table:number-rows-spanned="1" table:style-name="ce47">
            <text:p><text:s/>3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53" table:style-name="ce14">
            <text:p><text:s/>153</text:p>
          </table:table-cell>
          <table:table-cell office:value-type="float" office:value="130" table:style-name="ce14">
            <text:p><text:s/>130</text:p>
          </table:table-cell>
          <table:table-cell office:value-type="float" office:value="129" table:style-name="ce14">
            <text:p><text:s/>129</text:p>
          </table:table-cell>
          <table:table-cell office:value-type="float" office:value="154" table:style-name="ce14">
            <text:p><text:s/>154</text:p>
          </table:table-cell>
          <table:table-cell office:value-type="float" office:value="41" table:style-name="ce14">
            <text:p><text:s/>41</text:p>
          </table:table-cell>
          <table:table-cell office:value-type="float" office:value="242" table:number-columns-spanned="2" table:number-rows-spanned="1" table:style-name="ce47">
            <text:p><text:s/>242</text:p>
          </table:table-cell>
          <table:covered-table-cell/>
          <table:table-cell office:value-type="float" office:value="283" table:number-columns-spanned="2" table:number-rows-spanned="1" table:style-name="ce47">
            <text:p><text:s/>2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79" table:style-name="ce14">
            <text:p><text:s/>179</text:p>
          </table:table-cell>
          <table:table-cell office:value-type="float" office:value="176" table:style-name="ce14">
            <text:p><text:s/>176</text:p>
          </table:table-cell>
          <table:table-cell office:value-type="float" office:value="113" table:style-name="ce14">
            <text:p><text:s/>113</text:p>
          </table:table-cell>
          <table:table-cell office:value-type="float" office:value="242" table:style-name="ce14">
            <text:p><text:s/>242</text:p>
          </table:table-cell>
          <table:table-cell office:value-type="float" office:value="31" table:style-name="ce14">
            <text:p><text:s/>31</text:p>
          </table:table-cell>
          <table:table-cell office:value-type="float" office:value="324" table:number-columns-spanned="2" table:number-rows-spanned="1" table:style-name="ce47">
            <text:p><text:s/>324</text:p>
          </table:table-cell>
          <table:covered-table-cell/>
          <table:table-cell office:value-type="float" office:value="355" table:number-columns-spanned="2" table:number-rows-spanned="1" table:style-name="ce47">
            <text:p><text:s/>3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811" table:style-name="ce14">
            <text:p><text:s/>811</text:p>
          </table:table-cell>
          <table:table-cell office:value-type="float" office:value="1124" table:style-name="ce14">
            <text:p>1 124</text:p>
          </table:table-cell>
          <table:table-cell office:value-type="float" office:value="1308" table:style-name="ce14">
            <text:p>1 308</text:p>
          </table:table-cell>
          <table:table-cell office:value-type="float" office:value="627" table:style-name="ce14">
            <text:p><text:s/>627</text:p>
          </table:table-cell>
          <table:table-cell office:value-type="float" office:value="141" table:style-name="ce14">
            <text:p><text:s/>141</text:p>
          </table:table-cell>
          <table:table-cell office:value-type="float" office:value="1794" table:number-columns-spanned="2" table:number-rows-spanned="1" table:style-name="ce47">
            <text:p>1 794</text:p>
          </table:table-cell>
          <table:covered-table-cell/>
          <table:table-cell office:value-type="float" office:value="1935" table:number-columns-spanned="2" table:number-rows-spanned="1" table:style-name="ce47">
            <text:p>1 9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930" table:style-name="ce14">
            <text:p><text:s/>930</text:p>
          </table:table-cell>
          <table:table-cell office:value-type="float" office:value="1357" table:style-name="ce14">
            <text:p>1 357</text:p>
          </table:table-cell>
          <table:table-cell office:value-type="float" office:value="1315" table:style-name="ce14">
            <text:p>1 315</text:p>
          </table:table-cell>
          <table:table-cell office:value-type="float" office:value="972" table:style-name="ce14">
            <text:p><text:s/>972</text:p>
          </table:table-cell>
          <table:table-cell office:value-type="float" office:value="238" table:style-name="ce14">
            <text:p><text:s/>238</text:p>
          </table:table-cell>
          <table:table-cell office:value-type="float" office:value="2049" table:number-columns-spanned="2" table:number-rows-spanned="1" table:style-name="ce47">
            <text:p>2 049</text:p>
          </table:table-cell>
          <table:covered-table-cell/>
          <table:table-cell office:value-type="float" office:value="2287" table:number-columns-spanned="2" table:number-rows-spanned="1" table:style-name="ce47">
            <text:p>2 2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372" table:style-name="ce14">
            <text:p>1 372</text:p>
          </table:table-cell>
          <table:table-cell office:value-type="float" office:value="2129" table:style-name="ce14">
            <text:p>2 129</text:p>
          </table:table-cell>
          <table:table-cell office:value-type="float" office:value="1875" table:style-name="ce14">
            <text:p>1 875</text:p>
          </table:table-cell>
          <table:table-cell office:value-type="float" office:value="1626" table:style-name="ce14">
            <text:p>1 626</text:p>
          </table:table-cell>
          <table:table-cell office:value-type="float" office:value="281" table:style-name="ce14">
            <text:p><text:s/>281</text:p>
          </table:table-cell>
          <table:table-cell office:value-type="float" office:value="3220" table:number-columns-spanned="2" table:number-rows-spanned="1" table:style-name="ce47">
            <text:p>3 220</text:p>
          </table:table-cell>
          <table:covered-table-cell/>
          <table:table-cell office:value-type="float" office:value="3501" table:number-columns-spanned="2" table:number-rows-spanned="1" table:style-name="ce47">
            <text:p>3 5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125" table:style-name="ce14">
            <text:p><text:s/>125</text:p>
          </table:table-cell>
          <table:table-cell office:value-type="float" office:value="143" table:style-name="ce14">
            <text:p><text:s/>143</text:p>
          </table:table-cell>
          <table:table-cell office:value-type="float" office:value="155" table:style-name="ce14">
            <text:p><text:s/>155</text:p>
          </table:table-cell>
          <table:table-cell office:value-type="float" office:value="113" table:style-name="ce14">
            <text:p><text:s/>113</text:p>
          </table:table-cell>
          <table:table-cell office:value-type="float" office:value="15" table:style-name="ce14">
            <text:p><text:s/>15</text:p>
          </table:table-cell>
          <table:table-cell office:value-type="float" office:value="253" table:number-columns-spanned="2" table:number-rows-spanned="1" table:style-name="ce47">
            <text:p><text:s/>253</text:p>
          </table:table-cell>
          <table:covered-table-cell/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901" table:style-name="ce14">
            <text:p><text:s/>901</text:p>
          </table:table-cell>
          <table:table-cell office:value-type="float" office:value="1936" table:style-name="ce14">
            <text:p>1 936</text:p>
          </table:table-cell>
          <table:table-cell office:value-type="float" office:value="1660" table:style-name="ce14">
            <text:p>1 660</text:p>
          </table:table-cell>
          <table:table-cell office:value-type="float" office:value="1177" table:style-name="ce14">
            <text:p>1 177</text:p>
          </table:table-cell>
          <table:table-cell office:value-type="float" office:value="243" table:style-name="ce14">
            <text:p><text:s/>243</text:p>
          </table:table-cell>
          <table:table-cell office:value-type="float" office:value="2594" table:number-columns-spanned="2" table:number-rows-spanned="1" table:style-name="ce47">
            <text:p>2 594</text:p>
          </table:table-cell>
          <table:covered-table-cell/>
          <table:table-cell office:value-type="float" office:value="2837" table:number-columns-spanned="2" table:number-rows-spanned="1" table:style-name="ce47">
            <text:p>2 8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40" table:style-name="ce14">
            <text:p><text:s/>40</text:p>
          </table:table-cell>
          <table:table-cell office:value-type="float" office:value="53" table:style-name="ce14">
            <text:p><text:s/>53</text:p>
          </table:table-cell>
          <table:table-cell office:value-type="float" office:value="48" table:style-name="ce14">
            <text:p><text:s/>48</text:p>
          </table:table-cell>
          <table:table-cell office:value-type="float" office:value="45" table:style-name="ce14">
            <text:p><text:s/>45</text:p>
          </table:table-cell>
          <table:table-cell office:value-type="float" office:value="20" table:style-name="ce14">
            <text:p><text:s/>20</text:p>
          </table:table-cell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93" table:number-columns-spanned="2" table:number-rows-spanned="1" table:style-name="ce47">
            <text:p><text:s/>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465" table:style-name="ce14">
            <text:p><text:s/>465</text:p>
          </table:table-cell>
          <table:table-cell office:value-type="float" office:value="584" table:style-name="ce14">
            <text:p><text:s/>584</text:p>
          </table:table-cell>
          <table:table-cell office:value-type="float" office:value="363" table:style-name="ce14">
            <text:p><text:s/>363</text:p>
          </table:table-cell>
          <table:table-cell office:value-type="float" office:value="686" table:style-name="ce14">
            <text:p><text:s/>686</text:p>
          </table:table-cell>
          <table:table-cell office:value-type="float" office:value="161" table:style-name="ce14">
            <text:p><text:s/>161</text:p>
          </table:table-cell>
          <table:table-cell office:value-type="float" office:value="888" table:number-columns-spanned="2" table:number-rows-spanned="1" table:style-name="ce47">
            <text:p><text:s/>888</text:p>
          </table:table-cell>
          <table:covered-table-cell/>
          <table:table-cell office:value-type="float" office:value="1049" table:number-columns-spanned="2" table:number-rows-spanned="1" table:style-name="ce47">
            <text:p>1 0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21" table:style-name="ce14">
            <text:p><text:s/>121</text:p>
          </table:table-cell>
          <table:table-cell office:value-type="float" office:value="143" table:style-name="ce14">
            <text:p><text:s/>143</text:p>
          </table:table-cell>
          <table:table-cell office:value-type="float" office:value="172" table:style-name="ce14">
            <text:p><text:s/>172</text:p>
          </table:table-cell>
          <table:table-cell office:value-type="float" office:value="92" table:style-name="ce14">
            <text:p><text:s/>92</text:p>
          </table:table-cell>
          <table:table-cell office:value-type="float" office:value="18" table:style-name="ce14">
            <text:p><text:s/>18</text:p>
          </table:table-cell>
          <table:table-cell office:value-type="float" office:value="246" table:number-columns-spanned="2" table:number-rows-spanned="1" table:style-name="ce47">
            <text:p><text:s/>246</text:p>
          </table:table-cell>
          <table:covered-table-cell/>
          <table:table-cell office:value-type="float" office:value="264" table:number-columns-spanned="2" table:number-rows-spanned="1" table:style-name="ce47">
            <text:p><text:s/>2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342" table:style-name="ce14">
            <text:p><text:s/>342</text:p>
          </table:table-cell>
          <table:table-cell office:value-type="float" office:value="492" table:style-name="ce14">
            <text:p><text:s/>492</text:p>
          </table:table-cell>
          <table:table-cell office:value-type="float" office:value="543" table:style-name="ce14">
            <text:p><text:s/>543</text:p>
          </table:table-cell>
          <table:table-cell office:value-type="float" office:value="291" table:style-name="ce14">
            <text:p><text:s/>291</text:p>
          </table:table-cell>
          <table:table-cell office:value-type="float" office:value="67" table:style-name="ce14">
            <text:p><text:s/>67</text:p>
          </table:table-cell>
          <table:table-cell office:value-type="float" office:value="767" table:number-columns-spanned="2" table:number-rows-spanned="1" table:style-name="ce47">
            <text:p><text:s/>767</text:p>
          </table:table-cell>
          <table:covered-table-cell/>
          <table:table-cell office:value-type="float" office:value="834" table:number-columns-spanned="2" table:number-rows-spanned="1" table:style-name="ce47">
            <text:p><text:s/>8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199" table:style-name="ce14">
            <text:p>6 199</text:p>
          </table:table-cell>
          <table:table-cell office:value-type="float" office:value="6936" table:style-name="ce14">
            <text:p>6 936</text:p>
          </table:table-cell>
          <table:table-cell office:value-type="float" office:value="7100" table:style-name="ce14">
            <text:p>7 100</text:p>
          </table:table-cell>
          <table:table-cell office:value-type="float" office:value="6035" table:style-name="ce14">
            <text:p>6 035</text:p>
          </table:table-cell>
          <table:table-cell office:value-type="float" office:value="982" table:style-name="ce14">
            <text:p><text:s/>982</text:p>
          </table:table-cell>
          <table:table-cell office:value-type="float" office:value="12153" table:number-columns-spanned="2" table:number-rows-spanned="1" table:style-name="ce47">
            <text:p>12 153</text:p>
          </table:table-cell>
          <table:covered-table-cell/>
          <table:table-cell office:value-type="float" office:value="13135" table:number-columns-spanned="2" table:number-rows-spanned="1" table:style-name="ce47">
            <text:p>13 1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409" table:style-name="ce14">
            <text:p><text:s/>409</text:p>
          </table:table-cell>
          <table:table-cell office:value-type="float" office:value="506" table:style-name="ce14">
            <text:p><text:s/>506</text:p>
          </table:table-cell>
          <table:table-cell office:value-type="float" office:value="531" table:style-name="ce14">
            <text:p><text:s/>531</text:p>
          </table:table-cell>
          <table:table-cell office:value-type="float" office:value="384" table:style-name="ce14">
            <text:p><text:s/>384</text:p>
          </table:table-cell>
          <table:table-cell office:value-type="float" office:value="82" table:style-name="ce14">
            <text:p><text:s/>82</text:p>
          </table:table-cell>
          <table:table-cell office:value-type="float" office:value="833" table:number-columns-spanned="2" table:number-rows-spanned="1" table:style-name="ce47">
            <text:p><text:s/>833</text:p>
          </table:table-cell>
          <table:covered-table-cell/>
          <table:table-cell office:value-type="float" office:value="915" table:number-columns-spanned="2" table:number-rows-spanned="1" table:style-name="ce47">
            <text:p><text:s/>9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1253" table:style-name="ce14">
            <text:p>1 253</text:p>
          </table:table-cell>
          <table:table-cell office:value-type="float" office:value="1428" table:style-name="ce14">
            <text:p>1 428</text:p>
          </table:table-cell>
          <table:table-cell office:value-type="float" office:value="1690" table:style-name="ce14">
            <text:p>1 690</text:p>
          </table:table-cell>
          <table:table-cell office:value-type="float" office:value="991" table:style-name="ce14">
            <text:p><text:s/>991</text:p>
          </table:table-cell>
          <table:table-cell office:value-type="float" office:value="221" table:style-name="ce14">
            <text:p><text:s/>221</text:p>
          </table:table-cell>
          <table:table-cell office:value-type="float" office:value="2460" table:number-columns-spanned="2" table:number-rows-spanned="1" table:style-name="ce47">
            <text:p>2 460</text:p>
          </table:table-cell>
          <table:covered-table-cell/>
          <table:table-cell office:value-type="float" office:value="2681" table:number-columns-spanned="2" table:number-rows-spanned="1" table:style-name="ce47">
            <text:p>2 6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224" table:style-name="ce14">
            <text:p><text:s/>224</text:p>
          </table:table-cell>
          <table:table-cell office:value-type="float" office:value="353" table:style-name="ce14">
            <text:p><text:s/>353</text:p>
          </table:table-cell>
          <table:table-cell office:value-type="float" office:value="278" table:style-name="ce14">
            <text:p><text:s/>278</text:p>
          </table:table-cell>
          <table:table-cell office:value-type="float" office:value="299" table:style-name="ce14">
            <text:p><text:s/>299</text:p>
          </table:table-cell>
          <table:table-cell office:value-type="float" office:value="100" table:style-name="ce14">
            <text:p><text:s/>100</text:p>
          </table:table-cell>
          <table:table-cell office:value-type="float" office:value="477" table:number-columns-spanned="2" table:number-rows-spanned="1" table:style-name="ce47">
            <text:p><text:s/>477</text:p>
          </table:table-cell>
          <table:covered-table-cell/>
          <table:table-cell office:value-type="float" office:value="577" table:number-columns-spanned="2" table:number-rows-spanned="1" table:style-name="ce47">
            <text:p><text:s/>5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34" table:style-name="ce14">
            <text:p><text:s/>134</text:p>
          </table:table-cell>
          <table:table-cell office:value-type="float" office:value="178" table:style-name="ce14">
            <text:p><text:s/>178</text:p>
          </table:table-cell>
          <table:table-cell office:value-type="float" office:value="139" table:style-name="ce14">
            <text:p><text:s/>139</text:p>
          </table:table-cell>
          <table:table-cell office:value-type="float" office:value="173" table:style-name="ce14">
            <text:p><text:s/>173</text:p>
          </table:table-cell>
          <table:table-cell office:value-type="float" office:value="35" table:style-name="ce14">
            <text:p><text:s/>35</text:p>
          </table:table-cell>
          <table:table-cell office:value-type="float" office:value="277" table:number-columns-spanned="2" table:number-rows-spanned="1" table:style-name="ce47">
            <text:p><text:s/>277</text:p>
          </table:table-cell>
          <table:covered-table-cell/>
          <table:table-cell office:value-type="float" office:value="312" table:number-columns-spanned="2" table:number-rows-spanned="1" table:style-name="ce47">
            <text:p><text:s/>3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125" table:style-name="ce14">
            <text:p><text:s/>125</text:p>
          </table:table-cell>
          <table:table-cell office:value-type="float" office:value="155" table:style-name="ce14">
            <text:p><text:s/>155</text:p>
          </table:table-cell>
          <table:table-cell office:value-type="float" office:value="115" table:style-name="ce14">
            <text:p><text:s/>115</text:p>
          </table:table-cell>
          <table:table-cell office:value-type="float" office:value="165" table:style-name="ce14">
            <text:p><text:s/>165</text:p>
          </table:table-cell>
          <table:table-cell office:value-type="float" office:value="25" table:style-name="ce14">
            <text:p><text:s/>25</text:p>
          </table:table-cell>
          <table:table-cell office:value-type="float" office:value="255" table:number-columns-spanned="2" table:number-rows-spanned="1" table:style-name="ce47">
            <text:p><text:s/>255</text:p>
          </table:table-cell>
          <table:covered-table-cell/>
          <table:table-cell office:value-type="float" office:value="280" table:number-columns-spanned="2" table:number-rows-spanned="1" table:style-name="ce47">
            <text:p><text:s/>2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2390" table:style-name="ce14">
            <text:p>2 390</text:p>
          </table:table-cell>
          <table:table-cell office:value-type="float" office:value="3240" table:style-name="ce14">
            <text:p>3 240</text:p>
          </table:table-cell>
          <table:table-cell office:value-type="float" office:value="3235" table:style-name="ce14">
            <text:p>3 235</text:p>
          </table:table-cell>
          <table:table-cell office:value-type="float" office:value="2395" table:style-name="ce14">
            <text:p>2 395</text:p>
          </table:table-cell>
          <table:table-cell office:value-type="float" office:value="391" table:style-name="ce14">
            <text:p><text:s/>391</text:p>
          </table:table-cell>
          <table:table-cell office:value-type="float" office:value="5239" table:number-columns-spanned="2" table:number-rows-spanned="1" table:style-name="ce47">
            <text:p>5 239</text:p>
          </table:table-cell>
          <table:covered-table-cell/>
          <table:table-cell office:value-type="float" office:value="5630" table:number-columns-spanned="2" table:number-rows-spanned="1" table:style-name="ce47">
            <text:p>5 6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194" table:style-name="ce14">
            <text:p><text:s/>194</text:p>
          </table:table-cell>
          <table:table-cell office:value-type="float" office:value="239" table:style-name="ce14">
            <text:p><text:s/>239</text:p>
          </table:table-cell>
          <table:table-cell office:value-type="float" office:value="134" table:style-name="ce14">
            <text:p><text:s/>134</text:p>
          </table:table-cell>
          <table:table-cell office:value-type="float" office:value="299" table:style-name="ce14">
            <text:p><text:s/>299</text:p>
          </table:table-cell>
          <table:table-cell office:value-type="float" office:value="53" table:style-name="ce14">
            <text:p><text:s/>53</text:p>
          </table:table-cell>
          <table:table-cell office:value-type="float" office:value="380" table:number-columns-spanned="2" table:number-rows-spanned="1" table:style-name="ce47">
            <text:p><text:s/>380</text:p>
          </table:table-cell>
          <table:covered-table-cell/>
          <table:table-cell office:value-type="float" office:value="433" table:number-columns-spanned="2" table:number-rows-spanned="1" table:style-name="ce47">
            <text:p><text:s/>4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109" table:style-name="ce14">
            <text:p>1 109</text:p>
          </table:table-cell>
          <table:table-cell office:value-type="float" office:value="1625" table:style-name="ce14">
            <text:p>1 625</text:p>
          </table:table-cell>
          <table:table-cell office:value-type="float" office:value="1438" table:style-name="ce14">
            <text:p>1 438</text:p>
          </table:table-cell>
          <table:table-cell office:value-type="float" office:value="1296" table:style-name="ce14">
            <text:p>1 296</text:p>
          </table:table-cell>
          <table:table-cell office:value-type="float" office:value="234" table:style-name="ce14">
            <text:p><text:s/>234</text:p>
          </table:table-cell>
          <table:table-cell office:value-type="float" office:value="2500" table:number-columns-spanned="2" table:number-rows-spanned="1" table:style-name="ce47">
            <text:p>2 500</text:p>
          </table:table-cell>
          <table:covered-table-cell/>
          <table:table-cell office:value-type="float" office:value="2734" table:number-columns-spanned="2" table:number-rows-spanned="1" table:style-name="ce47">
            <text:p>2 7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461" table:style-name="ce14">
            <text:p><text:s/>461</text:p>
          </table:table-cell>
          <table:table-cell office:value-type="float" office:value="554" table:style-name="ce14">
            <text:p><text:s/>554</text:p>
          </table:table-cell>
          <table:table-cell office:value-type="float" office:value="667" table:style-name="ce14">
            <text:p><text:s/>667</text:p>
          </table:table-cell>
          <table:table-cell office:value-type="float" office:value="348" table:style-name="ce14">
            <text:p><text:s/>348</text:p>
          </table:table-cell>
          <table:table-cell office:value-type="float" office:value="66" table:style-name="ce14">
            <text:p><text:s/>66</text:p>
          </table:table-cell>
          <table:table-cell office:value-type="float" office:value="949" table:number-columns-spanned="2" table:number-rows-spanned="1" table:style-name="ce47">
            <text:p><text:s/>949</text:p>
          </table:table-cell>
          <table:covered-table-cell/>
          <table:table-cell office:value-type="float" office:value="1015" table:number-columns-spanned="2" table:number-rows-spanned="1" table:style-name="ce47">
            <text:p>1 0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94" table:style-name="ce14">
            <text:p><text:s/>94</text:p>
          </table:table-cell>
          <table:table-cell office:value-type="float" office:value="127" table:style-name="ce14">
            <text:p><text:s/>127</text:p>
          </table:table-cell>
          <table:table-cell office:value-type="float" office:value="129" table:style-name="ce14">
            <text:p><text:s/>129</text:p>
          </table:table-cell>
          <table:table-cell office:value-type="float" office:value="92" table:style-name="ce14">
            <text:p><text:s/>92</text:p>
          </table:table-cell>
          <table:table-cell office:value-type="float" office:value="33" table:style-name="ce14">
            <text:p><text:s/>33</text:p>
          </table:table-cell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office:value-type="float" office:value="221" table:number-columns-spanned="2" table:number-rows-spanned="1" table:style-name="ce47">
            <text:p><text:s/>2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94" table:style-name="ce14">
            <text:p><text:s/>94</text:p>
          </table:table-cell>
          <table:table-cell office:value-type="float" office:value="127" table:style-name="ce14">
            <text:p><text:s/>127</text:p>
          </table:table-cell>
          <table:table-cell office:value-type="float" office:value="91" table:style-name="ce14">
            <text:p><text:s/>91</text:p>
          </table:table-cell>
          <table:table-cell office:value-type="float" office:value="130" table:style-name="ce14">
            <text:p><text:s/>130</text:p>
          </table:table-cell>
          <table:table-cell office:value-type="float" office:value="46" table:style-name="ce14">
            <text:p><text:s/>46</text:p>
          </table:table-cell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office:value-type="float" office:value="221" table:number-columns-spanned="2" table:number-rows-spanned="1" table:style-name="ce47">
            <text:p><text:s/>2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68" table:style-name="ce14">
            <text:p><text:s/>168</text:p>
          </table:table-cell>
          <table:table-cell office:value-type="float" office:value="198" table:style-name="ce14">
            <text:p><text:s/>198</text:p>
          </table:table-cell>
          <table:table-cell office:value-type="float" office:value="142" table:style-name="ce14">
            <text:p><text:s/>142</text:p>
          </table:table-cell>
          <table:table-cell office:value-type="float" office:value="224" table:style-name="ce14">
            <text:p><text:s/>224</text:p>
          </table:table-cell>
          <table:table-cell office:value-type="float" office:value="68" table:style-name="ce14">
            <text:p><text:s/>68</text:p>
          </table:table-cell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office:value-type="float" office:value="366" table:number-columns-spanned="2" table:number-rows-spanned="1" table:style-name="ce47">
            <text:p><text:s/>3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220" table:style-name="ce14">
            <text:p><text:s/>220</text:p>
          </table:table-cell>
          <table:table-cell office:value-type="float" office:value="265" table:style-name="ce14">
            <text:p><text:s/>265</text:p>
          </table:table-cell>
          <table:table-cell office:value-type="float" office:value="225" table:style-name="ce14">
            <text:p><text:s/>225</text:p>
          </table:table-cell>
          <table:table-cell office:value-type="float" office:value="260" table:style-name="ce14">
            <text:p><text:s/>260</text:p>
          </table:table-cell>
          <table:table-cell office:value-type="float" office:value="51" table:style-name="ce14">
            <text:p><text:s/>51</text:p>
          </table:table-cell>
          <table:table-cell office:value-type="float" office:value="434" table:number-columns-spanned="2" table:number-rows-spanned="1" table:style-name="ce47">
            <text:p><text:s/>434</text:p>
          </table:table-cell>
          <table:covered-table-cell/>
          <table:table-cell office:value-type="float" office:value="485" table:number-columns-spanned="2" table:number-rows-spanned="1" table:style-name="ce47">
            <text:p><text:s/>4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44" table:style-name="ce14">
            <text:p><text:s/>144</text:p>
          </table:table-cell>
          <table:table-cell office:value-type="float" office:value="229" table:style-name="ce14">
            <text:p><text:s/>229</text:p>
          </table:table-cell>
          <table:table-cell office:value-type="float" office:value="249" table:style-name="ce14">
            <text:p><text:s/>249</text:p>
          </table:table-cell>
          <table:table-cell office:value-type="float" office:value="124" table:style-name="ce14">
            <text:p><text:s/>124</text:p>
          </table:table-cell>
          <table:table-cell office:value-type="float" office:value="23" table:style-name="ce14">
            <text:p><text:s/>23</text:p>
          </table:table-cell>
          <table:table-cell office:value-type="float" office:value="350" table:number-columns-spanned="2" table:number-rows-spanned="1" table:style-name="ce47">
            <text:p><text:s/>350</text:p>
          </table:table-cell>
          <table:covered-table-cell/>
          <table:table-cell office:value-type="float" office:value="373" table:number-columns-spanned="2" table:number-rows-spanned="1" table:style-name="ce47">
            <text:p><text:s/>3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53" table:style-name="ce14">
            <text:p><text:s/>153</text:p>
          </table:table-cell>
          <table:table-cell office:value-type="float" office:value="207" table:style-name="ce14">
            <text:p><text:s/>207</text:p>
          </table:table-cell>
          <table:table-cell office:value-type="float" office:value="178" table:style-name="ce14">
            <text:p><text:s/>178</text:p>
          </table:table-cell>
          <table:table-cell office:value-type="float" office:value="182" table:style-name="ce14">
            <text:p><text:s/>182</text:p>
          </table:table-cell>
          <table:table-cell office:value-type="float" office:value="44" table:style-name="ce14">
            <text:p><text:s/>44</text:p>
          </table:table-cell>
          <table:table-cell office:value-type="float" office:value="316" table:number-columns-spanned="2" table:number-rows-spanned="1" table:style-name="ce47">
            <text:p><text:s/>316</text:p>
          </table:table-cell>
          <table:covered-table-cell/>
          <table:table-cell office:value-type="float" office:value="360" table:number-columns-spanned="2" table:number-rows-spanned="1" table:style-name="ce47">
            <text:p><text:s/>3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91" table:style-name="ce14">
            <text:p><text:s/>491</text:p>
          </table:table-cell>
          <table:table-cell office:value-type="float" office:value="945" table:style-name="ce14">
            <text:p><text:s/>945</text:p>
          </table:table-cell>
          <table:table-cell office:value-type="float" office:value="926" table:style-name="ce14">
            <text:p><text:s/>926</text:p>
          </table:table-cell>
          <table:table-cell office:value-type="float" office:value="510" table:style-name="ce14">
            <text:p><text:s/>510</text:p>
          </table:table-cell>
          <table:table-cell office:value-type="float" office:value="76" table:style-name="ce14">
            <text:p><text:s/>76</text:p>
          </table:table-cell>
          <table:table-cell office:value-type="float" office:value="1360" table:number-columns-spanned="2" table:number-rows-spanned="1" table:style-name="ce47">
            <text:p>1 360</text:p>
          </table:table-cell>
          <table:covered-table-cell/>
          <table:table-cell office:value-type="float" office:value="1436" table:number-columns-spanned="2" table:number-rows-spanned="1" table:style-name="ce47">
            <text:p>1 4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64" table:style-name="ce14">
            <text:p><text:s/>164</text:p>
          </table:table-cell>
          <table:table-cell office:value-type="float" office:value="292" table:style-name="ce14">
            <text:p><text:s/>292</text:p>
          </table:table-cell>
          <table:table-cell office:value-type="float" office:value="250" table:style-name="ce14">
            <text:p><text:s/>250</text:p>
          </table:table-cell>
          <table:table-cell office:value-type="float" office:value="206" table:style-name="ce14">
            <text:p><text:s/>206</text:p>
          </table:table-cell>
          <table:table-cell office:value-type="float" office:value="31" table:style-name="ce14">
            <text:p><text:s/>31</text:p>
          </table:table-cell>
          <table:table-cell office:value-type="float" office:value="425" table:number-columns-spanned="2" table:number-rows-spanned="1" table:style-name="ce47">
            <text:p><text:s/>425</text:p>
          </table:table-cell>
          <table:covered-table-cell/>
          <table:table-cell office:value-type="float" office:value="456" table:number-columns-spanned="2" table:number-rows-spanned="1" table:style-name="ce47">
            <text:p><text:s/>4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224" table:style-name="ce14">
            <text:p><text:s/>224</text:p>
          </table:table-cell>
          <table:table-cell office:value-type="float" office:value="324" table:style-name="ce14">
            <text:p><text:s/>324</text:p>
          </table:table-cell>
          <table:table-cell office:value-type="float" office:value="360" table:style-name="ce14">
            <text:p><text:s/>360</text:p>
          </table:table-cell>
          <table:table-cell office:value-type="float" office:value="188" table:style-name="ce14">
            <text:p><text:s/>188</text:p>
          </table:table-cell>
          <table:table-cell office:value-type="float" office:value="47" table:style-name="ce14">
            <text:p><text:s/>47</text:p>
          </table:table-cell>
          <table:table-cell office:value-type="float" office:value="501" table:number-columns-spanned="2" table:number-rows-spanned="1" table:style-name="ce47">
            <text:p><text:s/>501</text:p>
          </table:table-cell>
          <table:covered-table-cell/>
          <table:table-cell office:value-type="float" office:value="548" table:number-columns-spanned="2" table:number-rows-spanned="1" table:style-name="ce47">
            <text:p><text:s/>5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798" table:style-name="ce14">
            <text:p>1 798</text:p>
          </table:table-cell>
          <table:table-cell office:value-type="float" office:value="2585" table:style-name="ce14">
            <text:p>2 585</text:p>
          </table:table-cell>
          <table:table-cell office:value-type="float" office:value="2472" table:style-name="ce14">
            <text:p>2 472</text:p>
          </table:table-cell>
          <table:table-cell office:value-type="float" office:value="1911" table:style-name="ce14">
            <text:p>1 911</text:p>
          </table:table-cell>
          <table:table-cell office:value-type="float" office:value="295" table:style-name="ce14">
            <text:p><text:s/>295</text:p>
          </table:table-cell>
          <table:table-cell office:value-type="float" office:value="4088" table:number-columns-spanned="2" table:number-rows-spanned="1" table:style-name="ce47">
            <text:p>4 088</text:p>
          </table:table-cell>
          <table:covered-table-cell/>
          <table:table-cell office:value-type="float" office:value="4383" table:number-columns-spanned="2" table:number-rows-spanned="1" table:style-name="ce47">
            <text:p>4 3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57" table:style-name="ce14">
            <text:p><text:s/>257</text:p>
          </table:table-cell>
          <table:table-cell office:value-type="float" office:value="240" table:style-name="ce14">
            <text:p><text:s/>240</text:p>
          </table:table-cell>
          <table:table-cell office:value-type="float" office:value="219" table:style-name="ce14">
            <text:p><text:s/>219</text:p>
          </table:table-cell>
          <table:table-cell office:value-type="float" office:value="278" table:style-name="ce14">
            <text:p><text:s/>278</text:p>
          </table:table-cell>
          <table:table-cell office:value-type="float" office:value="83" table:style-name="ce14">
            <text:p><text:s/>83</text:p>
          </table:table-cell>
          <table:table-cell office:value-type="float" office:value="414" table:number-columns-spanned="2" table:number-rows-spanned="1" table:style-name="ce47">
            <text:p><text:s/>414</text:p>
          </table:table-cell>
          <table:covered-table-cell/>
          <table:table-cell office:value-type="float" office:value="497" table:number-columns-spanned="2" table:number-rows-spanned="1" table:style-name="ce47">
            <text:p><text:s/>4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165" table:style-name="ce14">
            <text:p>1 165</text:p>
          </table:table-cell>
          <table:table-cell office:value-type="float" office:value="1441" table:style-name="ce14">
            <text:p>1 441</text:p>
          </table:table-cell>
          <table:table-cell office:value-type="float" office:value="1630" table:style-name="ce14">
            <text:p>1 630</text:p>
          </table:table-cell>
          <table:table-cell office:value-type="float" office:value="976" table:style-name="ce14">
            <text:p><text:s/>976</text:p>
          </table:table-cell>
          <table:table-cell office:value-type="float" office:value="328" table:style-name="ce14">
            <text:p><text:s/>328</text:p>
          </table:table-cell>
          <table:table-cell office:value-type="float" office:value="2278" table:number-columns-spanned="2" table:number-rows-spanned="1" table:style-name="ce47">
            <text:p>2 278</text:p>
          </table:table-cell>
          <table:covered-table-cell/>
          <table:table-cell office:value-type="float" office:value="2606" table:number-columns-spanned="2" table:number-rows-spanned="1" table:style-name="ce47">
            <text:p>2 6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91" table:style-name="ce14">
            <text:p><text:s/>291</text:p>
          </table:table-cell>
          <table:table-cell office:value-type="float" office:value="392" table:style-name="ce14">
            <text:p><text:s/>392</text:p>
          </table:table-cell>
          <table:table-cell office:value-type="float" office:value="334" table:style-name="ce14">
            <text:p><text:s/>334</text:p>
          </table:table-cell>
          <table:table-cell office:value-type="float" office:value="349" table:style-name="ce14">
            <text:p><text:s/>349</text:p>
          </table:table-cell>
          <table:table-cell office:value-type="float" office:value="73" table:style-name="ce14">
            <text:p><text:s/>73</text:p>
          </table:table-cell>
          <table:table-cell office:value-type="float" office:value="610" table:number-columns-spanned="2" table:number-rows-spanned="1" table:style-name="ce47">
            <text:p><text:s/>610</text:p>
          </table:table-cell>
          <table:covered-table-cell/>
          <table:table-cell office:value-type="float" office:value="683" table:number-columns-spanned="2" table:number-rows-spanned="1" table:style-name="ce47">
            <text:p><text:s/>6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1383" table:style-name="ce14">
            <text:p>1 383</text:p>
          </table:table-cell>
          <table:table-cell office:value-type="float" office:value="1711" table:style-name="ce14">
            <text:p>1 711</text:p>
          </table:table-cell>
          <table:table-cell office:value-type="float" office:value="1992" table:style-name="ce14">
            <text:p>1 992</text:p>
          </table:table-cell>
          <table:table-cell office:value-type="float" office:value="1102" table:style-name="ce14">
            <text:p>1 102</text:p>
          </table:table-cell>
          <table:table-cell office:value-type="float" office:value="195" table:style-name="ce14">
            <text:p><text:s/>195</text:p>
          </table:table-cell>
          <table:table-cell office:value-type="float" office:value="2899" table:number-columns-spanned="2" table:number-rows-spanned="1" table:style-name="ce47">
            <text:p>2 899</text:p>
          </table:table-cell>
          <table:covered-table-cell/>
          <table:table-cell office:value-type="float" office:value="3094" table:number-columns-spanned="2" table:number-rows-spanned="1" table:style-name="ce47">
            <text:p>3 0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118" table:style-name="ce14">
            <text:p><text:s/>118</text:p>
          </table:table-cell>
          <table:table-cell office:value-type="float" office:value="142" table:style-name="ce14">
            <text:p><text:s/>142</text:p>
          </table:table-cell>
          <table:table-cell office:value-type="float" office:value="123" table:style-name="ce14">
            <text:p><text:s/>123</text:p>
          </table:table-cell>
          <table:table-cell office:value-type="float" office:value="137" table:style-name="ce14">
            <text:p><text:s/>137</text:p>
          </table:table-cell>
          <table:table-cell office:value-type="float" office:value="33" table:style-name="ce14">
            <text:p><text:s/>33</text:p>
          </table:table-cell>
          <table:table-cell office:value-type="float" office:value="227" table:number-columns-spanned="2" table:number-rows-spanned="1" table:style-name="ce47">
            <text:p><text:s/>227</text:p>
          </table:table-cell>
          <table:covered-table-cell/>
          <table:table-cell office:value-type="float" office:value="260" table:number-columns-spanned="2" table:number-rows-spanned="1" table:style-name="ce47">
            <text:p><text:s/>2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32" table:style-name="ce14">
            <text:p><text:s/>132</text:p>
          </table:table-cell>
          <table:table-cell office:value-type="float" office:value="124" table:style-name="ce14">
            <text:p><text:s/>124</text:p>
          </table:table-cell>
          <table:table-cell office:value-type="float" office:value="173" table:style-name="ce14">
            <text:p><text:s/>173</text:p>
          </table:table-cell>
          <table:table-cell office:value-type="float" office:value="83" table:style-name="ce14">
            <text:p><text:s/>83</text:p>
          </table:table-cell>
          <table:table-cell office:value-type="float" office:value="11" table:style-name="ce14">
            <text:p><text:s/>11</text:p>
          </table:table-cell>
          <table:table-cell office:value-type="float" office:value="245" table:number-columns-spanned="2" table:number-rows-spanned="1" table:style-name="ce47">
            <text:p><text:s/>245</text:p>
          </table:table-cell>
          <table:covered-table-cell/>
          <table:table-cell office:value-type="float" office:value="256" table:number-columns-spanned="2" table:number-rows-spanned="1" table:style-name="ce47">
            <text:p><text:s/>2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935" table:style-name="ce14">
            <text:p>1 935</text:p>
          </table:table-cell>
          <table:table-cell office:value-type="float" office:value="2807" table:style-name="ce14">
            <text:p>2 807</text:p>
          </table:table-cell>
          <table:table-cell office:value-type="float" office:value="2933" table:style-name="ce14">
            <text:p>2 933</text:p>
          </table:table-cell>
          <table:table-cell office:value-type="float" office:value="1809" table:style-name="ce14">
            <text:p>1 809</text:p>
          </table:table-cell>
          <table:table-cell office:value-type="float" office:value="443" table:style-name="ce14">
            <text:p><text:s/>443</text:p>
          </table:table-cell>
          <table:table-cell office:value-type="float" office:value="4299" table:number-columns-spanned="2" table:number-rows-spanned="1" table:style-name="ce47">
            <text:p>4 299</text:p>
          </table:table-cell>
          <table:covered-table-cell/>
          <table:table-cell office:value-type="float" office:value="4742" table:number-columns-spanned="2" table:number-rows-spanned="1" table:style-name="ce47">
            <text:p>4 7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118" table:style-name="ce14">
            <text:p><text:s/>118</text:p>
          </table:table-cell>
          <table:table-cell office:value-type="float" office:value="114" table:style-name="ce14">
            <text:p><text:s/>114</text:p>
          </table:table-cell>
          <table:table-cell office:value-type="float" office:value="100" table:style-name="ce14">
            <text:p><text:s/>100</text:p>
          </table:table-cell>
          <table:table-cell office:value-type="float" office:value="132" table:style-name="ce14">
            <text:p><text:s/>132</text:p>
          </table:table-cell>
          <table:table-cell office:value-type="float" office:value="35" table:style-name="ce14">
            <text:p><text:s/>35</text:p>
          </table:table-cell>
          <table:table-cell office:value-type="float" office:value="197" table:number-columns-spanned="2" table:number-rows-spanned="1" table:style-name="ce47">
            <text:p><text:s/>197</text:p>
          </table:table-cell>
          <table:covered-table-cell/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8369" table:style-name="ce14">
            <text:p>8 369</text:p>
          </table:table-cell>
          <table:table-cell office:value-type="float" office:value="10619" table:style-name="ce14">
            <text:p>10 619</text:p>
          </table:table-cell>
          <table:table-cell office:value-type="float" office:value="9826" table:style-name="ce14">
            <text:p>9 826</text:p>
          </table:table-cell>
          <table:table-cell office:value-type="float" office:value="9162" table:style-name="ce14">
            <text:p>9 162</text:p>
          </table:table-cell>
          <table:table-cell office:value-type="float" office:value="1433" table:style-name="ce14">
            <text:p>1 433</text:p>
          </table:table-cell>
          <table:table-cell office:value-type="float" office:value="17555" table:number-columns-spanned="2" table:number-rows-spanned="1" table:style-name="ce47">
            <text:p>17 555</text:p>
          </table:table-cell>
          <table:covered-table-cell/>
          <table:table-cell office:value-type="float" office:value="18988" table:number-columns-spanned="2" table:number-rows-spanned="1" table:style-name="ce47">
            <text:p>18 9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199" table:style-name="ce14">
            <text:p><text:s/>199</text:p>
          </table:table-cell>
          <table:table-cell office:value-type="float" office:value="241" table:style-name="ce14">
            <text:p><text:s/>241</text:p>
          </table:table-cell>
          <table:table-cell office:value-type="float" office:value="227" table:style-name="ce14">
            <text:p><text:s/>227</text:p>
          </table:table-cell>
          <table:table-cell office:value-type="float" office:value="213" table:style-name="ce14">
            <text:p><text:s/>213</text:p>
          </table:table-cell>
          <table:table-cell office:value-type="float" office:value="58" table:style-name="ce14">
            <text:p><text:s/>58</text:p>
          </table:table-cell>
          <table:table-cell office:value-type="float" office:value="382" table:number-columns-spanned="2" table:number-rows-spanned="1" table:style-name="ce47">
            <text:p><text:s/>382</text:p>
          </table:table-cell>
          <table:covered-table-cell/>
          <table:table-cell office:value-type="float" office:value="440" table:number-columns-spanned="2" table:number-rows-spanned="1" table:style-name="ce47">
            <text:p><text:s/>4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56" table:style-name="ce14">
            <text:p>1 156</text:p>
          </table:table-cell>
          <table:table-cell office:value-type="float" office:value="1254" table:style-name="ce14">
            <text:p>1 254</text:p>
          </table:table-cell>
          <table:table-cell office:value-type="float" office:value="1106" table:style-name="ce14">
            <text:p>1 106</text:p>
          </table:table-cell>
          <table:table-cell office:value-type="float" office:value="1304" table:style-name="ce14">
            <text:p>1 304</text:p>
          </table:table-cell>
          <table:table-cell office:value-type="float" office:value="316" table:style-name="ce14">
            <text:p><text:s/>316</text:p>
          </table:table-cell>
          <table:table-cell office:value-type="float" office:value="2094" table:number-columns-spanned="2" table:number-rows-spanned="1" table:style-name="ce47">
            <text:p>2 094</text:p>
          </table:table-cell>
          <table:covered-table-cell/>
          <table:table-cell office:value-type="float" office:value="2410" table:number-columns-spanned="2" table:number-rows-spanned="1" table:style-name="ce47">
            <text:p>2 4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543" table:style-name="ce14">
            <text:p><text:s/>543</text:p>
          </table:table-cell>
          <table:table-cell office:value-type="float" office:value="896" table:style-name="ce14">
            <text:p><text:s/>896</text:p>
          </table:table-cell>
          <table:table-cell office:value-type="float" office:value="897" table:style-name="ce14">
            <text:p><text:s/>897</text:p>
          </table:table-cell>
          <table:table-cell office:value-type="float" office:value="542" table:style-name="ce14">
            <text:p><text:s/>542</text:p>
          </table:table-cell>
          <table:table-cell office:value-type="float" office:value="171" table:style-name="ce14">
            <text:p><text:s/>171</text:p>
          </table:table-cell>
          <table:table-cell office:value-type="float" office:value="1268" table:number-columns-spanned="2" table:number-rows-spanned="1" table:style-name="ce47">
            <text:p>1 268</text:p>
          </table:table-cell>
          <table:covered-table-cell/>
          <table:table-cell office:value-type="float" office:value="1439" table:number-columns-spanned="2" table:number-rows-spanned="1" table:style-name="ce47">
            <text:p>1 4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60" table:style-name="ce14">
            <text:p><text:s/>60</text:p>
          </table:table-cell>
          <table:table-cell office:value-type="float" office:value="61" table:style-name="ce14">
            <text:p><text:s/>61</text:p>
          </table:table-cell>
          <table:table-cell office:value-type="float" office:value="53" table:style-name="ce14">
            <text:p><text:s/>53</text:p>
          </table:table-cell>
          <table:table-cell office:value-type="float" office:value="68" table:style-name="ce14">
            <text:p><text:s/>68</text:p>
          </table:table-cell>
          <table:table-cell office:value-type="float" office:value="18" table:style-name="ce14">
            <text:p><text:s/>18</text:p>
          </table:table-cell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53" table:style-name="ce14">
            <text:p><text:s/>153</text:p>
          </table:table-cell>
          <table:table-cell office:value-type="float" office:value="149" table:style-name="ce14">
            <text:p><text:s/>149</text:p>
          </table:table-cell>
          <table:table-cell office:value-type="float" office:value="118" table:style-name="ce14">
            <text:p><text:s/>118</text:p>
          </table:table-cell>
          <table:table-cell office:value-type="float" office:value="184" table:style-name="ce14">
            <text:p><text:s/>184</text:p>
          </table:table-cell>
          <table:table-cell office:value-type="float" office:value="37" table:style-name="ce14">
            <text:p><text:s/>37</text:p>
          </table:table-cell>
          <table:table-cell office:value-type="float" office:value="265" table:number-columns-spanned="2" table:number-rows-spanned="1" table:style-name="ce47">
            <text:p><text:s/>265</text:p>
          </table:table-cell>
          <table:covered-table-cell/>
          <table:table-cell office:value-type="float" office:value="302" table:number-columns-spanned="2" table:number-rows-spanned="1" table:style-name="ce47">
            <text:p><text:s/>3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33" table:style-name="ce14">
            <text:p><text:s/>433</text:p>
          </table:table-cell>
          <table:table-cell office:value-type="float" office:value="588" table:style-name="ce14">
            <text:p><text:s/>588</text:p>
          </table:table-cell>
          <table:table-cell office:value-type="float" office:value="603" table:style-name="ce14">
            <text:p><text:s/>603</text:p>
          </table:table-cell>
          <table:table-cell office:value-type="float" office:value="418" table:style-name="ce14">
            <text:p><text:s/>418</text:p>
          </table:table-cell>
          <table:table-cell office:value-type="float" office:value="42" table:style-name="ce14">
            <text:p><text:s/>42</text:p>
          </table:table-cell>
          <table:table-cell office:value-type="float" office:value="979" table:number-columns-spanned="2" table:number-rows-spanned="1" table:style-name="ce47">
            <text:p><text:s/>979</text:p>
          </table:table-cell>
          <table:covered-table-cell/>
          <table:table-cell office:value-type="float" office:value="1021" table:number-columns-spanned="2" table:number-rows-spanned="1" table:style-name="ce47">
            <text:p>1 021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67566" table:style-name="ce18">
            <text:p>67 566</text:p>
          </table:table-cell>
          <table:table-cell office:value-type="float" office:value="90102" table:style-name="ce18">
            <text:p>90 102</text:p>
          </table:table-cell>
          <table:table-cell office:value-type="float" office:value="88341" table:style-name="ce18">
            <text:p>88 341</text:p>
          </table:table-cell>
          <table:table-cell office:value-type="float" office:value="69327" table:style-name="ce18">
            <text:p>69 327</text:p>
          </table:table-cell>
          <table:table-cell office:value-type="float" office:value="13733" table:style-name="ce18">
            <text:p>13 733</text:p>
          </table:table-cell>
          <table:table-cell office:value-type="float" office:value="143935" table:number-columns-spanned="2" table:number-rows-spanned="1" table:style-name="ce46">
            <text:p>143 935</text:p>
          </table:table-cell>
          <table:covered-table-cell/>
          <table:table-cell office:value-type="float" office:value="157668" table:number-columns-spanned="2" table:number-rows-spanned="1" table:style-name="ce46">
            <text:p>157 668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491" table:style-name="ce14">
            <text:p><text:s/>491</text:p>
          </table:table-cell>
          <table:table-cell office:value-type="float" office:value="670" table:style-name="ce14">
            <text:p><text:s/>670</text:p>
          </table:table-cell>
          <table:table-cell office:value-type="float" office:value="689" table:style-name="ce14">
            <text:p><text:s/>689</text:p>
          </table:table-cell>
          <table:table-cell office:value-type="float" office:value="472" table:style-name="ce14">
            <text:p><text:s/>472</text:p>
          </table:table-cell>
          <table:table-cell office:value-type="float" office:value="128" table:style-name="ce14">
            <text:p><text:s/>128</text:p>
          </table:table-cell>
          <table:table-cell office:value-type="float" office:value="1033" table:number-columns-spanned="2" table:number-rows-spanned="1" table:style-name="ce47">
            <text:p>1 033</text:p>
          </table:table-cell>
          <table:covered-table-cell/>
          <table:table-cell office:value-type="float" office:value="1161" table:number-columns-spanned="2" table:number-rows-spanned="1" table:style-name="ce47">
            <text:p>1 1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85" table:style-name="ce14">
            <text:p><text:s/>85</text:p>
          </table:table-cell>
          <table:table-cell office:value-type="float" office:value="81" table:style-name="ce14">
            <text:p><text:s/>81</text:p>
          </table:table-cell>
          <table:table-cell office:value-type="float" office:value="99" table:style-name="ce14">
            <text:p><text:s/>99</text:p>
          </table:table-cell>
          <table:table-cell office:value-type="float" office:value="67" table:style-name="ce14">
            <text:p><text:s/>67</text:p>
          </table:table-cell>
          <table:table-cell office:value-type="float" office:value="14" table:style-name="ce14">
            <text:p><text:s/>14</text:p>
          </table:table-cell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office:value-type="float" office:value="166" table:number-columns-spanned="2" table:number-rows-spanned="1" table:style-name="ce47">
            <text:p><text:s/>1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253" table:style-name="ce14">
            <text:p><text:s/>253</text:p>
          </table:table-cell>
          <table:table-cell office:value-type="float" office:value="392" table:style-name="ce14">
            <text:p><text:s/>392</text:p>
          </table:table-cell>
          <table:table-cell office:value-type="float" office:value="358" table:style-name="ce14">
            <text:p><text:s/>358</text:p>
          </table:table-cell>
          <table:table-cell office:value-type="float" office:value="287" table:style-name="ce14">
            <text:p><text:s/>287</text:p>
          </table:table-cell>
          <table:table-cell office:value-type="float" office:value="95" table:style-name="ce14">
            <text:p><text:s/>95</text:p>
          </table:table-cell>
          <table:table-cell office:value-type="float" office:value="550" table:number-columns-spanned="2" table:number-rows-spanned="1" table:style-name="ce47">
            <text:p><text:s/>550</text:p>
          </table:table-cell>
          <table:covered-table-cell/>
          <table:table-cell office:value-type="float" office:value="645" table:number-columns-spanned="2" table:number-rows-spanned="1" table:style-name="ce47">
            <text:p><text:s/>6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82" table:style-name="ce14">
            <text:p><text:s/>82</text:p>
          </table:table-cell>
          <table:table-cell office:value-type="float" office:value="83" table:style-name="ce14">
            <text:p><text:s/>83</text:p>
          </table:table-cell>
          <table:table-cell office:value-type="float" office:value="99" table:style-name="ce14">
            <text:p><text:s/>99</text:p>
          </table:table-cell>
          <table:table-cell office:value-type="float" office:value="66" table:style-name="ce14">
            <text:p><text:s/>66</text:p>
          </table:table-cell>
          <table:table-cell office:value-type="float" office:value="28" table:style-name="ce14">
            <text:p><text:s/>28</text:p>
          </table:table-cell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49" table:style-name="ce14">
            <text:p><text:s/>49</text:p>
          </table:table-cell>
          <table:table-cell office:value-type="float" office:value="81" table:style-name="ce14">
            <text:p><text:s/>81</text:p>
          </table:table-cell>
          <table:table-cell office:value-type="float" office:value="89" table:style-name="ce14">
            <text:p><text:s/>89</text:p>
          </table:table-cell>
          <table:table-cell office:value-type="float" office:value="41" table:style-name="ce14">
            <text:p><text:s/>41</text:p>
          </table:table-cell>
          <table:table-cell office:value-type="float" office:value="15" table:style-name="ce14">
            <text:p><text:s/>15</text:p>
          </table:table-cell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247" table:style-name="ce14">
            <text:p><text:s/>247</text:p>
          </table:table-cell>
          <table:table-cell office:value-type="float" office:value="295" table:style-name="ce14">
            <text:p><text:s/>295</text:p>
          </table:table-cell>
          <table:table-cell office:value-type="float" office:value="329" table:style-name="ce14">
            <text:p><text:s/>329</text:p>
          </table:table-cell>
          <table:table-cell office:value-type="float" office:value="213" table:style-name="ce14">
            <text:p><text:s/>213</text:p>
          </table:table-cell>
          <table:table-cell office:value-type="float" office:value="57" table:style-name="ce14">
            <text:p><text:s/>57</text:p>
          </table:table-cell>
          <table:table-cell office:value-type="float" office:value="485" table:number-columns-spanned="2" table:number-rows-spanned="1" table:style-name="ce47">
            <text:p><text:s/>485</text:p>
          </table:table-cell>
          <table:covered-table-cell/>
          <table:table-cell office:value-type="float" office:value="542" table:number-columns-spanned="2" table:number-rows-spanned="1" table:style-name="ce47">
            <text:p><text:s/>5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98" table:style-name="ce14">
            <text:p><text:s/>98</text:p>
          </table:table-cell>
          <table:table-cell office:value-type="float" office:value="149" table:style-name="ce14">
            <text:p><text:s/>149</text:p>
          </table:table-cell>
          <table:table-cell office:value-type="float" office:value="155" table:style-name="ce14">
            <text:p><text:s/>155</text:p>
          </table:table-cell>
          <table:table-cell office:value-type="float" office:value="92" table:style-name="ce14">
            <text:p><text:s/>92</text:p>
          </table:table-cell>
          <table:table-cell office:value-type="float" office:value="21" table:style-name="ce14">
            <text:p><text:s/>21</text:p>
          </table:table-cell>
          <table:table-cell office:value-type="float" office:value="226" table:number-columns-spanned="2" table:number-rows-spanned="1" table:style-name="ce47">
            <text:p><text:s/>226</text:p>
          </table:table-cell>
          <table:covered-table-cell/>
          <table:table-cell office:value-type="float" office:value="247" table:number-columns-spanned="2" table:number-rows-spanned="1" table:style-name="ce47">
            <text:p><text:s/>2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93" table:style-name="ce14">
            <text:p><text:s/>193</text:p>
          </table:table-cell>
          <table:table-cell office:value-type="float" office:value="203" table:style-name="ce14">
            <text:p><text:s/>203</text:p>
          </table:table-cell>
          <table:table-cell office:value-type="float" office:value="230" table:style-name="ce14">
            <text:p><text:s/>230</text:p>
          </table:table-cell>
          <table:table-cell office:value-type="float" office:value="166" table:style-name="ce14">
            <text:p><text:s/>166</text:p>
          </table:table-cell>
          <table:table-cell office:value-type="float" office:value="37" table:style-name="ce14">
            <text:p><text:s/>37</text:p>
          </table:table-cell>
          <table:table-cell office:value-type="float" office:value="359" table:number-columns-spanned="2" table:number-rows-spanned="1" table:style-name="ce47">
            <text:p><text:s/>359</text:p>
          </table:table-cell>
          <table:covered-table-cell/>
          <table:table-cell office:value-type="float" office:value="396" table:number-columns-spanned="2" table:number-rows-spanned="1" table:style-name="ce47">
            <text:p><text:s/>3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1297" table:style-name="ce14">
            <text:p>1 297</text:p>
          </table:table-cell>
          <table:table-cell office:value-type="float" office:value="1675" table:style-name="ce14">
            <text:p>1 675</text:p>
          </table:table-cell>
          <table:table-cell office:value-type="float" office:value="1728" table:style-name="ce14">
            <text:p>1 728</text:p>
          </table:table-cell>
          <table:table-cell office:value-type="float" office:value="1244" table:style-name="ce14">
            <text:p>1 244</text:p>
          </table:table-cell>
          <table:table-cell office:value-type="float" office:value="274" table:style-name="ce14">
            <text:p><text:s/>274</text:p>
          </table:table-cell>
          <table:table-cell office:value-type="float" office:value="2698" table:number-columns-spanned="2" table:number-rows-spanned="1" table:style-name="ce47">
            <text:p>2 698</text:p>
          </table:table-cell>
          <table:covered-table-cell/>
          <table:table-cell office:value-type="float" office:value="2972" table:number-columns-spanned="2" table:number-rows-spanned="1" table:style-name="ce47">
            <text:p>2 9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14" table:style-name="ce14">
            <text:p><text:s/>114</text:p>
          </table:table-cell>
          <table:table-cell office:value-type="float" office:value="210" table:style-name="ce14">
            <text:p><text:s/>210</text:p>
          </table:table-cell>
          <table:table-cell office:value-type="float" office:value="221" table:style-name="ce14">
            <text:p><text:s/>221</text:p>
          </table:table-cell>
          <table:table-cell office:value-type="float" office:value="103" table:style-name="ce14">
            <text:p><text:s/>103</text:p>
          </table:table-cell>
          <table:table-cell office:value-type="float" office:value="32" table:style-name="ce14">
            <text:p><text:s/>32</text:p>
          </table:table-cell>
          <table:table-cell office:value-type="float" office:value="292" table:number-columns-spanned="2" table:number-rows-spanned="1" table:style-name="ce47">
            <text:p><text:s/>292</text:p>
          </table:table-cell>
          <table:covered-table-cell/>
          <table:table-cell office:value-type="float" office:value="324" table:number-columns-spanned="2" table:number-rows-spanned="1" table:style-name="ce47">
            <text:p><text:s/>3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28" table:style-name="ce14">
            <text:p><text:s/>128</text:p>
          </table:table-cell>
          <table:table-cell office:value-type="float" office:value="197" table:style-name="ce14">
            <text:p><text:s/>197</text:p>
          </table:table-cell>
          <table:table-cell office:value-type="float" office:value="181" table:style-name="ce14">
            <text:p><text:s/>181</text:p>
          </table:table-cell>
          <table:table-cell office:value-type="float" office:value="144" table:style-name="ce14">
            <text:p><text:s/>144</text:p>
          </table:table-cell>
          <table:table-cell office:value-type="float" office:value="32" table:style-name="ce14">
            <text:p><text:s/>32</text:p>
          </table:table-cell>
          <table:table-cell office:value-type="float" office:value="293" table:number-columns-spanned="2" table:number-rows-spanned="1" table:style-name="ce47">
            <text:p><text:s/>293</text:p>
          </table:table-cell>
          <table:covered-table-cell/>
          <table:table-cell office:value-type="float" office:value="325" table:number-columns-spanned="2" table:number-rows-spanned="1" table:style-name="ce47">
            <text:p><text:s/>3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403" table:style-name="ce14">
            <text:p><text:s/>403</text:p>
          </table:table-cell>
          <table:table-cell office:value-type="float" office:value="497" table:style-name="ce14">
            <text:p><text:s/>497</text:p>
          </table:table-cell>
          <table:table-cell office:value-type="float" office:value="554" table:style-name="ce14">
            <text:p><text:s/>554</text:p>
          </table:table-cell>
          <table:table-cell office:value-type="float" office:value="346" table:style-name="ce14">
            <text:p><text:s/>346</text:p>
          </table:table-cell>
          <table:table-cell office:value-type="float" office:value="87" table:style-name="ce14">
            <text:p><text:s/>87</text:p>
          </table:table-cell>
          <table:table-cell office:value-type="float" office:value="813" table:number-columns-spanned="2" table:number-rows-spanned="1" table:style-name="ce47">
            <text:p><text:s/>813</text:p>
          </table:table-cell>
          <table:covered-table-cell/>
          <table:table-cell office:value-type="float" office:value="900" table:number-columns-spanned="2" table:number-rows-spanned="1" table:style-name="ce47">
            <text:p><text:s/>9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03" table:style-name="ce14">
            <text:p><text:s/>103</text:p>
          </table:table-cell>
          <table:table-cell office:value-type="float" office:value="173" table:style-name="ce14">
            <text:p><text:s/>173</text:p>
          </table:table-cell>
          <table:table-cell office:value-type="float" office:value="157" table:style-name="ce14">
            <text:p><text:s/>157</text:p>
          </table:table-cell>
          <table:table-cell office:value-type="float" office:value="119" table:style-name="ce14">
            <text:p><text:s/>119</text:p>
          </table:table-cell>
          <table:table-cell office:value-type="float" office:value="19" table:style-name="ce14">
            <text:p><text:s/>19</text:p>
          </table:table-cell>
          <table:table-cell office:value-type="float" office:value="257" table:number-columns-spanned="2" table:number-rows-spanned="1" table:style-name="ce47">
            <text:p><text:s/>257</text:p>
          </table:table-cell>
          <table:covered-table-cell/>
          <table:table-cell office:value-type="float" office:value="276" table:number-columns-spanned="2" table:number-rows-spanned="1" table:style-name="ce47">
            <text:p><text:s/>2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30" table:style-name="ce14">
            <text:p><text:s/>30</text:p>
          </table:table-cell>
          <table:table-cell office:value-type="float" office:value="39" table:style-name="ce14">
            <text:p><text:s/>39</text:p>
          </table:table-cell>
          <table:table-cell office:value-type="float" office:value="49" table:style-name="ce14">
            <text:p><text:s/>49</text:p>
          </table:table-cell>
          <table:table-cell office:value-type="float" office:value="20" table:style-name="ce14">
            <text:p><text:s/>20</text:p>
          </table:table-cell>
          <table:table-cell office:value-type="float" office:value="6" table:style-name="ce14">
            <text:p><text:s/>6</text:p>
          </table:table-cell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757" table:style-name="ce14">
            <text:p><text:s/>757</text:p>
          </table:table-cell>
          <table:table-cell office:value-type="float" office:value="940" table:style-name="ce14">
            <text:p><text:s/>940</text:p>
          </table:table-cell>
          <table:table-cell office:value-type="float" office:value="1009" table:style-name="ce14">
            <text:p>1 009</text:p>
          </table:table-cell>
          <table:table-cell office:value-type="float" office:value="688" table:style-name="ce14">
            <text:p><text:s/>688</text:p>
          </table:table-cell>
          <table:table-cell office:value-type="float" office:value="186" table:style-name="ce14">
            <text:p><text:s/>186</text:p>
          </table:table-cell>
          <table:table-cell office:value-type="float" office:value="1511" table:number-columns-spanned="2" table:number-rows-spanned="1" table:style-name="ce47">
            <text:p>1 511</text:p>
          </table:table-cell>
          <table:covered-table-cell/>
          <table:table-cell office:value-type="float" office:value="1697" table:number-columns-spanned="2" table:number-rows-spanned="1" table:style-name="ce47">
            <text:p>1 6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302" table:style-name="ce14">
            <text:p><text:s/>302</text:p>
          </table:table-cell>
          <table:table-cell office:value-type="float" office:value="311" table:style-name="ce14">
            <text:p><text:s/>311</text:p>
          </table:table-cell>
          <table:table-cell office:value-type="float" office:value="329" table:style-name="ce14">
            <text:p><text:s/>329</text:p>
          </table:table-cell>
          <table:table-cell office:value-type="float" office:value="284" table:style-name="ce14">
            <text:p><text:s/>284</text:p>
          </table:table-cell>
          <table:table-cell office:value-type="float" office:value="64" table:style-name="ce14">
            <text:p><text:s/>64</text:p>
          </table:table-cell>
          <table:table-cell office:value-type="float" office:value="549" table:number-columns-spanned="2" table:number-rows-spanned="1" table:style-name="ce47">
            <text:p><text:s/>549</text:p>
          </table:table-cell>
          <table:covered-table-cell/>
          <table:table-cell office:value-type="float" office:value="613" table:number-columns-spanned="2" table:number-rows-spanned="1" table:style-name="ce47">
            <text:p><text:s/>6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111" table:style-name="ce14">
            <text:p><text:s/>111</text:p>
          </table:table-cell>
          <table:table-cell office:value-type="float" office:value="110" table:style-name="ce14">
            <text:p><text:s/>110</text:p>
          </table:table-cell>
          <table:table-cell office:value-type="float" office:value="129" table:style-name="ce14">
            <text:p><text:s/>129</text:p>
          </table:table-cell>
          <table:table-cell office:value-type="float" office:value="92" table:style-name="ce14">
            <text:p><text:s/>92</text:p>
          </table:table-cell>
          <table:table-cell office:value-type="float" office:value="25" table:style-name="ce14">
            <text:p><text:s/>25</text:p>
          </table:table-cell>
          <table:table-cell office:value-type="float" office:value="196" table:number-columns-spanned="2" table:number-rows-spanned="1" table:style-name="ce47">
            <text:p><text:s/>196</text:p>
          </table:table-cell>
          <table:covered-table-cell/>
          <table:table-cell office:value-type="float" office:value="221" table:number-columns-spanned="2" table:number-rows-spanned="1" table:style-name="ce47">
            <text:p><text:s/>2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2331" table:style-name="ce14">
            <text:p>2 331</text:p>
          </table:table-cell>
          <table:table-cell office:value-type="float" office:value="2568" table:style-name="ce14">
            <text:p>2 568</text:p>
          </table:table-cell>
          <table:table-cell office:value-type="float" office:value="3116" table:style-name="ce14">
            <text:p>3 116</text:p>
          </table:table-cell>
          <table:table-cell office:value-type="float" office:value="1783" table:style-name="ce14">
            <text:p>1 783</text:p>
          </table:table-cell>
          <table:table-cell office:value-type="float" office:value="500" table:style-name="ce14">
            <text:p><text:s/>500</text:p>
          </table:table-cell>
          <table:table-cell office:value-type="float" office:value="4399" table:number-columns-spanned="2" table:number-rows-spanned="1" table:style-name="ce47">
            <text:p>4 399</text:p>
          </table:table-cell>
          <table:covered-table-cell/>
          <table:table-cell office:value-type="float" office:value="4899" table:number-columns-spanned="2" table:number-rows-spanned="1" table:style-name="ce47">
            <text:p>4 8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64" table:style-name="ce14">
            <text:p><text:s/>164</text:p>
          </table:table-cell>
          <table:table-cell office:value-type="float" office:value="219" table:style-name="ce14">
            <text:p><text:s/>219</text:p>
          </table:table-cell>
          <table:table-cell office:value-type="float" office:value="254" table:style-name="ce14">
            <text:p><text:s/>254</text:p>
          </table:table-cell>
          <table:table-cell office:value-type="float" office:value="129" table:style-name="ce14">
            <text:p><text:s/>129</text:p>
          </table:table-cell>
          <table:table-cell office:value-type="float" office:value="47" table:style-name="ce14">
            <text:p><text:s/>47</text:p>
          </table:table-cell>
          <table:table-cell office:value-type="float" office:value="336" table:number-columns-spanned="2" table:number-rows-spanned="1" table:style-name="ce47">
            <text:p><text:s/>336</text:p>
          </table:table-cell>
          <table:covered-table-cell/>
          <table:table-cell office:value-type="float" office:value="383" table:number-columns-spanned="2" table:number-rows-spanned="1" table:style-name="ce47">
            <text:p><text:s/>3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904" table:style-name="ce14">
            <text:p><text:s/>904</text:p>
          </table:table-cell>
          <table:table-cell office:value-type="float" office:value="1009" table:style-name="ce14">
            <text:p>1 009</text:p>
          </table:table-cell>
          <table:table-cell office:value-type="float" office:value="1098" table:style-name="ce14">
            <text:p>1 098</text:p>
          </table:table-cell>
          <table:table-cell office:value-type="float" office:value="815" table:style-name="ce14">
            <text:p><text:s/>815</text:p>
          </table:table-cell>
          <table:table-cell office:value-type="float" office:value="274" table:style-name="ce14">
            <text:p><text:s/>274</text:p>
          </table:table-cell>
          <table:table-cell office:value-type="float" office:value="1639" table:number-columns-spanned="2" table:number-rows-spanned="1" table:style-name="ce47">
            <text:p>1 639</text:p>
          </table:table-cell>
          <table:covered-table-cell/>
          <table:table-cell office:value-type="float" office:value="1913" table:number-columns-spanned="2" table:number-rows-spanned="1" table:style-name="ce47">
            <text:p>1 9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394" table:style-name="ce14">
            <text:p><text:s/>394</text:p>
          </table:table-cell>
          <table:table-cell office:value-type="float" office:value="503" table:style-name="ce14">
            <text:p><text:s/>503</text:p>
          </table:table-cell>
          <table:table-cell office:value-type="float" office:value="431" table:style-name="ce14">
            <text:p><text:s/>431</text:p>
          </table:table-cell>
          <table:table-cell office:value-type="float" office:value="466" table:style-name="ce14">
            <text:p><text:s/>466</text:p>
          </table:table-cell>
          <table:table-cell office:value-type="float" office:value="170" table:style-name="ce14">
            <text:p><text:s/>170</text:p>
          </table:table-cell>
          <table:table-cell office:value-type="float" office:value="727" table:number-columns-spanned="2" table:number-rows-spanned="1" table:style-name="ce47">
            <text:p><text:s/>727</text:p>
          </table:table-cell>
          <table:covered-table-cell/>
          <table:table-cell office:value-type="float" office:value="897" table:number-columns-spanned="2" table:number-rows-spanned="1" table:style-name="ce47">
            <text:p><text:s/>8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1251" table:style-name="ce14">
            <text:p>1 251</text:p>
          </table:table-cell>
          <table:table-cell office:value-type="float" office:value="1459" table:style-name="ce14">
            <text:p>1 459</text:p>
          </table:table-cell>
          <table:table-cell office:value-type="float" office:value="1730" table:style-name="ce14">
            <text:p>1 730</text:p>
          </table:table-cell>
          <table:table-cell office:value-type="float" office:value="980" table:style-name="ce14">
            <text:p><text:s/>980</text:p>
          </table:table-cell>
          <table:table-cell office:value-type="float" office:value="250" table:style-name="ce14">
            <text:p><text:s/>250</text:p>
          </table:table-cell>
          <table:table-cell office:value-type="float" office:value="2460" table:number-columns-spanned="2" table:number-rows-spanned="1" table:style-name="ce47">
            <text:p>2 460</text:p>
          </table:table-cell>
          <table:covered-table-cell/>
          <table:table-cell office:value-type="float" office:value="2710" table:number-columns-spanned="2" table:number-rows-spanned="1" table:style-name="ce47">
            <text:p>2 7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92" table:style-name="ce14">
            <text:p><text:s/>92</text:p>
          </table:table-cell>
          <table:table-cell office:value-type="float" office:value="108" table:style-name="ce14">
            <text:p><text:s/>108</text:p>
          </table:table-cell>
          <table:table-cell office:value-type="float" office:value="92" table:style-name="ce14">
            <text:p><text:s/>92</text:p>
          </table:table-cell>
          <table:table-cell office:value-type="float" office:value="108" table:style-name="ce14">
            <text:p><text:s/>108</text:p>
          </table:table-cell>
          <table:table-cell office:value-type="float" office:value="42" table:style-name="ce14">
            <text:p><text:s/>42</text:p>
          </table:table-cell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75" table:style-name="ce14">
            <text:p><text:s/>75</text:p>
          </table:table-cell>
          <table:table-cell office:value-type="float" office:value="105" table:style-name="ce14">
            <text:p><text:s/>105</text:p>
          </table:table-cell>
          <table:table-cell office:value-type="float" office:value="87" table:style-name="ce14">
            <text:p><text:s/>87</text:p>
          </table:table-cell>
          <table:table-cell office:value-type="float" office:value="93" table:style-name="ce14">
            <text:p><text:s/>93</text:p>
          </table:table-cell>
          <table:table-cell office:value-type="float" office:value="14" table:style-name="ce14">
            <text:p><text:s/>14</text:p>
          </table:table-cell>
          <table:table-cell office:value-type="float" office:value="166" table:number-columns-spanned="2" table:number-rows-spanned="1" table:style-name="ce47">
            <text:p><text:s/>166</text:p>
          </table:table-cell>
          <table:covered-table-cell/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59" table:style-name="ce14">
            <text:p><text:s/>59</text:p>
          </table:table-cell>
          <table:table-cell office:value-type="float" office:value="66" table:style-name="ce14">
            <text:p><text:s/>66</text:p>
          </table:table-cell>
          <table:table-cell office:value-type="float" office:value="66" table:style-name="ce14">
            <text:p><text:s/>66</text:p>
          </table:table-cell>
          <table:table-cell office:value-type="float" office:value="59" table:style-name="ce14">
            <text:p><text:s/>59</text:p>
          </table:table-cell>
          <table:table-cell office:value-type="float" office:value="13" table:style-name="ce14">
            <text:p><text:s/>13</text:p>
          </table:table-cell>
          <table:table-cell office:value-type="float" office:value="112" table:number-columns-spanned="2" table:number-rows-spanned="1" table:style-name="ce47">
            <text:p><text:s/>112</text:p>
          </table:table-cell>
          <table:covered-table-cell/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392" table:style-name="ce14">
            <text:p><text:s/>392</text:p>
          </table:table-cell>
          <table:table-cell office:value-type="float" office:value="496" table:style-name="ce14">
            <text:p><text:s/>496</text:p>
          </table:table-cell>
          <table:table-cell office:value-type="float" office:value="451" table:style-name="ce14">
            <text:p><text:s/>451</text:p>
          </table:table-cell>
          <table:table-cell office:value-type="float" office:value="437" table:style-name="ce14">
            <text:p><text:s/>437</text:p>
          </table:table-cell>
          <table:table-cell office:value-type="float" office:value="120" table:style-name="ce14">
            <text:p><text:s/>120</text:p>
          </table:table-cell>
          <table:table-cell office:value-type="float" office:value="768" table:number-columns-spanned="2" table:number-rows-spanned="1" table:style-name="ce47">
            <text:p><text:s/>768</text:p>
          </table:table-cell>
          <table:covered-table-cell/>
          <table:table-cell office:value-type="float" office:value="888" table:number-columns-spanned="2" table:number-rows-spanned="1" table:style-name="ce47">
            <text:p><text:s/>8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55" table:style-name="ce14">
            <text:p><text:s/>55</text:p>
          </table:table-cell>
          <table:table-cell office:value-type="float" office:value="65" table:style-name="ce14">
            <text:p><text:s/>65</text:p>
          </table:table-cell>
          <table:table-cell office:value-type="float" office:value="56" table:style-name="ce14">
            <text:p><text:s/>56</text:p>
          </table:table-cell>
          <table:table-cell office:value-type="float" office:value="64" table:style-name="ce14">
            <text:p><text:s/>64</text:p>
          </table:table-cell>
          <table:table-cell office:value-type="float" office:value="17" table:style-name="ce14">
            <text:p><text:s/>17</text:p>
          </table:table-cell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120" table:number-columns-spanned="2" table:number-rows-spanned="1" table:style-name="ce47">
            <text:p><text:s/>1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214" table:style-name="ce14">
            <text:p><text:s/>214</text:p>
          </table:table-cell>
          <table:table-cell office:value-type="float" office:value="227" table:style-name="ce14">
            <text:p><text:s/>227</text:p>
          </table:table-cell>
          <table:table-cell office:value-type="float" office:value="238" table:style-name="ce14">
            <text:p><text:s/>238</text:p>
          </table:table-cell>
          <table:table-cell office:value-type="float" office:value="203" table:style-name="ce14">
            <text:p><text:s/>203</text:p>
          </table:table-cell>
          <table:table-cell office:value-type="float" office:value="61" table:style-name="ce14">
            <text:p><text:s/>61</text:p>
          </table:table-cell>
          <table:table-cell office:value-type="float" office:value="380" table:number-columns-spanned="2" table:number-rows-spanned="1" table:style-name="ce47">
            <text:p><text:s/>380</text:p>
          </table:table-cell>
          <table:covered-table-cell/>
          <table:table-cell office:value-type="float" office:value="441" table:number-columns-spanned="2" table:number-rows-spanned="1" table:style-name="ce47">
            <text:p><text:s/>4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554" table:style-name="ce14">
            <text:p><text:s/>554</text:p>
          </table:table-cell>
          <table:table-cell office:value-type="float" office:value="714" table:style-name="ce14">
            <text:p><text:s/>714</text:p>
          </table:table-cell>
          <table:table-cell office:value-type="float" office:value="737" table:style-name="ce14">
            <text:p><text:s/>737</text:p>
          </table:table-cell>
          <table:table-cell office:value-type="float" office:value="531" table:style-name="ce14">
            <text:p><text:s/>531</text:p>
          </table:table-cell>
          <table:table-cell office:value-type="float" office:value="175" table:style-name="ce14">
            <text:p><text:s/>175</text:p>
          </table:table-cell>
          <table:table-cell office:value-type="float" office:value="1093" table:number-columns-spanned="2" table:number-rows-spanned="1" table:style-name="ce47">
            <text:p>1 093</text:p>
          </table:table-cell>
          <table:covered-table-cell/>
          <table:table-cell office:value-type="float" office:value="1268" table:number-columns-spanned="2" table:number-rows-spanned="1" table:style-name="ce47">
            <text:p>1 2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75" table:style-name="ce14">
            <text:p><text:s/>175</text:p>
          </table:table-cell>
          <table:table-cell office:value-type="float" office:value="179" table:style-name="ce14">
            <text:p><text:s/>179</text:p>
          </table:table-cell>
          <table:table-cell office:value-type="float" office:value="176" table:style-name="ce14">
            <text:p><text:s/>176</text:p>
          </table:table-cell>
          <table:table-cell office:value-type="float" office:value="178" table:style-name="ce14">
            <text:p><text:s/>178</text:p>
          </table:table-cell>
          <table:table-cell office:value-type="float" office:value="51" table:style-name="ce14">
            <text:p><text:s/>51</text:p>
          </table:table-cell>
          <table:table-cell office:value-type="float" office:value="303" table:number-columns-spanned="2" table:number-rows-spanned="1" table:style-name="ce47">
            <text:p><text:s/>303</text:p>
          </table:table-cell>
          <table:covered-table-cell/>
          <table:table-cell office:value-type="float" office:value="354" table:number-columns-spanned="2" table:number-rows-spanned="1" table:style-name="ce47">
            <text:p><text:s/>3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609" table:style-name="ce14">
            <text:p><text:s/>609</text:p>
          </table:table-cell>
          <table:table-cell office:value-type="float" office:value="855" table:style-name="ce14">
            <text:p><text:s/>855</text:p>
          </table:table-cell>
          <table:table-cell office:value-type="float" office:value="889" table:style-name="ce14">
            <text:p><text:s/>889</text:p>
          </table:table-cell>
          <table:table-cell office:value-type="float" office:value="575" table:style-name="ce14">
            <text:p><text:s/>575</text:p>
          </table:table-cell>
          <table:table-cell office:value-type="float" office:value="168" table:style-name="ce14">
            <text:p><text:s/>168</text:p>
          </table:table-cell>
          <table:table-cell office:value-type="float" office:value="1296" table:number-columns-spanned="2" table:number-rows-spanned="1" table:style-name="ce47">
            <text:p>1 296</text:p>
          </table:table-cell>
          <table:covered-table-cell/>
          <table:table-cell office:value-type="float" office:value="1464" table:number-columns-spanned="2" table:number-rows-spanned="1" table:style-name="ce47">
            <text:p>1 4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359" table:style-name="ce14">
            <text:p>1 359</text:p>
          </table:table-cell>
          <table:table-cell office:value-type="float" office:value="2172" table:style-name="ce14">
            <text:p>2 172</text:p>
          </table:table-cell>
          <table:table-cell office:value-type="float" office:value="2429" table:style-name="ce14">
            <text:p>2 429</text:p>
          </table:table-cell>
          <table:table-cell office:value-type="float" office:value="1102" table:style-name="ce14">
            <text:p>1 102</text:p>
          </table:table-cell>
          <table:table-cell office:value-type="float" office:value="251" table:style-name="ce14">
            <text:p><text:s/>251</text:p>
          </table:table-cell>
          <table:table-cell office:value-type="float" office:value="3280" table:number-columns-spanned="2" table:number-rows-spanned="1" table:style-name="ce47">
            <text:p>3 280</text:p>
          </table:table-cell>
          <table:covered-table-cell/>
          <table:table-cell office:value-type="float" office:value="3531" table:number-columns-spanned="2" table:number-rows-spanned="1" table:style-name="ce47">
            <text:p>3 5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66" table:style-name="ce14">
            <text:p><text:s/>266</text:p>
          </table:table-cell>
          <table:table-cell office:value-type="float" office:value="377" table:style-name="ce14">
            <text:p><text:s/>377</text:p>
          </table:table-cell>
          <table:table-cell office:value-type="float" office:value="376" table:style-name="ce14">
            <text:p><text:s/>376</text:p>
          </table:table-cell>
          <table:table-cell office:value-type="float" office:value="267" table:style-name="ce14">
            <text:p><text:s/>267</text:p>
          </table:table-cell>
          <table:table-cell office:value-type="float" office:value="61" table:style-name="ce14">
            <text:p><text:s/>61</text:p>
          </table:table-cell>
          <table:table-cell office:value-type="float" office:value="582" table:number-columns-spanned="2" table:number-rows-spanned="1" table:style-name="ce47">
            <text:p><text:s/>582</text:p>
          </table:table-cell>
          <table:covered-table-cell/>
          <table:table-cell office:value-type="float" office:value="643" table:number-columns-spanned="2" table:number-rows-spanned="1" table:style-name="ce47">
            <text:p><text:s/>6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88" table:style-name="ce14">
            <text:p><text:s/>288</text:p>
          </table:table-cell>
          <table:table-cell office:value-type="float" office:value="408" table:style-name="ce14">
            <text:p><text:s/>408</text:p>
          </table:table-cell>
          <table:table-cell office:value-type="float" office:value="420" table:style-name="ce14">
            <text:p><text:s/>420</text:p>
          </table:table-cell>
          <table:table-cell office:value-type="float" office:value="276" table:style-name="ce14">
            <text:p><text:s/>276</text:p>
          </table:table-cell>
          <table:table-cell office:value-type="float" office:value="79" table:style-name="ce14">
            <text:p><text:s/>79</text:p>
          </table:table-cell>
          <table:table-cell office:value-type="float" office:value="617" table:number-columns-spanned="2" table:number-rows-spanned="1" table:style-name="ce47">
            <text:p><text:s/>617</text:p>
          </table:table-cell>
          <table:covered-table-cell/>
          <table:table-cell office:value-type="float" office:value="696" table:number-columns-spanned="2" table:number-rows-spanned="1" table:style-name="ce47">
            <text:p><text:s/>6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44" table:style-name="ce14">
            <text:p><text:s/>44</text:p>
          </table:table-cell>
          <table:table-cell office:value-type="float" office:value="57" table:style-name="ce14">
            <text:p><text:s/>57</text:p>
          </table:table-cell>
          <table:table-cell office:value-type="float" office:value="70" table:style-name="ce14">
            <text:p><text:s/>70</text:p>
          </table:table-cell>
          <table:table-cell office:value-type="float" office:value="31" table:style-name="ce14">
            <text:p><text:s/>31</text:p>
          </table:table-cell>
          <table:table-cell office:value-type="float" office:value="6" table:style-name="ce14">
            <text:p><text:s/>6</text:p>
          </table:table-cell>
          <table:table-cell office:value-type="float" office:value="95" table:number-columns-spanned="2" table:number-rows-spanned="1" table:style-name="ce47">
            <text:p><text:s/>95</text:p>
          </table:table-cell>
          <table:covered-table-cell/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58" table:style-name="ce14">
            <text:p><text:s/>658</text:p>
          </table:table-cell>
          <table:table-cell office:value-type="float" office:value="891" table:style-name="ce14">
            <text:p><text:s/>891</text:p>
          </table:table-cell>
          <table:table-cell office:value-type="float" office:value="1002" table:style-name="ce14">
            <text:p>1 002</text:p>
          </table:table-cell>
          <table:table-cell office:value-type="float" office:value="547" table:style-name="ce14">
            <text:p><text:s/>547</text:p>
          </table:table-cell>
          <table:table-cell office:value-type="float" office:value="120" table:style-name="ce14">
            <text:p><text:s/>120</text:p>
          </table:table-cell>
          <table:table-cell office:value-type="float" office:value="1429" table:number-columns-spanned="2" table:number-rows-spanned="1" table:style-name="ce47">
            <text:p>1 429</text:p>
          </table:table-cell>
          <table:covered-table-cell/>
          <table:table-cell office:value-type="float" office:value="1549" table:number-columns-spanned="2" table:number-rows-spanned="1" table:style-name="ce47">
            <text:p>1 5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207" table:style-name="ce14">
            <text:p><text:s/>207</text:p>
          </table:table-cell>
          <table:table-cell office:value-type="float" office:value="243" table:style-name="ce14">
            <text:p><text:s/>243</text:p>
          </table:table-cell>
          <table:table-cell office:value-type="float" office:value="291" table:style-name="ce14">
            <text:p><text:s/>291</text:p>
          </table:table-cell>
          <table:table-cell office:value-type="float" office:value="159" table:style-name="ce14">
            <text:p><text:s/>159</text:p>
          </table:table-cell>
          <table:table-cell office:value-type="float" office:value="28" table:style-name="ce14">
            <text:p><text:s/>28</text:p>
          </table:table-cell>
          <table:table-cell office:value-type="float" office:value="422" table:number-columns-spanned="2" table:number-rows-spanned="1" table:style-name="ce47">
            <text:p><text:s/>422</text:p>
          </table:table-cell>
          <table:covered-table-cell/>
          <table:table-cell office:value-type="float" office:value="450" table:number-columns-spanned="2" table:number-rows-spanned="1" table:style-name="ce47">
            <text:p><text:s/>4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48" table:style-name="ce14">
            <text:p><text:s/>48</text:p>
          </table:table-cell>
          <table:table-cell office:value-type="float" office:value="49" table:style-name="ce14">
            <text:p><text:s/>49</text:p>
          </table:table-cell>
          <table:table-cell office:value-type="float" office:value="74" table:style-name="ce14">
            <text:p><text:s/>74</text:p>
          </table:table-cell>
          <table:table-cell office:value-type="float" office:value="23" table:style-name="ce14">
            <text:p><text:s/>23</text:p>
          </table:table-cell>
          <table:table-cell office:value-type="float" office:value="16" table:style-name="ce14">
            <text:p><text:s/>16</text:p>
          </table:table-cell>
          <table:table-cell office:value-type="float" office:value="81" table:number-columns-spanned="2" table:number-rows-spanned="1" table:style-name="ce47">
            <text:p><text:s/>81</text:p>
          </table:table-cell>
          <table:covered-table-cell/>
          <table:table-cell office:value-type="float" office:value="97" table:number-columns-spanned="2" table:number-rows-spanned="1" table:style-name="ce47">
            <text:p><text:s/>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72" table:style-name="ce14">
            <text:p><text:s/>172</text:p>
          </table:table-cell>
          <table:table-cell office:value-type="float" office:value="222" table:style-name="ce14">
            <text:p><text:s/>222</text:p>
          </table:table-cell>
          <table:table-cell office:value-type="float" office:value="287" table:style-name="ce14">
            <text:p><text:s/>287</text:p>
          </table:table-cell>
          <table:table-cell office:value-type="float" office:value="107" table:style-name="ce14">
            <text:p><text:s/>107</text:p>
          </table:table-cell>
          <table:table-cell office:value-type="float" office:value="30" table:style-name="ce14">
            <text:p><text:s/>30</text:p>
          </table:table-cell>
          <table:table-cell office:value-type="float" office:value="364" table:number-columns-spanned="2" table:number-rows-spanned="1" table:style-name="ce47">
            <text:p><text:s/>364</text:p>
          </table:table-cell>
          <table:covered-table-cell/>
          <table:table-cell office:value-type="float" office:value="394" table:number-columns-spanned="2" table:number-rows-spanned="1" table:style-name="ce47">
            <text:p><text:s/>3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42" table:style-name="ce14">
            <text:p><text:s/>142</text:p>
          </table:table-cell>
          <table:table-cell office:value-type="float" office:value="175" table:style-name="ce14">
            <text:p><text:s/>175</text:p>
          </table:table-cell>
          <table:table-cell office:value-type="float" office:value="196" table:style-name="ce14">
            <text:p><text:s/>196</text:p>
          </table:table-cell>
          <table:table-cell office:value-type="float" office:value="121" table:style-name="ce14">
            <text:p><text:s/>121</text:p>
          </table:table-cell>
          <table:table-cell office:value-type="float" office:value="38" table:style-name="ce14">
            <text:p><text:s/>38</text:p>
          </table:table-cell>
          <table:table-cell office:value-type="float" office:value="279" table:number-columns-spanned="2" table:number-rows-spanned="1" table:style-name="ce47">
            <text:p><text:s/>279</text:p>
          </table:table-cell>
          <table:covered-table-cell/>
          <table:table-cell office:value-type="float" office:value="317" table:number-columns-spanned="2" table:number-rows-spanned="1" table:style-name="ce47">
            <text:p><text:s/>3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300" table:style-name="ce14">
            <text:p><text:s/>300</text:p>
          </table:table-cell>
          <table:table-cell office:value-type="float" office:value="420" table:style-name="ce14">
            <text:p><text:s/>420</text:p>
          </table:table-cell>
          <table:table-cell office:value-type="float" office:value="452" table:style-name="ce14">
            <text:p><text:s/>452</text:p>
          </table:table-cell>
          <table:table-cell office:value-type="float" office:value="268" table:style-name="ce14">
            <text:p><text:s/>268</text:p>
          </table:table-cell>
          <table:table-cell office:value-type="float" office:value="84" table:style-name="ce14">
            <text:p><text:s/>84</text:p>
          </table:table-cell>
          <table:table-cell office:value-type="float" office:value="636" table:number-columns-spanned="2" table:number-rows-spanned="1" table:style-name="ce47">
            <text:p><text:s/>636</text:p>
          </table:table-cell>
          <table:covered-table-cell/>
          <table:table-cell office:value-type="float" office:value="720" table:number-columns-spanned="2" table:number-rows-spanned="1" table:style-name="ce47">
            <text:p><text:s/>7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71" table:style-name="ce14">
            <text:p><text:s/>71</text:p>
          </table:table-cell>
          <table:table-cell office:value-type="float" office:value="91" table:style-name="ce14">
            <text:p><text:s/>91</text:p>
          </table:table-cell>
          <table:table-cell office:value-type="float" office:value="102" table:style-name="ce14">
            <text:p><text:s/>102</text:p>
          </table:table-cell>
          <table:table-cell office:value-type="float" office:value="60" table:style-name="ce14">
            <text:p><text:s/>60</text:p>
          </table:table-cell>
          <table:table-cell office:value-type="float" office:value="17" table:style-name="ce14">
            <text:p><text:s/>17</text:p>
          </table:table-cell>
          <table:table-cell office:value-type="float" office:value="145" table:number-columns-spanned="2" table:number-rows-spanned="1" table:style-name="ce47">
            <text:p><text:s/>145</text:p>
          </table:table-cell>
          <table:covered-table-cell/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12" table:style-name="ce14">
            <text:p><text:s/>112</text:p>
          </table:table-cell>
          <table:table-cell office:value-type="float" office:value="131" table:style-name="ce14">
            <text:p><text:s/>131</text:p>
          </table:table-cell>
          <table:table-cell office:value-type="float" office:value="159" table:style-name="ce14">
            <text:p><text:s/>159</text:p>
          </table:table-cell>
          <table:table-cell office:value-type="float" office:value="84" table:style-name="ce14">
            <text:p><text:s/>84</text:p>
          </table:table-cell>
          <table:table-cell office:value-type="float" office:value="15" table:style-name="ce14">
            <text:p><text:s/>15</text:p>
          </table:table-cell>
          <table:table-cell office:value-type="float" office:value="228" table:number-columns-spanned="2" table:number-rows-spanned="1" table:style-name="ce47">
            <text:p><text:s/>228</text:p>
          </table:table-cell>
          <table:covered-table-cell/>
          <table:table-cell office:value-type="float" office:value="243" table:number-columns-spanned="2" table:number-rows-spanned="1" table:style-name="ce47">
            <text:p><text:s/>2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230" table:style-name="ce14">
            <text:p><text:s/>230</text:p>
          </table:table-cell>
          <table:table-cell office:value-type="float" office:value="271" table:style-name="ce14">
            <text:p><text:s/>271</text:p>
          </table:table-cell>
          <table:table-cell office:value-type="float" office:value="287" table:style-name="ce14">
            <text:p><text:s/>287</text:p>
          </table:table-cell>
          <table:table-cell office:value-type="float" office:value="214" table:style-name="ce14">
            <text:p><text:s/>214</text:p>
          </table:table-cell>
          <table:table-cell office:value-type="float" office:value="68" table:style-name="ce14">
            <text:p><text:s/>68</text:p>
          </table:table-cell>
          <table:table-cell office:value-type="float" office:value="433" table:number-columns-spanned="2" table:number-rows-spanned="1" table:style-name="ce47">
            <text:p><text:s/>433</text:p>
          </table:table-cell>
          <table:covered-table-cell/>
          <table:table-cell office:value-type="float" office:value="501" table:number-columns-spanned="2" table:number-rows-spanned="1" table:style-name="ce47">
            <text:p><text:s/>5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52" table:style-name="ce14">
            <text:p><text:s/>52</text:p>
          </table:table-cell>
          <table:table-cell office:value-type="float" office:value="46" table:style-name="ce14">
            <text:p><text:s/>46</text:p>
          </table:table-cell>
          <table:table-cell office:value-type="float" office:value="61" table:style-name="ce14">
            <text:p><text:s/>61</text:p>
          </table:table-cell>
          <table:table-cell office:value-type="float" office:value="37" table:style-name="ce14">
            <text:p><text:s/>37</text:p>
          </table:table-cell>
          <table:table-cell office:value-type="float" office:value="12" table:style-name="ce14">
            <text:p><text:s/>12</text:p>
          </table:table-cell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44" table:style-name="ce14">
            <text:p><text:s/>144</text:p>
          </table:table-cell>
          <table:table-cell office:value-type="float" office:value="199" table:style-name="ce14">
            <text:p><text:s/>199</text:p>
          </table:table-cell>
          <table:table-cell office:value-type="float" office:value="190" table:style-name="ce14">
            <text:p><text:s/>190</text:p>
          </table:table-cell>
          <table:table-cell office:value-type="float" office:value="153" table:style-name="ce14">
            <text:p><text:s/>153</text:p>
          </table:table-cell>
          <table:table-cell office:value-type="float" office:value="39" table:style-name="ce14">
            <text:p><text:s/>39</text:p>
          </table:table-cell>
          <table:table-cell office:value-type="float" office:value="304" table:number-columns-spanned="2" table:number-rows-spanned="1" table:style-name="ce47">
            <text:p><text:s/>304</text:p>
          </table:table-cell>
          <table:covered-table-cell/>
          <table:table-cell office:value-type="float" office:value="343" table:number-columns-spanned="2" table:number-rows-spanned="1" table:style-name="ce47">
            <text:p><text:s/>3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233" table:style-name="ce14">
            <text:p><text:s/>233</text:p>
          </table:table-cell>
          <table:table-cell office:value-type="float" office:value="344" table:style-name="ce14">
            <text:p><text:s/>344</text:p>
          </table:table-cell>
          <table:table-cell office:value-type="float" office:value="320" table:style-name="ce14">
            <text:p><text:s/>320</text:p>
          </table:table-cell>
          <table:table-cell office:value-type="float" office:value="257" table:style-name="ce14">
            <text:p><text:s/>257</text:p>
          </table:table-cell>
          <table:table-cell office:value-type="float" office:value="97" table:style-name="ce14">
            <text:p><text:s/>97</text:p>
          </table:table-cell>
          <table:table-cell office:value-type="float" office:value="480" table:number-columns-spanned="2" table:number-rows-spanned="1" table:style-name="ce47">
            <text:p><text:s/>480</text:p>
          </table:table-cell>
          <table:covered-table-cell/>
          <table:table-cell office:value-type="float" office:value="577" table:number-columns-spanned="2" table:number-rows-spanned="1" table:style-name="ce47">
            <text:p><text:s/>5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18" table:style-name="ce14">
            <text:p><text:s/>318</text:p>
          </table:table-cell>
          <table:table-cell office:value-type="float" office:value="354" table:style-name="ce14">
            <text:p><text:s/>354</text:p>
          </table:table-cell>
          <table:table-cell office:value-type="float" office:value="388" table:style-name="ce14">
            <text:p><text:s/>388</text:p>
          </table:table-cell>
          <table:table-cell office:value-type="float" office:value="284" table:style-name="ce14">
            <text:p><text:s/>284</text:p>
          </table:table-cell>
          <table:table-cell office:value-type="float" office:value="75" table:style-name="ce14">
            <text:p><text:s/>75</text:p>
          </table:table-cell>
          <table:table-cell office:value-type="float" office:value="597" table:number-columns-spanned="2" table:number-rows-spanned="1" table:style-name="ce47">
            <text:p><text:s/>597</text:p>
          </table:table-cell>
          <table:covered-table-cell/>
          <table:table-cell office:value-type="float" office:value="672" table:number-columns-spanned="2" table:number-rows-spanned="1" table:style-name="ce47">
            <text:p><text:s/>6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912" table:style-name="ce14">
            <text:p><text:s/>912</text:p>
          </table:table-cell>
          <table:table-cell office:value-type="float" office:value="1190" table:style-name="ce14">
            <text:p>1 190</text:p>
          </table:table-cell>
          <table:table-cell office:value-type="float" office:value="1154" table:style-name="ce14">
            <text:p>1 154</text:p>
          </table:table-cell>
          <table:table-cell office:value-type="float" office:value="948" table:style-name="ce14">
            <text:p><text:s/>948</text:p>
          </table:table-cell>
          <table:table-cell office:value-type="float" office:value="214" table:style-name="ce14">
            <text:p><text:s/>214</text:p>
          </table:table-cell>
          <table:table-cell office:value-type="float" office:value="1888" table:number-columns-spanned="2" table:number-rows-spanned="1" table:style-name="ce47">
            <text:p>1 888</text:p>
          </table:table-cell>
          <table:covered-table-cell/>
          <table:table-cell office:value-type="float" office:value="2102" table:number-columns-spanned="2" table:number-rows-spanned="1" table:style-name="ce47">
            <text:p>2 1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63" table:style-name="ce14">
            <text:p><text:s/>63</text:p>
          </table:table-cell>
          <table:table-cell office:value-type="float" office:value="35" table:style-name="ce14">
            <text:p><text:s/>35</text:p>
          </table:table-cell>
          <table:table-cell office:value-type="float" office:value="40" table:style-name="ce14">
            <text:p><text:s/>40</text:p>
          </table:table-cell>
          <table:table-cell office:value-type="float" office:value="58" table:style-name="ce14">
            <text:p><text:s/>58</text:p>
          </table:table-cell>
          <table:table-cell office:value-type="float" office:value="9" table:style-name="ce14">
            <text:p><text:s/>9</text:p>
          </table:table-cell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54" table:style-name="ce14">
            <text:p><text:s/>54</text:p>
          </table:table-cell>
          <table:table-cell office:value-type="float" office:value="62" table:style-name="ce14">
            <text:p><text:s/>62</text:p>
          </table:table-cell>
          <table:table-cell office:value-type="float" office:value="64" table:style-name="ce14">
            <text:p><text:s/>64</text:p>
          </table:table-cell>
          <table:table-cell office:value-type="float" office:value="52" table:style-name="ce14">
            <text:p><text:s/>52</text:p>
          </table:table-cell>
          <table:table-cell office:value-type="float" office:value="7" table:style-name="ce14">
            <text:p><text:s/>7</text:p>
          </table:table-cell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19" table:style-name="ce14">
            <text:p><text:s/>119</text:p>
          </table:table-cell>
          <table:table-cell office:value-type="float" office:value="142" table:style-name="ce14">
            <text:p><text:s/>142</text:p>
          </table:table-cell>
          <table:table-cell office:value-type="float" office:value="168" table:style-name="ce14">
            <text:p><text:s/>168</text:p>
          </table:table-cell>
          <table:table-cell office:value-type="float" office:value="93" table:style-name="ce14">
            <text:p><text:s/>93</text:p>
          </table:table-cell>
          <table:table-cell office:value-type="float" office:value="26" table:style-name="ce14">
            <text:p><text:s/>26</text:p>
          </table:table-cell>
          <table:table-cell office:value-type="float" office:value="235" table:number-columns-spanned="2" table:number-rows-spanned="1" table:style-name="ce47">
            <text:p><text:s/>235</text:p>
          </table:table-cell>
          <table:covered-table-cell/>
          <table:table-cell office:value-type="float" office:value="261" table:number-columns-spanned="2" table:number-rows-spanned="1" table:style-name="ce47">
            <text:p><text:s/>2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97" table:style-name="ce14">
            <text:p><text:s/>97</text:p>
          </table:table-cell>
          <table:table-cell office:value-type="float" office:value="159" table:style-name="ce14">
            <text:p><text:s/>159</text:p>
          </table:table-cell>
          <table:table-cell office:value-type="float" office:value="170" table:style-name="ce14">
            <text:p><text:s/>170</text:p>
          </table:table-cell>
          <table:table-cell office:value-type="float" office:value="86" table:style-name="ce14">
            <text:p><text:s/>86</text:p>
          </table:table-cell>
          <table:table-cell office:value-type="float" office:value="19" table:style-name="ce14">
            <text:p><text:s/>19</text:p>
          </table:table-cell>
          <table:table-cell office:value-type="float" office:value="237" table:number-columns-spanned="2" table:number-rows-spanned="1" table:style-name="ce47">
            <text:p><text:s/>237</text:p>
          </table:table-cell>
          <table:covered-table-cell/>
          <table:table-cell office:value-type="float" office:value="256" table:number-columns-spanned="2" table:number-rows-spanned="1" table:style-name="ce47">
            <text:p><text:s/>2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72" table:style-name="ce14">
            <text:p><text:s/>72</text:p>
          </table:table-cell>
          <table:table-cell office:value-type="float" office:value="64" table:style-name="ce14">
            <text:p><text:s/>64</text:p>
          </table:table-cell>
          <table:table-cell office:value-type="float" office:value="66" table:style-name="ce14">
            <text:p><text:s/>66</text:p>
          </table:table-cell>
          <table:table-cell office:value-type="float" office:value="70" table:style-name="ce14">
            <text:p><text:s/>70</text:p>
          </table:table-cell>
          <table:table-cell office:value-type="float" office:value="14" table:style-name="ce14">
            <text:p><text:s/>14</text:p>
          </table:table-cell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59" table:style-name="ce14">
            <text:p><text:s/>59</text:p>
          </table:table-cell>
          <table:table-cell office:value-type="float" office:value="62" table:style-name="ce14">
            <text:p><text:s/>62</text:p>
          </table:table-cell>
          <table:table-cell office:value-type="float" office:value="79" table:style-name="ce14">
            <text:p><text:s/>79</text:p>
          </table:table-cell>
          <table:table-cell office:value-type="float" office:value="42" table:style-name="ce14">
            <text:p><text:s/>42</text:p>
          </table:table-cell>
          <table:table-cell office:value-type="float" office:value="12" table:style-name="ce14">
            <text:p><text:s/>12</text:p>
          </table:table-cell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66" table:style-name="ce14">
            <text:p><text:s/>66</text:p>
          </table:table-cell>
          <table:table-cell office:value-type="float" office:value="90" table:style-name="ce14">
            <text:p><text:s/>90</text:p>
          </table:table-cell>
          <table:table-cell office:value-type="float" office:value="88" table:style-name="ce14">
            <text:p><text:s/>88</text:p>
          </table:table-cell>
          <table:table-cell office:value-type="float" office:value="68" table:style-name="ce14">
            <text:p><text:s/>68</text:p>
          </table:table-cell>
          <table:table-cell office:value-type="float" office:value="14" table:style-name="ce14">
            <text:p><text:s/>14</text:p>
          </table:table-cell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460" table:style-name="ce14">
            <text:p><text:s/>460</text:p>
          </table:table-cell>
          <table:table-cell office:value-type="float" office:value="689" table:style-name="ce14">
            <text:p><text:s/>689</text:p>
          </table:table-cell>
          <table:table-cell office:value-type="float" office:value="704" table:style-name="ce14">
            <text:p><text:s/>704</text:p>
          </table:table-cell>
          <table:table-cell office:value-type="float" office:value="445" table:style-name="ce14">
            <text:p><text:s/>445</text:p>
          </table:table-cell>
          <table:table-cell office:value-type="float" office:value="122" table:style-name="ce14">
            <text:p><text:s/>122</text:p>
          </table:table-cell>
          <table:table-cell office:value-type="float" office:value="1027" table:number-columns-spanned="2" table:number-rows-spanned="1" table:style-name="ce47">
            <text:p>1 027</text:p>
          </table:table-cell>
          <table:covered-table-cell/>
          <table:table-cell office:value-type="float" office:value="1149" table:number-columns-spanned="2" table:number-rows-spanned="1" table:style-name="ce47">
            <text:p>1 1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230" table:style-name="ce14">
            <text:p><text:s/>230</text:p>
          </table:table-cell>
          <table:table-cell office:value-type="float" office:value="295" table:style-name="ce14">
            <text:p><text:s/>295</text:p>
          </table:table-cell>
          <table:table-cell office:value-type="float" office:value="329" table:style-name="ce14">
            <text:p><text:s/>329</text:p>
          </table:table-cell>
          <table:table-cell office:value-type="float" office:value="196" table:style-name="ce14">
            <text:p><text:s/>196</text:p>
          </table:table-cell>
          <table:table-cell office:value-type="float" office:value="52" table:style-name="ce14">
            <text:p><text:s/>52</text:p>
          </table:table-cell>
          <table:table-cell office:value-type="float" office:value="473" table:number-columns-spanned="2" table:number-rows-spanned="1" table:style-name="ce47">
            <text:p><text:s/>473</text:p>
          </table:table-cell>
          <table:covered-table-cell/>
          <table:table-cell office:value-type="float" office:value="525" table:number-columns-spanned="2" table:number-rows-spanned="1" table:style-name="ce47">
            <text:p><text:s/>5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85" table:style-name="ce14">
            <text:p><text:s/>85</text:p>
          </table:table-cell>
          <table:table-cell office:value-type="float" office:value="84" table:style-name="ce14">
            <text:p><text:s/>84</text:p>
          </table:table-cell>
          <table:table-cell office:value-type="float" office:value="99" table:style-name="ce14">
            <text:p><text:s/>99</text:p>
          </table:table-cell>
          <table:table-cell office:value-type="float" office:value="70" table:style-name="ce14">
            <text:p><text:s/>70</text:p>
          </table:table-cell>
          <table:table-cell office:value-type="float" office:value="13" table:style-name="ce14">
            <text:p><text:s/>13</text:p>
          </table:table-cell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132" table:style-name="ce14">
            <text:p><text:s/>132</text:p>
          </table:table-cell>
          <table:table-cell office:value-type="float" office:value="134" table:style-name="ce14">
            <text:p><text:s/>134</text:p>
          </table:table-cell>
          <table:table-cell office:value-type="float" office:value="148" table:style-name="ce14">
            <text:p><text:s/>148</text:p>
          </table:table-cell>
          <table:table-cell office:value-type="float" office:value="118" table:style-name="ce14">
            <text:p><text:s/>118</text:p>
          </table:table-cell>
          <table:table-cell office:value-type="float" office:value="33" table:style-name="ce14">
            <text:p><text:s/>33</text:p>
          </table:table-cell>
          <table:table-cell office:value-type="float" office:value="233" table:number-columns-spanned="2" table:number-rows-spanned="1" table:style-name="ce47">
            <text:p><text:s/>233</text:p>
          </table:table-cell>
          <table:covered-table-cell/>
          <table:table-cell office:value-type="float" office:value="266" table:number-columns-spanned="2" table:number-rows-spanned="1" table:style-name="ce47">
            <text:p><text:s/>2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27" table:style-name="ce14">
            <text:p><text:s/>127</text:p>
          </table:table-cell>
          <table:table-cell office:value-type="float" office:value="165" table:style-name="ce14">
            <text:p><text:s/>165</text:p>
          </table:table-cell>
          <table:table-cell office:value-type="float" office:value="171" table:style-name="ce14">
            <text:p><text:s/>171</text:p>
          </table:table-cell>
          <table:table-cell office:value-type="float" office:value="121" table:style-name="ce14">
            <text:p><text:s/>121</text:p>
          </table:table-cell>
          <table:table-cell office:value-type="float" office:value="19" table:style-name="ce14">
            <text:p><text:s/>19</text:p>
          </table:table-cell>
          <table:table-cell office:value-type="float" office:value="273" table:number-columns-spanned="2" table:number-rows-spanned="1" table:style-name="ce47">
            <text:p><text:s/>273</text:p>
          </table:table-cell>
          <table:covered-table-cell/>
          <table:table-cell office:value-type="float" office:value="292" table:number-columns-spanned="2" table:number-rows-spanned="1" table:style-name="ce47">
            <text:p><text:s/>2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54" table:style-name="ce14">
            <text:p><text:s/>254</text:p>
          </table:table-cell>
          <table:table-cell office:value-type="float" office:value="420" table:style-name="ce14">
            <text:p><text:s/>420</text:p>
          </table:table-cell>
          <table:table-cell office:value-type="float" office:value="395" table:style-name="ce14">
            <text:p><text:s/>395</text:p>
          </table:table-cell>
          <table:table-cell office:value-type="float" office:value="279" table:style-name="ce14">
            <text:p><text:s/>279</text:p>
          </table:table-cell>
          <table:table-cell office:value-type="float" office:value="63" table:style-name="ce14">
            <text:p><text:s/>63</text:p>
          </table:table-cell>
          <table:table-cell office:value-type="float" office:value="611" table:number-columns-spanned="2" table:number-rows-spanned="1" table:style-name="ce47">
            <text:p><text:s/>611</text:p>
          </table:table-cell>
          <table:covered-table-cell/>
          <table:table-cell office:value-type="float" office:value="674" table:number-columns-spanned="2" table:number-rows-spanned="1" table:style-name="ce47">
            <text:p><text:s/>6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77" table:style-name="ce14">
            <text:p><text:s/>177</text:p>
          </table:table-cell>
          <table:table-cell office:value-type="float" office:value="259" table:style-name="ce14">
            <text:p><text:s/>259</text:p>
          </table:table-cell>
          <table:table-cell office:value-type="float" office:value="247" table:style-name="ce14">
            <text:p><text:s/>247</text:p>
          </table:table-cell>
          <table:table-cell office:value-type="float" office:value="189" table:style-name="ce14">
            <text:p><text:s/>189</text:p>
          </table:table-cell>
          <table:table-cell office:value-type="float" office:value="55" table:style-name="ce14">
            <text:p><text:s/>55</text:p>
          </table:table-cell>
          <table:table-cell office:value-type="float" office:value="381" table:number-columns-spanned="2" table:number-rows-spanned="1" table:style-name="ce47">
            <text:p><text:s/>381</text:p>
          </table:table-cell>
          <table:covered-table-cell/>
          <table:table-cell office:value-type="float" office:value="436" table:number-columns-spanned="2" table:number-rows-spanned="1" table:style-name="ce47">
            <text:p><text:s/>4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359" table:style-name="ce14">
            <text:p><text:s/>359</text:p>
          </table:table-cell>
          <table:table-cell office:value-type="float" office:value="311" table:style-name="ce14">
            <text:p><text:s/>311</text:p>
          </table:table-cell>
          <table:table-cell office:value-type="float" office:value="346" table:style-name="ce14">
            <text:p><text:s/>346</text:p>
          </table:table-cell>
          <table:table-cell office:value-type="float" office:value="324" table:style-name="ce14">
            <text:p><text:s/>324</text:p>
          </table:table-cell>
          <table:table-cell office:value-type="float" office:value="81" table:style-name="ce14">
            <text:p><text:s/>81</text:p>
          </table:table-cell>
          <table:table-cell office:value-type="float" office:value="589" table:number-columns-spanned="2" table:number-rows-spanned="1" table:style-name="ce47">
            <text:p><text:s/>589</text:p>
          </table:table-cell>
          <table:covered-table-cell/>
          <table:table-cell office:value-type="float" office:value="670" table:number-columns-spanned="2" table:number-rows-spanned="1" table:style-name="ce47">
            <text:p><text:s/>6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88" table:style-name="ce14">
            <text:p><text:s/>88</text:p>
          </table:table-cell>
          <table:table-cell office:value-type="float" office:value="95" table:style-name="ce14">
            <text:p><text:s/>95</text:p>
          </table:table-cell>
          <table:table-cell office:value-type="float" office:value="109" table:style-name="ce14">
            <text:p><text:s/>109</text:p>
          </table:table-cell>
          <table:table-cell office:value-type="float" office:value="74" table:style-name="ce14">
            <text:p><text:s/>74</text:p>
          </table:table-cell>
          <table:table-cell office:value-type="float" office:value="24" table:style-name="ce14">
            <text:p><text:s/>24</text:p>
          </table:table-cell>
          <table:table-cell office:value-type="float" office:value="159" table:number-columns-spanned="2" table:number-rows-spanned="1" table:style-name="ce47">
            <text:p><text:s/>159</text:p>
          </table:table-cell>
          <table:covered-table-cell/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227" table:style-name="ce14">
            <text:p><text:s/>227</text:p>
          </table:table-cell>
          <table:table-cell office:value-type="float" office:value="272" table:style-name="ce14">
            <text:p><text:s/>272</text:p>
          </table:table-cell>
          <table:table-cell office:value-type="float" office:value="291" table:style-name="ce14">
            <text:p><text:s/>291</text:p>
          </table:table-cell>
          <table:table-cell office:value-type="float" office:value="208" table:style-name="ce14">
            <text:p><text:s/>208</text:p>
          </table:table-cell>
          <table:table-cell office:value-type="float" office:value="57" table:style-name="ce14">
            <text:p><text:s/>57</text:p>
          </table:table-cell>
          <table:table-cell office:value-type="float" office:value="442" table:number-columns-spanned="2" table:number-rows-spanned="1" table:style-name="ce47">
            <text:p><text:s/>442</text:p>
          </table:table-cell>
          <table:covered-table-cell/>
          <table:table-cell office:value-type="float" office:value="499" table:number-columns-spanned="2" table:number-rows-spanned="1" table:style-name="ce47">
            <text:p><text:s/>4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184" table:style-name="ce14">
            <text:p><text:s/>184</text:p>
          </table:table-cell>
          <table:table-cell office:value-type="float" office:value="199" table:style-name="ce14">
            <text:p><text:s/>199</text:p>
          </table:table-cell>
          <table:table-cell office:value-type="float" office:value="205" table:style-name="ce14">
            <text:p><text:s/>205</text:p>
          </table:table-cell>
          <table:table-cell office:value-type="float" office:value="178" table:style-name="ce14">
            <text:p><text:s/>178</text:p>
          </table:table-cell>
          <table:table-cell office:value-type="float" office:value="41" table:style-name="ce14">
            <text:p><text:s/>41</text:p>
          </table:table-cell>
          <table:table-cell office:value-type="float" office:value="342" table:number-columns-spanned="2" table:number-rows-spanned="1" table:style-name="ce47">
            <text:p><text:s/>342</text:p>
          </table:table-cell>
          <table:covered-table-cell/>
          <table:table-cell office:value-type="float" office:value="383" table:number-columns-spanned="2" table:number-rows-spanned="1" table:style-name="ce47">
            <text:p><text:s/>3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294" table:style-name="ce14">
            <text:p><text:s/>294</text:p>
          </table:table-cell>
          <table:table-cell office:value-type="float" office:value="351" table:style-name="ce14">
            <text:p><text:s/>351</text:p>
          </table:table-cell>
          <table:table-cell office:value-type="float" office:value="418" table:style-name="ce14">
            <text:p><text:s/>418</text:p>
          </table:table-cell>
          <table:table-cell office:value-type="float" office:value="227" table:style-name="ce14">
            <text:p><text:s/>227</text:p>
          </table:table-cell>
          <table:table-cell office:value-type="float" office:value="48" table:style-name="ce14">
            <text:p><text:s/>48</text:p>
          </table:table-cell>
          <table:table-cell office:value-type="float" office:value="597" table:number-columns-spanned="2" table:number-rows-spanned="1" table:style-name="ce47">
            <text:p><text:s/>597</text:p>
          </table:table-cell>
          <table:covered-table-cell/>
          <table:table-cell office:value-type="float" office:value="645" table:number-columns-spanned="2" table:number-rows-spanned="1" table:style-name="ce47">
            <text:p><text:s/>6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66" table:style-name="ce14">
            <text:p><text:s/>66</text:p>
          </table:table-cell>
          <table:table-cell office:value-type="float" office:value="110" table:style-name="ce14">
            <text:p><text:s/>110</text:p>
          </table:table-cell>
          <table:table-cell office:value-type="float" office:value="103" table:style-name="ce14">
            <text:p><text:s/>103</text:p>
          </table:table-cell>
          <table:table-cell office:value-type="float" office:value="73" table:style-name="ce14">
            <text:p><text:s/>73</text:p>
          </table:table-cell>
          <table:table-cell office:value-type="float" office:value="26" table:style-name="ce14">
            <text:p><text:s/>26</text:p>
          </table:table-cell>
          <table:table-cell office:value-type="float" office:value="150" table:number-columns-spanned="2" table:number-rows-spanned="1" table:style-name="ce47">
            <text:p><text:s/>150</text:p>
          </table:table-cell>
          <table:covered-table-cell/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259" table:style-name="ce14">
            <text:p><text:s/>259</text:p>
          </table:table-cell>
          <table:table-cell office:value-type="float" office:value="346" table:style-name="ce14">
            <text:p><text:s/>346</text:p>
          </table:table-cell>
          <table:table-cell office:value-type="float" office:value="379" table:style-name="ce14">
            <text:p><text:s/>379</text:p>
          </table:table-cell>
          <table:table-cell office:value-type="float" office:value="226" table:style-name="ce14">
            <text:p><text:s/>226</text:p>
          </table:table-cell>
          <table:table-cell office:value-type="float" office:value="51" table:style-name="ce14">
            <text:p><text:s/>51</text:p>
          </table:table-cell>
          <table:table-cell office:value-type="float" office:value="554" table:number-columns-spanned="2" table:number-rows-spanned="1" table:style-name="ce47">
            <text:p><text:s/>554</text:p>
          </table:table-cell>
          <table:covered-table-cell/>
          <table:table-cell office:value-type="float" office:value="605" table:number-columns-spanned="2" table:number-rows-spanned="1" table:style-name="ce47">
            <text:p><text:s/>6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103" table:style-name="ce14">
            <text:p><text:s/>103</text:p>
          </table:table-cell>
          <table:table-cell office:value-type="float" office:value="102" table:style-name="ce14">
            <text:p><text:s/>102</text:p>
          </table:table-cell>
          <table:table-cell office:value-type="float" office:value="141" table:style-name="ce14">
            <text:p><text:s/>141</text:p>
          </table:table-cell>
          <table:table-cell office:value-type="float" office:value="64" table:style-name="ce14">
            <text:p><text:s/>64</text:p>
          </table:table-cell>
          <table:table-cell office:value-type="float" office:value="22" table:style-name="ce14">
            <text:p><text:s/>22</text:p>
          </table:table-cell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205" table:number-columns-spanned="2" table:number-rows-spanned="1" table:style-name="ce47">
            <text:p><text:s/>2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99" table:style-name="ce14">
            <text:p><text:s/>99</text:p>
          </table:table-cell>
          <table:table-cell office:value-type="float" office:value="154" table:style-name="ce14">
            <text:p><text:s/>154</text:p>
          </table:table-cell>
          <table:table-cell office:value-type="float" office:value="137" table:style-name="ce14">
            <text:p><text:s/>137</text:p>
          </table:table-cell>
          <table:table-cell office:value-type="float" office:value="116" table:style-name="ce14">
            <text:p><text:s/>116</text:p>
          </table:table-cell>
          <table:table-cell office:value-type="float" office:value="27" table:style-name="ce14">
            <text:p><text:s/>27</text:p>
          </table:table-cell>
          <table:table-cell office:value-type="float" office:value="226" table:number-columns-spanned="2" table:number-rows-spanned="1" table:style-name="ce47">
            <text:p><text:s/>226</text:p>
          </table:table-cell>
          <table:covered-table-cell/>
          <table:table-cell office:value-type="float" office:value="253" table:number-columns-spanned="2" table:number-rows-spanned="1" table:style-name="ce47">
            <text:p><text:s/>2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33" table:style-name="ce14">
            <text:p><text:s/>33</text:p>
          </table:table-cell>
          <table:table-cell office:value-type="float" office:value="39" table:style-name="ce14">
            <text:p><text:s/>39</text:p>
          </table:table-cell>
          <table:table-cell office:value-type="float" office:value="35" table:style-name="ce14">
            <text:p><text:s/>35</text:p>
          </table:table-cell>
          <table:table-cell office:value-type="float" office:value="37" table:style-name="ce14">
            <text:p><text:s/>37</text:p>
          </table:table-cell>
          <table:table-cell office:value-type="float" office:value="13" table:style-name="ce14">
            <text:p><text:s/>13</text:p>
          </table:table-cell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498" table:style-name="ce14">
            <text:p>1 498</text:p>
          </table:table-cell>
          <table:table-cell office:value-type="float" office:value="2002" table:style-name="ce14">
            <text:p>2 002</text:p>
          </table:table-cell>
          <table:table-cell office:value-type="float" office:value="2187" table:style-name="ce14">
            <text:p>2 187</text:p>
          </table:table-cell>
          <table:table-cell office:value-type="float" office:value="1313" table:style-name="ce14">
            <text:p>1 313</text:p>
          </table:table-cell>
          <table:table-cell office:value-type="float" office:value="475" table:style-name="ce14">
            <text:p><text:s/>475</text:p>
          </table:table-cell>
          <table:table-cell office:value-type="float" office:value="3025" table:number-columns-spanned="2" table:number-rows-spanned="1" table:style-name="ce47">
            <text:p>3 025</text:p>
          </table:table-cell>
          <table:covered-table-cell/>
          <table:table-cell office:value-type="float" office:value="3500" table:number-columns-spanned="2" table:number-rows-spanned="1" table:style-name="ce47">
            <text:p>3 5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34" table:style-name="ce14">
            <text:p><text:s/>134</text:p>
          </table:table-cell>
          <table:table-cell office:value-type="float" office:value="216" table:style-name="ce14">
            <text:p><text:s/>216</text:p>
          </table:table-cell>
          <table:table-cell office:value-type="float" office:value="224" table:style-name="ce14">
            <text:p><text:s/>224</text:p>
          </table:table-cell>
          <table:table-cell office:value-type="float" office:value="126" table:style-name="ce14">
            <text:p><text:s/>126</text:p>
          </table:table-cell>
          <table:table-cell office:value-type="float" office:value="33" table:style-name="ce14">
            <text:p><text:s/>33</text:p>
          </table:table-cell>
          <table:table-cell office:value-type="float" office:value="317" table:number-columns-spanned="2" table:number-rows-spanned="1" table:style-name="ce47">
            <text:p><text:s/>317</text:p>
          </table:table-cell>
          <table:covered-table-cell/>
          <table:table-cell office:value-type="float" office:value="350" table:number-columns-spanned="2" table:number-rows-spanned="1" table:style-name="ce47">
            <text:p><text:s/>350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22907" table:style-name="ce18">
            <text:p>22 907</text:p>
          </table:table-cell>
          <table:table-cell office:value-type="float" office:value="29176" table:style-name="ce18">
            <text:p>29 176</text:p>
          </table:table-cell>
          <table:table-cell office:value-type="float" office:value="31427" table:style-name="ce18">
            <text:p>31 427</text:p>
          </table:table-cell>
          <table:table-cell office:value-type="float" office:value="20656" table:style-name="ce18">
            <text:p>20 656</text:p>
          </table:table-cell>
          <table:table-cell office:value-type="float" office:value="5628" table:style-name="ce18">
            <text:p>5 628</text:p>
          </table:table-cell>
          <table:table-cell office:value-type="float" office:value="46455" table:number-columns-spanned="2" table:number-rows-spanned="1" table:style-name="ce46">
            <text:p>46 455</text:p>
          </table:table-cell>
          <table:covered-table-cell/>
          <table:table-cell office:value-type="float" office:value="52083" table:number-columns-spanned="2" table:number-rows-spanned="1" table:style-name="ce46">
            <text:p>52 083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701" table:style-name="ce14">
            <text:p><text:s/>701</text:p>
          </table:table-cell>
          <table:table-cell office:value-type="float" office:value="772" table:style-name="ce14">
            <text:p><text:s/>772</text:p>
          </table:table-cell>
          <table:table-cell office:value-type="float" office:value="825" table:style-name="ce14">
            <text:p><text:s/>825</text:p>
          </table:table-cell>
          <table:table-cell office:value-type="float" office:value="648" table:style-name="ce14">
            <text:p><text:s/>648</text:p>
          </table:table-cell>
          <table:table-cell office:value-type="float" office:value="134" table:style-name="ce14">
            <text:p><text:s/>134</text:p>
          </table:table-cell>
          <table:table-cell office:value-type="float" office:value="1339" table:number-columns-spanned="2" table:number-rows-spanned="1" table:style-name="ce47">
            <text:p>1 339</text:p>
          </table:table-cell>
          <table:covered-table-cell/>
          <table:table-cell office:value-type="float" office:value="1473" table:number-columns-spanned="2" table:number-rows-spanned="1" table:style-name="ce47">
            <text:p>1 4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122" table:style-name="ce14">
            <text:p><text:s/>122</text:p>
          </table:table-cell>
          <table:table-cell office:value-type="float" office:value="132" table:style-name="ce14">
            <text:p><text:s/>132</text:p>
          </table:table-cell>
          <table:table-cell office:value-type="float" office:value="188" table:style-name="ce14">
            <text:p><text:s/>188</text:p>
          </table:table-cell>
          <table:table-cell office:value-type="float" office:value="66" table:style-name="ce14">
            <text:p><text:s/>66</text:p>
          </table:table-cell>
          <table:table-cell office:value-type="float" office:value="15" table:style-name="ce14">
            <text:p><text:s/>15</text:p>
          </table:table-cell>
          <table:table-cell office:value-type="float" office:value="239" table:number-columns-spanned="2" table:number-rows-spanned="1" table:style-name="ce47">
            <text:p><text:s/>239</text:p>
          </table:table-cell>
          <table:covered-table-cell/>
          <table:table-cell office:value-type="float" office:value="254" table:number-columns-spanned="2" table:number-rows-spanned="1" table:style-name="ce47">
            <text:p><text:s/>2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602" table:style-name="ce14">
            <text:p><text:s/>602</text:p>
          </table:table-cell>
          <table:table-cell office:value-type="float" office:value="787" table:style-name="ce14">
            <text:p><text:s/>787</text:p>
          </table:table-cell>
          <table:table-cell office:value-type="float" office:value="950" table:style-name="ce14">
            <text:p><text:s/>950</text:p>
          </table:table-cell>
          <table:table-cell office:value-type="float" office:value="439" table:style-name="ce14">
            <text:p><text:s/>439</text:p>
          </table:table-cell>
          <table:table-cell office:value-type="float" office:value="130" table:style-name="ce14">
            <text:p><text:s/>130</text:p>
          </table:table-cell>
          <table:table-cell office:value-type="float" office:value="1259" table:number-columns-spanned="2" table:number-rows-spanned="1" table:style-name="ce47">
            <text:p>1 259</text:p>
          </table:table-cell>
          <table:covered-table-cell/>
          <table:table-cell office:value-type="float" office:value="1389" table:number-columns-spanned="2" table:number-rows-spanned="1" table:style-name="ce47">
            <text:p>1 3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258" table:style-name="ce14">
            <text:p><text:s/>258</text:p>
          </table:table-cell>
          <table:table-cell office:value-type="float" office:value="292" table:style-name="ce14">
            <text:p><text:s/>292</text:p>
          </table:table-cell>
          <table:table-cell office:value-type="float" office:value="368" table:style-name="ce14">
            <text:p><text:s/>368</text:p>
          </table:table-cell>
          <table:table-cell office:value-type="float" office:value="182" table:style-name="ce14">
            <text:p><text:s/>182</text:p>
          </table:table-cell>
          <table:table-cell office:value-type="float" office:value="14" table:style-name="ce14">
            <text:p><text:s/>14</text:p>
          </table:table-cell>
          <table:table-cell office:value-type="float" office:value="536" table:number-columns-spanned="2" table:number-rows-spanned="1" table:style-name="ce47">
            <text:p><text:s/>536</text:p>
          </table:table-cell>
          <table:covered-table-cell/>
          <table:table-cell office:value-type="float" office:value="550" table:number-columns-spanned="2" table:number-rows-spanned="1" table:style-name="ce47">
            <text:p><text:s/>5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708" table:style-name="ce14">
            <text:p><text:s/>708</text:p>
          </table:table-cell>
          <table:table-cell office:value-type="float" office:value="945" table:style-name="ce14">
            <text:p><text:s/>945</text:p>
          </table:table-cell>
          <table:table-cell office:value-type="float" office:value="1172" table:style-name="ce14">
            <text:p>1 172</text:p>
          </table:table-cell>
          <table:table-cell office:value-type="float" office:value="481" table:style-name="ce14">
            <text:p><text:s/>481</text:p>
          </table:table-cell>
          <table:table-cell office:value-type="float" office:value="60" table:style-name="ce14">
            <text:p><text:s/>60</text:p>
          </table:table-cell>
          <table:table-cell office:value-type="float" office:value="1593" table:number-columns-spanned="2" table:number-rows-spanned="1" table:style-name="ce47">
            <text:p>1 593</text:p>
          </table:table-cell>
          <table:covered-table-cell/>
          <table:table-cell office:value-type="float" office:value="1653" table:number-columns-spanned="2" table:number-rows-spanned="1" table:style-name="ce47">
            <text:p>1 6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648" table:style-name="ce14">
            <text:p>2 648</text:p>
          </table:table-cell>
          <table:table-cell office:value-type="float" office:value="3360" table:style-name="ce14">
            <text:p>3 360</text:p>
          </table:table-cell>
          <table:table-cell office:value-type="float" office:value="3995" table:style-name="ce14">
            <text:p>3 995</text:p>
          </table:table-cell>
          <table:table-cell office:value-type="float" office:value="2013" table:style-name="ce14">
            <text:p>2 013</text:p>
          </table:table-cell>
          <table:table-cell office:value-type="float" office:value="388" table:style-name="ce14">
            <text:p><text:s/>388</text:p>
          </table:table-cell>
          <table:table-cell office:value-type="float" office:value="5620" table:number-columns-spanned="2" table:number-rows-spanned="1" table:style-name="ce47">
            <text:p>5 620</text:p>
          </table:table-cell>
          <table:covered-table-cell/>
          <table:table-cell office:value-type="float" office:value="6008" table:number-columns-spanned="2" table:number-rows-spanned="1" table:style-name="ce47">
            <text:p>6 0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286" table:style-name="ce14">
            <text:p><text:s/>286</text:p>
          </table:table-cell>
          <table:table-cell office:value-type="float" office:value="416" table:style-name="ce14">
            <text:p><text:s/>416</text:p>
          </table:table-cell>
          <table:table-cell office:value-type="float" office:value="558" table:style-name="ce14">
            <text:p><text:s/>558</text:p>
          </table:table-cell>
          <table:table-cell office:value-type="float" office:value="144" table:style-name="ce14">
            <text:p><text:s/>144</text:p>
          </table:table-cell>
          <table:table-cell office:value-type="float" office:value="33" table:style-name="ce14">
            <text:p><text:s/>33</text:p>
          </table:table-cell>
          <table:table-cell office:value-type="float" office:value="669" table:number-columns-spanned="2" table:number-rows-spanned="1" table:style-name="ce47">
            <text:p><text:s/>669</text:p>
          </table:table-cell>
          <table:covered-table-cell/>
          <table:table-cell office:value-type="float" office:value="702" table:number-columns-spanned="2" table:number-rows-spanned="1" table:style-name="ce47">
            <text:p><text:s/>7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86" table:style-name="ce14">
            <text:p><text:s/>86</text:p>
          </table:table-cell>
          <table:table-cell office:value-type="float" office:value="117" table:style-name="ce14">
            <text:p><text:s/>117</text:p>
          </table:table-cell>
          <table:table-cell office:value-type="float" office:value="146" table:style-name="ce14">
            <text:p><text:s/>146</text:p>
          </table:table-cell>
          <table:table-cell office:value-type="float" office:value="57" table:style-name="ce14">
            <text:p><text:s/>57</text:p>
          </table:table-cell>
          <table:table-cell office:value-type="float" office:value="12" table:style-name="ce14">
            <text:p><text:s/>12</text:p>
          </table:table-cell>
          <table:table-cell office:value-type="float" office:value="191" table:number-columns-spanned="2" table:number-rows-spanned="1" table:style-name="ce47">
            <text:p><text:s/>191</text:p>
          </table:table-cell>
          <table:covered-table-cell/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3025" table:style-name="ce14">
            <text:p>3 025</text:p>
          </table:table-cell>
          <table:table-cell office:value-type="float" office:value="3900" table:style-name="ce14">
            <text:p>3 900</text:p>
          </table:table-cell>
          <table:table-cell office:value-type="float" office:value="5153" table:style-name="ce14">
            <text:p>5 153</text:p>
          </table:table-cell>
          <table:table-cell office:value-type="float" office:value="1772" table:style-name="ce14">
            <text:p>1 772</text:p>
          </table:table-cell>
          <table:table-cell office:value-type="float" office:value="371" table:style-name="ce14">
            <text:p><text:s/>371</text:p>
          </table:table-cell>
          <table:table-cell office:value-type="float" office:value="6554" table:number-columns-spanned="2" table:number-rows-spanned="1" table:style-name="ce47">
            <text:p>6 554</text:p>
          </table:table-cell>
          <table:covered-table-cell/>
          <table:table-cell office:value-type="float" office:value="6925" table:number-columns-spanned="2" table:number-rows-spanned="1" table:style-name="ce47">
            <text:p>6 9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47" table:style-name="ce14">
            <text:p><text:s/>147</text:p>
          </table:table-cell>
          <table:table-cell office:value-type="float" office:value="211" table:style-name="ce14">
            <text:p><text:s/>211</text:p>
          </table:table-cell>
          <table:table-cell office:value-type="float" office:value="243" table:style-name="ce14">
            <text:p><text:s/>243</text:p>
          </table:table-cell>
          <table:table-cell office:value-type="float" office:value="115" table:style-name="ce14">
            <text:p><text:s/>115</text:p>
          </table:table-cell>
          <table:table-cell office:value-type="float" office:value="18" table:style-name="ce14">
            <text:p><text:s/>18</text:p>
          </table:table-cell>
          <table:table-cell office:value-type="float" office:value="340" table:number-columns-spanned="2" table:number-rows-spanned="1" table:style-name="ce47">
            <text:p><text:s/>340</text:p>
          </table:table-cell>
          <table:covered-table-cell/>
          <table:table-cell office:value-type="float" office:value="358" table:number-columns-spanned="2" table:number-rows-spanned="1" table:style-name="ce47">
            <text:p><text:s/>3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257" table:style-name="ce14">
            <text:p><text:s/>257</text:p>
          </table:table-cell>
          <table:table-cell office:value-type="float" office:value="324" table:style-name="ce14">
            <text:p><text:s/>324</text:p>
          </table:table-cell>
          <table:table-cell office:value-type="float" office:value="402" table:style-name="ce14">
            <text:p><text:s/>402</text:p>
          </table:table-cell>
          <table:table-cell office:value-type="float" office:value="179" table:style-name="ce14">
            <text:p><text:s/>179</text:p>
          </table:table-cell>
          <table:table-cell office:value-type="float" office:value="41" table:style-name="ce14">
            <text:p><text:s/>41</text:p>
          </table:table-cell>
          <table:table-cell office:value-type="float" office:value="540" table:number-columns-spanned="2" table:number-rows-spanned="1" table:style-name="ce47">
            <text:p><text:s/>540</text:p>
          </table:table-cell>
          <table:covered-table-cell/>
          <table:table-cell office:value-type="float" office:value="581" table:number-columns-spanned="2" table:number-rows-spanned="1" table:style-name="ce47">
            <text:p><text:s/>5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632" table:style-name="ce14">
            <text:p>1 632</text:p>
          </table:table-cell>
          <table:table-cell office:value-type="float" office:value="1988" table:style-name="ce14">
            <text:p>1 988</text:p>
          </table:table-cell>
          <table:table-cell office:value-type="float" office:value="2113" table:style-name="ce14">
            <text:p>2 113</text:p>
          </table:table-cell>
          <table:table-cell office:value-type="float" office:value="1507" table:style-name="ce14">
            <text:p>1 507</text:p>
          </table:table-cell>
          <table:table-cell office:value-type="float" office:value="344" table:style-name="ce14">
            <text:p><text:s/>344</text:p>
          </table:table-cell>
          <table:table-cell office:value-type="float" office:value="3276" table:number-columns-spanned="2" table:number-rows-spanned="1" table:style-name="ce47">
            <text:p>3 276</text:p>
          </table:table-cell>
          <table:covered-table-cell/>
          <table:table-cell office:value-type="float" office:value="3620" table:number-columns-spanned="2" table:number-rows-spanned="1" table:style-name="ce47">
            <text:p>3 6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540" table:style-name="ce14">
            <text:p><text:s/>540</text:p>
          </table:table-cell>
          <table:table-cell office:value-type="float" office:value="622" table:style-name="ce14">
            <text:p><text:s/>622</text:p>
          </table:table-cell>
          <table:table-cell office:value-type="float" office:value="765" table:style-name="ce14">
            <text:p><text:s/>765</text:p>
          </table:table-cell>
          <table:table-cell office:value-type="float" office:value="397" table:style-name="ce14">
            <text:p><text:s/>397</text:p>
          </table:table-cell>
          <table:table-cell office:value-type="float" office:value="104" table:style-name="ce14">
            <text:p><text:s/>104</text:p>
          </table:table-cell>
          <table:table-cell office:value-type="float" office:value="1058" table:number-columns-spanned="2" table:number-rows-spanned="1" table:style-name="ce47">
            <text:p>1 058</text:p>
          </table:table-cell>
          <table:covered-table-cell/>
          <table:table-cell office:value-type="float" office:value="1162" table:number-columns-spanned="2" table:number-rows-spanned="1" table:style-name="ce47">
            <text:p>1 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45" table:style-name="ce14">
            <text:p><text:s/>145</text:p>
          </table:table-cell>
          <table:table-cell office:value-type="float" office:value="242" table:style-name="ce14">
            <text:p><text:s/>242</text:p>
          </table:table-cell>
          <table:table-cell office:value-type="float" office:value="280" table:style-name="ce14">
            <text:p><text:s/>280</text:p>
          </table:table-cell>
          <table:table-cell office:value-type="float" office:value="107" table:style-name="ce14">
            <text:p><text:s/>107</text:p>
          </table:table-cell>
          <table:table-cell office:value-type="float" office:value="20" table:style-name="ce14">
            <text:p><text:s/>20</text:p>
          </table:table-cell>
          <table:table-cell office:value-type="float" office:value="367" table:number-columns-spanned="2" table:number-rows-spanned="1" table:style-name="ce47">
            <text:p><text:s/>367</text:p>
          </table:table-cell>
          <table:covered-table-cell/>
          <table:table-cell office:value-type="float" office:value="387" table:number-columns-spanned="2" table:number-rows-spanned="1" table:style-name="ce47">
            <text:p><text:s/>3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32" table:style-name="ce14">
            <text:p><text:s/>132</text:p>
          </table:table-cell>
          <table:table-cell office:value-type="float" office:value="202" table:style-name="ce14">
            <text:p><text:s/>202</text:p>
          </table:table-cell>
          <table:table-cell office:value-type="float" office:value="227" table:style-name="ce14">
            <text:p><text:s/>227</text:p>
          </table:table-cell>
          <table:table-cell office:value-type="float" office:value="107" table:style-name="ce14">
            <text:p><text:s/>107</text:p>
          </table:table-cell>
          <table:table-cell office:value-type="float" office:value="18" table:style-name="ce14">
            <text:p><text:s/>18</text:p>
          </table:table-cell>
          <table:table-cell office:value-type="float" office:value="316" table:number-columns-spanned="2" table:number-rows-spanned="1" table:style-name="ce47">
            <text:p><text:s/>316</text:p>
          </table:table-cell>
          <table:covered-table-cell/>
          <table:table-cell office:value-type="float" office:value="334" table:number-columns-spanned="2" table:number-rows-spanned="1" table:style-name="ce47">
            <text:p><text:s/>3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725" table:style-name="ce14">
            <text:p><text:s/>725</text:p>
          </table:table-cell>
          <table:table-cell office:value-type="float" office:value="1038" table:style-name="ce14">
            <text:p>1 038</text:p>
          </table:table-cell>
          <table:table-cell office:value-type="float" office:value="1284" table:style-name="ce14">
            <text:p>1 284</text:p>
          </table:table-cell>
          <table:table-cell office:value-type="float" office:value="479" table:style-name="ce14">
            <text:p><text:s/>479</text:p>
          </table:table-cell>
          <table:table-cell office:value-type="float" office:value="78" table:style-name="ce14">
            <text:p><text:s/>78</text:p>
          </table:table-cell>
          <table:table-cell office:value-type="float" office:value="1685" table:number-columns-spanned="2" table:number-rows-spanned="1" table:style-name="ce47">
            <text:p>1 685</text:p>
          </table:table-cell>
          <table:covered-table-cell/>
          <table:table-cell office:value-type="float" office:value="1763" table:number-columns-spanned="2" table:number-rows-spanned="1" table:style-name="ce47">
            <text:p>1 7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340" table:style-name="ce14">
            <text:p><text:s/>340</text:p>
          </table:table-cell>
          <table:table-cell office:value-type="float" office:value="332" table:style-name="ce14">
            <text:p><text:s/>332</text:p>
          </table:table-cell>
          <table:table-cell office:value-type="float" office:value="487" table:style-name="ce14">
            <text:p><text:s/>487</text:p>
          </table:table-cell>
          <table:table-cell office:value-type="float" office:value="185" table:style-name="ce14">
            <text:p><text:s/>185</text:p>
          </table:table-cell>
          <table:table-cell office:value-type="float" office:value="36" table:style-name="ce14">
            <text:p><text:s/>36</text:p>
          </table:table-cell>
          <table:table-cell office:value-type="float" office:value="636" table:number-columns-spanned="2" table:number-rows-spanned="1" table:style-name="ce47">
            <text:p><text:s/>636</text:p>
          </table:table-cell>
          <table:covered-table-cell/>
          <table:table-cell office:value-type="float" office:value="672" table:number-columns-spanned="2" table:number-rows-spanned="1" table:style-name="ce47">
            <text:p><text:s/>6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3914" table:style-name="ce14">
            <text:p>3 914</text:p>
          </table:table-cell>
          <table:table-cell office:value-type="float" office:value="4834" table:style-name="ce14">
            <text:p>4 834</text:p>
          </table:table-cell>
          <table:table-cell office:value-type="float" office:value="5541" table:style-name="ce14">
            <text:p>5 541</text:p>
          </table:table-cell>
          <table:table-cell office:value-type="float" office:value="3207" table:style-name="ce14">
            <text:p>3 207</text:p>
          </table:table-cell>
          <table:table-cell office:value-type="float" office:value="515" table:style-name="ce14">
            <text:p><text:s/>515</text:p>
          </table:table-cell>
          <table:table-cell office:value-type="float" office:value="8233" table:number-columns-spanned="2" table:number-rows-spanned="1" table:style-name="ce47">
            <text:p>8 233</text:p>
          </table:table-cell>
          <table:covered-table-cell/>
          <table:table-cell office:value-type="float" office:value="8748" table:number-columns-spanned="2" table:number-rows-spanned="1" table:style-name="ce47">
            <text:p>8 7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78" table:style-name="ce14">
            <text:p><text:s/>78</text:p>
          </table:table-cell>
          <table:table-cell office:value-type="float" office:value="133" table:style-name="ce14">
            <text:p><text:s/>133</text:p>
          </table:table-cell>
          <table:table-cell office:value-type="float" office:value="154" table:style-name="ce14">
            <text:p><text:s/>154</text:p>
          </table:table-cell>
          <table:table-cell office:value-type="float" office:value="57" table:style-name="ce14">
            <text:p><text:s/>57</text:p>
          </table:table-cell>
          <table:table-cell office:value-type="float" office:value="10" table:style-name="ce14">
            <text:p><text:s/>10</text:p>
          </table:table-cell>
          <table:table-cell office:value-type="float" office:value="201" table:number-columns-spanned="2" table:number-rows-spanned="1" table:style-name="ce47">
            <text:p><text:s/>201</text:p>
          </table:table-cell>
          <table:covered-table-cell/>
          <table:table-cell office:value-type="float" office:value="211" table:number-columns-spanned="2" table:number-rows-spanned="1" table:style-name="ce47">
            <text:p><text:s/>2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58" table:style-name="ce14">
            <text:p><text:s/>58</text:p>
          </table:table-cell>
          <table:table-cell office:value-type="float" office:value="78" table:style-name="ce14">
            <text:p><text:s/>78</text:p>
          </table:table-cell>
          <table:table-cell office:value-type="float" office:value="71" table:style-name="ce14">
            <text:p><text:s/>71</text:p>
          </table:table-cell>
          <table:table-cell office:value-type="float" office:value="65" table:style-name="ce14">
            <text:p><text:s/>65</text:p>
          </table:table-cell>
          <table:table-cell office:value-type="float" office:value="21" table:style-name="ce14">
            <text:p><text:s/>21</text:p>
          </table:table-cell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240" table:style-name="ce14">
            <text:p><text:s/>240</text:p>
          </table:table-cell>
          <table:table-cell office:value-type="float" office:value="376" table:style-name="ce14">
            <text:p><text:s/>376</text:p>
          </table:table-cell>
          <table:table-cell office:value-type="float" office:value="364" table:style-name="ce14">
            <text:p><text:s/>364</text:p>
          </table:table-cell>
          <table:table-cell office:value-type="float" office:value="252" table:style-name="ce14">
            <text:p><text:s/>252</text:p>
          </table:table-cell>
          <table:table-cell office:value-type="float" office:value="74" table:style-name="ce14">
            <text:p><text:s/>74</text:p>
          </table:table-cell>
          <table:table-cell office:value-type="float" office:value="542" table:number-columns-spanned="2" table:number-rows-spanned="1" table:style-name="ce47">
            <text:p><text:s/>542</text:p>
          </table:table-cell>
          <table:covered-table-cell/>
          <table:table-cell office:value-type="float" office:value="616" table:number-columns-spanned="2" table:number-rows-spanned="1" table:style-name="ce47">
            <text:p><text:s/>6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250" table:style-name="ce14">
            <text:p><text:s/>250</text:p>
          </table:table-cell>
          <table:table-cell office:value-type="float" office:value="338" table:style-name="ce14">
            <text:p><text:s/>338</text:p>
          </table:table-cell>
          <table:table-cell office:value-type="float" office:value="390" table:style-name="ce14">
            <text:p><text:s/>390</text:p>
          </table:table-cell>
          <table:table-cell office:value-type="float" office:value="198" table:style-name="ce14">
            <text:p><text:s/>198</text:p>
          </table:table-cell>
          <table:table-cell office:value-type="float" office:value="70" table:style-name="ce14">
            <text:p><text:s/>70</text:p>
          </table:table-cell>
          <table:table-cell office:value-type="float" office:value="518" table:number-columns-spanned="2" table:number-rows-spanned="1" table:style-name="ce47">
            <text:p><text:s/>518</text:p>
          </table:table-cell>
          <table:covered-table-cell/>
          <table:table-cell office:value-type="float" office:value="588" table:number-columns-spanned="2" table:number-rows-spanned="1" table:style-name="ce47">
            <text:p><text:s/>5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35" table:style-name="ce14">
            <text:p><text:s/>35</text:p>
          </table:table-cell>
          <table:table-cell office:value-type="float" office:value="76" table:style-name="ce14">
            <text:p><text:s/>76</text:p>
          </table:table-cell>
          <table:table-cell office:value-type="float" office:value="59" table:style-name="ce14">
            <text:p><text:s/>59</text:p>
          </table:table-cell>
          <table:table-cell office:value-type="float" office:value="52" table:style-name="ce14">
            <text:p><text:s/>52</text:p>
          </table:table-cell>
          <table:table-cell office:value-type="float" office:value="12" table:style-name="ce14">
            <text:p><text:s/>12</text:p>
          </table:table-cell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45" table:style-name="ce14">
            <text:p><text:s/>45</text:p>
          </table:table-cell>
          <table:table-cell office:value-type="float" office:value="58" table:style-name="ce14">
            <text:p><text:s/>58</text:p>
          </table:table-cell>
          <table:table-cell office:value-type="float" office:value="71" table:style-name="ce14">
            <text:p><text:s/>71</text:p>
          </table:table-cell>
          <table:table-cell office:value-type="float" office:value="32" table:style-name="ce14">
            <text:p><text:s/>32</text:p>
          </table:table-cell>
          <table:table-cell office:value-type="float" office:value="10" table:style-name="ce14">
            <text:p><text:s/>10</text:p>
          </table:table-cell>
          <table:table-cell office:value-type="float" office:value="93" table:number-columns-spanned="2" table:number-rows-spanned="1" table:style-name="ce47">
            <text:p><text:s/>93</text:p>
          </table:table-cell>
          <table:covered-table-cell/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0830" table:style-name="ce14">
            <text:p>10 830</text:p>
          </table:table-cell>
          <table:table-cell office:value-type="float" office:value="10697" table:style-name="ce14">
            <text:p>10 697</text:p>
          </table:table-cell>
          <table:table-cell office:value-type="float" office:value="14383" table:style-name="ce14">
            <text:p>14 383</text:p>
          </table:table-cell>
          <table:table-cell office:value-type="float" office:value="7144" table:style-name="ce14">
            <text:p>7 144</text:p>
          </table:table-cell>
          <table:table-cell office:value-type="float" office:value="2242" table:style-name="ce14">
            <text:p>2 242</text:p>
          </table:table-cell>
          <table:table-cell office:value-type="float" office:value="19285" table:number-columns-spanned="2" table:number-rows-spanned="1" table:style-name="ce47">
            <text:p>19 285</text:p>
          </table:table-cell>
          <table:covered-table-cell/>
          <table:table-cell office:value-type="float" office:value="21527" table:number-columns-spanned="2" table:number-rows-spanned="1" table:style-name="ce47">
            <text:p>21 5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3928" table:style-name="ce14">
            <text:p>3 928</text:p>
          </table:table-cell>
          <table:table-cell office:value-type="float" office:value="4966" table:style-name="ce14">
            <text:p>4 966</text:p>
          </table:table-cell>
          <table:table-cell office:value-type="float" office:value="5769" table:style-name="ce14">
            <text:p>5 769</text:p>
          </table:table-cell>
          <table:table-cell office:value-type="float" office:value="3125" table:style-name="ce14">
            <text:p>3 125</text:p>
          </table:table-cell>
          <table:table-cell office:value-type="float" office:value="699" table:style-name="ce14">
            <text:p><text:s/>699</text:p>
          </table:table-cell>
          <table:table-cell office:value-type="float" office:value="8195" table:number-columns-spanned="2" table:number-rows-spanned="1" table:style-name="ce47">
            <text:p>8 195</text:p>
          </table:table-cell>
          <table:covered-table-cell/>
          <table:table-cell office:value-type="float" office:value="8894" table:number-columns-spanned="2" table:number-rows-spanned="1" table:style-name="ce47">
            <text:p>8 8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355" table:style-name="ce14">
            <text:p><text:s/>355</text:p>
          </table:table-cell>
          <table:table-cell office:value-type="float" office:value="525" table:style-name="ce14">
            <text:p><text:s/>525</text:p>
          </table:table-cell>
          <table:table-cell office:value-type="float" office:value="586" table:style-name="ce14">
            <text:p><text:s/>586</text:p>
          </table:table-cell>
          <table:table-cell office:value-type="float" office:value="294" table:style-name="ce14">
            <text:p><text:s/>294</text:p>
          </table:table-cell>
          <table:table-cell office:value-type="float" office:value="59" table:style-name="ce14">
            <text:p><text:s/>59</text:p>
          </table:table-cell>
          <table:table-cell office:value-type="float" office:value="821" table:number-columns-spanned="2" table:number-rows-spanned="1" table:style-name="ce47">
            <text:p><text:s/>821</text:p>
          </table:table-cell>
          <table:covered-table-cell/>
          <table:table-cell office:value-type="float" office:value="880" table:number-columns-spanned="2" table:number-rows-spanned="1" table:style-name="ce47">
            <text:p><text:s/>8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96" table:style-name="ce14">
            <text:p><text:s/>96</text:p>
          </table:table-cell>
          <table:table-cell office:value-type="float" office:value="80" table:style-name="ce14">
            <text:p><text:s/>80</text:p>
          </table:table-cell>
          <table:table-cell office:value-type="float" office:value="100" table:style-name="ce14">
            <text:p><text:s/>100</text:p>
          </table:table-cell>
          <table:table-cell office:value-type="float" office:value="76" table:style-name="ce14">
            <text:p><text:s/>76</text:p>
          </table:table-cell>
          <table:table-cell office:value-type="float" office:value="17" table:style-name="ce14">
            <text:p><text:s/>17</text:p>
          </table:table-cell>
          <table:table-cell office:value-type="float" office:value="159" table:number-columns-spanned="2" table:number-rows-spanned="1" table:style-name="ce47">
            <text:p><text:s/>159</text:p>
          </table:table-cell>
          <table:covered-table-cell/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1039" table:style-name="ce14">
            <text:p>1 039</text:p>
          </table:table-cell>
          <table:table-cell office:value-type="float" office:value="1344" table:style-name="ce14">
            <text:p>1 344</text:p>
          </table:table-cell>
          <table:table-cell office:value-type="float" office:value="1538" table:style-name="ce14">
            <text:p>1 538</text:p>
          </table:table-cell>
          <table:table-cell office:value-type="float" office:value="845" table:style-name="ce14">
            <text:p><text:s/>845</text:p>
          </table:table-cell>
          <table:table-cell office:value-type="float" office:value="110" table:style-name="ce14">
            <text:p><text:s/>110</text:p>
          </table:table-cell>
          <table:table-cell office:value-type="float" office:value="2273" table:number-columns-spanned="2" table:number-rows-spanned="1" table:style-name="ce47">
            <text:p>2 273</text:p>
          </table:table-cell>
          <table:covered-table-cell/>
          <table:table-cell office:value-type="float" office:value="2383" table:number-columns-spanned="2" table:number-rows-spanned="1" table:style-name="ce47">
            <text:p>2 3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406" table:style-name="ce14">
            <text:p>1 406</text:p>
          </table:table-cell>
          <table:table-cell office:value-type="float" office:value="1753" table:style-name="ce14">
            <text:p>1 753</text:p>
          </table:table-cell>
          <table:table-cell office:value-type="float" office:value="1895" table:style-name="ce14">
            <text:p>1 895</text:p>
          </table:table-cell>
          <table:table-cell office:value-type="float" office:value="1264" table:style-name="ce14">
            <text:p>1 264</text:p>
          </table:table-cell>
          <table:table-cell office:value-type="float" office:value="257" table:style-name="ce14">
            <text:p><text:s/>257</text:p>
          </table:table-cell>
          <table:table-cell office:value-type="float" office:value="2902" table:number-columns-spanned="2" table:number-rows-spanned="1" table:style-name="ce47">
            <text:p>2 902</text:p>
          </table:table-cell>
          <table:covered-table-cell/>
          <table:table-cell office:value-type="float" office:value="3159" table:number-columns-spanned="2" table:number-rows-spanned="1" table:style-name="ce47">
            <text:p>3 1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063" table:style-name="ce14">
            <text:p>1 063</text:p>
          </table:table-cell>
          <table:table-cell office:value-type="float" office:value="1272" table:style-name="ce14">
            <text:p>1 272</text:p>
          </table:table-cell>
          <table:table-cell office:value-type="float" office:value="1455" table:style-name="ce14">
            <text:p>1 455</text:p>
          </table:table-cell>
          <table:table-cell office:value-type="float" office:value="880" table:style-name="ce14">
            <text:p><text:s/>880</text:p>
          </table:table-cell>
          <table:table-cell office:value-type="float" office:value="141" table:style-name="ce14">
            <text:p><text:s/>141</text:p>
          </table:table-cell>
          <table:table-cell office:value-type="float" office:value="2194" table:number-columns-spanned="2" table:number-rows-spanned="1" table:style-name="ce47">
            <text:p>2 194</text:p>
          </table:table-cell>
          <table:covered-table-cell/>
          <table:table-cell office:value-type="float" office:value="2335" table:number-columns-spanned="2" table:number-rows-spanned="1" table:style-name="ce47">
            <text:p>2 3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248" table:style-name="ce14">
            <text:p><text:s/>248</text:p>
          </table:table-cell>
          <table:table-cell office:value-type="float" office:value="313" table:style-name="ce14">
            <text:p><text:s/>313</text:p>
          </table:table-cell>
          <table:table-cell office:value-type="float" office:value="459" table:style-name="ce14">
            <text:p><text:s/>459</text:p>
          </table:table-cell>
          <table:table-cell office:value-type="float" office:value="102" table:style-name="ce14">
            <text:p><text:s/>102</text:p>
          </table:table-cell>
          <table:table-cell office:value-type="float" office:value="21" table:style-name="ce14">
            <text:p><text:s/>21</text:p>
          </table:table-cell>
          <table:table-cell office:value-type="float" office:value="540" table:number-columns-spanned="2" table:number-rows-spanned="1" table:style-name="ce47">
            <text:p><text:s/>540</text:p>
          </table:table-cell>
          <table:covered-table-cell/>
          <table:table-cell office:value-type="float" office:value="561" table:number-columns-spanned="2" table:number-rows-spanned="1" table:style-name="ce47">
            <text:p><text:s/>5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116" table:style-name="ce14">
            <text:p><text:s/>116</text:p>
          </table:table-cell>
          <table:table-cell office:value-type="float" office:value="191" table:style-name="ce14">
            <text:p><text:s/>191</text:p>
          </table:table-cell>
          <table:table-cell office:value-type="float" office:value="220" table:style-name="ce14">
            <text:p><text:s/>220</text:p>
          </table:table-cell>
          <table:table-cell office:value-type="float" office:value="87" table:style-name="ce14">
            <text:p><text:s/>87</text:p>
          </table:table-cell>
          <table:table-cell office:value-type="float" office:value="10" table:style-name="ce14">
            <text:p><text:s/>10</text:p>
          </table:table-cell>
          <table:table-cell office:value-type="float" office:value="297" table:number-columns-spanned="2" table:number-rows-spanned="1" table:style-name="ce47">
            <text:p><text:s/>297</text:p>
          </table:table-cell>
          <table:covered-table-cell/>
          <table:table-cell office:value-type="float" office:value="307" table:number-columns-spanned="2" table:number-rows-spanned="1" table:style-name="ce47">
            <text:p><text:s/>3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764" table:style-name="ce14">
            <text:p>2 764</text:p>
          </table:table-cell>
          <table:table-cell office:value-type="float" office:value="3303" table:style-name="ce14">
            <text:p>3 303</text:p>
          </table:table-cell>
          <table:table-cell office:value-type="float" office:value="4482" table:style-name="ce14">
            <text:p>4 482</text:p>
          </table:table-cell>
          <table:table-cell office:value-type="float" office:value="1585" table:style-name="ce14">
            <text:p>1 585</text:p>
          </table:table-cell>
          <table:table-cell office:value-type="float" office:value="375" table:style-name="ce14">
            <text:p><text:s/>375</text:p>
          </table:table-cell>
          <table:table-cell office:value-type="float" office:value="5692" table:number-columns-spanned="2" table:number-rows-spanned="1" table:style-name="ce47">
            <text:p>5 692</text:p>
          </table:table-cell>
          <table:covered-table-cell/>
          <table:table-cell office:value-type="float" office:value="6067" table:number-columns-spanned="2" table:number-rows-spanned="1" table:style-name="ce47">
            <text:p>6 0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2738" table:style-name="ce14">
            <text:p>2 738</text:p>
          </table:table-cell>
          <table:table-cell office:value-type="float" office:value="3230" table:style-name="ce14">
            <text:p>3 230</text:p>
          </table:table-cell>
          <table:table-cell office:value-type="float" office:value="3898" table:style-name="ce14">
            <text:p>3 898</text:p>
          </table:table-cell>
          <table:table-cell office:value-type="float" office:value="2070" table:style-name="ce14">
            <text:p>2 070</text:p>
          </table:table-cell>
          <table:table-cell office:value-type="float" office:value="309" table:style-name="ce14">
            <text:p><text:s/>309</text:p>
          </table:table-cell>
          <table:table-cell office:value-type="float" office:value="5659" table:number-columns-spanned="2" table:number-rows-spanned="1" table:style-name="ce47">
            <text:p>5 659</text:p>
          </table:table-cell>
          <table:covered-table-cell/>
          <table:table-cell office:value-type="float" office:value="5968" table:number-columns-spanned="2" table:number-rows-spanned="1" table:style-name="ce47">
            <text:p>5 9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88" table:style-name="ce14">
            <text:p><text:s/>288</text:p>
          </table:table-cell>
          <table:table-cell office:value-type="float" office:value="483" table:style-name="ce14">
            <text:p><text:s/>483</text:p>
          </table:table-cell>
          <table:table-cell office:value-type="float" office:value="583" table:style-name="ce14">
            <text:p><text:s/>583</text:p>
          </table:table-cell>
          <table:table-cell office:value-type="float" office:value="188" table:style-name="ce14">
            <text:p><text:s/>188</text:p>
          </table:table-cell>
          <table:table-cell office:value-type="float" office:value="62" table:style-name="ce14">
            <text:p><text:s/>62</text:p>
          </table:table-cell>
          <table:table-cell office:value-type="float" office:value="709" table:number-columns-spanned="2" table:number-rows-spanned="1" table:style-name="ce47">
            <text:p><text:s/>709</text:p>
          </table:table-cell>
          <table:covered-table-cell/>
          <table:table-cell office:value-type="float" office:value="771" table:number-columns-spanned="2" table:number-rows-spanned="1" table:style-name="ce47">
            <text:p><text:s/>7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882" table:style-name="ce14">
            <text:p><text:s/>882</text:p>
          </table:table-cell>
          <table:table-cell office:value-type="float" office:value="1158" table:style-name="ce14">
            <text:p>1 158</text:p>
          </table:table-cell>
          <table:table-cell office:value-type="float" office:value="1422" table:style-name="ce14">
            <text:p>1 422</text:p>
          </table:table-cell>
          <table:table-cell office:value-type="float" office:value="618" table:style-name="ce14">
            <text:p><text:s/>618</text:p>
          </table:table-cell>
          <table:table-cell office:value-type="float" office:value="67" table:style-name="ce14">
            <text:p><text:s/>67</text:p>
          </table:table-cell>
          <table:table-cell office:value-type="float" office:value="1973" table:number-columns-spanned="2" table:number-rows-spanned="1" table:style-name="ce47">
            <text:p>1 973</text:p>
          </table:table-cell>
          <table:covered-table-cell/>
          <table:table-cell office:value-type="float" office:value="2040" table:number-columns-spanned="2" table:number-rows-spanned="1" table:style-name="ce47">
            <text:p>2 0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591" table:style-name="ce14">
            <text:p><text:s/>591</text:p>
          </table:table-cell>
          <table:table-cell office:value-type="float" office:value="617" table:style-name="ce14">
            <text:p><text:s/>617</text:p>
          </table:table-cell>
          <table:table-cell office:value-type="float" office:value="948" table:style-name="ce14">
            <text:p><text:s/>948</text:p>
          </table:table-cell>
          <table:table-cell office:value-type="float" office:value="260" table:style-name="ce14">
            <text:p><text:s/>260</text:p>
          </table:table-cell>
          <table:table-cell office:value-type="float" office:value="57" table:style-name="ce14">
            <text:p><text:s/>57</text:p>
          </table:table-cell>
          <table:table-cell office:value-type="float" office:value="1151" table:number-columns-spanned="2" table:number-rows-spanned="1" table:style-name="ce47">
            <text:p>1 151</text:p>
          </table:table-cell>
          <table:covered-table-cell/>
          <table:table-cell office:value-type="float" office:value="1208" table:number-columns-spanned="2" table:number-rows-spanned="1" table:style-name="ce47">
            <text:p>1 2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91" table:style-name="ce14">
            <text:p><text:s/>191</text:p>
          </table:table-cell>
          <table:table-cell office:value-type="float" office:value="258" table:style-name="ce14">
            <text:p><text:s/>258</text:p>
          </table:table-cell>
          <table:table-cell office:value-type="float" office:value="327" table:style-name="ce14">
            <text:p><text:s/>327</text:p>
          </table:table-cell>
          <table:table-cell office:value-type="float" office:value="122" table:style-name="ce14">
            <text:p><text:s/>122</text:p>
          </table:table-cell>
          <table:table-cell office:value-type="float" office:value="37" table:style-name="ce14">
            <text:p><text:s/>37</text:p>
          </table:table-cell>
          <table:table-cell office:value-type="float" office:value="412" table:number-columns-spanned="2" table:number-rows-spanned="1" table:style-name="ce47">
            <text:p><text:s/>412</text:p>
          </table:table-cell>
          <table:covered-table-cell/>
          <table:table-cell office:value-type="float" office:value="449" table:number-columns-spanned="2" table:number-rows-spanned="1" table:style-name="ce47">
            <text:p><text:s/>4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348" table:style-name="ce14">
            <text:p><text:s/>348</text:p>
          </table:table-cell>
          <table:table-cell office:value-type="float" office:value="496" table:style-name="ce14">
            <text:p><text:s/>496</text:p>
          </table:table-cell>
          <table:table-cell office:value-type="float" office:value="591" table:style-name="ce14">
            <text:p><text:s/>591</text:p>
          </table:table-cell>
          <table:table-cell office:value-type="float" office:value="253" table:style-name="ce14">
            <text:p><text:s/>253</text:p>
          </table:table-cell>
          <table:table-cell office:value-type="float" office:value="45" table:style-name="ce14">
            <text:p><text:s/>45</text:p>
          </table:table-cell>
          <table:table-cell office:value-type="float" office:value="799" table:number-columns-spanned="2" table:number-rows-spanned="1" table:style-name="ce47">
            <text:p><text:s/>799</text:p>
          </table:table-cell>
          <table:covered-table-cell/>
          <table:table-cell office:value-type="float" office:value="844" table:number-columns-spanned="2" table:number-rows-spanned="1" table:style-name="ce47">
            <text:p><text:s/>8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690" table:style-name="ce14">
            <text:p><text:s/>690</text:p>
          </table:table-cell>
          <table:table-cell office:value-type="float" office:value="747" table:style-name="ce14">
            <text:p><text:s/>747</text:p>
          </table:table-cell>
          <table:table-cell office:value-type="float" office:value="988" table:style-name="ce14">
            <text:p><text:s/>988</text:p>
          </table:table-cell>
          <table:table-cell office:value-type="float" office:value="449" table:style-name="ce14">
            <text:p><text:s/>449</text:p>
          </table:table-cell>
          <table:table-cell office:value-type="float" office:value="132" table:style-name="ce14">
            <text:p><text:s/>132</text:p>
          </table:table-cell>
          <table:table-cell office:value-type="float" office:value="1305" table:number-columns-spanned="2" table:number-rows-spanned="1" table:style-name="ce47">
            <text:p>1 305</text:p>
          </table:table-cell>
          <table:covered-table-cell/>
          <table:table-cell office:value-type="float" office:value="1437" table:number-columns-spanned="2" table:number-rows-spanned="1" table:style-name="ce47">
            <text:p>1 4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65" table:style-name="ce14">
            <text:p><text:s/>65</text:p>
          </table:table-cell>
          <table:table-cell office:value-type="float" office:value="73" table:style-name="ce14">
            <text:p><text:s/>73</text:p>
          </table:table-cell>
          <table:table-cell office:value-type="float" office:value="64" table:style-name="ce14">
            <text:p><text:s/>64</text:p>
          </table:table-cell>
          <table:table-cell office:value-type="float" office:value="74" table:style-name="ce14">
            <text:p><text:s/>74</text:p>
          </table:table-cell>
          <table:table-cell office:value-type="float" office:value="16" table:style-name="ce14">
            <text:p><text:s/>16</text:p>
          </table:table-cell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office:value-type="float" office:value="138" table:number-columns-spanned="2" table:number-rows-spanned="1" table:style-name="ce47">
            <text:p><text:s/>1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2185" table:style-name="ce14">
            <text:p>2 185</text:p>
          </table:table-cell>
          <table:table-cell office:value-type="float" office:value="3059" table:style-name="ce14">
            <text:p>3 059</text:p>
          </table:table-cell>
          <table:table-cell office:value-type="float" office:value="3601" table:style-name="ce14">
            <text:p>3 601</text:p>
          </table:table-cell>
          <table:table-cell office:value-type="float" office:value="1643" table:style-name="ce14">
            <text:p>1 643</text:p>
          </table:table-cell>
          <table:table-cell office:value-type="float" office:value="440" table:style-name="ce14">
            <text:p><text:s/>440</text:p>
          </table:table-cell>
          <table:table-cell office:value-type="float" office:value="4804" table:number-columns-spanned="2" table:number-rows-spanned="1" table:style-name="ce47">
            <text:p>4 804</text:p>
          </table:table-cell>
          <table:covered-table-cell/>
          <table:table-cell office:value-type="float" office:value="5244" table:number-columns-spanned="2" table:number-rows-spanned="1" table:style-name="ce47">
            <text:p>5 2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71" table:style-name="ce14">
            <text:p><text:s/>171</text:p>
          </table:table-cell>
          <table:table-cell office:value-type="float" office:value="294" table:style-name="ce14">
            <text:p><text:s/>294</text:p>
          </table:table-cell>
          <table:table-cell office:value-type="float" office:value="266" table:style-name="ce14">
            <text:p><text:s/>266</text:p>
          </table:table-cell>
          <table:table-cell office:value-type="float" office:value="199" table:style-name="ce14">
            <text:p><text:s/>199</text:p>
          </table:table-cell>
          <table:table-cell office:value-type="float" office:value="54" table:style-name="ce14">
            <text:p><text:s/>54</text:p>
          </table:table-cell>
          <table:table-cell office:value-type="float" office:value="411" table:number-columns-spanned="2" table:number-rows-spanned="1" table:style-name="ce47">
            <text:p><text:s/>411</text:p>
          </table:table-cell>
          <table:covered-table-cell/>
          <table:table-cell office:value-type="float" office:value="465" table:number-columns-spanned="2" table:number-rows-spanned="1" table:style-name="ce47">
            <text:p><text:s/>4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599" table:style-name="ce14">
            <text:p><text:s/>599</text:p>
          </table:table-cell>
          <table:table-cell office:value-type="float" office:value="786" table:style-name="ce14">
            <text:p><text:s/>786</text:p>
          </table:table-cell>
          <table:table-cell office:value-type="float" office:value="993" table:style-name="ce14">
            <text:p><text:s/>993</text:p>
          </table:table-cell>
          <table:table-cell office:value-type="float" office:value="392" table:style-name="ce14">
            <text:p><text:s/>392</text:p>
          </table:table-cell>
          <table:table-cell office:value-type="float" office:value="72" table:style-name="ce14">
            <text:p><text:s/>72</text:p>
          </table:table-cell>
          <table:table-cell office:value-type="float" office:value="1313" table:number-columns-spanned="2" table:number-rows-spanned="1" table:style-name="ce47">
            <text:p>1 313</text:p>
          </table:table-cell>
          <table:covered-table-cell/>
          <table:table-cell office:value-type="float" office:value="1385" table:number-columns-spanned="2" table:number-rows-spanned="1" table:style-name="ce47">
            <text:p>1 3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2322" table:style-name="ce14">
            <text:p>2 322</text:p>
          </table:table-cell>
          <table:table-cell office:value-type="float" office:value="2548" table:style-name="ce14">
            <text:p>2 548</text:p>
          </table:table-cell>
          <table:table-cell office:value-type="float" office:value="3334" table:style-name="ce14">
            <text:p>3 334</text:p>
          </table:table-cell>
          <table:table-cell office:value-type="float" office:value="1536" table:style-name="ce14">
            <text:p>1 536</text:p>
          </table:table-cell>
          <table:table-cell office:value-type="float" office:value="258" table:style-name="ce14">
            <text:p><text:s/>258</text:p>
          </table:table-cell>
          <table:table-cell office:value-type="float" office:value="4612" table:number-columns-spanned="2" table:number-rows-spanned="1" table:style-name="ce47">
            <text:p>4 612</text:p>
          </table:table-cell>
          <table:covered-table-cell/>
          <table:table-cell office:value-type="float" office:value="4870" table:number-columns-spanned="2" table:number-rows-spanned="1" table:style-name="ce47">
            <text:p>4 8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6474" table:style-name="ce14">
            <text:p>6 474</text:p>
          </table:table-cell>
          <table:table-cell office:value-type="float" office:value="9254" table:style-name="ce14">
            <text:p>9 254</text:p>
          </table:table-cell>
          <table:table-cell office:value-type="float" office:value="11015" table:style-name="ce14">
            <text:p>11 015</text:p>
          </table:table-cell>
          <table:table-cell office:value-type="float" office:value="4713" table:style-name="ce14">
            <text:p>4 713</text:p>
          </table:table-cell>
          <table:table-cell office:value-type="float" office:value="726" table:style-name="ce14">
            <text:p><text:s/>726</text:p>
          </table:table-cell>
          <table:table-cell office:value-type="float" office:value="15002" table:number-columns-spanned="2" table:number-rows-spanned="1" table:style-name="ce47">
            <text:p>15 002</text:p>
          </table:table-cell>
          <table:covered-table-cell/>
          <table:table-cell office:value-type="float" office:value="15728" table:number-columns-spanned="2" table:number-rows-spanned="1" table:style-name="ce47">
            <text:p>15 7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107" table:style-name="ce14">
            <text:p><text:s/>107</text:p>
          </table:table-cell>
          <table:table-cell office:value-type="float" office:value="123" table:style-name="ce14">
            <text:p><text:s/>123</text:p>
          </table:table-cell>
          <table:table-cell office:value-type="float" office:value="150" table:style-name="ce14">
            <text:p><text:s/>150</text:p>
          </table:table-cell>
          <table:table-cell office:value-type="float" office:value="80" table:style-name="ce14">
            <text:p><text:s/>80</text:p>
          </table:table-cell>
          <table:table-cell office:value-type="float" office:value="16" table:style-name="ce14">
            <text:p><text:s/>16</text:p>
          </table:table-cell>
          <table:table-cell office:value-type="float" office:value="214" table:number-columns-spanned="2" table:number-rows-spanned="1" table:style-name="ce47">
            <text:p><text:s/>214</text:p>
          </table:table-cell>
          <table:covered-table-cell/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378" table:style-name="ce14">
            <text:p><text:s/>378</text:p>
          </table:table-cell>
          <table:table-cell office:value-type="float" office:value="450" table:style-name="ce14">
            <text:p><text:s/>450</text:p>
          </table:table-cell>
          <table:table-cell office:value-type="float" office:value="519" table:style-name="ce14">
            <text:p><text:s/>519</text:p>
          </table:table-cell>
          <table:table-cell office:value-type="float" office:value="309" table:style-name="ce14">
            <text:p><text:s/>309</text:p>
          </table:table-cell>
          <table:table-cell office:value-type="float" office:value="100" table:style-name="ce14">
            <text:p><text:s/>100</text:p>
          </table:table-cell>
          <table:table-cell office:value-type="float" office:value="728" table:number-columns-spanned="2" table:number-rows-spanned="1" table:style-name="ce47">
            <text:p><text:s/>728</text:p>
          </table:table-cell>
          <table:covered-table-cell/>
          <table:table-cell office:value-type="float" office:value="828" table:number-columns-spanned="2" table:number-rows-spanned="1" table:style-name="ce47">
            <text:p><text:s/>8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346" table:style-name="ce14">
            <text:p><text:s/>346</text:p>
          </table:table-cell>
          <table:table-cell office:value-type="float" office:value="413" table:style-name="ce14">
            <text:p><text:s/>413</text:p>
          </table:table-cell>
          <table:table-cell office:value-type="float" office:value="473" table:style-name="ce14">
            <text:p><text:s/>473</text:p>
          </table:table-cell>
          <table:table-cell office:value-type="float" office:value="286" table:style-name="ce14">
            <text:p><text:s/>286</text:p>
          </table:table-cell>
          <table:table-cell office:value-type="float" office:value="68" table:style-name="ce14">
            <text:p><text:s/>68</text:p>
          </table:table-cell>
          <table:table-cell office:value-type="float" office:value="691" table:number-columns-spanned="2" table:number-rows-spanned="1" table:style-name="ce47">
            <text:p><text:s/>691</text:p>
          </table:table-cell>
          <table:covered-table-cell/>
          <table:table-cell office:value-type="float" office:value="759" table:number-columns-spanned="2" table:number-rows-spanned="1" table:style-name="ce47">
            <text:p><text:s/>7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107" table:style-name="ce14">
            <text:p>1 107</text:p>
          </table:table-cell>
          <table:table-cell office:value-type="float" office:value="1438" table:style-name="ce14">
            <text:p>1 438</text:p>
          </table:table-cell>
          <table:table-cell office:value-type="float" office:value="1672" table:style-name="ce14">
            <text:p>1 672</text:p>
          </table:table-cell>
          <table:table-cell office:value-type="float" office:value="873" table:style-name="ce14">
            <text:p><text:s/>873</text:p>
          </table:table-cell>
          <table:table-cell office:value-type="float" office:value="132" table:style-name="ce14">
            <text:p><text:s/>132</text:p>
          </table:table-cell>
          <table:table-cell office:value-type="float" office:value="2413" table:number-columns-spanned="2" table:number-rows-spanned="1" table:style-name="ce47">
            <text:p>2 413</text:p>
          </table:table-cell>
          <table:covered-table-cell/>
          <table:table-cell office:value-type="float" office:value="2545" table:number-columns-spanned="2" table:number-rows-spanned="1" table:style-name="ce47">
            <text:p>2 5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39" table:style-name="ce14">
            <text:p><text:s/>39</text:p>
          </table:table-cell>
          <table:table-cell office:value-type="float" office:value="46" table:style-name="ce14">
            <text:p><text:s/>46</text:p>
          </table:table-cell>
          <table:table-cell office:value-type="float" office:value="65" table:style-name="ce14">
            <text:p><text:s/>65</text:p>
          </table:table-cell>
          <table:table-cell office:value-type="float" office:value="20" table:style-name="ce14">
            <text:p><text:s/>20</text:p>
          </table:table-cell>
          <table:table-cell office:value-type="float" office:value="9" table:style-name="ce14">
            <text:p><text:s/>9</text:p>
          </table:table-cell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2276" table:style-name="ce14">
            <text:p>2 276</text:p>
          </table:table-cell>
          <table:table-cell office:value-type="float" office:value="2954" table:style-name="ce14">
            <text:p>2 954</text:p>
          </table:table-cell>
          <table:table-cell office:value-type="float" office:value="3615" table:style-name="ce14">
            <text:p>3 615</text:p>
          </table:table-cell>
          <table:table-cell office:value-type="float" office:value="1615" table:style-name="ce14">
            <text:p>1 615</text:p>
          </table:table-cell>
          <table:table-cell office:value-type="float" office:value="300" table:style-name="ce14">
            <text:p><text:s/>300</text:p>
          </table:table-cell>
          <table:table-cell office:value-type="float" office:value="4930" table:number-columns-spanned="2" table:number-rows-spanned="1" table:style-name="ce47">
            <text:p>4 930</text:p>
          </table:table-cell>
          <table:covered-table-cell/>
          <table:table-cell office:value-type="float" office:value="5230" table:number-columns-spanned="2" table:number-rows-spanned="1" table:style-name="ce47">
            <text:p>5 2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76" table:style-name="ce14">
            <text:p><text:s/>76</text:p>
          </table:table-cell>
          <table:table-cell office:value-type="float" office:value="94" table:style-name="ce14">
            <text:p><text:s/>94</text:p>
          </table:table-cell>
          <table:table-cell office:value-type="float" office:value="113" table:style-name="ce14">
            <text:p><text:s/>113</text:p>
          </table:table-cell>
          <table:table-cell office:value-type="float" office:value="57" table:style-name="ce14">
            <text:p><text:s/>57</text:p>
          </table:table-cell>
          <table:table-cell office:value-type="float" office:value="26" table:style-name="ce14">
            <text:p><text:s/>26</text:p>
          </table:table-cell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170" table:number-columns-spanned="2" table:number-rows-spanned="1" table:style-name="ce47">
            <text:p><text:s/>170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60692" table:style-name="ce18">
            <text:p>60 692</text:p>
          </table:table-cell>
          <table:table-cell office:value-type="float" office:value="74538" table:style-name="ce18">
            <text:p>74 538</text:p>
          </table:table-cell>
          <table:table-cell office:value-type="float" office:value="91330" table:style-name="ce18">
            <text:p>91 330</text:p>
          </table:table-cell>
          <table:table-cell office:value-type="float" office:value="43900" table:style-name="ce18">
            <text:p>43 900</text:p>
          </table:table-cell>
          <table:table-cell office:value-type="float" office:value="9385" table:style-name="ce18">
            <text:p>9 385</text:p>
          </table:table-cell>
          <table:table-cell office:value-type="float" office:value="125845" table:number-columns-spanned="2" table:number-rows-spanned="1" table:style-name="ce46">
            <text:p>125 845</text:p>
          </table:table-cell>
          <table:covered-table-cell/>
          <table:table-cell office:value-type="float" office:value="135230" table:number-columns-spanned="2" table:number-rows-spanned="1" table:style-name="ce46">
            <text:p>135 230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43" table:style-name="ce14">
            <text:p><text:s/>43</text:p>
          </table:table-cell>
          <table:table-cell office:value-type="float" office:value="74" table:style-name="ce14">
            <text:p><text:s/>74</text:p>
          </table:table-cell>
          <table:table-cell office:value-type="float" office:value="69" table:style-name="ce14">
            <text:p><text:s/>69</text:p>
          </table:table-cell>
          <table:table-cell office:value-type="float" office:value="48" table:style-name="ce14">
            <text:p><text:s/>48</text:p>
          </table:table-cell>
          <table:table-cell office:value-type="float" office:value="6" table:style-name="ce14">
            <text:p><text:s/>6</text:p>
          </table:table-cell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06" table:style-name="ce14">
            <text:p><text:s/>106</text:p>
          </table:table-cell>
          <table:table-cell office:value-type="float" office:value="162" table:style-name="ce14">
            <text:p><text:s/>162</text:p>
          </table:table-cell>
          <table:table-cell office:value-type="float" office:value="180" table:style-name="ce14">
            <text:p><text:s/>180</text:p>
          </table:table-cell>
          <table:table-cell office:value-type="float" office:value="88" table:style-name="ce14">
            <text:p><text:s/>88</text:p>
          </table:table-cell>
          <table:table-cell office:value-type="float" office:value="20" table:style-name="ce14">
            <text:p><text:s/>20</text:p>
          </table:table-cell>
          <table:table-cell office:value-type="float" office:value="248" table:number-columns-spanned="2" table:number-rows-spanned="1" table:style-name="ce47">
            <text:p><text:s/>248</text:p>
          </table:table-cell>
          <table:covered-table-cell/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123" table:style-name="ce14">
            <text:p><text:s/>123</text:p>
          </table:table-cell>
          <table:table-cell office:value-type="float" office:value="171" table:style-name="ce14">
            <text:p><text:s/>171</text:p>
          </table:table-cell>
          <table:table-cell office:value-type="float" office:value="150" table:style-name="ce14">
            <text:p><text:s/>150</text:p>
          </table:table-cell>
          <table:table-cell office:value-type="float" office:value="144" table:style-name="ce14">
            <text:p><text:s/>144</text:p>
          </table:table-cell>
          <table:table-cell office:value-type="float" office:value="47" table:style-name="ce14">
            <text:p><text:s/>47</text:p>
          </table:table-cell>
          <table:table-cell office:value-type="float" office:value="247" table:number-columns-spanned="2" table:number-rows-spanned="1" table:style-name="ce47">
            <text:p><text:s/>247</text:p>
          </table:table-cell>
          <table:covered-table-cell/>
          <table:table-cell office:value-type="float" office:value="294" table:number-columns-spanned="2" table:number-rows-spanned="1" table:style-name="ce47">
            <text:p><text:s/>2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92" table:style-name="ce14">
            <text:p><text:s/>92</text:p>
          </table:table-cell>
          <table:table-cell office:value-type="float" office:value="146" table:style-name="ce14">
            <text:p><text:s/>146</text:p>
          </table:table-cell>
          <table:table-cell office:value-type="float" office:value="157" table:style-name="ce14">
            <text:p><text:s/>157</text:p>
          </table:table-cell>
          <table:table-cell office:value-type="float" office:value="81" table:style-name="ce14">
            <text:p><text:s/>81</text:p>
          </table:table-cell>
          <table:table-cell office:value-type="float" office:value="14" table:style-name="ce14">
            <text:p><text:s/>14</text:p>
          </table:table-cell>
          <table:table-cell office:value-type="float" office:value="224" table:number-columns-spanned="2" table:number-rows-spanned="1" table:style-name="ce47">
            <text:p><text:s/>224</text:p>
          </table:table-cell>
          <table:covered-table-cell/>
          <table:table-cell office:value-type="float" office:value="238" table:number-columns-spanned="2" table:number-rows-spanned="1" table:style-name="ce47">
            <text:p><text:s/>2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73" table:style-name="ce14">
            <text:p><text:s/>73</text:p>
          </table:table-cell>
          <table:table-cell office:value-type="float" office:value="64" table:style-name="ce14">
            <text:p><text:s/>64</text:p>
          </table:table-cell>
          <table:table-cell office:value-type="float" office:value="85" table:style-name="ce14">
            <text:p><text:s/>85</text:p>
          </table:table-cell>
          <table:table-cell office:value-type="float" office:value="52" table:style-name="ce14">
            <text:p><text:s/>52</text:p>
          </table:table-cell>
          <table:table-cell office:value-type="float" office:value="21" table:style-name="ce14">
            <text:p><text:s/>21</text:p>
          </table:table-cell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35" table:style-name="ce14">
            <text:p><text:s/>35</text:p>
          </table:table-cell>
          <table:table-cell office:value-type="float" office:value="41" table:style-name="ce14">
            <text:p><text:s/>41</text:p>
          </table:table-cell>
          <table:table-cell office:value-type="float" office:value="40" table:style-name="ce14">
            <text:p><text:s/>40</text:p>
          </table:table-cell>
          <table:table-cell office:value-type="float" office:value="36" table:style-name="ce14">
            <text:p><text:s/>36</text:p>
          </table:table-cell>
          <table:table-cell office:value-type="float" office:value="9" table:style-name="ce14">
            <text:p><text:s/>9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79" table:style-name="ce14">
            <text:p><text:s/>79</text:p>
          </table:table-cell>
          <table:table-cell office:value-type="float" office:value="81" table:style-name="ce14">
            <text:p><text:s/>81</text:p>
          </table:table-cell>
          <table:table-cell office:value-type="float" office:value="106" table:style-name="ce14">
            <text:p><text:s/>106</text:p>
          </table:table-cell>
          <table:table-cell office:value-type="float" office:value="54" table:style-name="ce14">
            <text:p><text:s/>54</text:p>
          </table:table-cell>
          <table:table-cell office:value-type="float" office:value="13" table:style-name="ce14">
            <text:p><text:s/>13</text:p>
          </table:table-cell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office:value-type="float" office:value="160" table:number-columns-spanned="2" table:number-rows-spanned="1" table:style-name="ce47">
            <text:p><text:s/>1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9" table:style-name="ce14">
            <text:p><text:s/>39</text:p>
          </table:table-cell>
          <table:table-cell office:value-type="float" office:value="37" table:style-name="ce14">
            <text:p><text:s/>37</text:p>
          </table:table-cell>
          <table:table-cell office:value-type="float" office:value="41" table:style-name="ce14">
            <text:p><text:s/>41</text:p>
          </table:table-cell>
          <table:table-cell office:value-type="float" office:value="35" table:style-name="ce14">
            <text:p><text:s/>35</text:p>
          </table:table-cell>
          <table:table-cell office:value-type="float" office:value="15" table:style-name="ce14">
            <text:p><text:s/>15</text:p>
          </table:table-cell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61" table:style-name="ce14">
            <text:p><text:s/>61</text:p>
          </table:table-cell>
          <table:table-cell office:value-type="float" office:value="117" table:style-name="ce14">
            <text:p><text:s/>117</text:p>
          </table:table-cell>
          <table:table-cell office:value-type="float" office:value="105" table:style-name="ce14">
            <text:p><text:s/>105</text:p>
          </table:table-cell>
          <table:table-cell office:value-type="float" office:value="73" table:style-name="ce14">
            <text:p><text:s/>73</text:p>
          </table:table-cell>
          <table:table-cell office:value-type="float" office:value="34" table:style-name="ce14">
            <text:p><text:s/>34</text:p>
          </table:table-cell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35" table:style-name="ce14">
            <text:p><text:s/>35</text:p>
          </table:table-cell>
          <table:table-cell office:value-type="float" office:value="72" table:style-name="ce14">
            <text:p><text:s/>72</text:p>
          </table:table-cell>
          <table:table-cell office:value-type="float" office:value="35" table:style-name="ce14">
            <text:p><text:s/>35</text:p>
          </table:table-cell>
          <table:table-cell office:value-type="float" office:value="72" table:style-name="ce14">
            <text:p><text:s/>72</text:p>
          </table:table-cell>
          <table:table-cell office:value-type="float" office:value="19" table:style-name="ce14">
            <text:p><text:s/>19</text:p>
          </table:table-cell>
          <table:table-cell office:value-type="float" office:value="88" table:number-columns-spanned="2" table:number-rows-spanned="1" table:style-name="ce47">
            <text:p><text:s/>88</text:p>
          </table:table-cell>
          <table:covered-table-cell/>
          <table:table-cell office:value-type="float" office:value="107" table:number-columns-spanned="2" table:number-rows-spanned="1" table:style-name="ce47">
            <text:p><text:s/>1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615" table:style-name="ce14">
            <text:p><text:s/>615</text:p>
          </table:table-cell>
          <table:table-cell office:value-type="float" office:value="633" table:style-name="ce14">
            <text:p><text:s/>633</text:p>
          </table:table-cell>
          <table:table-cell office:value-type="float" office:value="703" table:style-name="ce14">
            <text:p><text:s/>703</text:p>
          </table:table-cell>
          <table:table-cell office:value-type="float" office:value="545" table:style-name="ce14">
            <text:p><text:s/>545</text:p>
          </table:table-cell>
          <table:table-cell office:value-type="float" office:value="228" table:style-name="ce14">
            <text:p><text:s/>228</text:p>
          </table:table-cell>
          <table:table-cell office:value-type="float" office:value="1020" table:number-columns-spanned="2" table:number-rows-spanned="1" table:style-name="ce47">
            <text:p>1 020</text:p>
          </table:table-cell>
          <table:covered-table-cell/>
          <table:table-cell office:value-type="float" office:value="1248" table:number-columns-spanned="2" table:number-rows-spanned="1" table:style-name="ce47">
            <text:p>1 2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115" table:style-name="ce14">
            <text:p><text:s/>115</text:p>
          </table:table-cell>
          <table:table-cell office:value-type="float" office:value="110" table:style-name="ce14">
            <text:p><text:s/>110</text:p>
          </table:table-cell>
          <table:table-cell office:value-type="float" office:value="114" table:style-name="ce14">
            <text:p><text:s/>114</text:p>
          </table:table-cell>
          <table:table-cell office:value-type="float" office:value="111" table:style-name="ce14">
            <text:p><text:s/>111</text:p>
          </table:table-cell>
          <table:table-cell office:value-type="float" office:value="40" table:style-name="ce14">
            <text:p><text:s/>40</text:p>
          </table:table-cell>
          <table:table-cell office:value-type="float" office:value="185" table:number-columns-spanned="2" table:number-rows-spanned="1" table:style-name="ce47">
            <text:p><text:s/>185</text:p>
          </table:table-cell>
          <table:covered-table-cell/>
          <table:table-cell office:value-type="float" office:value="225" table:number-columns-spanned="2" table:number-rows-spanned="1" table:style-name="ce47">
            <text:p><text:s/>2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221" table:style-name="ce14">
            <text:p><text:s/>221</text:p>
          </table:table-cell>
          <table:table-cell office:value-type="float" office:value="230" table:style-name="ce14">
            <text:p><text:s/>230</text:p>
          </table:table-cell>
          <table:table-cell office:value-type="float" office:value="215" table:style-name="ce14">
            <text:p><text:s/>215</text:p>
          </table:table-cell>
          <table:table-cell office:value-type="float" office:value="236" table:style-name="ce14">
            <text:p><text:s/>236</text:p>
          </table:table-cell>
          <table:table-cell office:value-type="float" office:value="34" table:style-name="ce14">
            <text:p><text:s/>34</text:p>
          </table:table-cell>
          <table:table-cell office:value-type="float" office:value="417" table:number-columns-spanned="2" table:number-rows-spanned="1" table:style-name="ce47">
            <text:p><text:s/>417</text:p>
          </table:table-cell>
          <table:covered-table-cell/>
          <table:table-cell office:value-type="float" office:value="451" table:number-columns-spanned="2" table:number-rows-spanned="1" table:style-name="ce47">
            <text:p><text:s/>4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40" table:style-name="ce14">
            <text:p><text:s/>40</text:p>
          </table:table-cell>
          <table:table-cell office:value-type="float" office:value="35" table:style-name="ce14">
            <text:p><text:s/>35</text:p>
          </table:table-cell>
          <table:table-cell office:value-type="float" office:value="40" table:style-name="ce14">
            <text:p><text:s/>40</text:p>
          </table:table-cell>
          <table:table-cell office:value-type="float" office:value="35" table:style-name="ce14">
            <text:p><text:s/>35</text:p>
          </table:table-cell>
          <table:table-cell office:value-type="float" office:value="5" table:style-name="ce14">
            <text:p><text:s/>5</text:p>
          </table:table-cell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127" table:style-name="ce14">
            <text:p><text:s/>127</text:p>
          </table:table-cell>
          <table:table-cell office:value-type="float" office:value="131" table:style-name="ce14">
            <text:p><text:s/>131</text:p>
          </table:table-cell>
          <table:table-cell office:value-type="float" office:value="163" table:style-name="ce14">
            <text:p><text:s/>163</text:p>
          </table:table-cell>
          <table:table-cell office:value-type="float" office:value="95" table:style-name="ce14">
            <text:p><text:s/>95</text:p>
          </table:table-cell>
          <table:table-cell office:value-type="float" office:value="41" table:style-name="ce14">
            <text:p><text:s/>41</text:p>
          </table:table-cell>
          <table:table-cell office:value-type="float" office:value="217" table:number-columns-spanned="2" table:number-rows-spanned="1" table:style-name="ce47">
            <text:p><text:s/>217</text:p>
          </table:table-cell>
          <table:covered-table-cell/>
          <table:table-cell office:value-type="float" office:value="258" table:number-columns-spanned="2" table:number-rows-spanned="1" table:style-name="ce47">
            <text:p><text:s/>2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56" table:style-name="ce14">
            <text:p><text:s/>56</text:p>
          </table:table-cell>
          <table:table-cell office:value-type="float" office:value="83" table:style-name="ce14">
            <text:p><text:s/>83</text:p>
          </table:table-cell>
          <table:table-cell office:value-type="float" office:value="45" table:style-name="ce14">
            <text:p><text:s/>45</text:p>
          </table:table-cell>
          <table:table-cell office:value-type="float" office:value="94" table:style-name="ce14">
            <text:p><text:s/>94</text:p>
          </table:table-cell>
          <table:table-cell office:value-type="float" office:value="20" table:style-name="ce14">
            <text:p><text:s/>20</text:p>
          </table:table-cell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78" table:style-name="ce14">
            <text:p><text:s/>78</text:p>
          </table:table-cell>
          <table:table-cell office:value-type="float" office:value="94" table:style-name="ce14">
            <text:p><text:s/>94</text:p>
          </table:table-cell>
          <table:table-cell office:value-type="float" office:value="88" table:style-name="ce14">
            <text:p><text:s/>88</text:p>
          </table:table-cell>
          <table:table-cell office:value-type="float" office:value="84" table:style-name="ce14">
            <text:p><text:s/>84</text:p>
          </table:table-cell>
          <table:table-cell office:value-type="float" office:value="36" table:style-name="ce14">
            <text:p><text:s/>36</text:p>
          </table:table-cell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460" table:style-name="ce14">
            <text:p><text:s/>460</text:p>
          </table:table-cell>
          <table:table-cell office:value-type="float" office:value="648" table:style-name="ce14">
            <text:p><text:s/>648</text:p>
          </table:table-cell>
          <table:table-cell office:value-type="float" office:value="573" table:style-name="ce14">
            <text:p><text:s/>573</text:p>
          </table:table-cell>
          <table:table-cell office:value-type="float" office:value="535" table:style-name="ce14">
            <text:p><text:s/>535</text:p>
          </table:table-cell>
          <table:table-cell office:value-type="float" office:value="133" table:style-name="ce14">
            <text:p><text:s/>133</text:p>
          </table:table-cell>
          <table:table-cell office:value-type="float" office:value="975" table:number-columns-spanned="2" table:number-rows-spanned="1" table:style-name="ce47">
            <text:p><text:s/>975</text:p>
          </table:table-cell>
          <table:covered-table-cell/>
          <table:table-cell office:value-type="float" office:value="1108" table:number-columns-spanned="2" table:number-rows-spanned="1" table:style-name="ce47">
            <text:p>1 1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67" table:style-name="ce14">
            <text:p><text:s/>167</text:p>
          </table:table-cell>
          <table:table-cell office:value-type="float" office:value="204" table:style-name="ce14">
            <text:p><text:s/>204</text:p>
          </table:table-cell>
          <table:table-cell office:value-type="float" office:value="181" table:style-name="ce14">
            <text:p><text:s/>181</text:p>
          </table:table-cell>
          <table:table-cell office:value-type="float" office:value="190" table:style-name="ce14">
            <text:p><text:s/>190</text:p>
          </table:table-cell>
          <table:table-cell office:value-type="float" office:value="80" table:style-name="ce14">
            <text:p><text:s/>80</text:p>
          </table:table-cell>
          <table:table-cell office:value-type="float" office:value="291" table:number-columns-spanned="2" table:number-rows-spanned="1" table:style-name="ce47">
            <text:p><text:s/>291</text:p>
          </table:table-cell>
          <table:covered-table-cell/>
          <table:table-cell office:value-type="float" office:value="371" table:number-columns-spanned="2" table:number-rows-spanned="1" table:style-name="ce47">
            <text:p><text:s/>3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890" table:style-name="ce14">
            <text:p><text:s/>890</text:p>
          </table:table-cell>
          <table:table-cell office:value-type="float" office:value="1041" table:style-name="ce14">
            <text:p>1 041</text:p>
          </table:table-cell>
          <table:table-cell office:value-type="float" office:value="1256" table:style-name="ce14">
            <text:p>1 256</text:p>
          </table:table-cell>
          <table:table-cell office:value-type="float" office:value="675" table:style-name="ce14">
            <text:p><text:s/>675</text:p>
          </table:table-cell>
          <table:table-cell office:value-type="float" office:value="191" table:style-name="ce14">
            <text:p><text:s/>191</text:p>
          </table:table-cell>
          <table:table-cell office:value-type="float" office:value="1740" table:number-columns-spanned="2" table:number-rows-spanned="1" table:style-name="ce47">
            <text:p>1 740</text:p>
          </table:table-cell>
          <table:covered-table-cell/>
          <table:table-cell office:value-type="float" office:value="1931" table:number-columns-spanned="2" table:number-rows-spanned="1" table:style-name="ce47">
            <text:p>1 9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137" table:style-name="ce14">
            <text:p><text:s/>137</text:p>
          </table:table-cell>
          <table:table-cell office:value-type="float" office:value="179" table:style-name="ce14">
            <text:p><text:s/>179</text:p>
          </table:table-cell>
          <table:table-cell office:value-type="float" office:value="193" table:style-name="ce14">
            <text:p><text:s/>193</text:p>
          </table:table-cell>
          <table:table-cell office:value-type="float" office:value="123" table:style-name="ce14">
            <text:p><text:s/>123</text:p>
          </table:table-cell>
          <table:table-cell office:value-type="float" office:value="29" table:style-name="ce14">
            <text:p><text:s/>29</text:p>
          </table:table-cell>
          <table:table-cell office:value-type="float" office:value="287" table:number-columns-spanned="2" table:number-rows-spanned="1" table:style-name="ce47">
            <text:p><text:s/>287</text:p>
          </table:table-cell>
          <table:covered-table-cell/>
          <table:table-cell office:value-type="float" office:value="316" table:number-columns-spanned="2" table:number-rows-spanned="1" table:style-name="ce47">
            <text:p><text:s/>3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41" table:style-name="ce14">
            <text:p><text:s/>41</text:p>
          </table:table-cell>
          <table:table-cell office:value-type="float" office:value="86" table:style-name="ce14">
            <text:p><text:s/>86</text:p>
          </table:table-cell>
          <table:table-cell office:value-type="float" office:value="81" table:style-name="ce14">
            <text:p><text:s/>81</text:p>
          </table:table-cell>
          <table:table-cell office:value-type="float" office:value="46" table:style-name="ce14">
            <text:p><text:s/>46</text:p>
          </table:table-cell>
          <table:table-cell office:value-type="float" office:value="10" table:style-name="ce14">
            <text:p><text:s/>10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127" table:number-columns-spanned="2" table:number-rows-spanned="1" table:style-name="ce47">
            <text:p><text:s/>1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24" table:style-name="ce14">
            <text:p><text:s/>24</text:p>
          </table:table-cell>
          <table:table-cell office:value-type="float" office:value="47" table:style-name="ce14">
            <text:p><text:s/>47</text:p>
          </table:table-cell>
          <table:table-cell office:value-type="float" office:value="52" table:style-name="ce14">
            <text:p><text:s/>52</text:p>
          </table:table-cell>
          <table:table-cell office:value-type="float" office:value="19" table:style-name="ce14">
            <text:p><text:s/>19</text:p>
          </table:table-cell>
          <table:table-cell office:value-type="float" office:value="7" table:style-name="ce14">
            <text:p><text:s/>7</text:p>
          </table:table-cell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55" table:style-name="ce14">
            <text:p><text:s/>155</text:p>
          </table:table-cell>
          <table:table-cell office:value-type="float" office:value="179" table:style-name="ce14">
            <text:p><text:s/>179</text:p>
          </table:table-cell>
          <table:table-cell office:value-type="float" office:value="200" table:style-name="ce14">
            <text:p><text:s/>200</text:p>
          </table:table-cell>
          <table:table-cell office:value-type="float" office:value="134" table:style-name="ce14">
            <text:p><text:s/>134</text:p>
          </table:table-cell>
          <table:table-cell office:value-type="float" office:value="11" table:style-name="ce14">
            <text:p><text:s/>11</text:p>
          </table:table-cell>
          <table:table-cell office:value-type="float" office:value="323" table:number-columns-spanned="2" table:number-rows-spanned="1" table:style-name="ce47">
            <text:p><text:s/>323</text:p>
          </table:table-cell>
          <table:covered-table-cell/>
          <table:table-cell office:value-type="float" office:value="334" table:number-columns-spanned="2" table:number-rows-spanned="1" table:style-name="ce47">
            <text:p><text:s/>3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43" table:style-name="ce14">
            <text:p><text:s/>43</text:p>
          </table:table-cell>
          <table:table-cell office:value-type="float" office:value="39" table:style-name="ce14">
            <text:p><text:s/>39</text:p>
          </table:table-cell>
          <table:table-cell office:value-type="float" office:value="50" table:style-name="ce14">
            <text:p><text:s/>50</text:p>
          </table:table-cell>
          <table:table-cell office:value-type="float" office:value="32" table:style-name="ce14">
            <text:p><text:s/>32</text:p>
          </table:table-cell>
          <table:table-cell office:value-type="float" office:value="11" table:style-name="ce14">
            <text:p><text:s/>11</text:p>
          </table:table-cell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17" table:style-name="ce14">
            <text:p><text:s/>117</text:p>
          </table:table-cell>
          <table:table-cell office:value-type="float" office:value="123" table:style-name="ce14">
            <text:p><text:s/>123</text:p>
          </table:table-cell>
          <table:table-cell office:value-type="float" office:value="111" table:style-name="ce14">
            <text:p><text:s/>111</text:p>
          </table:table-cell>
          <table:table-cell office:value-type="float" office:value="129" table:style-name="ce14">
            <text:p><text:s/>129</text:p>
          </table:table-cell>
          <table:table-cell office:value-type="float" office:value="22" table:style-name="ce14">
            <text:p><text:s/>22</text:p>
          </table:table-cell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office:value-type="float" office:value="240" table:number-columns-spanned="2" table:number-rows-spanned="1" table:style-name="ce47">
            <text:p><text:s/>2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84" table:style-name="ce14">
            <text:p><text:s/>84</text:p>
          </table:table-cell>
          <table:table-cell office:value-type="float" office:value="91" table:style-name="ce14">
            <text:p><text:s/>91</text:p>
          </table:table-cell>
          <table:table-cell office:value-type="float" office:value="67" table:style-name="ce14">
            <text:p><text:s/>67</text:p>
          </table:table-cell>
          <table:table-cell office:value-type="float" office:value="108" table:style-name="ce14">
            <text:p><text:s/>108</text:p>
          </table:table-cell>
          <table:table-cell office:value-type="float" office:value="37" table:style-name="ce14">
            <text:p><text:s/>37</text:p>
          </table:table-cell>
          <table:table-cell office:value-type="float" office:value="138" table:number-columns-spanned="2" table:number-rows-spanned="1" table:style-name="ce47">
            <text:p><text:s/>138</text:p>
          </table:table-cell>
          <table:covered-table-cell/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51" table:style-name="ce14">
            <text:p><text:s/>151</text:p>
          </table:table-cell>
          <table:table-cell office:value-type="float" office:value="168" table:style-name="ce14">
            <text:p><text:s/>168</text:p>
          </table:table-cell>
          <table:table-cell office:value-type="float" office:value="209" table:style-name="ce14">
            <text:p><text:s/>209</text:p>
          </table:table-cell>
          <table:table-cell office:value-type="float" office:value="110" table:style-name="ce14">
            <text:p><text:s/>110</text:p>
          </table:table-cell>
          <table:table-cell office:value-type="float" office:value="21" table:style-name="ce14">
            <text:p><text:s/>21</text:p>
          </table:table-cell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office:value-type="float" office:value="319" table:number-columns-spanned="2" table:number-rows-spanned="1" table:style-name="ce47">
            <text:p><text:s/>3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38" table:style-name="ce14">
            <text:p><text:s/>38</text:p>
          </table:table-cell>
          <table:table-cell office:value-type="float" office:value="64" table:style-name="ce14">
            <text:p><text:s/>64</text:p>
          </table:table-cell>
          <table:table-cell office:value-type="float" office:value="77" table:style-name="ce14">
            <text:p><text:s/>77</text:p>
          </table:table-cell>
          <table:table-cell office:value-type="float" office:value="25" table:style-name="ce14">
            <text:p><text:s/>25</text:p>
          </table:table-cell>
          <table:table-cell office:value-type="float" office:value="3" table:style-name="ce14">
            <text:p><text:s/>3</text:p>
          </table:table-cell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459" table:style-name="ce14">
            <text:p><text:s/>459</text:p>
          </table:table-cell>
          <table:table-cell office:value-type="float" office:value="521" table:style-name="ce14">
            <text:p><text:s/>521</text:p>
          </table:table-cell>
          <table:table-cell office:value-type="float" office:value="430" table:style-name="ce14">
            <text:p><text:s/>430</text:p>
          </table:table-cell>
          <table:table-cell office:value-type="float" office:value="550" table:style-name="ce14">
            <text:p><text:s/>550</text:p>
          </table:table-cell>
          <table:table-cell office:value-type="float" office:value="268" table:style-name="ce14">
            <text:p><text:s/>268</text:p>
          </table:table-cell>
          <table:table-cell office:value-type="float" office:value="712" table:number-columns-spanned="2" table:number-rows-spanned="1" table:style-name="ce47">
            <text:p><text:s/>712</text:p>
          </table:table-cell>
          <table:covered-table-cell/>
          <table:table-cell office:value-type="float" office:value="980" table:number-columns-spanned="2" table:number-rows-spanned="1" table:style-name="ce47">
            <text:p><text:s/>9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75" table:style-name="ce14">
            <text:p><text:s/>75</text:p>
          </table:table-cell>
          <table:table-cell office:value-type="float" office:value="86" table:style-name="ce14">
            <text:p><text:s/>86</text:p>
          </table:table-cell>
          <table:table-cell office:value-type="float" office:value="69" table:style-name="ce14">
            <text:p><text:s/>69</text:p>
          </table:table-cell>
          <table:table-cell office:value-type="float" office:value="92" table:style-name="ce14">
            <text:p><text:s/>92</text:p>
          </table:table-cell>
          <table:table-cell office:value-type="float" office:value="37" table:style-name="ce14">
            <text:p><text:s/>37</text:p>
          </table:table-cell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office:value-type="float" office:value="161" table:number-columns-spanned="2" table:number-rows-spanned="1" table:style-name="ce47">
            <text:p><text:s/>1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97" table:style-name="ce14">
            <text:p><text:s/>97</text:p>
          </table:table-cell>
          <table:table-cell office:value-type="float" office:value="91" table:style-name="ce14">
            <text:p><text:s/>91</text:p>
          </table:table-cell>
          <table:table-cell office:value-type="float" office:value="100" table:style-name="ce14">
            <text:p><text:s/>100</text:p>
          </table:table-cell>
          <table:table-cell office:value-type="float" office:value="88" table:style-name="ce14">
            <text:p><text:s/>88</text:p>
          </table:table-cell>
          <table:table-cell office:value-type="float" office:value="42" table:style-name="ce14">
            <text:p><text:s/>42</text:p>
          </table:table-cell>
          <table:table-cell office:value-type="float" office:value="146" table:number-columns-spanned="2" table:number-rows-spanned="1" table:style-name="ce47">
            <text:p><text:s/>146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270" table:style-name="ce14">
            <text:p>1 270</text:p>
          </table:table-cell>
          <table:table-cell office:value-type="float" office:value="849" table:style-name="ce14">
            <text:p><text:s/>849</text:p>
          </table:table-cell>
          <table:table-cell office:value-type="float" office:value="1762" table:style-name="ce14">
            <text:p>1 762</text:p>
          </table:table-cell>
          <table:table-cell office:value-type="float" office:value="357" table:style-name="ce14">
            <text:p><text:s/>357</text:p>
          </table:table-cell>
          <table:table-cell office:value-type="float" office:value="19" table:style-name="ce14">
            <text:p><text:s/>19</text:p>
          </table:table-cell>
          <table:table-cell office:value-type="float" office:value="2100" table:number-columns-spanned="2" table:number-rows-spanned="1" table:style-name="ce47">
            <text:p>2 100</text:p>
          </table:table-cell>
          <table:covered-table-cell/>
          <table:table-cell office:value-type="float" office:value="2119" table:number-columns-spanned="2" table:number-rows-spanned="1" table:style-name="ce47">
            <text:p>2 1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84" table:style-name="ce14">
            <text:p><text:s/>84</text:p>
          </table:table-cell>
          <table:table-cell office:value-type="float" office:value="90" table:style-name="ce14">
            <text:p><text:s/>90</text:p>
          </table:table-cell>
          <table:table-cell office:value-type="float" office:value="101" table:style-name="ce14">
            <text:p><text:s/>101</text:p>
          </table:table-cell>
          <table:table-cell office:value-type="float" office:value="73" table:style-name="ce14">
            <text:p><text:s/>73</text:p>
          </table:table-cell>
          <table:table-cell office:value-type="float" office:value="4" table:style-name="ce14">
            <text:p><text:s/>4</text:p>
          </table:table-cell>
          <table:table-cell office:value-type="float" office:value="170" table:number-columns-spanned="2" table:number-rows-spanned="1" table:style-name="ce47">
            <text:p><text:s/>170</text:p>
          </table:table-cell>
          <table:covered-table-cell/>
          <table:table-cell office:value-type="float" office:value="174" table:number-columns-spanned="2" table:number-rows-spanned="1" table:style-name="ce47">
            <text:p><text:s/>1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194" table:style-name="ce14">
            <text:p><text:s/>194</text:p>
          </table:table-cell>
          <table:table-cell office:value-type="float" office:value="263" table:style-name="ce14">
            <text:p><text:s/>263</text:p>
          </table:table-cell>
          <table:table-cell office:value-type="float" office:value="352" table:style-name="ce14">
            <text:p><text:s/>352</text:p>
          </table:table-cell>
          <table:table-cell office:value-type="float" office:value="105" table:style-name="ce14">
            <text:p><text:s/>105</text:p>
          </table:table-cell>
          <table:table-cell office:value-type="float" office:value="37" table:style-name="ce14">
            <text:p><text:s/>37</text:p>
          </table:table-cell>
          <table:table-cell office:value-type="float" office:value="420" table:number-columns-spanned="2" table:number-rows-spanned="1" table:style-name="ce47">
            <text:p><text:s/>420</text:p>
          </table:table-cell>
          <table:covered-table-cell/>
          <table:table-cell office:value-type="float" office:value="457" table:number-columns-spanned="2" table:number-rows-spanned="1" table:style-name="ce47">
            <text:p><text:s/>4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314" table:style-name="ce14">
            <text:p><text:s/>314</text:p>
          </table:table-cell>
          <table:table-cell office:value-type="float" office:value="353" table:style-name="ce14">
            <text:p><text:s/>353</text:p>
          </table:table-cell>
          <table:table-cell office:value-type="float" office:value="439" table:style-name="ce14">
            <text:p><text:s/>439</text:p>
          </table:table-cell>
          <table:table-cell office:value-type="float" office:value="228" table:style-name="ce14">
            <text:p><text:s/>228</text:p>
          </table:table-cell>
          <table:table-cell office:value-type="float" office:value="71" table:style-name="ce14">
            <text:p><text:s/>71</text:p>
          </table:table-cell>
          <table:table-cell office:value-type="float" office:value="596" table:number-columns-spanned="2" table:number-rows-spanned="1" table:style-name="ce47">
            <text:p><text:s/>596</text:p>
          </table:table-cell>
          <table:covered-table-cell/>
          <table:table-cell office:value-type="float" office:value="667" table:number-columns-spanned="2" table:number-rows-spanned="1" table:style-name="ce47">
            <text:p><text:s/>6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96" table:style-name="ce14">
            <text:p><text:s/>96</text:p>
          </table:table-cell>
          <table:table-cell office:value-type="float" office:value="144" table:style-name="ce14">
            <text:p><text:s/>144</text:p>
          </table:table-cell>
          <table:table-cell office:value-type="float" office:value="139" table:style-name="ce14">
            <text:p><text:s/>139</text:p>
          </table:table-cell>
          <table:table-cell office:value-type="float" office:value="101" table:style-name="ce14">
            <text:p><text:s/>101</text:p>
          </table:table-cell>
          <table:table-cell office:value-type="float" office:value="29" table:style-name="ce14">
            <text:p><text:s/>29</text:p>
          </table:table-cell>
          <table:table-cell office:value-type="float" office:value="211" table:number-columns-spanned="2" table:number-rows-spanned="1" table:style-name="ce47">
            <text:p><text:s/>211</text:p>
          </table:table-cell>
          <table:covered-table-cell/>
          <table:table-cell office:value-type="float" office:value="240" table:number-columns-spanned="2" table:number-rows-spanned="1" table:style-name="ce47">
            <text:p><text:s/>2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74" table:style-name="ce14">
            <text:p><text:s/>74</text:p>
          </table:table-cell>
          <table:table-cell office:value-type="float" office:value="133" table:style-name="ce14">
            <text:p><text:s/>133</text:p>
          </table:table-cell>
          <table:table-cell office:value-type="float" office:value="117" table:style-name="ce14">
            <text:p><text:s/>117</text:p>
          </table:table-cell>
          <table:table-cell office:value-type="float" office:value="90" table:style-name="ce14">
            <text:p><text:s/>90</text:p>
          </table:table-cell>
          <table:table-cell office:value-type="float" office:value="18" table:style-name="ce14">
            <text:p><text:s/>18</text:p>
          </table:table-cell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85" table:style-name="ce14">
            <text:p><text:s/>185</text:p>
          </table:table-cell>
          <table:table-cell office:value-type="float" office:value="256" table:style-name="ce14">
            <text:p><text:s/>256</text:p>
          </table:table-cell>
          <table:table-cell office:value-type="float" office:value="236" table:style-name="ce14">
            <text:p><text:s/>236</text:p>
          </table:table-cell>
          <table:table-cell office:value-type="float" office:value="205" table:style-name="ce14">
            <text:p><text:s/>205</text:p>
          </table:table-cell>
          <table:table-cell office:value-type="float" office:value="61" table:style-name="ce14">
            <text:p><text:s/>61</text:p>
          </table:table-cell>
          <table:table-cell office:value-type="float" office:value="380" table:number-columns-spanned="2" table:number-rows-spanned="1" table:style-name="ce47">
            <text:p><text:s/>380</text:p>
          </table:table-cell>
          <table:covered-table-cell/>
          <table:table-cell office:value-type="float" office:value="441" table:number-columns-spanned="2" table:number-rows-spanned="1" table:style-name="ce47">
            <text:p><text:s/>4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399" table:style-name="ce14">
            <text:p><text:s/>399</text:p>
          </table:table-cell>
          <table:table-cell office:value-type="float" office:value="438" table:style-name="ce14">
            <text:p><text:s/>438</text:p>
          </table:table-cell>
          <table:table-cell office:value-type="float" office:value="555" table:style-name="ce14">
            <text:p><text:s/>555</text:p>
          </table:table-cell>
          <table:table-cell office:value-type="float" office:value="282" table:style-name="ce14">
            <text:p><text:s/>282</text:p>
          </table:table-cell>
          <table:table-cell office:value-type="float" office:value="32" table:style-name="ce14">
            <text:p><text:s/>32</text:p>
          </table:table-cell>
          <table:table-cell office:value-type="float" office:value="805" table:number-columns-spanned="2" table:number-rows-spanned="1" table:style-name="ce47">
            <text:p><text:s/>805</text:p>
          </table:table-cell>
          <table:covered-table-cell/>
          <table:table-cell office:value-type="float" office:value="837" table:number-columns-spanned="2" table:number-rows-spanned="1" table:style-name="ce47">
            <text:p><text:s/>8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313" table:style-name="ce14">
            <text:p><text:s/>313</text:p>
          </table:table-cell>
          <table:table-cell office:value-type="float" office:value="342" table:style-name="ce14">
            <text:p><text:s/>342</text:p>
          </table:table-cell>
          <table:table-cell office:value-type="float" office:value="377" table:style-name="ce14">
            <text:p><text:s/>377</text:p>
          </table:table-cell>
          <table:table-cell office:value-type="float" office:value="278" table:style-name="ce14">
            <text:p><text:s/>278</text:p>
          </table:table-cell>
          <table:table-cell office:value-type="float" office:value="98" table:style-name="ce14">
            <text:p><text:s/>98</text:p>
          </table:table-cell>
          <table:table-cell office:value-type="float" office:value="557" table:number-columns-spanned="2" table:number-rows-spanned="1" table:style-name="ce47">
            <text:p><text:s/>557</text:p>
          </table:table-cell>
          <table:covered-table-cell/>
          <table:table-cell office:value-type="float" office:value="655" table:number-columns-spanned="2" table:number-rows-spanned="1" table:style-name="ce47">
            <text:p><text:s/>6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425" table:style-name="ce14">
            <text:p><text:s/>425</text:p>
          </table:table-cell>
          <table:table-cell office:value-type="float" office:value="360" table:style-name="ce14">
            <text:p><text:s/>360</text:p>
          </table:table-cell>
          <table:table-cell office:value-type="float" office:value="558" table:style-name="ce14">
            <text:p><text:s/>558</text:p>
          </table:table-cell>
          <table:table-cell office:value-type="float" office:value="227" table:style-name="ce14">
            <text:p><text:s/>227</text:p>
          </table:table-cell>
          <table:table-cell office:value-type="float" office:value="31" table:style-name="ce14">
            <text:p><text:s/>31</text:p>
          </table:table-cell>
          <table:table-cell office:value-type="float" office:value="754" table:number-columns-spanned="2" table:number-rows-spanned="1" table:style-name="ce47">
            <text:p><text:s/>754</text:p>
          </table:table-cell>
          <table:covered-table-cell/>
          <table:table-cell office:value-type="float" office:value="785" table:number-columns-spanned="2" table:number-rows-spanned="1" table:style-name="ce47">
            <text:p><text:s/>7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68" table:style-name="ce14">
            <text:p><text:s/>68</text:p>
          </table:table-cell>
          <table:table-cell office:value-type="float" office:value="109" table:style-name="ce14">
            <text:p><text:s/>109</text:p>
          </table:table-cell>
          <table:table-cell office:value-type="float" office:value="106" table:style-name="ce14">
            <text:p><text:s/>106</text:p>
          </table:table-cell>
          <table:table-cell office:value-type="float" office:value="71" table:style-name="ce14">
            <text:p><text:s/>71</text:p>
          </table:table-cell>
          <table:table-cell office:value-type="float" office:value="19" table:style-name="ce14">
            <text:p><text:s/>19</text:p>
          </table:table-cell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office:value-type="float" office:value="177" table:number-columns-spanned="2" table:number-rows-spanned="1" table:style-name="ce47">
            <text:p><text:s/>1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14" table:style-name="ce14">
            <text:p><text:s/>114</text:p>
          </table:table-cell>
          <table:table-cell office:value-type="float" office:value="135" table:style-name="ce14">
            <text:p><text:s/>135</text:p>
          </table:table-cell>
          <table:table-cell office:value-type="float" office:value="167" table:style-name="ce14">
            <text:p><text:s/>167</text:p>
          </table:table-cell>
          <table:table-cell office:value-type="float" office:value="82" table:style-name="ce14">
            <text:p><text:s/>82</text:p>
          </table:table-cell>
          <table:table-cell office:value-type="float" office:value="35" table:style-name="ce14">
            <text:p><text:s/>35</text:p>
          </table:table-cell>
          <table:table-cell office:value-type="float" office:value="214" table:number-columns-spanned="2" table:number-rows-spanned="1" table:style-name="ce47">
            <text:p><text:s/>214</text:p>
          </table:table-cell>
          <table:covered-table-cell/>
          <table:table-cell office:value-type="float" office:value="249" table:number-columns-spanned="2" table:number-rows-spanned="1" table:style-name="ce47">
            <text:p><text:s/>2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94" table:style-name="ce14">
            <text:p><text:s/>94</text:p>
          </table:table-cell>
          <table:table-cell office:value-type="float" office:value="124" table:style-name="ce14">
            <text:p><text:s/>124</text:p>
          </table:table-cell>
          <table:table-cell office:value-type="float" office:value="121" table:style-name="ce14">
            <text:p><text:s/>121</text:p>
          </table:table-cell>
          <table:table-cell office:value-type="float" office:value="97" table:style-name="ce14">
            <text:p><text:s/>97</text:p>
          </table:table-cell>
          <table:table-cell office:value-type="float" office:value="35" table:style-name="ce14">
            <text:p><text:s/>35</text:p>
          </table:table-cell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137" table:style-name="ce14">
            <text:p><text:s/>137</text:p>
          </table:table-cell>
          <table:table-cell office:value-type="float" office:value="122" table:style-name="ce14">
            <text:p><text:s/>122</text:p>
          </table:table-cell>
          <table:table-cell office:value-type="float" office:value="137" table:style-name="ce14">
            <text:p><text:s/>137</text:p>
          </table:table-cell>
          <table:table-cell office:value-type="float" office:value="122" table:style-name="ce14">
            <text:p><text:s/>122</text:p>
          </table:table-cell>
          <table:table-cell office:value-type="float" office:value="54" table:style-name="ce14">
            <text:p><text:s/>54</text:p>
          </table:table-cell>
          <table:table-cell office:value-type="float" office:value="205" table:number-columns-spanned="2" table:number-rows-spanned="1" table:style-name="ce47">
            <text:p><text:s/>205</text:p>
          </table:table-cell>
          <table:covered-table-cell/>
          <table:table-cell office:value-type="float" office:value="259" table:number-columns-spanned="2" table:number-rows-spanned="1" table:style-name="ce47">
            <text:p><text:s/>2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98" table:style-name="ce14">
            <text:p><text:s/>98</text:p>
          </table:table-cell>
          <table:table-cell office:value-type="float" office:value="119" table:style-name="ce14">
            <text:p><text:s/>119</text:p>
          </table:table-cell>
          <table:table-cell office:value-type="float" office:value="135" table:style-name="ce14">
            <text:p><text:s/>135</text:p>
          </table:table-cell>
          <table:table-cell office:value-type="float" office:value="82" table:style-name="ce14">
            <text:p><text:s/>82</text:p>
          </table:table-cell>
          <table:table-cell office:value-type="float" office:value="26" table:style-name="ce14">
            <text:p><text:s/>26</text:p>
          </table:table-cell>
          <table:table-cell office:value-type="float" office:value="191" table:number-columns-spanned="2" table:number-rows-spanned="1" table:style-name="ce47">
            <text:p><text:s/>191</text:p>
          </table:table-cell>
          <table:covered-table-cell/>
          <table:table-cell office:value-type="float" office:value="217" table:number-columns-spanned="2" table:number-rows-spanned="1" table:style-name="ce47">
            <text:p><text:s/>217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8741" table:style-name="ce18">
            <text:p>8 741</text:p>
          </table:table-cell>
          <table:table-cell office:value-type="float" office:value="9685" table:style-name="ce18">
            <text:p>9 685</text:p>
          </table:table-cell>
          <table:table-cell office:value-type="float" office:value="11287" table:style-name="ce18">
            <text:p>11 287</text:p>
          </table:table-cell>
          <table:table-cell office:value-type="float" office:value="7139" table:style-name="ce18">
            <text:p>7 139</text:p>
          </table:table-cell>
          <table:table-cell office:value-type="float" office:value="2073" table:style-name="ce18">
            <text:p>2 073</text:p>
          </table:table-cell>
          <table:table-cell office:value-type="float" office:value="16353" table:number-columns-spanned="2" table:number-rows-spanned="1" table:style-name="ce46">
            <text:p>16 353</text:p>
          </table:table-cell>
          <table:covered-table-cell/>
          <table:table-cell office:value-type="float" office:value="18426" table:number-columns-spanned="2" table:number-rows-spanned="1" table:style-name="ce46">
            <text:p>18 426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3115" table:style-name="ce14">
            <text:p>3 115</text:p>
          </table:table-cell>
          <table:table-cell office:value-type="float" office:value="3586" table:style-name="ce14">
            <text:p>3 586</text:p>
          </table:table-cell>
          <table:table-cell office:value-type="float" office:value="5635" table:style-name="ce14">
            <text:p>5 635</text:p>
          </table:table-cell>
          <table:table-cell office:value-type="float" office:value="1066" table:style-name="ce14">
            <text:p>1 066</text:p>
          </table:table-cell>
          <table:table-cell office:value-type="float" office:value="72" table:style-name="ce14">
            <text:p><text:s/>72</text:p>
          </table:table-cell>
          <table:table-cell office:value-type="float" office:value="6629" table:number-columns-spanned="2" table:number-rows-spanned="1" table:style-name="ce47">
            <text:p>6 629</text:p>
          </table:table-cell>
          <table:covered-table-cell/>
          <table:table-cell office:value-type="float" office:value="6701" table:number-columns-spanned="2" table:number-rows-spanned="1" table:style-name="ce47">
            <text:p>6 7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22" table:style-name="ce14">
            <text:p><text:s/>22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style-name="ce14">
            <text:p><text:s/>3</text:p>
          </table:table-cell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38" table:style-name="ce14">
            <text:p><text:s/>138</text:p>
          </table:table-cell>
          <table:table-cell office:value-type="float" office:value="131" table:style-name="ce14">
            <text:p><text:s/>131</text:p>
          </table:table-cell>
          <table:table-cell office:value-type="float" office:value="191" table:style-name="ce14">
            <text:p><text:s/>191</text:p>
          </table:table-cell>
          <table:table-cell office:value-type="float" office:value="78" table:style-name="ce14">
            <text:p><text:s/>78</text:p>
          </table:table-cell>
          <table:table-cell office:value-type="float" office:value="4" table:style-name="ce14">
            <text:p><text:s/>4</text:p>
          </table:table-cell>
          <table:table-cell office:value-type="float" office:value="265" table:number-columns-spanned="2" table:number-rows-spanned="1" table:style-name="ce47">
            <text:p><text:s/>265</text:p>
          </table:table-cell>
          <table:covered-table-cell/>
          <table:table-cell office:value-type="float" office:value="269" table:number-columns-spanned="2" table:number-rows-spanned="1" table:style-name="ce47">
            <text:p><text:s/>2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154" table:style-name="ce14">
            <text:p><text:s/>154</text:p>
          </table:table-cell>
          <table:table-cell office:value-type="float" office:value="193" table:style-name="ce14">
            <text:p><text:s/>193</text:p>
          </table:table-cell>
          <table:table-cell office:value-type="float" office:value="280" table:style-name="ce14">
            <text:p><text:s/>280</text:p>
          </table:table-cell>
          <table:table-cell office:value-type="float" office:value="67" table:style-name="ce14">
            <text:p><text:s/>67</text:p>
          </table:table-cell>
          <table:table-cell office:value-type="float" office:value="34" table:style-name="ce14">
            <text:p><text:s/>34</text:p>
          </table:table-cell>
          <table:table-cell office:value-type="float" office:value="313" table:number-columns-spanned="2" table:number-rows-spanned="1" table:style-name="ce47">
            <text:p><text:s/>313</text:p>
          </table:table-cell>
          <table:covered-table-cell/>
          <table:table-cell office:value-type="float" office:value="347" table:number-columns-spanned="2" table:number-rows-spanned="1" table:style-name="ce47">
            <text:p><text:s/>3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524" table:style-name="ce14">
            <text:p>1 524</text:p>
          </table:table-cell>
          <table:table-cell office:value-type="float" office:value="1693" table:style-name="ce14">
            <text:p>1 693</text:p>
          </table:table-cell>
          <table:table-cell office:value-type="float" office:value="2452" table:style-name="ce14">
            <text:p>2 452</text:p>
          </table:table-cell>
          <table:table-cell office:value-type="float" office:value="765" table:style-name="ce14">
            <text:p><text:s/>765</text:p>
          </table:table-cell>
          <table:table-cell office:value-type="float" office:value="245" table:style-name="ce14">
            <text:p><text:s/>245</text:p>
          </table:table-cell>
          <table:table-cell office:value-type="float" office:value="2972" table:number-columns-spanned="2" table:number-rows-spanned="1" table:style-name="ce47">
            <text:p>2 972</text:p>
          </table:table-cell>
          <table:covered-table-cell/>
          <table:table-cell office:value-type="float" office:value="3217" table:number-columns-spanned="2" table:number-rows-spanned="1" table:style-name="ce47">
            <text:p>3 2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860" table:style-name="ce14">
            <text:p><text:s/>860</text:p>
          </table:table-cell>
          <table:table-cell office:value-type="float" office:value="1062" table:style-name="ce14">
            <text:p>1 062</text:p>
          </table:table-cell>
          <table:table-cell office:value-type="float" office:value="1446" table:style-name="ce14">
            <text:p>1 446</text:p>
          </table:table-cell>
          <table:table-cell office:value-type="float" office:value="476" table:style-name="ce14">
            <text:p><text:s/>476</text:p>
          </table:table-cell>
          <table:table-cell office:value-type="float" office:value="67" table:style-name="ce14">
            <text:p><text:s/>67</text:p>
          </table:table-cell>
          <table:table-cell office:value-type="float" office:value="1855" table:number-columns-spanned="2" table:number-rows-spanned="1" table:style-name="ce47">
            <text:p>1 855</text:p>
          </table:table-cell>
          <table:covered-table-cell/>
          <table:table-cell office:value-type="float" office:value="1922" table:number-columns-spanned="2" table:number-rows-spanned="1" table:style-name="ce47">
            <text:p>1 9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1011" table:style-name="ce14">
            <text:p>1 011</text:p>
          </table:table-cell>
          <table:table-cell office:value-type="float" office:value="1299" table:style-name="ce14">
            <text:p>1 299</text:p>
          </table:table-cell>
          <table:table-cell office:value-type="float" office:value="1763" table:style-name="ce14">
            <text:p>1 763</text:p>
          </table:table-cell>
          <table:table-cell office:value-type="float" office:value="547" table:style-name="ce14">
            <text:p><text:s/>547</text:p>
          </table:table-cell>
          <table:table-cell office:value-type="float" office:value="39" table:style-name="ce14">
            <text:p><text:s/>39</text:p>
          </table:table-cell>
          <table:table-cell office:value-type="float" office:value="2271" table:number-columns-spanned="2" table:number-rows-spanned="1" table:style-name="ce47">
            <text:p>2 271</text:p>
          </table:table-cell>
          <table:covered-table-cell/>
          <table:table-cell office:value-type="float" office:value="2310" table:number-columns-spanned="2" table:number-rows-spanned="1" table:style-name="ce47">
            <text:p>2 3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2318" table:style-name="ce14">
            <text:p>2 318</text:p>
          </table:table-cell>
          <table:table-cell office:value-type="float" office:value="2925" table:style-name="ce14">
            <text:p>2 925</text:p>
          </table:table-cell>
          <table:table-cell office:value-type="float" office:value="4094" table:style-name="ce14">
            <text:p>4 094</text:p>
          </table:table-cell>
          <table:table-cell office:value-type="float" office:value="1149" table:style-name="ce14">
            <text:p>1 149</text:p>
          </table:table-cell>
          <table:table-cell office:value-type="float" office:value="142" table:style-name="ce14">
            <text:p><text:s/>142</text:p>
          </table:table-cell>
          <table:table-cell office:value-type="float" office:value="5101" table:number-columns-spanned="2" table:number-rows-spanned="1" table:style-name="ce47">
            <text:p>5 101</text:p>
          </table:table-cell>
          <table:covered-table-cell/>
          <table:table-cell office:value-type="float" office:value="5243" table:number-columns-spanned="2" table:number-rows-spanned="1" table:style-name="ce47">
            <text:p>5 2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07" table:style-name="ce14">
            <text:p><text:s/>107</text:p>
          </table:table-cell>
          <table:table-cell office:value-type="float" office:value="113" table:style-name="ce14">
            <text:p><text:s/>113</text:p>
          </table:table-cell>
          <table:table-cell office:value-type="float" office:value="125" table:style-name="ce14">
            <text:p><text:s/>125</text:p>
          </table:table-cell>
          <table:table-cell office:value-type="float" office:value="95" table:style-name="ce14">
            <text:p><text:s/>95</text:p>
          </table:table-cell>
          <table:table-cell office:value-type="float" office:value="14" table:style-name="ce14">
            <text:p><text:s/>14</text:p>
          </table:table-cell>
          <table:table-cell office:value-type="float" office:value="206" table:number-columns-spanned="2" table:number-rows-spanned="1" table:style-name="ce47">
            <text:p><text:s/>206</text:p>
          </table:table-cell>
          <table:covered-table-cell/>
          <table:table-cell office:value-type="float" office:value="220" table:number-columns-spanned="2" table:number-rows-spanned="1" table:style-name="ce47">
            <text:p><text:s/>2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863" table:style-name="ce14">
            <text:p><text:s/>863</text:p>
          </table:table-cell>
          <table:table-cell office:value-type="float" office:value="1102" table:style-name="ce14">
            <text:p>1 102</text:p>
          </table:table-cell>
          <table:table-cell office:value-type="float" office:value="1472" table:style-name="ce14">
            <text:p>1 472</text:p>
          </table:table-cell>
          <table:table-cell office:value-type="float" office:value="493" table:style-name="ce14">
            <text:p><text:s/>493</text:p>
          </table:table-cell>
          <table:table-cell office:value-type="float" office:value="145" table:style-name="ce14">
            <text:p><text:s/>145</text:p>
          </table:table-cell>
          <table:table-cell office:value-type="float" office:value="1820" table:number-columns-spanned="2" table:number-rows-spanned="1" table:style-name="ce47">
            <text:p>1 820</text:p>
          </table:table-cell>
          <table:covered-table-cell/>
          <table:table-cell office:value-type="float" office:value="1965" table:number-columns-spanned="2" table:number-rows-spanned="1" table:style-name="ce47">
            <text:p>1 9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2443" table:style-name="ce14">
            <text:p>2 443</text:p>
          </table:table-cell>
          <table:table-cell office:value-type="float" office:value="3009" table:style-name="ce14">
            <text:p>3 009</text:p>
          </table:table-cell>
          <table:table-cell office:value-type="float" office:value="4003" table:style-name="ce14">
            <text:p>4 003</text:p>
          </table:table-cell>
          <table:table-cell office:value-type="float" office:value="1449" table:style-name="ce14">
            <text:p>1 449</text:p>
          </table:table-cell>
          <table:table-cell office:value-type="float" office:value="271" table:style-name="ce14">
            <text:p><text:s/>271</text:p>
          </table:table-cell>
          <table:table-cell office:value-type="float" office:value="5181" table:number-columns-spanned="2" table:number-rows-spanned="1" table:style-name="ce47">
            <text:p>5 181</text:p>
          </table:table-cell>
          <table:covered-table-cell/>
          <table:table-cell office:value-type="float" office:value="5452" table:number-columns-spanned="2" table:number-rows-spanned="1" table:style-name="ce47">
            <text:p>5 4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62" table:style-name="ce14">
            <text:p><text:s/>162</text:p>
          </table:table-cell>
          <table:table-cell office:value-type="float" office:value="156" table:style-name="ce14">
            <text:p><text:s/>156</text:p>
          </table:table-cell>
          <table:table-cell office:value-type="float" office:value="235" table:style-name="ce14">
            <text:p><text:s/>235</text:p>
          </table:table-cell>
          <table:table-cell office:value-type="float" office:value="83" table:style-name="ce14">
            <text:p><text:s/>83</text:p>
          </table:table-cell>
          <table:table-cell office:value-type="float" office:value="21" table:style-name="ce14">
            <text:p><text:s/>21</text:p>
          </table:table-cell>
          <table:table-cell office:value-type="float" office:value="297" table:number-columns-spanned="2" table:number-rows-spanned="1" table:style-name="ce47">
            <text:p><text:s/>297</text:p>
          </table:table-cell>
          <table:covered-table-cell/>
          <table:table-cell office:value-type="float" office:value="318" table:number-columns-spanned="2" table:number-rows-spanned="1" table:style-name="ce47">
            <text:p><text:s/>3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134" table:style-name="ce14">
            <text:p>1 134</text:p>
          </table:table-cell>
          <table:table-cell office:value-type="float" office:value="1506" table:style-name="ce14">
            <text:p>1 506</text:p>
          </table:table-cell>
          <table:table-cell office:value-type="float" office:value="2054" table:style-name="ce14">
            <text:p>2 054</text:p>
          </table:table-cell>
          <table:table-cell office:value-type="float" office:value="586" table:style-name="ce14">
            <text:p><text:s/>586</text:p>
          </table:table-cell>
          <table:table-cell office:value-type="float" office:value="57" table:style-name="ce14">
            <text:p><text:s/>57</text:p>
          </table:table-cell>
          <table:table-cell office:value-type="float" office:value="2583" table:number-columns-spanned="2" table:number-rows-spanned="1" table:style-name="ce47">
            <text:p>2 583</text:p>
          </table:table-cell>
          <table:covered-table-cell/>
          <table:table-cell office:value-type="float" office:value="2640" table:number-columns-spanned="2" table:number-rows-spanned="1" table:style-name="ce47">
            <text:p>2 6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515" table:style-name="ce14">
            <text:p><text:s/>515</text:p>
          </table:table-cell>
          <table:table-cell office:value-type="float" office:value="697" table:style-name="ce14">
            <text:p><text:s/>697</text:p>
          </table:table-cell>
          <table:table-cell office:value-type="float" office:value="964" table:style-name="ce14">
            <text:p><text:s/>964</text:p>
          </table:table-cell>
          <table:table-cell office:value-type="float" office:value="248" table:style-name="ce14">
            <text:p><text:s/>248</text:p>
          </table:table-cell>
          <table:table-cell office:value-type="float" office:value="27" table:style-name="ce14">
            <text:p><text:s/>27</text:p>
          </table:table-cell>
          <table:table-cell office:value-type="float" office:value="1185" table:number-columns-spanned="2" table:number-rows-spanned="1" table:style-name="ce47">
            <text:p>1 185</text:p>
          </table:table-cell>
          <table:covered-table-cell/>
          <table:table-cell office:value-type="float" office:value="1212" table:number-columns-spanned="2" table:number-rows-spanned="1" table:style-name="ce47">
            <text:p>1 2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82" table:style-name="ce14">
            <text:p><text:s/>182</text:p>
          </table:table-cell>
          <table:table-cell office:value-type="float" office:value="207" table:style-name="ce14">
            <text:p><text:s/>207</text:p>
          </table:table-cell>
          <table:table-cell office:value-type="float" office:value="304" table:style-name="ce14">
            <text:p><text:s/>304</text:p>
          </table:table-cell>
          <table:table-cell office:value-type="float" office:value="85" table:style-name="ce14">
            <text:p><text:s/>85</text:p>
          </table:table-cell>
          <table:table-cell office:value-type="float" office:value="3" table:style-name="ce14">
            <text:p><text:s/>3</text:p>
          </table:table-cell>
          <table:table-cell office:value-type="float" office:value="386" table:number-columns-spanned="2" table:number-rows-spanned="1" table:style-name="ce47">
            <text:p><text:s/>386</text:p>
          </table:table-cell>
          <table:covered-table-cell/>
          <table:table-cell office:value-type="float" office:value="389" table:number-columns-spanned="2" table:number-rows-spanned="1" table:style-name="ce47">
            <text:p><text:s/>3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578" table:style-name="ce14">
            <text:p><text:s/>578</text:p>
          </table:table-cell>
          <table:table-cell office:value-type="float" office:value="748" table:style-name="ce14">
            <text:p><text:s/>748</text:p>
          </table:table-cell>
          <table:table-cell office:value-type="float" office:value="1054" table:style-name="ce14">
            <text:p>1 054</text:p>
          </table:table-cell>
          <table:table-cell office:value-type="float" office:value="272" table:style-name="ce14">
            <text:p><text:s/>272</text:p>
          </table:table-cell>
          <table:table-cell office:value-type="float" office:value="43" table:style-name="ce14">
            <text:p><text:s/>43</text:p>
          </table:table-cell>
          <table:table-cell office:value-type="float" office:value="1283" table:number-columns-spanned="2" table:number-rows-spanned="1" table:style-name="ce47">
            <text:p>1 283</text:p>
          </table:table-cell>
          <table:covered-table-cell/>
          <table:table-cell office:value-type="float" office:value="1326" table:number-columns-spanned="2" table:number-rows-spanned="1" table:style-name="ce47">
            <text:p>1 326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5126" table:style-name="ce18">
            <text:p>15 126</text:p>
          </table:table-cell>
          <table:table-cell office:value-type="float" office:value="18445" table:style-name="ce18">
            <text:p>18 445</text:p>
          </table:table-cell>
          <table:table-cell office:value-type="float" office:value="26103" table:style-name="ce18">
            <text:p>26 103</text:p>
          </table:table-cell>
          <table:table-cell office:value-type="float" office:value="7468" table:style-name="ce18">
            <text:p>7 468</text:p>
          </table:table-cell>
          <table:table-cell office:value-type="float" office:value="1187" table:style-name="ce18">
            <text:p>1 187</text:p>
          </table:table-cell>
          <table:table-cell office:value-type="float" office:value="32384" table:number-columns-spanned="2" table:number-rows-spanned="1" table:style-name="ce46">
            <text:p>32 384</text:p>
          </table:table-cell>
          <table:covered-table-cell/>
          <table:table-cell office:value-type="float" office:value="33571" table:number-columns-spanned="2" table:number-rows-spanned="1" table:style-name="ce46">
            <text:p>33 571</text:p>
          </table:table-cell>
          <table:covered-table-cell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175032" table:style-name="ce18">
            <text:p>175 032</text:p>
          </table:table-cell>
          <table:table-cell office:value-type="float" office:value="221946" table:style-name="ce18">
            <text:p>221 946</text:p>
          </table:table-cell>
          <table:table-cell office:value-type="float" office:value="248488" table:style-name="ce18">
            <text:p>248 488</text:p>
          </table:table-cell>
          <table:table-cell office:value-type="float" office:value="148490" table:style-name="ce18">
            <text:p>148 490</text:p>
          </table:table-cell>
          <table:table-cell office:value-type="float" office:value="32006" table:number-columns-spanned="2" table:number-rows-spanned="1" table:style-name="ce46">
            <text:p>32 006</text:p>
          </table:table-cell>
          <table:covered-table-cell/>
          <table:table-cell office:value-type="float" office:value="364972" table:number-columns-spanned="2" table:number-rows-spanned="1" table:style-name="ce46">
            <text:p>364 972</text:p>
          </table:table-cell>
          <table:covered-table-cell/>
          <table:table-cell office:value-type="float" office:value="396978" table:style-name="ce18">
            <text:p>396 978</text:p>
          </table:table-cell>
          <table:table-cell table:number-columns-repeated="16371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101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21">
            <text:p>&lt; 25 Anos</text:p>
          </table:table-cell>
          <table:table-cell office:value-type="float" office:value="25" table:style-name="ce22">
            <text:p>25</text:p>
          </table:table-cell>
          <table:table-cell office:value-type="string" table:style-name="ce21">
            <text:p>25 - 34 Anos</text:p>
          </table:table-cell>
          <table:table-cell office:value-type="float" office:value="35" table:style-name="ce22">
            <text:p>35</text:p>
          </table:table-cell>
          <table:table-cell office:value-type="string" table:style-name="ce21">
            <text:p>35 - 54 Anos</text:p>
          </table:table-cell>
          <table:table-cell office:value-type="float" office:value="55" table:style-name="ce22">
            <text:p>55</text:p>
          </table:table-cell>
          <table:table-cell office:value-type="string" table:style-name="ce21">
            <text:p>55 Anos e +</text:p>
          </table:table-cell>
          <table:table-cell table:style-name="ce23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24" table:style-name="ce18">
            <text:p><text:s/>2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247" table:style-name="ce24">
            <text:p><text:s/>247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office:value-type="float" office:value="645" table:style-name="ce18">
            <text:p><text:s/>6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309" table:style-name="ce24">
            <text:p><text:s/>309</text:p>
          </table:table-cell>
          <table:table-cell table:style-name="ce25"/>
          <table:table-cell office:value-type="float" office:value="419" table:style-name="ce24">
            <text:p><text:s/>419</text:p>
          </table:table-cell>
          <table:table-cell table:style-name="ce25"/>
          <table:table-cell office:value-type="float" office:value="892" table:style-name="ce24">
            <text:p><text:s/>892</text:p>
          </table:table-cell>
          <table:table-cell table:style-name="ce25"/>
          <table:table-cell office:value-type="float" office:value="830" table:style-name="ce24">
            <text:p><text:s/>830</text:p>
          </table:table-cell>
          <table:table-cell office:value-type="float" office:value="2450" table:style-name="ce18">
            <text:p>2 4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154" table:style-name="ce24">
            <text:p><text:s/>154</text:p>
          </table:table-cell>
          <table:table-cell office:value-type="float" office:value="616" table:style-name="ce18">
            <text:p><text:s/>6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233" table:style-name="ce24">
            <text:p><text:s/>233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office:value-type="float" office:value="548" table:style-name="ce18">
            <text:p><text:s/>5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office:value-type="float" office:value="236" table:style-name="ce18">
            <text:p><text:s/>2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office:value-type="float" office:value="617" table:style-name="ce18">
            <text:p><text:s/>6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140" table:style-name="ce24">
            <text:p><text:s/>140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485" table:style-name="ce24">
            <text:p><text:s/>485</text:p>
          </table:table-cell>
          <table:table-cell table:style-name="ce25"/>
          <table:table-cell office:value-type="float" office:value="357" table:style-name="ce24">
            <text:p><text:s/>357</text:p>
          </table:table-cell>
          <table:table-cell office:value-type="float" office:value="1169" table:style-name="ce18">
            <text:p>1 1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346" table:style-name="ce24">
            <text:p><text:s/>346</text:p>
          </table:table-cell>
          <table:table-cell table:style-name="ce25"/>
          <table:table-cell office:value-type="float" office:value="507" table:style-name="ce24">
            <text:p><text:s/>507</text:p>
          </table:table-cell>
          <table:table-cell table:style-name="ce25"/>
          <table:table-cell office:value-type="float" office:value="1018" table:style-name="ce24">
            <text:p>1 018</text:p>
          </table:table-cell>
          <table:table-cell table:style-name="ce25"/>
          <table:table-cell office:value-type="float" office:value="842" table:style-name="ce24">
            <text:p><text:s/>842</text:p>
          </table:table-cell>
          <table:table-cell office:value-type="float" office:value="2713" table:style-name="ce18">
            <text:p>2 7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40" table:style-name="ce18">
            <text:p><text:s/>1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907" table:style-name="ce24">
            <text:p><text:s/>907</text:p>
          </table:table-cell>
          <table:table-cell table:style-name="ce25"/>
          <table:table-cell office:value-type="float" office:value="1691" table:style-name="ce24">
            <text:p>1 691</text:p>
          </table:table-cell>
          <table:table-cell table:style-name="ce25"/>
          <table:table-cell office:value-type="float" office:value="3179" table:style-name="ce24">
            <text:p>3 179</text:p>
          </table:table-cell>
          <table:table-cell table:style-name="ce25"/>
          <table:table-cell office:value-type="float" office:value="1901" table:style-name="ce24">
            <text:p>1 901</text:p>
          </table:table-cell>
          <table:table-cell office:value-type="float" office:value="7678" table:style-name="ce18">
            <text:p>7 6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table:style-name="ce25"/>
          <table:table-cell office:value-type="float" office:value="377" table:style-name="ce24">
            <text:p><text:s/>377</text:p>
          </table:table-cell>
          <table:table-cell table:style-name="ce25"/>
          <table:table-cell office:value-type="float" office:value="182" table:style-name="ce24">
            <text:p><text:s/>182</text:p>
          </table:table-cell>
          <table:table-cell office:value-type="float" office:value="955" table:style-name="ce18">
            <text:p><text:s/>9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320" table:style-name="ce24">
            <text:p><text:s/>320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office:value-type="float" office:value="794" table:style-name="ce18">
            <text:p><text:s/>7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office:value-type="float" office:value="395" table:style-name="ce18">
            <text:p><text:s/>3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201" table:style-name="ce18">
            <text:p><text:s/>2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294" table:style-name="ce24">
            <text:p><text:s/>294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office:value-type="float" office:value="760" table:style-name="ce18">
            <text:p><text:s/>7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98" table:style-name="ce24">
            <text:p><text:s/>298</text:p>
          </table:table-cell>
          <table:table-cell table:style-name="ce25"/>
          <table:table-cell office:value-type="float" office:value="297" table:style-name="ce24">
            <text:p><text:s/>297</text:p>
          </table:table-cell>
          <table:table-cell office:value-type="float" office:value="804" table:style-name="ce18">
            <text:p><text:s/>8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58" table:style-name="ce24">
            <text:p><text:s/>158</text:p>
          </table:table-cell>
          <table:table-cell table:style-name="ce25"/>
          <table:table-cell office:value-type="float" office:value="306" table:style-name="ce24">
            <text:p><text:s/>306</text:p>
          </table:table-cell>
          <table:table-cell table:style-name="ce25"/>
          <table:table-cell office:value-type="float" office:value="527" table:style-name="ce24">
            <text:p><text:s/>527</text:p>
          </table:table-cell>
          <table:table-cell table:style-name="ce25"/>
          <table:table-cell office:value-type="float" office:value="510" table:style-name="ce24">
            <text:p><text:s/>510</text:p>
          </table:table-cell>
          <table:table-cell office:value-type="float" office:value="1501" table:style-name="ce18">
            <text:p>1 5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149" table:style-name="ce24">
            <text:p><text:s/>149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479" table:style-name="ce24">
            <text:p><text:s/>479</text:p>
          </table:table-cell>
          <table:table-cell table:style-name="ce25"/>
          <table:table-cell office:value-type="float" office:value="355" table:style-name="ce24">
            <text:p><text:s/>355</text:p>
          </table:table-cell>
          <table:table-cell office:value-type="float" office:value="1143" table:style-name="ce18">
            <text:p>1 1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94" table:style-name="ce24">
            <text:p><text:s/>194</text:p>
          </table:table-cell>
          <table:table-cell table:style-name="ce25"/>
          <table:table-cell office:value-type="float" office:value="277" table:style-name="ce24">
            <text:p><text:s/>277</text:p>
          </table:table-cell>
          <table:table-cell table:style-name="ce25"/>
          <table:table-cell office:value-type="float" office:value="720" table:style-name="ce24">
            <text:p><text:s/>720</text:p>
          </table:table-cell>
          <table:table-cell table:style-name="ce25"/>
          <table:table-cell office:value-type="float" office:value="519" table:style-name="ce24">
            <text:p><text:s/>519</text:p>
          </table:table-cell>
          <table:table-cell office:value-type="float" office:value="1710" table:style-name="ce18">
            <text:p>1 7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333" table:style-name="ce24">
            <text:p><text:s/>333</text:p>
          </table:table-cell>
          <table:table-cell table:style-name="ce25"/>
          <table:table-cell office:value-type="float" office:value="235" table:style-name="ce24">
            <text:p><text:s/>235</text:p>
          </table:table-cell>
          <table:table-cell office:value-type="float" office:value="812" table:style-name="ce18">
            <text:p><text:s/>8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268" table:style-name="ce24">
            <text:p><text:s/>268</text:p>
          </table:table-cell>
          <table:table-cell table:style-name="ce25"/>
          <table:table-cell office:value-type="float" office:value="394" table:style-name="ce24">
            <text:p><text:s/>394</text:p>
          </table:table-cell>
          <table:table-cell table:style-name="ce25"/>
          <table:table-cell office:value-type="float" office:value="855" table:style-name="ce24">
            <text:p><text:s/>855</text:p>
          </table:table-cell>
          <table:table-cell table:style-name="ce25"/>
          <table:table-cell office:value-type="float" office:value="733" table:style-name="ce24">
            <text:p><text:s/>733</text:p>
          </table:table-cell>
          <table:table-cell office:value-type="float" office:value="2250" table:style-name="ce18">
            <text:p>2 2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345" table:style-name="ce24">
            <text:p><text:s/>345</text:p>
          </table:table-cell>
          <table:table-cell table:style-name="ce25"/>
          <table:table-cell office:value-type="float" office:value="465" table:style-name="ce24">
            <text:p><text:s/>465</text:p>
          </table:table-cell>
          <table:table-cell table:style-name="ce25"/>
          <table:table-cell office:value-type="float" office:value="970" table:style-name="ce24">
            <text:p><text:s/>970</text:p>
          </table:table-cell>
          <table:table-cell table:style-name="ce25"/>
          <table:table-cell office:value-type="float" office:value="840" table:style-name="ce24">
            <text:p><text:s/>840</text:p>
          </table:table-cell>
          <table:table-cell office:value-type="float" office:value="2620" table:style-name="ce18">
            <text:p>2 6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94" table:style-name="ce18">
            <text:p><text:s/>1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1103" table:style-name="ce24">
            <text:p>1 103</text:p>
          </table:table-cell>
          <table:table-cell table:style-name="ce25"/>
          <table:table-cell office:value-type="float" office:value="1643" table:style-name="ce24">
            <text:p>1 643</text:p>
          </table:table-cell>
          <table:table-cell table:style-name="ce25"/>
          <table:table-cell office:value-type="float" office:value="3315" table:style-name="ce24">
            <text:p>3 315</text:p>
          </table:table-cell>
          <table:table-cell table:style-name="ce25"/>
          <table:table-cell office:value-type="float" office:value="2038" table:style-name="ce24">
            <text:p>2 038</text:p>
          </table:table-cell>
          <table:table-cell office:value-type="float" office:value="8099" table:style-name="ce18">
            <text:p>8 0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617" table:style-name="ce24">
            <text:p><text:s/>617</text:p>
          </table:table-cell>
          <table:table-cell table:style-name="ce25"/>
          <table:table-cell office:value-type="float" office:value="1089" table:style-name="ce24">
            <text:p>1 089</text:p>
          </table:table-cell>
          <table:table-cell table:style-name="ce25"/>
          <table:table-cell office:value-type="float" office:value="2680" table:style-name="ce24">
            <text:p>2 680</text:p>
          </table:table-cell>
          <table:table-cell table:style-name="ce25"/>
          <table:table-cell office:value-type="float" office:value="2424" table:style-name="ce24">
            <text:p>2 424</text:p>
          </table:table-cell>
          <table:table-cell office:value-type="float" office:value="6810" table:style-name="ce18">
            <text:p>6 8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211" table:style-name="ce24">
            <text:p><text:s/>211</text:p>
          </table:table-cell>
          <table:table-cell table:style-name="ce25"/>
          <table:table-cell office:value-type="float" office:value="302" table:style-name="ce24">
            <text:p><text:s/>302</text:p>
          </table:table-cell>
          <table:table-cell table:style-name="ce25"/>
          <table:table-cell office:value-type="float" office:value="713" table:style-name="ce24">
            <text:p><text:s/>713</text:p>
          </table:table-cell>
          <table:table-cell table:style-name="ce25"/>
          <table:table-cell office:value-type="float" office:value="540" table:style-name="ce24">
            <text:p><text:s/>540</text:p>
          </table:table-cell>
          <table:table-cell office:value-type="float" office:value="1766" table:style-name="ce18">
            <text:p>1 7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268" table:style-name="ce24">
            <text:p><text:s/>268</text:p>
          </table:table-cell>
          <table:table-cell table:style-name="ce25"/>
          <table:table-cell office:value-type="float" office:value="312" table:style-name="ce24">
            <text:p><text:s/>312</text:p>
          </table:table-cell>
          <table:table-cell table:style-name="ce25"/>
          <table:table-cell office:value-type="float" office:value="628" table:style-name="ce24">
            <text:p><text:s/>628</text:p>
          </table:table-cell>
          <table:table-cell table:style-name="ce25"/>
          <table:table-cell office:value-type="float" office:value="568" table:style-name="ce24">
            <text:p><text:s/>568</text:p>
          </table:table-cell>
          <table:table-cell office:value-type="float" office:value="1776" table:style-name="ce18">
            <text:p>1 7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office:value-type="float" office:value="514" table:style-name="ce18">
            <text:p><text:s/>5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634" table:style-name="ce24">
            <text:p><text:s/>634</text:p>
          </table:table-cell>
          <table:table-cell table:style-name="ce25"/>
          <table:table-cell office:value-type="float" office:value="1091" table:style-name="ce24">
            <text:p>1 091</text:p>
          </table:table-cell>
          <table:table-cell table:style-name="ce25"/>
          <table:table-cell office:value-type="float" office:value="2362" table:style-name="ce24">
            <text:p>2 362</text:p>
          </table:table-cell>
          <table:table-cell table:style-name="ce25"/>
          <table:table-cell office:value-type="float" office:value="1450" table:style-name="ce24">
            <text:p>1 450</text:p>
          </table:table-cell>
          <table:table-cell office:value-type="float" office:value="5537" table:style-name="ce18">
            <text:p>5 5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401" table:style-name="ce24">
            <text:p><text:s/>401</text:p>
          </table:table-cell>
          <table:table-cell table:style-name="ce25"/>
          <table:table-cell office:value-type="float" office:value="462" table:style-name="ce24">
            <text:p><text:s/>462</text:p>
          </table:table-cell>
          <table:table-cell table:style-name="ce25"/>
          <table:table-cell office:value-type="float" office:value="1159" table:style-name="ce24">
            <text:p>1 159</text:p>
          </table:table-cell>
          <table:table-cell table:style-name="ce25"/>
          <table:table-cell office:value-type="float" office:value="866" table:style-name="ce24">
            <text:p><text:s/>866</text:p>
          </table:table-cell>
          <table:table-cell office:value-type="float" office:value="2888" table:style-name="ce18">
            <text:p>2 8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769" table:style-name="ce24">
            <text:p><text:s/>769</text:p>
          </table:table-cell>
          <table:table-cell table:style-name="ce25"/>
          <table:table-cell office:value-type="float" office:value="1610" table:style-name="ce24">
            <text:p>1 610</text:p>
          </table:table-cell>
          <table:table-cell table:style-name="ce25"/>
          <table:table-cell office:value-type="float" office:value="3362" table:style-name="ce24">
            <text:p>3 362</text:p>
          </table:table-cell>
          <table:table-cell table:style-name="ce25"/>
          <table:table-cell office:value-type="float" office:value="2760" table:style-name="ce24">
            <text:p>2 760</text:p>
          </table:table-cell>
          <table:table-cell office:value-type="float" office:value="8501" table:style-name="ce18">
            <text:p>8 5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23" table:style-name="ce18">
            <text:p><text:s/>1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office:value-type="float" office:value="273" table:style-name="ce18">
            <text:p><text:s/>2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87" table:style-name="ce18">
            <text:p><text:s/>1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92" table:style-name="ce24">
            <text:p><text:s/>192</text:p>
          </table:table-cell>
          <table:table-cell table:style-name="ce25"/>
          <table:table-cell office:value-type="float" office:value="329" table:style-name="ce24">
            <text:p><text:s/>329</text:p>
          </table:table-cell>
          <table:table-cell table:style-name="ce25"/>
          <table:table-cell office:value-type="float" office:value="215" table:style-name="ce24">
            <text:p><text:s/>215</text:p>
          </table:table-cell>
          <table:table-cell office:value-type="float" office:value="839" table:style-name="ce18">
            <text:p><text:s/>8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323" table:style-name="ce18">
            <text:p><text:s/>3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270" table:style-name="ce24">
            <text:p><text:s/>270</text:p>
          </table:table-cell>
          <table:table-cell table:style-name="ce25"/>
          <table:table-cell office:value-type="float" office:value="231" table:style-name="ce24">
            <text:p><text:s/>231</text:p>
          </table:table-cell>
          <table:table-cell office:value-type="float" office:value="732" table:style-name="ce18">
            <text:p><text:s/>7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83" table:style-name="ce24">
            <text:p><text:s/>183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office:value-type="float" office:value="445" table:style-name="ce18">
            <text:p><text:s/>4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office:value-type="float" office:value="322" table:style-name="ce18">
            <text:p><text:s/>3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office:value-type="float" office:value="283" table:style-name="ce18">
            <text:p><text:s/>2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office:value-type="float" office:value="355" table:style-name="ce18">
            <text:p><text:s/>3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269" table:style-name="ce24">
            <text:p><text:s/>269</text:p>
          </table:table-cell>
          <table:table-cell table:style-name="ce25"/>
          <table:table-cell office:value-type="float" office:value="374" table:style-name="ce24">
            <text:p><text:s/>374</text:p>
          </table:table-cell>
          <table:table-cell table:style-name="ce25"/>
          <table:table-cell office:value-type="float" office:value="735" table:style-name="ce24">
            <text:p><text:s/>735</text:p>
          </table:table-cell>
          <table:table-cell table:style-name="ce25"/>
          <table:table-cell office:value-type="float" office:value="557" table:style-name="ce24">
            <text:p><text:s/>557</text:p>
          </table:table-cell>
          <table:table-cell office:value-type="float" office:value="1935" table:style-name="ce18">
            <text:p>1 9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325" table:style-name="ce24">
            <text:p><text:s/>325</text:p>
          </table:table-cell>
          <table:table-cell table:style-name="ce25"/>
          <table:table-cell office:value-type="float" office:value="400" table:style-name="ce24">
            <text:p><text:s/>400</text:p>
          </table:table-cell>
          <table:table-cell table:style-name="ce25"/>
          <table:table-cell office:value-type="float" office:value="845" table:style-name="ce24">
            <text:p><text:s/>845</text:p>
          </table:table-cell>
          <table:table-cell table:style-name="ce25"/>
          <table:table-cell office:value-type="float" office:value="717" table:style-name="ce24">
            <text:p><text:s/>717</text:p>
          </table:table-cell>
          <table:table-cell office:value-type="float" office:value="2287" table:style-name="ce18">
            <text:p>2 2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426" table:style-name="ce24">
            <text:p><text:s/>426</text:p>
          </table:table-cell>
          <table:table-cell table:style-name="ce25"/>
          <table:table-cell office:value-type="float" office:value="589" table:style-name="ce24">
            <text:p><text:s/>589</text:p>
          </table:table-cell>
          <table:table-cell table:style-name="ce25"/>
          <table:table-cell office:value-type="float" office:value="1398" table:style-name="ce24">
            <text:p>1 398</text:p>
          </table:table-cell>
          <table:table-cell table:style-name="ce25"/>
          <table:table-cell office:value-type="float" office:value="1088" table:style-name="ce24">
            <text:p>1 088</text:p>
          </table:table-cell>
          <table:table-cell office:value-type="float" office:value="3501" table:style-name="ce18">
            <text:p>3 5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268" table:style-name="ce18">
            <text:p><text:s/>2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372" table:style-name="ce24">
            <text:p><text:s/>372</text:p>
          </table:table-cell>
          <table:table-cell table:style-name="ce25"/>
          <table:table-cell office:value-type="float" office:value="546" table:style-name="ce24">
            <text:p><text:s/>546</text:p>
          </table:table-cell>
          <table:table-cell table:style-name="ce25"/>
          <table:table-cell office:value-type="float" office:value="1146" table:style-name="ce24">
            <text:p>1 146</text:p>
          </table:table-cell>
          <table:table-cell table:style-name="ce25"/>
          <table:table-cell office:value-type="float" office:value="773" table:style-name="ce24">
            <text:p><text:s/>773</text:p>
          </table:table-cell>
          <table:table-cell office:value-type="float" office:value="2837" table:style-name="ce18">
            <text:p>2 8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93" table:style-name="ce18">
            <text:p><text:s/>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195" table:style-name="ce24">
            <text:p><text:s/>195</text:p>
          </table:table-cell>
          <table:table-cell table:style-name="ce25"/>
          <table:table-cell office:value-type="float" office:value="427" table:style-name="ce24">
            <text:p><text:s/>427</text:p>
          </table:table-cell>
          <table:table-cell table:style-name="ce25"/>
          <table:table-cell office:value-type="float" office:value="326" table:style-name="ce24">
            <text:p><text:s/>326</text:p>
          </table:table-cell>
          <table:table-cell office:value-type="float" office:value="1049" table:style-name="ce18">
            <text:p>1 0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64" table:style-name="ce18">
            <text:p><text:s/>2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345" table:style-name="ce24">
            <text:p><text:s/>345</text:p>
          </table:table-cell>
          <table:table-cell table:style-name="ce25"/>
          <table:table-cell office:value-type="float" office:value="224" table:style-name="ce24">
            <text:p><text:s/>224</text:p>
          </table:table-cell>
          <table:table-cell office:value-type="float" office:value="834" table:style-name="ce18">
            <text:p><text:s/>8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1073" table:style-name="ce24">
            <text:p>1 073</text:p>
          </table:table-cell>
          <table:table-cell table:style-name="ce25"/>
          <table:table-cell office:value-type="float" office:value="2916" table:style-name="ce24">
            <text:p>2 916</text:p>
          </table:table-cell>
          <table:table-cell table:style-name="ce25"/>
          <table:table-cell office:value-type="float" office:value="5552" table:style-name="ce24">
            <text:p>5 552</text:p>
          </table:table-cell>
          <table:table-cell table:style-name="ce25"/>
          <table:table-cell office:value-type="float" office:value="3594" table:style-name="ce24">
            <text:p>3 594</text:p>
          </table:table-cell>
          <table:table-cell office:value-type="float" office:value="13135" table:style-name="ce18">
            <text:p>13 1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82" table:style-name="ce24">
            <text:p><text:s/>182</text:p>
          </table:table-cell>
          <table:table-cell table:style-name="ce25"/>
          <table:table-cell office:value-type="float" office:value="346" table:style-name="ce24">
            <text:p><text:s/>346</text:p>
          </table:table-cell>
          <table:table-cell table:style-name="ce25"/>
          <table:table-cell office:value-type="float" office:value="288" table:style-name="ce24">
            <text:p><text:s/>288</text:p>
          </table:table-cell>
          <table:table-cell office:value-type="float" office:value="915" table:style-name="ce18">
            <text:p><text:s/>9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271" table:style-name="ce24">
            <text:p><text:s/>271</text:p>
          </table:table-cell>
          <table:table-cell table:style-name="ce25"/>
          <table:table-cell office:value-type="float" office:value="500" table:style-name="ce24">
            <text:p><text:s/>500</text:p>
          </table:table-cell>
          <table:table-cell table:style-name="ce25"/>
          <table:table-cell office:value-type="float" office:value="1137" table:style-name="ce24">
            <text:p>1 137</text:p>
          </table:table-cell>
          <table:table-cell table:style-name="ce25"/>
          <table:table-cell office:value-type="float" office:value="773" table:style-name="ce24">
            <text:p><text:s/>773</text:p>
          </table:table-cell>
          <table:table-cell office:value-type="float" office:value="2681" table:style-name="ce18">
            <text:p>2 6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250" table:style-name="ce24">
            <text:p><text:s/>250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office:value-type="float" office:value="577" table:style-name="ce18">
            <text:p><text:s/>5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office:value-type="float" office:value="312" table:style-name="ce18">
            <text:p><text:s/>3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office:value-type="float" office:value="280" table:style-name="ce18">
            <text:p><text:s/>2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683" table:style-name="ce24">
            <text:p><text:s/>683</text:p>
          </table:table-cell>
          <table:table-cell table:style-name="ce25"/>
          <table:table-cell office:value-type="float" office:value="931" table:style-name="ce24">
            <text:p><text:s/>931</text:p>
          </table:table-cell>
          <table:table-cell table:style-name="ce25"/>
          <table:table-cell office:value-type="float" office:value="2225" table:style-name="ce24">
            <text:p>2 225</text:p>
          </table:table-cell>
          <table:table-cell table:style-name="ce25"/>
          <table:table-cell office:value-type="float" office:value="1791" table:style-name="ce24">
            <text:p>1 791</text:p>
          </table:table-cell>
          <table:table-cell office:value-type="float" office:value="5630" table:style-name="ce18">
            <text:p>5 6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70" table:style-name="ce24">
            <text:p><text:s/>170</text:p>
          </table:table-cell>
          <table:table-cell table:style-name="ce25"/>
          <table:table-cell office:value-type="float" office:value="158" table:style-name="ce24">
            <text:p><text:s/>158</text:p>
          </table:table-cell>
          <table:table-cell office:value-type="float" office:value="433" table:style-name="ce18">
            <text:p><text:s/>4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293" table:style-name="ce24">
            <text:p><text:s/>293</text:p>
          </table:table-cell>
          <table:table-cell table:style-name="ce25"/>
          <table:table-cell office:value-type="float" office:value="376" table:style-name="ce24">
            <text:p><text:s/>376</text:p>
          </table:table-cell>
          <table:table-cell table:style-name="ce25"/>
          <table:table-cell office:value-type="float" office:value="999" table:style-name="ce24">
            <text:p><text:s/>999</text:p>
          </table:table-cell>
          <table:table-cell table:style-name="ce25"/>
          <table:table-cell office:value-type="float" office:value="1066" table:style-name="ce24">
            <text:p>1 066</text:p>
          </table:table-cell>
          <table:table-cell office:value-type="float" office:value="2734" table:style-name="ce18">
            <text:p>2 7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422" table:style-name="ce24">
            <text:p><text:s/>422</text:p>
          </table:table-cell>
          <table:table-cell table:style-name="ce25"/>
          <table:table-cell office:value-type="float" office:value="289" table:style-name="ce24">
            <text:p><text:s/>289</text:p>
          </table:table-cell>
          <table:table-cell office:value-type="float" office:value="1015" table:style-name="ce18">
            <text:p>1 0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221" table:style-name="ce18">
            <text:p><text:s/>2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office:value-type="float" office:value="221" table:style-name="ce18">
            <text:p><text:s/>2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366" table:style-name="ce18">
            <text:p><text:s/>3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office:value-type="float" office:value="485" table:style-name="ce18">
            <text:p><text:s/>4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54" table:style-name="ce24">
            <text:p><text:s/>154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office:value-type="float" office:value="373" table:style-name="ce18">
            <text:p><text:s/>3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office:value-type="float" office:value="360" table:style-name="ce18">
            <text:p><text:s/>3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table:style-name="ce25"/>
          <table:table-cell office:value-type="float" office:value="564" table:style-name="ce24">
            <text:p><text:s/>564</text:p>
          </table:table-cell>
          <table:table-cell table:style-name="ce25"/>
          <table:table-cell office:value-type="float" office:value="461" table:style-name="ce24">
            <text:p><text:s/>461</text:p>
          </table:table-cell>
          <table:table-cell office:value-type="float" office:value="1436" table:style-name="ce18">
            <text:p>1 4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78" table:style-name="ce24">
            <text:p><text:s/>178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office:value-type="float" office:value="456" table:style-name="ce18">
            <text:p><text:s/>4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48" table:style-name="ce24">
            <text:p><text:s/>248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office:value-type="float" office:value="548" table:style-name="ce18">
            <text:p><text:s/>5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462" table:style-name="ce24">
            <text:p><text:s/>462</text:p>
          </table:table-cell>
          <table:table-cell table:style-name="ce25"/>
          <table:table-cell office:value-type="float" office:value="788" table:style-name="ce24">
            <text:p><text:s/>788</text:p>
          </table:table-cell>
          <table:table-cell table:style-name="ce25"/>
          <table:table-cell office:value-type="float" office:value="1884" table:style-name="ce24">
            <text:p>1 884</text:p>
          </table:table-cell>
          <table:table-cell table:style-name="ce25"/>
          <table:table-cell office:value-type="float" office:value="1249" table:style-name="ce24">
            <text:p>1 249</text:p>
          </table:table-cell>
          <table:table-cell office:value-type="float" office:value="4383" table:style-name="ce18">
            <text:p>4 3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174" table:style-name="ce24">
            <text:p><text:s/>174</text:p>
          </table:table-cell>
          <table:table-cell office:value-type="float" office:value="497" table:style-name="ce18">
            <text:p><text:s/>4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323" table:style-name="ce24">
            <text:p><text:s/>323</text:p>
          </table:table-cell>
          <table:table-cell table:style-name="ce25"/>
          <table:table-cell office:value-type="float" office:value="561" table:style-name="ce24">
            <text:p><text:s/>561</text:p>
          </table:table-cell>
          <table:table-cell table:style-name="ce25"/>
          <table:table-cell office:value-type="float" office:value="1077" table:style-name="ce24">
            <text:p>1 077</text:p>
          </table:table-cell>
          <table:table-cell table:style-name="ce25"/>
          <table:table-cell office:value-type="float" office:value="645" table:style-name="ce24">
            <text:p><text:s/>645</text:p>
          </table:table-cell>
          <table:table-cell office:value-type="float" office:value="2606" table:style-name="ce18">
            <text:p>2 6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273" table:style-name="ce24">
            <text:p><text:s/>273</text:p>
          </table:table-cell>
          <table:table-cell table:style-name="ce25"/>
          <table:table-cell office:value-type="float" office:value="218" table:style-name="ce24">
            <text:p><text:s/>218</text:p>
          </table:table-cell>
          <table:table-cell office:value-type="float" office:value="683" table:style-name="ce18">
            <text:p><text:s/>6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331" table:style-name="ce24">
            <text:p><text:s/>331</text:p>
          </table:table-cell>
          <table:table-cell table:style-name="ce25"/>
          <table:table-cell office:value-type="float" office:value="571" table:style-name="ce24">
            <text:p><text:s/>571</text:p>
          </table:table-cell>
          <table:table-cell table:style-name="ce25"/>
          <table:table-cell office:value-type="float" office:value="1348" table:style-name="ce24">
            <text:p>1 348</text:p>
          </table:table-cell>
          <table:table-cell table:style-name="ce25"/>
          <table:table-cell office:value-type="float" office:value="844" table:style-name="ce24">
            <text:p><text:s/>844</text:p>
          </table:table-cell>
          <table:table-cell office:value-type="float" office:value="3094" table:style-name="ce18">
            <text:p>3 0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60" table:style-name="ce18">
            <text:p><text:s/>2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56" table:style-name="ce18">
            <text:p><text:s/>2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649" table:style-name="ce24">
            <text:p><text:s/>649</text:p>
          </table:table-cell>
          <table:table-cell table:style-name="ce25"/>
          <table:table-cell office:value-type="float" office:value="866" table:style-name="ce24">
            <text:p><text:s/>866</text:p>
          </table:table-cell>
          <table:table-cell table:style-name="ce25"/>
          <table:table-cell office:value-type="float" office:value="1838" table:style-name="ce24">
            <text:p>1 838</text:p>
          </table:table-cell>
          <table:table-cell table:style-name="ce25"/>
          <table:table-cell office:value-type="float" office:value="1389" table:style-name="ce24">
            <text:p>1 389</text:p>
          </table:table-cell>
          <table:table-cell office:value-type="float" office:value="4742" table:style-name="ce18">
            <text:p>4 7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32" table:style-name="ce18">
            <text:p><text:s/>2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2008" table:style-name="ce24">
            <text:p>2 008</text:p>
          </table:table-cell>
          <table:table-cell table:style-name="ce25"/>
          <table:table-cell office:value-type="float" office:value="3481" table:style-name="ce24">
            <text:p>3 481</text:p>
          </table:table-cell>
          <table:table-cell table:style-name="ce25"/>
          <table:table-cell office:value-type="float" office:value="8087" table:style-name="ce24">
            <text:p>8 087</text:p>
          </table:table-cell>
          <table:table-cell table:style-name="ce25"/>
          <table:table-cell office:value-type="float" office:value="5412" table:style-name="ce24">
            <text:p>5 412</text:p>
          </table:table-cell>
          <table:table-cell office:value-type="float" office:value="18988" table:style-name="ce18">
            <text:p>18 9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office:value-type="float" office:value="440" table:style-name="ce18">
            <text:p><text:s/>4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222" table:style-name="ce24">
            <text:p><text:s/>222</text:p>
          </table:table-cell>
          <table:table-cell table:style-name="ce25"/>
          <table:table-cell office:value-type="float" office:value="441" table:style-name="ce24">
            <text:p><text:s/>441</text:p>
          </table:table-cell>
          <table:table-cell table:style-name="ce25"/>
          <table:table-cell office:value-type="float" office:value="1022" table:style-name="ce24">
            <text:p>1 022</text:p>
          </table:table-cell>
          <table:table-cell table:style-name="ce25"/>
          <table:table-cell office:value-type="float" office:value="725" table:style-name="ce24">
            <text:p><text:s/>725</text:p>
          </table:table-cell>
          <table:table-cell office:value-type="float" office:value="2410" table:style-name="ce18">
            <text:p>2 4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285" table:style-name="ce24">
            <text:p><text:s/>285</text:p>
          </table:table-cell>
          <table:table-cell table:style-name="ce25"/>
          <table:table-cell office:value-type="float" office:value="578" table:style-name="ce24">
            <text:p><text:s/>578</text:p>
          </table:table-cell>
          <table:table-cell table:style-name="ce25"/>
          <table:table-cell office:value-type="float" office:value="364" table:style-name="ce24">
            <text:p><text:s/>364</text:p>
          </table:table-cell>
          <table:table-cell office:value-type="float" office:value="1439" table:style-name="ce18">
            <text:p>1 4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21" table:style-name="ce18">
            <text:p><text:s/>1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office:value-type="float" office:value="302" table:style-name="ce18">
            <text:p><text:s/>3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379" table:style-name="ce24">
            <text:p><text:s/>379</text:p>
          </table:table-cell>
          <table:table-cell table:style-name="ce25"/>
          <table:table-cell office:value-type="float" office:value="417" table:style-name="ce24">
            <text:p><text:s/>417</text:p>
          </table:table-cell>
          <table:table-cell office:value-type="float" office:value="1021" table:style-name="ce18">
            <text:p>1 021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7886" table:style-name="ce26">
            <text:p>17 886</text:p>
          </table:table-cell>
          <table:table-cell table:style-name="ce16"/>
          <table:table-cell office:value-type="float" office:value="29339" table:style-name="ce26">
            <text:p>29 339</text:p>
          </table:table-cell>
          <table:table-cell table:style-name="ce16"/>
          <table:table-cell office:value-type="float" office:value="63710" table:style-name="ce26">
            <text:p>63 710</text:p>
          </table:table-cell>
          <table:table-cell table:style-name="ce16"/>
          <table:table-cell office:value-type="float" office:value="46733" table:style-name="ce26">
            <text:p>46 733</text:p>
          </table:table-cell>
          <table:table-cell office:value-type="float" office:value="157668" table:style-name="ce18">
            <text:p>157 6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254" table:style-name="ce24">
            <text:p><text:s/>254</text:p>
          </table:table-cell>
          <table:table-cell table:style-name="ce25"/>
          <table:table-cell office:value-type="float" office:value="438" table:style-name="ce24">
            <text:p><text:s/>438</text:p>
          </table:table-cell>
          <table:table-cell table:style-name="ce25"/>
          <table:table-cell office:value-type="float" office:value="316" table:style-name="ce24">
            <text:p><text:s/>316</text:p>
          </table:table-cell>
          <table:table-cell office:value-type="float" office:value="1161" table:style-name="ce18">
            <text:p>1 1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66" table:style-name="ce18">
            <text:p><text:s/>1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273" table:style-name="ce24">
            <text:p><text:s/>273</text:p>
          </table:table-cell>
          <table:table-cell table:style-name="ce25"/>
          <table:table-cell office:value-type="float" office:value="145" table:style-name="ce24">
            <text:p><text:s/>145</text:p>
          </table:table-cell>
          <table:table-cell office:value-type="float" office:value="645" table:style-name="ce18">
            <text:p><text:s/>6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165" table:style-name="ce18">
            <text:p><text:s/>1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30" table:style-name="ce18">
            <text:p><text:s/>1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204" table:style-name="ce24">
            <text:p><text:s/>204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office:value-type="float" office:value="542" table:style-name="ce18">
            <text:p><text:s/>5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office:value-type="float" office:value="247" table:style-name="ce18">
            <text:p><text:s/>2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office:value-type="float" office:value="396" table:style-name="ce18">
            <text:p><text:s/>3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322" table:style-name="ce24">
            <text:p><text:s/>322</text:p>
          </table:table-cell>
          <table:table-cell table:style-name="ce25"/>
          <table:table-cell office:value-type="float" office:value="606" table:style-name="ce24">
            <text:p><text:s/>606</text:p>
          </table:table-cell>
          <table:table-cell table:style-name="ce25"/>
          <table:table-cell office:value-type="float" office:value="1262" table:style-name="ce24">
            <text:p>1 262</text:p>
          </table:table-cell>
          <table:table-cell table:style-name="ce25"/>
          <table:table-cell office:value-type="float" office:value="782" table:style-name="ce24">
            <text:p><text:s/>782</text:p>
          </table:table-cell>
          <table:table-cell office:value-type="float" office:value="2972" table:style-name="ce18">
            <text:p>2 9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324" table:style-name="ce18">
            <text:p><text:s/>3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325" table:style-name="ce18">
            <text:p><text:s/>3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178" table:style-name="ce24">
            <text:p><text:s/>178</text:p>
          </table:table-cell>
          <table:table-cell table:style-name="ce25"/>
          <table:table-cell office:value-type="float" office:value="344" table:style-name="ce24">
            <text:p><text:s/>344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office:value-type="float" office:value="900" table:style-name="ce18">
            <text:p><text:s/>9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office:value-type="float" office:value="276" table:style-name="ce18">
            <text:p><text:s/>2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69" table:style-name="ce18">
            <text:p><text:s/>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94" table:style-name="ce24">
            <text:p><text:s/>194</text:p>
          </table:table-cell>
          <table:table-cell table:style-name="ce25"/>
          <table:table-cell office:value-type="float" office:value="322" table:style-name="ce24">
            <text:p><text:s/>322</text:p>
          </table:table-cell>
          <table:table-cell table:style-name="ce25"/>
          <table:table-cell office:value-type="float" office:value="675" table:style-name="ce24">
            <text:p><text:s/>675</text:p>
          </table:table-cell>
          <table:table-cell table:style-name="ce25"/>
          <table:table-cell office:value-type="float" office:value="506" table:style-name="ce24">
            <text:p><text:s/>506</text:p>
          </table:table-cell>
          <table:table-cell office:value-type="float" office:value="1697" table:style-name="ce18">
            <text:p>1 6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241" table:style-name="ce24">
            <text:p><text:s/>241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office:value-type="float" office:value="613" table:style-name="ce18">
            <text:p><text:s/>6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221" table:style-name="ce18">
            <text:p><text:s/>2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635" table:style-name="ce24">
            <text:p><text:s/>635</text:p>
          </table:table-cell>
          <table:table-cell table:style-name="ce25"/>
          <table:table-cell office:value-type="float" office:value="1199" table:style-name="ce24">
            <text:p>1 199</text:p>
          </table:table-cell>
          <table:table-cell table:style-name="ce25"/>
          <table:table-cell office:value-type="float" office:value="2036" table:style-name="ce24">
            <text:p>2 036</text:p>
          </table:table-cell>
          <table:table-cell table:style-name="ce25"/>
          <table:table-cell office:value-type="float" office:value="1029" table:style-name="ce24">
            <text:p>1 029</text:p>
          </table:table-cell>
          <table:table-cell office:value-type="float" office:value="4899" table:style-name="ce18">
            <text:p>4 8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383" table:style-name="ce18">
            <text:p><text:s/>3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229" table:style-name="ce24">
            <text:p><text:s/>229</text:p>
          </table:table-cell>
          <table:table-cell table:style-name="ce25"/>
          <table:table-cell office:value-type="float" office:value="395" table:style-name="ce24">
            <text:p><text:s/>395</text:p>
          </table:table-cell>
          <table:table-cell table:style-name="ce25"/>
          <table:table-cell office:value-type="float" office:value="755" table:style-name="ce24">
            <text:p><text:s/>755</text:p>
          </table:table-cell>
          <table:table-cell table:style-name="ce25"/>
          <table:table-cell office:value-type="float" office:value="534" table:style-name="ce24">
            <text:p><text:s/>534</text:p>
          </table:table-cell>
          <table:table-cell office:value-type="float" office:value="1913" table:style-name="ce18">
            <text:p>1 9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table:style-name="ce25"/>
          <table:table-cell office:value-type="float" office:value="336" table:style-name="ce24">
            <text:p><text:s/>336</text:p>
          </table:table-cell>
          <table:table-cell table:style-name="ce25"/>
          <table:table-cell office:value-type="float" office:value="241" table:style-name="ce24">
            <text:p><text:s/>241</text:p>
          </table:table-cell>
          <table:table-cell office:value-type="float" office:value="897" table:style-name="ce18">
            <text:p><text:s/>8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300" table:style-name="ce24">
            <text:p><text:s/>300</text:p>
          </table:table-cell>
          <table:table-cell table:style-name="ce25"/>
          <table:table-cell office:value-type="float" office:value="540" table:style-name="ce24">
            <text:p><text:s/>540</text:p>
          </table:table-cell>
          <table:table-cell table:style-name="ce25"/>
          <table:table-cell office:value-type="float" office:value="1181" table:style-name="ce24">
            <text:p>1 181</text:p>
          </table:table-cell>
          <table:table-cell table:style-name="ce25"/>
          <table:table-cell office:value-type="float" office:value="689" table:style-name="ce24">
            <text:p><text:s/>689</text:p>
          </table:table-cell>
          <table:table-cell office:value-type="float" office:value="2710" table:style-name="ce18">
            <text:p>2 7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200" table:style-name="ce18">
            <text:p><text:s/>2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180" table:style-name="ce18">
            <text:p><text:s/>1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25" table:style-name="ce18">
            <text:p><text:s/>1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352" table:style-name="ce24">
            <text:p><text:s/>352</text:p>
          </table:table-cell>
          <table:table-cell table:style-name="ce25"/>
          <table:table-cell office:value-type="float" office:value="291" table:style-name="ce24">
            <text:p><text:s/>291</text:p>
          </table:table-cell>
          <table:table-cell office:value-type="float" office:value="888" table:style-name="ce18">
            <text:p><text:s/>8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20" table:style-name="ce18">
            <text:p><text:s/>1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office:value-type="float" office:value="441" table:style-name="ce18">
            <text:p><text:s/>4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65" table:style-name="ce24">
            <text:p><text:s/>165</text:p>
          </table:table-cell>
          <table:table-cell table:style-name="ce25"/>
          <table:table-cell office:value-type="float" office:value="249" table:style-name="ce24">
            <text:p><text:s/>249</text:p>
          </table:table-cell>
          <table:table-cell table:style-name="ce25"/>
          <table:table-cell office:value-type="float" office:value="507" table:style-name="ce24">
            <text:p><text:s/>507</text:p>
          </table:table-cell>
          <table:table-cell table:style-name="ce25"/>
          <table:table-cell office:value-type="float" office:value="347" table:style-name="ce24">
            <text:p><text:s/>347</text:p>
          </table:table-cell>
          <table:table-cell office:value-type="float" office:value="1268" table:style-name="ce18">
            <text:p>1 2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office:value-type="float" office:value="354" table:style-name="ce18">
            <text:p><text:s/>3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323" table:style-name="ce24">
            <text:p><text:s/>323</text:p>
          </table:table-cell>
          <table:table-cell table:style-name="ce25"/>
          <table:table-cell office:value-type="float" office:value="560" table:style-name="ce24">
            <text:p><text:s/>560</text:p>
          </table:table-cell>
          <table:table-cell table:style-name="ce25"/>
          <table:table-cell office:value-type="float" office:value="408" table:style-name="ce24">
            <text:p><text:s/>408</text:p>
          </table:table-cell>
          <table:table-cell office:value-type="float" office:value="1464" table:style-name="ce18">
            <text:p>1 4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436" table:style-name="ce24">
            <text:p><text:s/>436</text:p>
          </table:table-cell>
          <table:table-cell table:style-name="ce25"/>
          <table:table-cell office:value-type="float" office:value="806" table:style-name="ce24">
            <text:p><text:s/>806</text:p>
          </table:table-cell>
          <table:table-cell table:style-name="ce25"/>
          <table:table-cell office:value-type="float" office:value="1481" table:style-name="ce24">
            <text:p>1 481</text:p>
          </table:table-cell>
          <table:table-cell table:style-name="ce25"/>
          <table:table-cell office:value-type="float" office:value="808" table:style-name="ce24">
            <text:p><text:s/>808</text:p>
          </table:table-cell>
          <table:table-cell office:value-type="float" office:value="3531" table:style-name="ce18">
            <text:p>3 5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263" table:style-name="ce24">
            <text:p><text:s/>263</text:p>
          </table:table-cell>
          <table:table-cell table:style-name="ce25"/>
          <table:table-cell office:value-type="float" office:value="154" table:style-name="ce24">
            <text:p><text:s/>154</text:p>
          </table:table-cell>
          <table:table-cell office:value-type="float" office:value="643" table:style-name="ce18">
            <text:p><text:s/>6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277" table:style-name="ce24">
            <text:p><text:s/>277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office:value-type="float" office:value="696" table:style-name="ce18">
            <text:p><text:s/>6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101" table:style-name="ce18">
            <text:p><text:s/>1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331" table:style-name="ce24">
            <text:p><text:s/>331</text:p>
          </table:table-cell>
          <table:table-cell table:style-name="ce25"/>
          <table:table-cell office:value-type="float" office:value="726" table:style-name="ce24">
            <text:p><text:s/>726</text:p>
          </table:table-cell>
          <table:table-cell table:style-name="ce25"/>
          <table:table-cell office:value-type="float" office:value="329" table:style-name="ce24">
            <text:p><text:s/>329</text:p>
          </table:table-cell>
          <table:table-cell office:value-type="float" office:value="1549" table:style-name="ce18">
            <text:p>1 5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450" table:style-name="ce18">
            <text:p><text:s/>4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office:value-type="float" office:value="97" table:style-name="ce18">
            <text:p><text:s/>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394" table:style-name="ce18">
            <text:p><text:s/>3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317" table:style-name="ce18">
            <text:p><text:s/>3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table:style-name="ce25"/>
          <table:table-cell office:value-type="float" office:value="294" table:style-name="ce24">
            <text:p><text:s/>294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office:value-type="float" office:value="720" table:style-name="ce18">
            <text:p><text:s/>7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62" table:style-name="ce18">
            <text:p><text:s/>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243" table:style-name="ce18">
            <text:p><text:s/>2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office:value-type="float" office:value="501" table:style-name="ce18">
            <text:p><text:s/>5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98" table:style-name="ce18">
            <text:p><text:s/>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office:value-type="float" office:value="343" table:style-name="ce18">
            <text:p><text:s/>3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242" table:style-name="ce24">
            <text:p><text:s/>242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office:value-type="float" office:value="577" table:style-name="ce18">
            <text:p><text:s/>5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259" table:style-name="ce24">
            <text:p><text:s/>259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office:value-type="float" office:value="672" table:style-name="ce18">
            <text:p><text:s/>6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251" table:style-name="ce24">
            <text:p><text:s/>251</text:p>
          </table:table-cell>
          <table:table-cell table:style-name="ce25"/>
          <table:table-cell office:value-type="float" office:value="393" table:style-name="ce24">
            <text:p><text:s/>393</text:p>
          </table:table-cell>
          <table:table-cell table:style-name="ce25"/>
          <table:table-cell office:value-type="float" office:value="873" table:style-name="ce24">
            <text:p><text:s/>873</text:p>
          </table:table-cell>
          <table:table-cell table:style-name="ce25"/>
          <table:table-cell office:value-type="float" office:value="585" table:style-name="ce24">
            <text:p><text:s/>585</text:p>
          </table:table-cell>
          <table:table-cell office:value-type="float" office:value="2102" table:style-name="ce18">
            <text:p>2 1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98" table:style-name="ce18">
            <text:p><text:s/>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116" table:style-name="ce18">
            <text:p><text:s/>1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261" table:style-name="ce18">
            <text:p><text:s/>2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office:value-type="float" office:value="256" table:style-name="ce18">
            <text:p><text:s/>2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36" table:style-name="ce18">
            <text:p><text:s/>1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21" table:style-name="ce18">
            <text:p><text:s/>1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56" table:style-name="ce18">
            <text:p><text:s/>1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174" table:style-name="ce24">
            <text:p><text:s/>174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438" table:style-name="ce24">
            <text:p><text:s/>438</text:p>
          </table:table-cell>
          <table:table-cell table:style-name="ce25"/>
          <table:table-cell office:value-type="float" office:value="323" table:style-name="ce24">
            <text:p><text:s/>323</text:p>
          </table:table-cell>
          <table:table-cell office:value-type="float" office:value="1149" table:style-name="ce18">
            <text:p>1 1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office:value-type="float" office:value="525" table:style-name="ce18">
            <text:p><text:s/>5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169" table:style-name="ce18">
            <text:p><text:s/>1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266" table:style-name="ce18">
            <text:p><text:s/>2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292" table:style-name="ce18">
            <text:p><text:s/>2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240" table:style-name="ce24">
            <text:p><text:s/>240</text:p>
          </table:table-cell>
          <table:table-cell table:style-name="ce25"/>
          <table:table-cell office:value-type="float" office:value="217" table:style-name="ce24">
            <text:p><text:s/>217</text:p>
          </table:table-cell>
          <table:table-cell office:value-type="float" office:value="674" table:style-name="ce18">
            <text:p><text:s/>6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office:value-type="float" office:value="436" table:style-name="ce18">
            <text:p><text:s/>4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267" table:style-name="ce24">
            <text:p><text:s/>267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office:value-type="float" office:value="670" table:style-name="ce18">
            <text:p><text:s/>6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183" table:style-name="ce18">
            <text:p><text:s/>1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182" table:style-name="ce24">
            <text:p><text:s/>182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office:value-type="float" office:value="499" table:style-name="ce18">
            <text:p><text:s/>4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office:value-type="float" office:value="383" table:style-name="ce18">
            <text:p><text:s/>3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250" table:style-name="ce24">
            <text:p><text:s/>250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office:value-type="float" office:value="645" table:style-name="ce18">
            <text:p><text:s/>6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76" table:style-name="ce18">
            <text:p><text:s/>1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215" table:style-name="ce24">
            <text:p><text:s/>215</text:p>
          </table:table-cell>
          <table:table-cell table:style-name="ce25"/>
          <table:table-cell office:value-type="float" office:value="168" table:style-name="ce24">
            <text:p><text:s/>168</text:p>
          </table:table-cell>
          <table:table-cell office:value-type="float" office:value="605" table:style-name="ce18">
            <text:p><text:s/>6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205" table:style-name="ce18">
            <text:p><text:s/>2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253" table:style-name="ce18">
            <text:p><text:s/>2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72" table:style-name="ce18">
            <text:p><text:s/>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485" table:style-name="ce24">
            <text:p><text:s/>485</text:p>
          </table:table-cell>
          <table:table-cell table:style-name="ce25"/>
          <table:table-cell office:value-type="float" office:value="697" table:style-name="ce24">
            <text:p><text:s/>697</text:p>
          </table:table-cell>
          <table:table-cell table:style-name="ce25"/>
          <table:table-cell office:value-type="float" office:value="1435" table:style-name="ce24">
            <text:p>1 435</text:p>
          </table:table-cell>
          <table:table-cell table:style-name="ce25"/>
          <table:table-cell office:value-type="float" office:value="883" table:style-name="ce24">
            <text:p><text:s/>883</text:p>
          </table:table-cell>
          <table:table-cell office:value-type="float" office:value="3500" table:style-name="ce18">
            <text:p>3 5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office:value-type="float" office:value="350" table:style-name="ce18">
            <text:p><text:s/>350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6609" table:style-name="ce26">
            <text:p>6 609</text:p>
          </table:table-cell>
          <table:table-cell table:style-name="ce16"/>
          <table:table-cell office:value-type="float" office:value="10611" table:style-name="ce26">
            <text:p>10 611</text:p>
          </table:table-cell>
          <table:table-cell table:style-name="ce16"/>
          <table:table-cell office:value-type="float" office:value="20944" table:style-name="ce26">
            <text:p>20 944</text:p>
          </table:table-cell>
          <table:table-cell table:style-name="ce16"/>
          <table:table-cell office:value-type="float" office:value="13919" table:style-name="ce26">
            <text:p>13 919</text:p>
          </table:table-cell>
          <table:table-cell office:value-type="float" office:value="52083" table:style-name="ce18">
            <text:p>52 0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178" table:style-name="ce24">
            <text:p><text:s/>178</text:p>
          </table:table-cell>
          <table:table-cell table:style-name="ce25"/>
          <table:table-cell office:value-type="float" office:value="290" table:style-name="ce24">
            <text:p><text:s/>290</text:p>
          </table:table-cell>
          <table:table-cell table:style-name="ce25"/>
          <table:table-cell office:value-type="float" office:value="612" table:style-name="ce24">
            <text:p><text:s/>612</text:p>
          </table:table-cell>
          <table:table-cell table:style-name="ce25"/>
          <table:table-cell office:value-type="float" office:value="393" table:style-name="ce24">
            <text:p><text:s/>393</text:p>
          </table:table-cell>
          <table:table-cell office:value-type="float" office:value="1473" table:style-name="ce18">
            <text:p>1 4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254" table:style-name="ce18">
            <text:p><text:s/>2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211" table:style-name="ce24">
            <text:p><text:s/>211</text:p>
          </table:table-cell>
          <table:table-cell table:style-name="ce25"/>
          <table:table-cell office:value-type="float" office:value="248" table:style-name="ce24">
            <text:p><text:s/>248</text:p>
          </table:table-cell>
          <table:table-cell table:style-name="ce25"/>
          <table:table-cell office:value-type="float" office:value="551" table:style-name="ce24">
            <text:p><text:s/>551</text:p>
          </table:table-cell>
          <table:table-cell table:style-name="ce25"/>
          <table:table-cell office:value-type="float" office:value="379" table:style-name="ce24">
            <text:p><text:s/>379</text:p>
          </table:table-cell>
          <table:table-cell office:value-type="float" office:value="1389" table:style-name="ce18">
            <text:p>1 3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office:value-type="float" office:value="550" table:style-name="ce18">
            <text:p><text:s/>5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381" table:style-name="ce24">
            <text:p><text:s/>381</text:p>
          </table:table-cell>
          <table:table-cell table:style-name="ce25"/>
          <table:table-cell office:value-type="float" office:value="786" table:style-name="ce24">
            <text:p><text:s/>786</text:p>
          </table:table-cell>
          <table:table-cell table:style-name="ce25"/>
          <table:table-cell office:value-type="float" office:value="290" table:style-name="ce24">
            <text:p><text:s/>290</text:p>
          </table:table-cell>
          <table:table-cell office:value-type="float" office:value="1653" table:style-name="ce18">
            <text:p>1 6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573" table:style-name="ce24">
            <text:p><text:s/>573</text:p>
          </table:table-cell>
          <table:table-cell table:style-name="ce25"/>
          <table:table-cell office:value-type="float" office:value="1527" table:style-name="ce24">
            <text:p>1 527</text:p>
          </table:table-cell>
          <table:table-cell table:style-name="ce25"/>
          <table:table-cell office:value-type="float" office:value="2624" table:style-name="ce24">
            <text:p>2 624</text:p>
          </table:table-cell>
          <table:table-cell table:style-name="ce25"/>
          <table:table-cell office:value-type="float" office:value="1284" table:style-name="ce24">
            <text:p>1 284</text:p>
          </table:table-cell>
          <table:table-cell office:value-type="float" office:value="6008" table:style-name="ce18">
            <text:p>6 0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table:style-name="ce25"/>
          <table:table-cell office:value-type="float" office:value="319" table:style-name="ce24">
            <text:p><text:s/>319</text:p>
          </table:table-cell>
          <table:table-cell table:style-name="ce25"/>
          <table:table-cell office:value-type="float" office:value="167" table:style-name="ce24">
            <text:p><text:s/>167</text:p>
          </table:table-cell>
          <table:table-cell office:value-type="float" office:value="702" table:style-name="ce18">
            <text:p><text:s/>7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203" table:style-name="ce18">
            <text:p><text:s/>2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835" table:style-name="ce24">
            <text:p><text:s/>835</text:p>
          </table:table-cell>
          <table:table-cell table:style-name="ce25"/>
          <table:table-cell office:value-type="float" office:value="2018" table:style-name="ce24">
            <text:p>2 018</text:p>
          </table:table-cell>
          <table:table-cell table:style-name="ce25"/>
          <table:table-cell office:value-type="float" office:value="2913" table:style-name="ce24">
            <text:p>2 913</text:p>
          </table:table-cell>
          <table:table-cell table:style-name="ce25"/>
          <table:table-cell office:value-type="float" office:value="1159" table:style-name="ce24">
            <text:p>1 159</text:p>
          </table:table-cell>
          <table:table-cell office:value-type="float" office:value="6925" table:style-name="ce18">
            <text:p>6 9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77" table:style-name="ce24">
            <text:p><text:s/>177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358" table:style-name="ce18">
            <text:p><text:s/>3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office:value-type="float" office:value="581" table:style-name="ce18">
            <text:p><text:s/>5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396" table:style-name="ce24">
            <text:p><text:s/>396</text:p>
          </table:table-cell>
          <table:table-cell table:style-name="ce25"/>
          <table:table-cell office:value-type="float" office:value="832" table:style-name="ce24">
            <text:p><text:s/>832</text:p>
          </table:table-cell>
          <table:table-cell table:style-name="ce25"/>
          <table:table-cell office:value-type="float" office:value="1537" table:style-name="ce24">
            <text:p>1 537</text:p>
          </table:table-cell>
          <table:table-cell table:style-name="ce25"/>
          <table:table-cell office:value-type="float" office:value="855" table:style-name="ce24">
            <text:p><text:s/>855</text:p>
          </table:table-cell>
          <table:table-cell office:value-type="float" office:value="3620" table:style-name="ce18">
            <text:p>3 6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273" table:style-name="ce24">
            <text:p><text:s/>273</text:p>
          </table:table-cell>
          <table:table-cell table:style-name="ce25"/>
          <table:table-cell office:value-type="float" office:value="460" table:style-name="ce24">
            <text:p><text:s/>460</text:p>
          </table:table-cell>
          <table:table-cell table:style-name="ce25"/>
          <table:table-cell office:value-type="float" office:value="276" table:style-name="ce24">
            <text:p><text:s/>276</text:p>
          </table:table-cell>
          <table:table-cell office:value-type="float" office:value="1162" table:style-name="ce18">
            <text:p>1 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68" table:style-name="ce24">
            <text:p><text:s/>168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office:value-type="float" office:value="387" table:style-name="ce18">
            <text:p><text:s/>3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office:value-type="float" office:value="334" table:style-name="ce18">
            <text:p><text:s/>3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218" table:style-name="ce24">
            <text:p><text:s/>218</text:p>
          </table:table-cell>
          <table:table-cell table:style-name="ce25"/>
          <table:table-cell office:value-type="float" office:value="403" table:style-name="ce24">
            <text:p><text:s/>403</text:p>
          </table:table-cell>
          <table:table-cell table:style-name="ce25"/>
          <table:table-cell office:value-type="float" office:value="767" table:style-name="ce24">
            <text:p><text:s/>767</text:p>
          </table:table-cell>
          <table:table-cell table:style-name="ce25"/>
          <table:table-cell office:value-type="float" office:value="375" table:style-name="ce24">
            <text:p><text:s/>375</text:p>
          </table:table-cell>
          <table:table-cell office:value-type="float" office:value="1763" table:style-name="ce18">
            <text:p>1 7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319" table:style-name="ce24">
            <text:p><text:s/>319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office:value-type="float" office:value="672" table:style-name="ce18">
            <text:p><text:s/>6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938" table:style-name="ce24">
            <text:p><text:s/>938</text:p>
          </table:table-cell>
          <table:table-cell table:style-name="ce25"/>
          <table:table-cell office:value-type="float" office:value="1733" table:style-name="ce24">
            <text:p>1 733</text:p>
          </table:table-cell>
          <table:table-cell table:style-name="ce25"/>
          <table:table-cell office:value-type="float" office:value="3855" table:style-name="ce24">
            <text:p>3 855</text:p>
          </table:table-cell>
          <table:table-cell table:style-name="ce25"/>
          <table:table-cell office:value-type="float" office:value="2222" table:style-name="ce24">
            <text:p>2 222</text:p>
          </table:table-cell>
          <table:table-cell office:value-type="float" office:value="8748" table:style-name="ce18">
            <text:p>8 7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11" table:style-name="ce18">
            <text:p><text:s/>2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36" table:style-name="ce18">
            <text:p><text:s/>1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229" table:style-name="ce24">
            <text:p><text:s/>229</text:p>
          </table:table-cell>
          <table:table-cell table:style-name="ce25"/>
          <table:table-cell office:value-type="float" office:value="176" table:style-name="ce24">
            <text:p><text:s/>176</text:p>
          </table:table-cell>
          <table:table-cell office:value-type="float" office:value="616" table:style-name="ce18">
            <text:p><text:s/>6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office:value-type="float" office:value="588" table:style-name="ce18">
            <text:p><text:s/>5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11" table:style-name="ce18">
            <text:p><text:s/>1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office:value-type="float" office:value="103" table:style-name="ce18">
            <text:p><text:s/>1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2318" table:style-name="ce24">
            <text:p>2 318</text:p>
          </table:table-cell>
          <table:table-cell table:style-name="ce25"/>
          <table:table-cell office:value-type="float" office:value="5817" table:style-name="ce24">
            <text:p>5 817</text:p>
          </table:table-cell>
          <table:table-cell table:style-name="ce25"/>
          <table:table-cell office:value-type="float" office:value="9107" table:style-name="ce24">
            <text:p>9 107</text:p>
          </table:table-cell>
          <table:table-cell table:style-name="ce25"/>
          <table:table-cell office:value-type="float" office:value="4285" table:style-name="ce24">
            <text:p>4 285</text:p>
          </table:table-cell>
          <table:table-cell office:value-type="float" office:value="21527" table:style-name="ce18">
            <text:p>21 5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1002" table:style-name="ce24">
            <text:p>1 002</text:p>
          </table:table-cell>
          <table:table-cell table:style-name="ce25"/>
          <table:table-cell office:value-type="float" office:value="2181" table:style-name="ce24">
            <text:p>2 181</text:p>
          </table:table-cell>
          <table:table-cell table:style-name="ce25"/>
          <table:table-cell office:value-type="float" office:value="3800" table:style-name="ce24">
            <text:p>3 800</text:p>
          </table:table-cell>
          <table:table-cell table:style-name="ce25"/>
          <table:table-cell office:value-type="float" office:value="1911" table:style-name="ce24">
            <text:p>1 911</text:p>
          </table:table-cell>
          <table:table-cell office:value-type="float" office:value="8894" table:style-name="ce18">
            <text:p>8 8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174" table:style-name="ce24">
            <text:p><text:s/>174</text:p>
          </table:table-cell>
          <table:table-cell table:style-name="ce25"/>
          <table:table-cell office:value-type="float" office:value="389" table:style-name="ce24">
            <text:p><text:s/>389</text:p>
          </table:table-cell>
          <table:table-cell table:style-name="ce25"/>
          <table:table-cell office:value-type="float" office:value="202" table:style-name="ce24">
            <text:p><text:s/>202</text:p>
          </table:table-cell>
          <table:table-cell office:value-type="float" office:value="880" table:style-name="ce18">
            <text:p><text:s/>8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office:value-type="float" office:value="176" table:style-name="ce18">
            <text:p><text:s/>1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264" table:style-name="ce24">
            <text:p><text:s/>264</text:p>
          </table:table-cell>
          <table:table-cell table:style-name="ce25"/>
          <table:table-cell office:value-type="float" office:value="443" table:style-name="ce24">
            <text:p><text:s/>443</text:p>
          </table:table-cell>
          <table:table-cell table:style-name="ce25"/>
          <table:table-cell office:value-type="float" office:value="1158" table:style-name="ce24">
            <text:p>1 158</text:p>
          </table:table-cell>
          <table:table-cell table:style-name="ce25"/>
          <table:table-cell office:value-type="float" office:value="518" table:style-name="ce24">
            <text:p><text:s/>518</text:p>
          </table:table-cell>
          <table:table-cell office:value-type="float" office:value="2383" table:style-name="ce18">
            <text:p>2 3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338" table:style-name="ce24">
            <text:p><text:s/>338</text:p>
          </table:table-cell>
          <table:table-cell table:style-name="ce25"/>
          <table:table-cell office:value-type="float" office:value="753" table:style-name="ce24">
            <text:p><text:s/>753</text:p>
          </table:table-cell>
          <table:table-cell table:style-name="ce25"/>
          <table:table-cell office:value-type="float" office:value="1363" table:style-name="ce24">
            <text:p>1 363</text:p>
          </table:table-cell>
          <table:table-cell table:style-name="ce25"/>
          <table:table-cell office:value-type="float" office:value="705" table:style-name="ce24">
            <text:p><text:s/>705</text:p>
          </table:table-cell>
          <table:table-cell office:value-type="float" office:value="3159" table:style-name="ce18">
            <text:p>3 1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245" table:style-name="ce24">
            <text:p><text:s/>245</text:p>
          </table:table-cell>
          <table:table-cell table:style-name="ce25"/>
          <table:table-cell office:value-type="float" office:value="532" table:style-name="ce24">
            <text:p><text:s/>532</text:p>
          </table:table-cell>
          <table:table-cell table:style-name="ce25"/>
          <table:table-cell office:value-type="float" office:value="1069" table:style-name="ce24">
            <text:p>1 069</text:p>
          </table:table-cell>
          <table:table-cell table:style-name="ce25"/>
          <table:table-cell office:value-type="float" office:value="489" table:style-name="ce24">
            <text:p><text:s/>489</text:p>
          </table:table-cell>
          <table:table-cell office:value-type="float" office:value="2335" table:style-name="ce18">
            <text:p>2 3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office:value-type="float" office:value="561" table:style-name="ce18">
            <text:p><text:s/>5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office:value-type="float" office:value="307" table:style-name="ce18">
            <text:p><text:s/>3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709" table:style-name="ce24">
            <text:p><text:s/>709</text:p>
          </table:table-cell>
          <table:table-cell table:style-name="ce25"/>
          <table:table-cell office:value-type="float" office:value="1531" table:style-name="ce24">
            <text:p>1 531</text:p>
          </table:table-cell>
          <table:table-cell table:style-name="ce25"/>
          <table:table-cell office:value-type="float" office:value="2736" table:style-name="ce24">
            <text:p>2 736</text:p>
          </table:table-cell>
          <table:table-cell table:style-name="ce25"/>
          <table:table-cell office:value-type="float" office:value="1091" table:style-name="ce24">
            <text:p>1 091</text:p>
          </table:table-cell>
          <table:table-cell office:value-type="float" office:value="6067" table:style-name="ce18">
            <text:p>6 0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605" table:style-name="ce24">
            <text:p><text:s/>605</text:p>
          </table:table-cell>
          <table:table-cell table:style-name="ce25"/>
          <table:table-cell office:value-type="float" office:value="1259" table:style-name="ce24">
            <text:p>1 259</text:p>
          </table:table-cell>
          <table:table-cell table:style-name="ce25"/>
          <table:table-cell office:value-type="float" office:value="2672" table:style-name="ce24">
            <text:p>2 672</text:p>
          </table:table-cell>
          <table:table-cell table:style-name="ce25"/>
          <table:table-cell office:value-type="float" office:value="1432" table:style-name="ce24">
            <text:p>1 432</text:p>
          </table:table-cell>
          <table:table-cell office:value-type="float" office:value="5968" table:style-name="ce18">
            <text:p>5 9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288" table:style-name="ce24">
            <text:p><text:s/>288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office:value-type="float" office:value="771" table:style-name="ce18">
            <text:p><text:s/>7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98" table:style-name="ce24">
            <text:p><text:s/>198</text:p>
          </table:table-cell>
          <table:table-cell table:style-name="ce25"/>
          <table:table-cell office:value-type="float" office:value="386" table:style-name="ce24">
            <text:p><text:s/>386</text:p>
          </table:table-cell>
          <table:table-cell table:style-name="ce25"/>
          <table:table-cell office:value-type="float" office:value="950" table:style-name="ce24">
            <text:p><text:s/>950</text:p>
          </table:table-cell>
          <table:table-cell table:style-name="ce25"/>
          <table:table-cell office:value-type="float" office:value="506" table:style-name="ce24">
            <text:p><text:s/>506</text:p>
          </table:table-cell>
          <table:table-cell office:value-type="float" office:value="2040" table:style-name="ce18">
            <text:p>2 0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307" table:style-name="ce24">
            <text:p><text:s/>307</text:p>
          </table:table-cell>
          <table:table-cell table:style-name="ce25"/>
          <table:table-cell office:value-type="float" office:value="512" table:style-name="ce24">
            <text:p><text:s/>512</text:p>
          </table:table-cell>
          <table:table-cell table:style-name="ce25"/>
          <table:table-cell office:value-type="float" office:value="259" table:style-name="ce24">
            <text:p><text:s/>259</text:p>
          </table:table-cell>
          <table:table-cell office:value-type="float" office:value="1208" table:style-name="ce18">
            <text:p>1 2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449" table:style-name="ce18">
            <text:p><text:s/>4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347" table:style-name="ce24">
            <text:p><text:s/>347</text:p>
          </table:table-cell>
          <table:table-cell table:style-name="ce25"/>
          <table:table-cell office:value-type="float" office:value="264" table:style-name="ce24">
            <text:p><text:s/>264</text:p>
          </table:table-cell>
          <table:table-cell office:value-type="float" office:value="844" table:style-name="ce18">
            <text:p><text:s/>8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77" table:style-name="ce24">
            <text:p><text:s/>177</text:p>
          </table:table-cell>
          <table:table-cell table:style-name="ce25"/>
          <table:table-cell office:value-type="float" office:value="327" table:style-name="ce24">
            <text:p><text:s/>327</text:p>
          </table:table-cell>
          <table:table-cell table:style-name="ce25"/>
          <table:table-cell office:value-type="float" office:value="630" table:style-name="ce24">
            <text:p><text:s/>630</text:p>
          </table:table-cell>
          <table:table-cell table:style-name="ce25"/>
          <table:table-cell office:value-type="float" office:value="303" table:style-name="ce24">
            <text:p><text:s/>303</text:p>
          </table:table-cell>
          <table:table-cell office:value-type="float" office:value="1437" table:style-name="ce18">
            <text:p>1 4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38" table:style-name="ce18">
            <text:p><text:s/>1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662" table:style-name="ce24">
            <text:p><text:s/>662</text:p>
          </table:table-cell>
          <table:table-cell table:style-name="ce25"/>
          <table:table-cell office:value-type="float" office:value="1332" table:style-name="ce24">
            <text:p>1 332</text:p>
          </table:table-cell>
          <table:table-cell table:style-name="ce25"/>
          <table:table-cell office:value-type="float" office:value="2250" table:style-name="ce24">
            <text:p>2 250</text:p>
          </table:table-cell>
          <table:table-cell table:style-name="ce25"/>
          <table:table-cell office:value-type="float" office:value="1000" table:style-name="ce24">
            <text:p>1 000</text:p>
          </table:table-cell>
          <table:table-cell office:value-type="float" office:value="5244" table:style-name="ce18">
            <text:p>5 2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office:value-type="float" office:value="465" table:style-name="ce18">
            <text:p><text:s/>4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293" table:style-name="ce24">
            <text:p><text:s/>293</text:p>
          </table:table-cell>
          <table:table-cell table:style-name="ce25"/>
          <table:table-cell office:value-type="float" office:value="652" table:style-name="ce24">
            <text:p><text:s/>652</text:p>
          </table:table-cell>
          <table:table-cell table:style-name="ce25"/>
          <table:table-cell office:value-type="float" office:value="284" table:style-name="ce24">
            <text:p><text:s/>284</text:p>
          </table:table-cell>
          <table:table-cell office:value-type="float" office:value="1385" table:style-name="ce18">
            <text:p>1 3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472" table:style-name="ce24">
            <text:p><text:s/>472</text:p>
          </table:table-cell>
          <table:table-cell table:style-name="ce25"/>
          <table:table-cell office:value-type="float" office:value="1062" table:style-name="ce24">
            <text:p>1 062</text:p>
          </table:table-cell>
          <table:table-cell table:style-name="ce25"/>
          <table:table-cell office:value-type="float" office:value="2224" table:style-name="ce24">
            <text:p>2 224</text:p>
          </table:table-cell>
          <table:table-cell table:style-name="ce25"/>
          <table:table-cell office:value-type="float" office:value="1112" table:style-name="ce24">
            <text:p>1 112</text:p>
          </table:table-cell>
          <table:table-cell office:value-type="float" office:value="4870" table:style-name="ce18">
            <text:p>4 8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1896" table:style-name="ce24">
            <text:p>1 896</text:p>
          </table:table-cell>
          <table:table-cell table:style-name="ce25"/>
          <table:table-cell office:value-type="float" office:value="3736" table:style-name="ce24">
            <text:p>3 736</text:p>
          </table:table-cell>
          <table:table-cell table:style-name="ce25"/>
          <table:table-cell office:value-type="float" office:value="6704" table:style-name="ce24">
            <text:p>6 704</text:p>
          </table:table-cell>
          <table:table-cell table:style-name="ce25"/>
          <table:table-cell office:value-type="float" office:value="3392" table:style-name="ce24">
            <text:p>3 392</text:p>
          </table:table-cell>
          <table:table-cell office:value-type="float" office:value="15728" table:style-name="ce18">
            <text:p>15 7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230" table:style-name="ce18">
            <text:p><text:s/>2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199" table:style-name="ce24">
            <text:p><text:s/>199</text:p>
          </table:table-cell>
          <table:table-cell table:style-name="ce25"/>
          <table:table-cell office:value-type="float" office:value="308" table:style-name="ce24">
            <text:p><text:s/>308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office:value-type="float" office:value="828" table:style-name="ce18">
            <text:p><text:s/>8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333" table:style-name="ce24">
            <text:p><text:s/>333</text:p>
          </table:table-cell>
          <table:table-cell table:style-name="ce25"/>
          <table:table-cell office:value-type="float" office:value="198" table:style-name="ce24">
            <text:p><text:s/>198</text:p>
          </table:table-cell>
          <table:table-cell office:value-type="float" office:value="759" table:style-name="ce18">
            <text:p><text:s/>7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284" table:style-name="ce24">
            <text:p><text:s/>284</text:p>
          </table:table-cell>
          <table:table-cell table:style-name="ce25"/>
          <table:table-cell office:value-type="float" office:value="542" table:style-name="ce24">
            <text:p><text:s/>542</text:p>
          </table:table-cell>
          <table:table-cell table:style-name="ce25"/>
          <table:table-cell office:value-type="float" office:value="1165" table:style-name="ce24">
            <text:p>1 165</text:p>
          </table:table-cell>
          <table:table-cell table:style-name="ce25"/>
          <table:table-cell office:value-type="float" office:value="554" table:style-name="ce24">
            <text:p><text:s/>554</text:p>
          </table:table-cell>
          <table:table-cell office:value-type="float" office:value="2545" table:style-name="ce18">
            <text:p>2 5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85" table:style-name="ce18">
            <text:p><text:s/>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672" table:style-name="ce24">
            <text:p><text:s/>672</text:p>
          </table:table-cell>
          <table:table-cell table:style-name="ce25"/>
          <table:table-cell office:value-type="float" office:value="1233" table:style-name="ce24">
            <text:p>1 233</text:p>
          </table:table-cell>
          <table:table-cell table:style-name="ce25"/>
          <table:table-cell office:value-type="float" office:value="2213" table:style-name="ce24">
            <text:p>2 213</text:p>
          </table:table-cell>
          <table:table-cell table:style-name="ce25"/>
          <table:table-cell office:value-type="float" office:value="1112" table:style-name="ce24">
            <text:p>1 112</text:p>
          </table:table-cell>
          <table:table-cell office:value-type="float" office:value="5230" table:style-name="ce18">
            <text:p>5 2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70" table:style-name="ce18">
            <text:p><text:s/>170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5467" table:style-name="ce26">
            <text:p>15 467</text:p>
          </table:table-cell>
          <table:table-cell table:style-name="ce16"/>
          <table:table-cell office:value-type="float" office:value="31911" table:style-name="ce26">
            <text:p>31 911</text:p>
          </table:table-cell>
          <table:table-cell table:style-name="ce16"/>
          <table:table-cell office:value-type="float" office:value="58604" table:style-name="ce26">
            <text:p>58 604</text:p>
          </table:table-cell>
          <table:table-cell table:style-name="ce16"/>
          <table:table-cell office:value-type="float" office:value="29248" table:style-name="ce26">
            <text:p>29 248</text:p>
          </table:table-cell>
          <table:table-cell office:value-type="float" office:value="135230" table:style-name="ce18">
            <text:p>135 2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17" table:style-name="ce18">
            <text:p><text:s/>1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68" table:style-name="ce18">
            <text:p><text:s/>2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294" table:style-name="ce18">
            <text:p><text:s/>2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238" table:style-name="ce18">
            <text:p><text:s/>2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37" table:style-name="ce18">
            <text:p><text:s/>1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76" table:style-name="ce18">
            <text:p><text:s/>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60" table:style-name="ce18">
            <text:p><text:s/>1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76" table:style-name="ce18">
            <text:p><text:s/>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78" table:style-name="ce18">
            <text:p><text:s/>1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office:value-type="float" office:value="107" table:style-name="ce18">
            <text:p><text:s/>1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255" table:style-name="ce24">
            <text:p><text:s/>255</text:p>
          </table:table-cell>
          <table:table-cell table:style-name="ce25"/>
          <table:table-cell office:value-type="float" office:value="539" table:style-name="ce24">
            <text:p><text:s/>539</text:p>
          </table:table-cell>
          <table:table-cell table:style-name="ce25"/>
          <table:table-cell office:value-type="float" office:value="242" table:style-name="ce24">
            <text:p><text:s/>242</text:p>
          </table:table-cell>
          <table:table-cell office:value-type="float" office:value="1248" table:style-name="ce18">
            <text:p>1 2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225" table:style-name="ce18">
            <text:p><text:s/>2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office:value-type="float" office:value="451" table:style-name="ce18">
            <text:p><text:s/>4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75" table:style-name="ce18">
            <text:p><text:s/>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258" table:style-name="ce18">
            <text:p><text:s/>2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72" table:style-name="ce18">
            <text:p><text:s/>1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491" table:style-name="ce24">
            <text:p><text:s/>491</text:p>
          </table:table-cell>
          <table:table-cell table:style-name="ce25"/>
          <table:table-cell office:value-type="float" office:value="243" table:style-name="ce24">
            <text:p><text:s/>243</text:p>
          </table:table-cell>
          <table:table-cell office:value-type="float" office:value="1108" table:style-name="ce18">
            <text:p>1 1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371" table:style-name="ce18">
            <text:p><text:s/>3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470" table:style-name="ce24">
            <text:p><text:s/>470</text:p>
          </table:table-cell>
          <table:table-cell table:style-name="ce25"/>
          <table:table-cell office:value-type="float" office:value="820" table:style-name="ce24">
            <text:p><text:s/>820</text:p>
          </table:table-cell>
          <table:table-cell table:style-name="ce25"/>
          <table:table-cell office:value-type="float" office:value="385" table:style-name="ce24">
            <text:p><text:s/>385</text:p>
          </table:table-cell>
          <table:table-cell office:value-type="float" office:value="1931" table:style-name="ce18">
            <text:p>1 9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316" table:style-name="ce18">
            <text:p><text:s/>3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27" table:style-name="ce18">
            <text:p><text:s/>1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office:value-type="float" office:value="71" table:style-name="ce18">
            <text:p><text:s/>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office:value-type="float" office:value="334" table:style-name="ce18">
            <text:p><text:s/>3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office:value-type="float" office:value="82" table:style-name="ce18">
            <text:p><text:s/>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240" table:style-name="ce18">
            <text:p><text:s/>2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75" table:style-name="ce18">
            <text:p><text:s/>1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319" table:style-name="ce18">
            <text:p><text:s/>3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02" table:style-name="ce18">
            <text:p><text:s/>1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08" table:style-name="ce24">
            <text:p><text:s/>208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table:style-name="ce25"/>
          <table:table-cell office:value-type="float" office:value="364" table:style-name="ce24">
            <text:p><text:s/>364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office:value-type="float" office:value="980" table:style-name="ce18">
            <text:p><text:s/>9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61" table:style-name="ce18">
            <text:p><text:s/>1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666" table:style-name="ce24">
            <text:p><text:s/>666</text:p>
          </table:table-cell>
          <table:table-cell table:style-name="ce25"/>
          <table:table-cell office:value-type="float" office:value="931" table:style-name="ce24">
            <text:p><text:s/>931</text:p>
          </table:table-cell>
          <table:table-cell table:style-name="ce25"/>
          <table:table-cell office:value-type="float" office:value="337" table:style-name="ce24">
            <text:p><text:s/>337</text:p>
          </table:table-cell>
          <table:table-cell office:value-type="float" office:value="2119" table:style-name="ce18">
            <text:p>2 1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174" table:style-name="ce18">
            <text:p><text:s/>1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office:value-type="float" office:value="457" table:style-name="ce18">
            <text:p><text:s/>4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300" table:style-name="ce24">
            <text:p><text:s/>300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office:value-type="float" office:value="667" table:style-name="ce18">
            <text:p><text:s/>6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240" table:style-name="ce18">
            <text:p><text:s/>2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207" table:style-name="ce18">
            <text:p><text:s/>2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177" table:style-name="ce24">
            <text:p><text:s/>177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office:value-type="float" office:value="441" table:style-name="ce18">
            <text:p><text:s/>4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361" table:style-name="ce24">
            <text:p><text:s/>361</text:p>
          </table:table-cell>
          <table:table-cell table:style-name="ce25"/>
          <table:table-cell office:value-type="float" office:value="269" table:style-name="ce24">
            <text:p><text:s/>269</text:p>
          </table:table-cell>
          <table:table-cell office:value-type="float" office:value="837" table:style-name="ce18">
            <text:p><text:s/>8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274" table:style-name="ce24">
            <text:p><text:s/>274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office:value-type="float" office:value="655" table:style-name="ce18">
            <text:p><text:s/>6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400" table:style-name="ce24">
            <text:p><text:s/>400</text:p>
          </table:table-cell>
          <table:table-cell table:style-name="ce25"/>
          <table:table-cell office:value-type="float" office:value="186" table:style-name="ce24">
            <text:p><text:s/>186</text:p>
          </table:table-cell>
          <table:table-cell office:value-type="float" office:value="785" table:style-name="ce18">
            <text:p><text:s/>7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77" table:style-name="ce18">
            <text:p><text:s/>1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249" table:style-name="ce18">
            <text:p><text:s/>2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218" table:style-name="ce18">
            <text:p><text:s/>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59" table:style-name="ce18">
            <text:p><text:s/>2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217" table:style-name="ce18">
            <text:p><text:s/>217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510" table:style-name="ce26">
            <text:p>2 510</text:p>
          </table:table-cell>
          <table:table-cell table:style-name="ce16"/>
          <table:table-cell office:value-type="float" office:value="4016" table:style-name="ce26">
            <text:p>4 016</text:p>
          </table:table-cell>
          <table:table-cell table:style-name="ce16"/>
          <table:table-cell office:value-type="float" office:value="7792" table:style-name="ce26">
            <text:p>7 792</text:p>
          </table:table-cell>
          <table:table-cell table:style-name="ce16"/>
          <table:table-cell office:value-type="float" office:value="4108" table:style-name="ce26">
            <text:p>4 108</text:p>
          </table:table-cell>
          <table:table-cell office:value-type="float" office:value="18426" table:style-name="ce18">
            <text:p>18 4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740" table:style-name="ce24">
            <text:p><text:s/>740</text:p>
          </table:table-cell>
          <table:table-cell table:style-name="ce25"/>
          <table:table-cell office:value-type="float" office:value="1957" table:style-name="ce24">
            <text:p>1 957</text:p>
          </table:table-cell>
          <table:table-cell table:style-name="ce25"/>
          <table:table-cell office:value-type="float" office:value="2940" table:style-name="ce24">
            <text:p>2 940</text:p>
          </table:table-cell>
          <table:table-cell table:style-name="ce25"/>
          <table:table-cell office:value-type="float" office:value="1064" table:style-name="ce24">
            <text:p>1 064</text:p>
          </table:table-cell>
          <table:table-cell office:value-type="float" office:value="6701" table:style-name="ce18">
            <text:p>6 7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office:value-type="float" office:value="40" table:style-name="ce18">
            <text:p><text:s/>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269" table:style-name="ce18">
            <text:p><text:s/>2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347" table:style-name="ce18">
            <text:p><text:s/>3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466" table:style-name="ce24">
            <text:p><text:s/>466</text:p>
          </table:table-cell>
          <table:table-cell table:style-name="ce25"/>
          <table:table-cell office:value-type="float" office:value="866" table:style-name="ce24">
            <text:p><text:s/>866</text:p>
          </table:table-cell>
          <table:table-cell table:style-name="ce25"/>
          <table:table-cell office:value-type="float" office:value="1368" table:style-name="ce24">
            <text:p>1 368</text:p>
          </table:table-cell>
          <table:table-cell table:style-name="ce25"/>
          <table:table-cell office:value-type="float" office:value="517" table:style-name="ce24">
            <text:p><text:s/>517</text:p>
          </table:table-cell>
          <table:table-cell office:value-type="float" office:value="3217" table:style-name="ce18">
            <text:p>3 2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241" table:style-name="ce24">
            <text:p><text:s/>241</text:p>
          </table:table-cell>
          <table:table-cell table:style-name="ce25"/>
          <table:table-cell office:value-type="float" office:value="417" table:style-name="ce24">
            <text:p><text:s/>417</text:p>
          </table:table-cell>
          <table:table-cell table:style-name="ce25"/>
          <table:table-cell office:value-type="float" office:value="837" table:style-name="ce24">
            <text:p><text:s/>837</text:p>
          </table:table-cell>
          <table:table-cell table:style-name="ce25"/>
          <table:table-cell office:value-type="float" office:value="427" table:style-name="ce24">
            <text:p><text:s/>427</text:p>
          </table:table-cell>
          <table:table-cell office:value-type="float" office:value="1922" table:style-name="ce18">
            <text:p>1 9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272" table:style-name="ce24">
            <text:p><text:s/>272</text:p>
          </table:table-cell>
          <table:table-cell table:style-name="ce25"/>
          <table:table-cell office:value-type="float" office:value="573" table:style-name="ce24">
            <text:p><text:s/>573</text:p>
          </table:table-cell>
          <table:table-cell table:style-name="ce25"/>
          <table:table-cell office:value-type="float" office:value="996" table:style-name="ce24">
            <text:p><text:s/>996</text:p>
          </table:table-cell>
          <table:table-cell table:style-name="ce25"/>
          <table:table-cell office:value-type="float" office:value="469" table:style-name="ce24">
            <text:p><text:s/>469</text:p>
          </table:table-cell>
          <table:table-cell office:value-type="float" office:value="2310" table:style-name="ce18">
            <text:p>2 3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588" table:style-name="ce24">
            <text:p><text:s/>588</text:p>
          </table:table-cell>
          <table:table-cell table:style-name="ce25"/>
          <table:table-cell office:value-type="float" office:value="1400" table:style-name="ce24">
            <text:p>1 400</text:p>
          </table:table-cell>
          <table:table-cell table:style-name="ce25"/>
          <table:table-cell office:value-type="float" office:value="2305" table:style-name="ce24">
            <text:p>2 305</text:p>
          </table:table-cell>
          <table:table-cell table:style-name="ce25"/>
          <table:table-cell office:value-type="float" office:value="950" table:style-name="ce24">
            <text:p><text:s/>950</text:p>
          </table:table-cell>
          <table:table-cell office:value-type="float" office:value="5243" table:style-name="ce18">
            <text:p>5 2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office:value-type="float" office:value="220" table:style-name="ce18">
            <text:p><text:s/>2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255" table:style-name="ce24">
            <text:p><text:s/>255</text:p>
          </table:table-cell>
          <table:table-cell table:style-name="ce25"/>
          <table:table-cell office:value-type="float" office:value="499" table:style-name="ce24">
            <text:p><text:s/>499</text:p>
          </table:table-cell>
          <table:table-cell table:style-name="ce25"/>
          <table:table-cell office:value-type="float" office:value="831" table:style-name="ce24">
            <text:p><text:s/>831</text:p>
          </table:table-cell>
          <table:table-cell table:style-name="ce25"/>
          <table:table-cell office:value-type="float" office:value="380" table:style-name="ce24">
            <text:p><text:s/>380</text:p>
          </table:table-cell>
          <table:table-cell office:value-type="float" office:value="1965" table:style-name="ce18">
            <text:p>1 9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635" table:style-name="ce24">
            <text:p><text:s/>635</text:p>
          </table:table-cell>
          <table:table-cell table:style-name="ce25"/>
          <table:table-cell office:value-type="float" office:value="1349" table:style-name="ce24">
            <text:p>1 349</text:p>
          </table:table-cell>
          <table:table-cell table:style-name="ce25"/>
          <table:table-cell office:value-type="float" office:value="2371" table:style-name="ce24">
            <text:p>2 371</text:p>
          </table:table-cell>
          <table:table-cell table:style-name="ce25"/>
          <table:table-cell office:value-type="float" office:value="1097" table:style-name="ce24">
            <text:p>1 097</text:p>
          </table:table-cell>
          <table:table-cell office:value-type="float" office:value="5452" table:style-name="ce18">
            <text:p>5 4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45" table:style-name="ce24">
            <text:p><text:s/>145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318" table:style-name="ce18">
            <text:p><text:s/>3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300" table:style-name="ce24">
            <text:p><text:s/>300</text:p>
          </table:table-cell>
          <table:table-cell table:style-name="ce25"/>
          <table:table-cell office:value-type="float" office:value="650" table:style-name="ce24">
            <text:p><text:s/>650</text:p>
          </table:table-cell>
          <table:table-cell table:style-name="ce25"/>
          <table:table-cell office:value-type="float" office:value="1179" table:style-name="ce24">
            <text:p>1 179</text:p>
          </table:table-cell>
          <table:table-cell table:style-name="ce25"/>
          <table:table-cell office:value-type="float" office:value="511" table:style-name="ce24">
            <text:p><text:s/>511</text:p>
          </table:table-cell>
          <table:table-cell office:value-type="float" office:value="2640" table:style-name="ce18">
            <text:p>2 6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284" table:style-name="ce24">
            <text:p><text:s/>284</text:p>
          </table:table-cell>
          <table:table-cell table:style-name="ce25"/>
          <table:table-cell office:value-type="float" office:value="537" table:style-name="ce24">
            <text:p><text:s/>537</text:p>
          </table:table-cell>
          <table:table-cell table:style-name="ce25"/>
          <table:table-cell office:value-type="float" office:value="259" table:style-name="ce24">
            <text:p><text:s/>259</text:p>
          </table:table-cell>
          <table:table-cell office:value-type="float" office:value="1212" table:style-name="ce18">
            <text:p>1 2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158" table:style-name="ce24">
            <text:p><text:s/>158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389" table:style-name="ce18">
            <text:p><text:s/>3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327" table:style-name="ce24">
            <text:p><text:s/>327</text:p>
          </table:table-cell>
          <table:table-cell table:style-name="ce25"/>
          <table:table-cell office:value-type="float" office:value="590" table:style-name="ce24">
            <text:p><text:s/>590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office:value-type="float" office:value="1326" table:style-name="ce18">
            <text:p>1 326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3979" table:style-name="ce26">
            <text:p>3 979</text:p>
          </table:table-cell>
          <table:table-cell table:style-name="ce16"/>
          <table:table-cell office:value-type="float" office:value="8725" table:style-name="ce26">
            <text:p>8 725</text:p>
          </table:table-cell>
          <table:table-cell table:style-name="ce16"/>
          <table:table-cell office:value-type="float" office:value="14605" table:style-name="ce26">
            <text:p>14 605</text:p>
          </table:table-cell>
          <table:table-cell table:style-name="ce16"/>
          <table:table-cell office:value-type="float" office:value="6262" table:style-name="ce26">
            <text:p>6 262</text:p>
          </table:table-cell>
          <table:table-cell office:value-type="float" office:value="33571" table:style-name="ce18">
            <text:p>33 571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2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office:value-type="float" office:value="46451" table:style-name="ce26">
            <text:p>46 451</text:p>
          </table:table-cell>
          <table:table-cell table:style-name="ce30"/>
          <table:table-cell office:value-type="float" office:value="84602" table:style-name="ce26">
            <text:p>84 602</text:p>
          </table:table-cell>
          <table:table-cell table:style-name="ce30"/>
          <table:table-cell office:value-type="float" office:value="165655" table:style-name="ce26">
            <text:p>165 655</text:p>
          </table:table-cell>
          <table:table-cell table:style-name="ce30"/>
          <table:table-cell office:value-type="float" office:value="100270" table:style-name="ce26">
            <text:p>100 270</text:p>
          </table:table-cell>
          <table:table-cell office:value-type="float" office:value="396978" table:style-name="ce18">
            <text:p>396 978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101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4">
            <text:p><text:s/>45</text:p>
          </table:table-cell>
          <table:table-cell office:value-type="float" office:value="52" table:style-name="ce14">
            <text:p><text:s/>52</text:p>
          </table:table-cell>
          <table:table-cell office:value-type="float" office:value="46" table:style-name="ce14">
            <text:p><text:s/>46</text:p>
          </table:table-cell>
          <table:table-cell office:value-type="float" office:value="45" table:style-name="ce14">
            <text:p><text:s/>45</text:p>
          </table:table-cell>
          <table:table-cell office:value-type="float" office:value="15" table:style-name="ce14">
            <text:p><text:s/>15</text:p>
          </table:table-cell>
          <table:table-cell office:value-type="float" office:value="224" table:style-name="ce18">
            <text:p><text:s/>2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9" table:style-name="ce14">
            <text:p><text:s/>49</text:p>
          </table:table-cell>
          <table:table-cell office:value-type="float" office:value="187" table:style-name="ce14">
            <text:p><text:s/>187</text:p>
          </table:table-cell>
          <table:table-cell office:value-type="float" office:value="122" table:style-name="ce14">
            <text:p><text:s/>122</text:p>
          </table:table-cell>
          <table:table-cell office:value-type="float" office:value="114" table:style-name="ce14">
            <text:p><text:s/>114</text:p>
          </table:table-cell>
          <table:table-cell office:value-type="float" office:value="120" table:style-name="ce14">
            <text:p><text:s/>120</text:p>
          </table:table-cell>
          <table:table-cell office:value-type="float" office:value="53" table:style-name="ce14">
            <text:p><text:s/>53</text:p>
          </table:table-cell>
          <table:table-cell office:value-type="float" office:value="645" table:style-name="ce18">
            <text:p><text:s/>6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30" table:style-name="ce14">
            <text:p><text:s/>130</text:p>
          </table:table-cell>
          <table:table-cell office:value-type="float" office:value="617" table:style-name="ce14">
            <text:p><text:s/>617</text:p>
          </table:table-cell>
          <table:table-cell office:value-type="float" office:value="324" table:style-name="ce14">
            <text:p><text:s/>324</text:p>
          </table:table-cell>
          <table:table-cell office:value-type="float" office:value="469" table:style-name="ce14">
            <text:p><text:s/>469</text:p>
          </table:table-cell>
          <table:table-cell office:value-type="float" office:value="583" table:style-name="ce14">
            <text:p><text:s/>583</text:p>
          </table:table-cell>
          <table:table-cell office:value-type="float" office:value="327" table:style-name="ce14">
            <text:p><text:s/>327</text:p>
          </table:table-cell>
          <table:table-cell office:value-type="float" office:value="2450" table:style-name="ce18">
            <text:p>2 4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28" table:style-name="ce14">
            <text:p><text:s/>28</text:p>
          </table:table-cell>
          <table:table-cell office:value-type="float" office:value="82" table:style-name="ce14">
            <text:p><text:s/>82</text:p>
          </table:table-cell>
          <table:table-cell office:value-type="float" office:value="94" table:style-name="ce14">
            <text:p><text:s/>94</text:p>
          </table:table-cell>
          <table:table-cell office:value-type="float" office:value="127" table:style-name="ce14">
            <text:p><text:s/>127</text:p>
          </table:table-cell>
          <table:table-cell office:value-type="float" office:value="189" table:style-name="ce14">
            <text:p><text:s/>189</text:p>
          </table:table-cell>
          <table:table-cell office:value-type="float" office:value="96" table:style-name="ce14">
            <text:p><text:s/>96</text:p>
          </table:table-cell>
          <table:table-cell office:value-type="float" office:value="616" table:style-name="ce18">
            <text:p><text:s/>6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33" table:style-name="ce14">
            <text:p><text:s/>33</text:p>
          </table:table-cell>
          <table:table-cell office:value-type="float" office:value="104" table:style-name="ce14">
            <text:p><text:s/>104</text:p>
          </table:table-cell>
          <table:table-cell office:value-type="float" office:value="65" table:style-name="ce14">
            <text:p><text:s/>65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0" table:style-name="ce14">
            <text:p><text:s/>150</text:p>
          </table:table-cell>
          <table:table-cell office:value-type="float" office:value="72" table:style-name="ce14">
            <text:p><text:s/>72</text:p>
          </table:table-cell>
          <table:table-cell office:value-type="float" office:value="548" table:style-name="ce18">
            <text:p><text:s/>5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5" table:style-name="ce14">
            <text:p><text:s/>25</text:p>
          </table:table-cell>
          <table:table-cell office:value-type="float" office:value="44" table:style-name="ce14">
            <text:p><text:s/>44</text:p>
          </table:table-cell>
          <table:table-cell office:value-type="float" office:value="42" table:style-name="ce14">
            <text:p><text:s/>42</text:p>
          </table:table-cell>
          <table:table-cell office:value-type="float" office:value="42" table:style-name="ce14">
            <text:p><text:s/>42</text:p>
          </table:table-cell>
          <table:table-cell office:value-type="float" office:value="55" table:style-name="ce14">
            <text:p><text:s/>55</text:p>
          </table:table-cell>
          <table:table-cell office:value-type="float" office:value="28" table:style-name="ce14">
            <text:p><text:s/>28</text:p>
          </table:table-cell>
          <table:table-cell office:value-type="float" office:value="236" table:style-name="ce18">
            <text:p><text:s/>2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6" table:style-name="ce14">
            <text:p><text:s/>26</text:p>
          </table:table-cell>
          <table:table-cell office:value-type="float" office:value="123" table:style-name="ce14">
            <text:p><text:s/>123</text:p>
          </table:table-cell>
          <table:table-cell office:value-type="float" office:value="125" table:style-name="ce14">
            <text:p><text:s/>125</text:p>
          </table:table-cell>
          <table:table-cell office:value-type="float" office:value="118" table:style-name="ce14">
            <text:p><text:s/>118</text:p>
          </table:table-cell>
          <table:table-cell office:value-type="float" office:value="154" table:style-name="ce14">
            <text:p><text:s/>154</text:p>
          </table:table-cell>
          <table:table-cell office:value-type="float" office:value="71" table:style-name="ce14">
            <text:p><text:s/>71</text:p>
          </table:table-cell>
          <table:table-cell office:value-type="float" office:value="617" table:style-name="ce18">
            <text:p><text:s/>6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84" table:style-name="ce14">
            <text:p><text:s/>84</text:p>
          </table:table-cell>
          <table:table-cell office:value-type="float" office:value="299" table:style-name="ce14">
            <text:p><text:s/>299</text:p>
          </table:table-cell>
          <table:table-cell office:value-type="float" office:value="178" table:style-name="ce14">
            <text:p><text:s/>178</text:p>
          </table:table-cell>
          <table:table-cell office:value-type="float" office:value="240" table:style-name="ce14">
            <text:p><text:s/>240</text:p>
          </table:table-cell>
          <table:table-cell office:value-type="float" office:value="307" table:style-name="ce14">
            <text:p><text:s/>307</text:p>
          </table:table-cell>
          <table:table-cell office:value-type="float" office:value="61" table:style-name="ce14">
            <text:p><text:s/>61</text:p>
          </table:table-cell>
          <table:table-cell office:value-type="float" office:value="1169" table:style-name="ce18">
            <text:p>1 1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94" table:style-name="ce14">
            <text:p><text:s/>94</text:p>
          </table:table-cell>
          <table:table-cell office:value-type="float" office:value="478" table:style-name="ce14">
            <text:p><text:s/>478</text:p>
          </table:table-cell>
          <table:table-cell office:value-type="float" office:value="457" table:style-name="ce14">
            <text:p><text:s/>457</text:p>
          </table:table-cell>
          <table:table-cell office:value-type="float" office:value="478" table:style-name="ce14">
            <text:p><text:s/>478</text:p>
          </table:table-cell>
          <table:table-cell office:value-type="float" office:value="769" table:style-name="ce14">
            <text:p><text:s/>769</text:p>
          </table:table-cell>
          <table:table-cell office:value-type="float" office:value="437" table:style-name="ce14">
            <text:p><text:s/>437</text:p>
          </table:table-cell>
          <table:table-cell office:value-type="float" office:value="2713" table:style-name="ce18">
            <text:p>2 7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style-name="ce14">
            <text:p><text:s/>28</text:p>
          </table:table-cell>
          <table:table-cell office:value-type="float" office:value="24" table:style-name="ce14">
            <text:p><text:s/>24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4">
            <text:p><text:s/>33</text:p>
          </table:table-cell>
          <table:table-cell office:value-type="float" office:value="21" table:style-name="ce14">
            <text:p><text:s/>21</text:p>
          </table:table-cell>
          <table:table-cell office:value-type="float" office:value="140" table:style-name="ce18">
            <text:p><text:s/>1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617" table:style-name="ce14">
            <text:p><text:s/>617</text:p>
          </table:table-cell>
          <table:table-cell office:value-type="float" office:value="879" table:style-name="ce14">
            <text:p><text:s/>879</text:p>
          </table:table-cell>
          <table:table-cell office:value-type="float" office:value="739" table:style-name="ce14">
            <text:p><text:s/>739</text:p>
          </table:table-cell>
          <table:table-cell office:value-type="float" office:value="1346" table:style-name="ce14">
            <text:p>1 346</text:p>
          </table:table-cell>
          <table:table-cell office:value-type="float" office:value="2508" table:style-name="ce14">
            <text:p>2 508</text:p>
          </table:table-cell>
          <table:table-cell office:value-type="float" office:value="1589" table:style-name="ce14">
            <text:p>1 589</text:p>
          </table:table-cell>
          <table:table-cell office:value-type="float" office:value="7678" table:style-name="ce18">
            <text:p>7 6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94" table:style-name="ce14">
            <text:p><text:s/>94</text:p>
          </table:table-cell>
          <table:table-cell office:value-type="float" office:value="113" table:style-name="ce14">
            <text:p><text:s/>113</text:p>
          </table:table-cell>
          <table:table-cell office:value-type="float" office:value="137" table:style-name="ce14">
            <text:p><text:s/>137</text:p>
          </table:table-cell>
          <table:table-cell office:value-type="float" office:value="196" table:style-name="ce14">
            <text:p><text:s/>196</text:p>
          </table:table-cell>
          <table:table-cell office:value-type="float" office:value="244" table:style-name="ce14">
            <text:p><text:s/>244</text:p>
          </table:table-cell>
          <table:table-cell office:value-type="float" office:value="171" table:style-name="ce14">
            <text:p><text:s/>171</text:p>
          </table:table-cell>
          <table:table-cell office:value-type="float" office:value="955" table:style-name="ce18">
            <text:p><text:s/>9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44" table:style-name="ce14">
            <text:p><text:s/>44</text:p>
          </table:table-cell>
          <table:table-cell office:value-type="float" office:value="151" table:style-name="ce14">
            <text:p><text:s/>151</text:p>
          </table:table-cell>
          <table:table-cell office:value-type="float" office:value="135" table:style-name="ce14">
            <text:p><text:s/>135</text:p>
          </table:table-cell>
          <table:table-cell office:value-type="float" office:value="188" table:style-name="ce14">
            <text:p><text:s/>188</text:p>
          </table:table-cell>
          <table:table-cell office:value-type="float" office:value="202" table:style-name="ce14">
            <text:p><text:s/>202</text:p>
          </table:table-cell>
          <table:table-cell office:value-type="float" office:value="74" table:style-name="ce14">
            <text:p><text:s/>74</text:p>
          </table:table-cell>
          <table:table-cell office:value-type="float" office:value="794" table:style-name="ce18">
            <text:p><text:s/>7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4" table:style-name="ce14">
            <text:p><text:s/>4</text:p>
          </table:table-cell>
          <table:table-cell office:value-type="float" office:value="57" table:style-name="ce14">
            <text:p><text:s/>57</text:p>
          </table:table-cell>
          <table:table-cell office:value-type="float" office:value="62" table:style-name="ce14">
            <text:p><text:s/>62</text:p>
          </table:table-cell>
          <table:table-cell office:value-type="float" office:value="96" table:style-name="ce14">
            <text:p><text:s/>96</text:p>
          </table:table-cell>
          <table:table-cell office:value-type="float" office:value="112" table:style-name="ce14">
            <text:p><text:s/>112</text:p>
          </table:table-cell>
          <table:table-cell office:value-type="float" office:value="64" table:style-name="ce14">
            <text:p><text:s/>64</text:p>
          </table:table-cell>
          <table:table-cell office:value-type="float" office:value="395" table:style-name="ce18">
            <text:p><text:s/>3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4" table:style-name="ce14">
            <text:p><text:s/>24</text:p>
          </table:table-cell>
          <table:table-cell office:value-type="float" office:value="42" table:style-name="ce14">
            <text:p><text:s/>42</text:p>
          </table:table-cell>
          <table:table-cell office:value-type="float" office:value="33" table:style-name="ce14">
            <text:p><text:s/>33</text:p>
          </table:table-cell>
          <table:table-cell office:value-type="float" office:value="38" table:style-name="ce14">
            <text:p><text:s/>38</text:p>
          </table:table-cell>
          <table:table-cell office:value-type="float" office:value="39" table:style-name="ce14">
            <text:p><text:s/>39</text:p>
          </table:table-cell>
          <table:table-cell office:value-type="float" office:value="25" table:style-name="ce14">
            <text:p><text:s/>25</text:p>
          </table:table-cell>
          <table:table-cell office:value-type="float" office:value="201" table:style-name="ce18">
            <text:p><text:s/>2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9" table:style-name="ce14">
            <text:p><text:s/>29</text:p>
          </table:table-cell>
          <table:table-cell office:value-type="float" office:value="98" table:style-name="ce14">
            <text:p><text:s/>98</text:p>
          </table:table-cell>
          <table:table-cell office:value-type="float" office:value="175" table:style-name="ce14">
            <text:p><text:s/>175</text:p>
          </table:table-cell>
          <table:table-cell office:value-type="float" office:value="220" table:style-name="ce14">
            <text:p><text:s/>220</text:p>
          </table:table-cell>
          <table:table-cell office:value-type="float" office:value="185" table:style-name="ce14">
            <text:p><text:s/>185</text:p>
          </table:table-cell>
          <table:table-cell office:value-type="float" office:value="53" table:style-name="ce14">
            <text:p><text:s/>53</text:p>
          </table:table-cell>
          <table:table-cell office:value-type="float" office:value="760" table:style-name="ce18">
            <text:p><text:s/>7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43" table:style-name="ce14">
            <text:p><text:s/>43</text:p>
          </table:table-cell>
          <table:table-cell office:value-type="float" office:value="218" table:style-name="ce14">
            <text:p><text:s/>218</text:p>
          </table:table-cell>
          <table:table-cell office:value-type="float" office:value="132" table:style-name="ce14">
            <text:p><text:s/>132</text:p>
          </table:table-cell>
          <table:table-cell office:value-type="float" office:value="156" table:style-name="ce14">
            <text:p><text:s/>156</text:p>
          </table:table-cell>
          <table:table-cell office:value-type="float" office:value="183" table:style-name="ce14">
            <text:p><text:s/>183</text:p>
          </table:table-cell>
          <table:table-cell office:value-type="float" office:value="72" table:style-name="ce14">
            <text:p><text:s/>72</text:p>
          </table:table-cell>
          <table:table-cell office:value-type="float" office:value="804" table:style-name="ce18">
            <text:p><text:s/>8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07" table:style-name="ce14">
            <text:p><text:s/>107</text:p>
          </table:table-cell>
          <table:table-cell office:value-type="float" office:value="259" table:style-name="ce14">
            <text:p><text:s/>259</text:p>
          </table:table-cell>
          <table:table-cell office:value-type="float" office:value="185" table:style-name="ce14">
            <text:p><text:s/>185</text:p>
          </table:table-cell>
          <table:table-cell office:value-type="float" office:value="293" table:style-name="ce14">
            <text:p><text:s/>293</text:p>
          </table:table-cell>
          <table:table-cell office:value-type="float" office:value="468" table:style-name="ce14">
            <text:p><text:s/>468</text:p>
          </table:table-cell>
          <table:table-cell office:value-type="float" office:value="189" table:style-name="ce14">
            <text:p><text:s/>189</text:p>
          </table:table-cell>
          <table:table-cell office:value-type="float" office:value="1501" table:style-name="ce18">
            <text:p>1 5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61" table:style-name="ce14">
            <text:p><text:s/>61</text:p>
          </table:table-cell>
          <table:table-cell office:value-type="float" office:value="307" table:style-name="ce14">
            <text:p><text:s/>307</text:p>
          </table:table-cell>
          <table:table-cell office:value-type="float" office:value="183" table:style-name="ce14">
            <text:p><text:s/>183</text:p>
          </table:table-cell>
          <table:table-cell office:value-type="float" office:value="260" table:style-name="ce14">
            <text:p><text:s/>260</text:p>
          </table:table-cell>
          <table:table-cell office:value-type="float" office:value="268" table:style-name="ce14">
            <text:p><text:s/>268</text:p>
          </table:table-cell>
          <table:table-cell office:value-type="float" office:value="64" table:style-name="ce14">
            <text:p><text:s/>64</text:p>
          </table:table-cell>
          <table:table-cell office:value-type="float" office:value="1143" table:style-name="ce18">
            <text:p>1 1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14" table:style-name="ce14">
            <text:p><text:s/>114</text:p>
          </table:table-cell>
          <table:table-cell office:value-type="float" office:value="258" table:style-name="ce14">
            <text:p><text:s/>258</text:p>
          </table:table-cell>
          <table:table-cell office:value-type="float" office:value="239" table:style-name="ce14">
            <text:p><text:s/>239</text:p>
          </table:table-cell>
          <table:table-cell office:value-type="float" office:value="323" table:style-name="ce14">
            <text:p><text:s/>323</text:p>
          </table:table-cell>
          <table:table-cell office:value-type="float" office:value="514" table:style-name="ce14">
            <text:p><text:s/>514</text:p>
          </table:table-cell>
          <table:table-cell office:value-type="float" office:value="262" table:style-name="ce14">
            <text:p><text:s/>262</text:p>
          </table:table-cell>
          <table:table-cell office:value-type="float" office:value="1710" table:style-name="ce18">
            <text:p>1 7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7" table:style-name="ce14">
            <text:p><text:s/>7</text:p>
          </table:table-cell>
          <table:table-cell office:value-type="float" office:value="96" table:style-name="ce14">
            <text:p><text:s/>96</text:p>
          </table:table-cell>
          <table:table-cell office:value-type="float" office:value="134" table:style-name="ce14">
            <text:p><text:s/>134</text:p>
          </table:table-cell>
          <table:table-cell office:value-type="float" office:value="142" table:style-name="ce14">
            <text:p><text:s/>142</text:p>
          </table:table-cell>
          <table:table-cell office:value-type="float" office:value="267" table:style-name="ce14">
            <text:p><text:s/>267</text:p>
          </table:table-cell>
          <table:table-cell office:value-type="float" office:value="166" table:style-name="ce14">
            <text:p><text:s/>166</text:p>
          </table:table-cell>
          <table:table-cell office:value-type="float" office:value="812" table:style-name="ce18">
            <text:p><text:s/>8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63" table:style-name="ce14">
            <text:p><text:s/>63</text:p>
          </table:table-cell>
          <table:table-cell office:value-type="float" office:value="539" table:style-name="ce14">
            <text:p><text:s/>539</text:p>
          </table:table-cell>
          <table:table-cell office:value-type="float" office:value="515" table:style-name="ce14">
            <text:p><text:s/>515</text:p>
          </table:table-cell>
          <table:table-cell office:value-type="float" office:value="386" table:style-name="ce14">
            <text:p><text:s/>386</text:p>
          </table:table-cell>
          <table:table-cell office:value-type="float" office:value="501" table:style-name="ce14">
            <text:p><text:s/>501</text:p>
          </table:table-cell>
          <table:table-cell office:value-type="float" office:value="246" table:style-name="ce14">
            <text:p><text:s/>246</text:p>
          </table:table-cell>
          <table:table-cell office:value-type="float" office:value="2250" table:style-name="ce18">
            <text:p>2 2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123" table:style-name="ce14">
            <text:p><text:s/>123</text:p>
          </table:table-cell>
          <table:table-cell office:value-type="float" office:value="707" table:style-name="ce14">
            <text:p><text:s/>707</text:p>
          </table:table-cell>
          <table:table-cell office:value-type="float" office:value="411" table:style-name="ce14">
            <text:p><text:s/>411</text:p>
          </table:table-cell>
          <table:table-cell office:value-type="float" office:value="475" table:style-name="ce14">
            <text:p><text:s/>475</text:p>
          </table:table-cell>
          <table:table-cell office:value-type="float" office:value="660" table:style-name="ce14">
            <text:p><text:s/>660</text:p>
          </table:table-cell>
          <table:table-cell office:value-type="float" office:value="244" table:style-name="ce14">
            <text:p><text:s/>244</text:p>
          </table:table-cell>
          <table:table-cell office:value-type="float" office:value="2620" table:style-name="ce18">
            <text:p>2 6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56" table:style-name="ce14">
            <text:p><text:s/>56</text:p>
          </table:table-cell>
          <table:table-cell office:value-type="float" office:value="33" table:style-name="ce14">
            <text:p><text:s/>33</text:p>
          </table:table-cell>
          <table:table-cell office:value-type="float" office:value="23" table:style-name="ce14">
            <text:p><text:s/>23</text:p>
          </table:table-cell>
          <table:table-cell office:value-type="float" office:value="40" table:style-name="ce14">
            <text:p><text:s/>40</text:p>
          </table:table-cell>
          <table:table-cell office:value-type="float" office:value="35" table:style-name="ce14">
            <text:p><text:s/>35</text:p>
          </table:table-cell>
          <table:table-cell office:value-type="float" office:value="7" table:style-name="ce14">
            <text:p><text:s/>7</text:p>
          </table:table-cell>
          <table:table-cell office:value-type="float" office:value="194" table:style-name="ce18">
            <text:p><text:s/>1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56" table:style-name="ce14">
            <text:p><text:s/>256</text:p>
          </table:table-cell>
          <table:table-cell office:value-type="float" office:value="1168" table:style-name="ce14">
            <text:p>1 168</text:p>
          </table:table-cell>
          <table:table-cell office:value-type="float" office:value="1291" table:style-name="ce14">
            <text:p>1 291</text:p>
          </table:table-cell>
          <table:table-cell office:value-type="float" office:value="1754" table:style-name="ce14">
            <text:p>1 754</text:p>
          </table:table-cell>
          <table:table-cell office:value-type="float" office:value="2703" table:style-name="ce14">
            <text:p>2 703</text:p>
          </table:table-cell>
          <table:table-cell office:value-type="float" office:value="927" table:style-name="ce14">
            <text:p><text:s/>927</text:p>
          </table:table-cell>
          <table:table-cell office:value-type="float" office:value="8099" table:style-name="ce18">
            <text:p>8 0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54" table:style-name="ce14">
            <text:p><text:s/>254</text:p>
          </table:table-cell>
          <table:table-cell office:value-type="float" office:value="1652" table:style-name="ce14">
            <text:p>1 652</text:p>
          </table:table-cell>
          <table:table-cell office:value-type="float" office:value="1177" table:style-name="ce14">
            <text:p>1 177</text:p>
          </table:table-cell>
          <table:table-cell office:value-type="float" office:value="1299" table:style-name="ce14">
            <text:p>1 299</text:p>
          </table:table-cell>
          <table:table-cell office:value-type="float" office:value="1610" table:style-name="ce14">
            <text:p>1 610</text:p>
          </table:table-cell>
          <table:table-cell office:value-type="float" office:value="818" table:style-name="ce14">
            <text:p><text:s/>818</text:p>
          </table:table-cell>
          <table:table-cell office:value-type="float" office:value="6810" table:style-name="ce18">
            <text:p>6 8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17" table:style-name="ce14">
            <text:p><text:s/>117</text:p>
          </table:table-cell>
          <table:table-cell office:value-type="float" office:value="391" table:style-name="ce14">
            <text:p><text:s/>391</text:p>
          </table:table-cell>
          <table:table-cell office:value-type="float" office:value="324" table:style-name="ce14">
            <text:p><text:s/>324</text:p>
          </table:table-cell>
          <table:table-cell office:value-type="float" office:value="306" table:style-name="ce14">
            <text:p><text:s/>306</text:p>
          </table:table-cell>
          <table:table-cell office:value-type="float" office:value="432" table:style-name="ce14">
            <text:p><text:s/>432</text:p>
          </table:table-cell>
          <table:table-cell office:value-type="float" office:value="196" table:style-name="ce14">
            <text:p><text:s/>196</text:p>
          </table:table-cell>
          <table:table-cell office:value-type="float" office:value="1766" table:style-name="ce18">
            <text:p>1 7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48" table:style-name="ce14">
            <text:p><text:s/>48</text:p>
          </table:table-cell>
          <table:table-cell office:value-type="float" office:value="459" table:style-name="ce14">
            <text:p><text:s/>459</text:p>
          </table:table-cell>
          <table:table-cell office:value-type="float" office:value="328" table:style-name="ce14">
            <text:p><text:s/>328</text:p>
          </table:table-cell>
          <table:table-cell office:value-type="float" office:value="332" table:style-name="ce14">
            <text:p><text:s/>332</text:p>
          </table:table-cell>
          <table:table-cell office:value-type="float" office:value="427" table:style-name="ce14">
            <text:p><text:s/>427</text:p>
          </table:table-cell>
          <table:table-cell office:value-type="float" office:value="182" table:style-name="ce14">
            <text:p><text:s/>182</text:p>
          </table:table-cell>
          <table:table-cell office:value-type="float" office:value="1776" table:style-name="ce18">
            <text:p>1 7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83" table:style-name="ce14">
            <text:p><text:s/>83</text:p>
          </table:table-cell>
          <table:table-cell office:value-type="float" office:value="86" table:style-name="ce14">
            <text:p><text:s/>86</text:p>
          </table:table-cell>
          <table:table-cell office:value-type="float" office:value="73" table:style-name="ce14">
            <text:p><text:s/>73</text:p>
          </table:table-cell>
          <table:table-cell office:value-type="float" office:value="110" table:style-name="ce14">
            <text:p><text:s/>110</text:p>
          </table:table-cell>
          <table:table-cell office:value-type="float" office:value="115" table:style-name="ce14">
            <text:p><text:s/>115</text:p>
          </table:table-cell>
          <table:table-cell office:value-type="float" office:value="47" table:style-name="ce14">
            <text:p><text:s/>47</text:p>
          </table:table-cell>
          <table:table-cell office:value-type="float" office:value="514" table:style-name="ce18">
            <text:p><text:s/>5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37" table:style-name="ce14">
            <text:p><text:s/>137</text:p>
          </table:table-cell>
          <table:table-cell office:value-type="float" office:value="642" table:style-name="ce14">
            <text:p><text:s/>642</text:p>
          </table:table-cell>
          <table:table-cell office:value-type="float" office:value="618" table:style-name="ce14">
            <text:p><text:s/>618</text:p>
          </table:table-cell>
          <table:table-cell office:value-type="float" office:value="1028" table:style-name="ce14">
            <text:p>1 028</text:p>
          </table:table-cell>
          <table:table-cell office:value-type="float" office:value="2027" table:style-name="ce14">
            <text:p>2 027</text:p>
          </table:table-cell>
          <table:table-cell office:value-type="float" office:value="1085" table:style-name="ce14">
            <text:p>1 085</text:p>
          </table:table-cell>
          <table:table-cell office:value-type="float" office:value="5537" table:style-name="ce18">
            <text:p>5 5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57" table:style-name="ce14">
            <text:p><text:s/>157</text:p>
          </table:table-cell>
          <table:table-cell office:value-type="float" office:value="700" table:style-name="ce14">
            <text:p><text:s/>700</text:p>
          </table:table-cell>
          <table:table-cell office:value-type="float" office:value="490" table:style-name="ce14">
            <text:p><text:s/>490</text:p>
          </table:table-cell>
          <table:table-cell office:value-type="float" office:value="612" table:style-name="ce14">
            <text:p><text:s/>612</text:p>
          </table:table-cell>
          <table:table-cell office:value-type="float" office:value="705" table:style-name="ce14">
            <text:p><text:s/>705</text:p>
          </table:table-cell>
          <table:table-cell office:value-type="float" office:value="224" table:style-name="ce14">
            <text:p><text:s/>224</text:p>
          </table:table-cell>
          <table:table-cell office:value-type="float" office:value="2888" table:style-name="ce18">
            <text:p>2 8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77" table:style-name="ce14">
            <text:p><text:s/>277</text:p>
          </table:table-cell>
          <table:table-cell office:value-type="float" office:value="1350" table:style-name="ce14">
            <text:p>1 350</text:p>
          </table:table-cell>
          <table:table-cell office:value-type="float" office:value="1266" table:style-name="ce14">
            <text:p>1 266</text:p>
          </table:table-cell>
          <table:table-cell office:value-type="float" office:value="1652" table:style-name="ce14">
            <text:p>1 652</text:p>
          </table:table-cell>
          <table:table-cell office:value-type="float" office:value="2582" table:style-name="ce14">
            <text:p>2 582</text:p>
          </table:table-cell>
          <table:table-cell office:value-type="float" office:value="1374" table:style-name="ce14">
            <text:p>1 374</text:p>
          </table:table-cell>
          <table:table-cell office:value-type="float" office:value="8501" table:style-name="ce18">
            <text:p>8 5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style-name="ce14">
            <text:p><text:s/>18</text:p>
          </table:table-cell>
          <table:table-cell office:value-type="float" office:value="17" table:style-name="ce14">
            <text:p><text:s/>17</text:p>
          </table:table-cell>
          <table:table-cell office:value-type="float" office:value="20" table:style-name="ce14">
            <text:p><text:s/>20</text:p>
          </table:table-cell>
          <table:table-cell office:value-type="float" office:value="50" table:style-name="ce14">
            <text:p><text:s/>50</text:p>
          </table:table-cell>
          <table:table-cell office:value-type="float" office:value="13" table:style-name="ce14">
            <text:p><text:s/>13</text:p>
          </table:table-cell>
          <table:table-cell office:value-type="float" office:value="123" table:style-name="ce18">
            <text:p><text:s/>1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4" table:style-name="ce14">
            <text:p><text:s/>24</text:p>
          </table:table-cell>
          <table:table-cell office:value-type="float" office:value="75" table:style-name="ce14">
            <text:p><text:s/>75</text:p>
          </table:table-cell>
          <table:table-cell office:value-type="float" office:value="50" table:style-name="ce14">
            <text:p><text:s/>50</text:p>
          </table:table-cell>
          <table:table-cell office:value-type="float" office:value="47" table:style-name="ce14">
            <text:p><text:s/>47</text:p>
          </table:table-cell>
          <table:table-cell office:value-type="float" office:value="64" table:style-name="ce14">
            <text:p><text:s/>64</text:p>
          </table:table-cell>
          <table:table-cell office:value-type="float" office:value="13" table:style-name="ce14">
            <text:p><text:s/>13</text:p>
          </table:table-cell>
          <table:table-cell office:value-type="float" office:value="273" table:style-name="ce18">
            <text:p><text:s/>2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1" table:style-name="ce14">
            <text:p><text:s/>31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style-name="ce14">
            <text:p><text:s/>28</text:p>
          </table:table-cell>
          <table:table-cell office:value-type="float" office:value="31" table:style-name="ce14">
            <text:p><text:s/>31</text:p>
          </table:table-cell>
          <table:table-cell office:value-type="float" office:value="52" table:style-name="ce14">
            <text:p><text:s/>52</text:p>
          </table:table-cell>
          <table:table-cell office:value-type="float" office:value="27" table:style-name="ce14">
            <text:p><text:s/>27</text:p>
          </table:table-cell>
          <table:table-cell office:value-type="float" office:value="187" table:style-name="ce18">
            <text:p><text:s/>1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62" table:style-name="ce14">
            <text:p><text:s/>62</text:p>
          </table:table-cell>
          <table:table-cell office:value-type="float" office:value="135" table:style-name="ce14">
            <text:p><text:s/>135</text:p>
          </table:table-cell>
          <table:table-cell office:value-type="float" office:value="155" table:style-name="ce14">
            <text:p><text:s/>155</text:p>
          </table:table-cell>
          <table:table-cell office:value-type="float" office:value="160" table:style-name="ce14">
            <text:p><text:s/>160</text:p>
          </table:table-cell>
          <table:table-cell office:value-type="float" office:value="231" table:style-name="ce14">
            <text:p><text:s/>231</text:p>
          </table:table-cell>
          <table:table-cell office:value-type="float" office:value="96" table:style-name="ce14">
            <text:p><text:s/>96</text:p>
          </table:table-cell>
          <table:table-cell office:value-type="float" office:value="839" table:style-name="ce18">
            <text:p><text:s/>8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46" table:style-name="ce14">
            <text:p><text:s/>46</text:p>
          </table:table-cell>
          <table:table-cell office:value-type="float" office:value="48" table:style-name="ce14">
            <text:p><text:s/>48</text:p>
          </table:table-cell>
          <table:table-cell office:value-type="float" office:value="46" table:style-name="ce14">
            <text:p><text:s/>46</text:p>
          </table:table-cell>
          <table:table-cell office:value-type="float" office:value="61" table:style-name="ce14">
            <text:p><text:s/>61</text:p>
          </table:table-cell>
          <table:table-cell office:value-type="float" office:value="80" table:style-name="ce14">
            <text:p><text:s/>80</text:p>
          </table:table-cell>
          <table:table-cell office:value-type="float" office:value="42" table:style-name="ce14">
            <text:p><text:s/>42</text:p>
          </table:table-cell>
          <table:table-cell office:value-type="float" office:value="323" table:style-name="ce18">
            <text:p><text:s/>3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81" table:style-name="ce14">
            <text:p><text:s/>81</text:p>
          </table:table-cell>
          <table:table-cell office:value-type="float" office:value="166" table:style-name="ce14">
            <text:p><text:s/>166</text:p>
          </table:table-cell>
          <table:table-cell office:value-type="float" office:value="135" table:style-name="ce14">
            <text:p><text:s/>135</text:p>
          </table:table-cell>
          <table:table-cell office:value-type="float" office:value="159" table:style-name="ce14">
            <text:p><text:s/>159</text:p>
          </table:table-cell>
          <table:table-cell office:value-type="float" office:value="142" table:style-name="ce14">
            <text:p><text:s/>142</text:p>
          </table:table-cell>
          <table:table-cell office:value-type="float" office:value="49" table:style-name="ce14">
            <text:p><text:s/>49</text:p>
          </table:table-cell>
          <table:table-cell office:value-type="float" office:value="732" table:style-name="ce18">
            <text:p><text:s/>7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5" table:style-name="ce14">
            <text:p><text:s/>15</text:p>
          </table:table-cell>
          <table:table-cell office:value-type="float" office:value="57" table:style-name="ce14">
            <text:p><text:s/>57</text:p>
          </table:table-cell>
          <table:table-cell office:value-type="float" office:value="45" table:style-name="ce14">
            <text:p><text:s/>45</text:p>
          </table:table-cell>
          <table:table-cell office:value-type="float" office:value="80" table:style-name="ce14">
            <text:p><text:s/>80</text:p>
          </table:table-cell>
          <table:table-cell office:value-type="float" office:value="176" table:style-name="ce14">
            <text:p><text:s/>176</text:p>
          </table:table-cell>
          <table:table-cell office:value-type="float" office:value="72" table:style-name="ce14">
            <text:p><text:s/>72</text:p>
          </table:table-cell>
          <table:table-cell office:value-type="float" office:value="445" table:style-name="ce18">
            <text:p><text:s/>4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7" table:style-name="ce14">
            <text:p><text:s/>27</text:p>
          </table:table-cell>
          <table:table-cell office:value-type="float" office:value="66" table:style-name="ce14">
            <text:p><text:s/>66</text:p>
          </table:table-cell>
          <table:table-cell office:value-type="float" office:value="47" table:style-name="ce14">
            <text:p><text:s/>47</text:p>
          </table:table-cell>
          <table:table-cell office:value-type="float" office:value="60" table:style-name="ce14">
            <text:p><text:s/>60</text:p>
          </table:table-cell>
          <table:table-cell office:value-type="float" office:value="103" table:style-name="ce14">
            <text:p><text:s/>103</text:p>
          </table:table-cell>
          <table:table-cell office:value-type="float" office:value="19" table:style-name="ce14">
            <text:p><text:s/>19</text:p>
          </table:table-cell>
          <table:table-cell office:value-type="float" office:value="322" table:style-name="ce18">
            <text:p><text:s/>3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2" table:style-name="ce14">
            <text:p><text:s/>22</text:p>
          </table:table-cell>
          <table:table-cell office:value-type="float" office:value="63" table:style-name="ce14">
            <text:p><text:s/>63</text:p>
          </table:table-cell>
          <table:table-cell office:value-type="float" office:value="62" table:style-name="ce14">
            <text:p><text:s/>62</text:p>
          </table:table-cell>
          <table:table-cell office:value-type="float" office:value="51" table:style-name="ce14">
            <text:p><text:s/>51</text:p>
          </table:table-cell>
          <table:table-cell office:value-type="float" office:value="63" table:style-name="ce14">
            <text:p><text:s/>63</text:p>
          </table:table-cell>
          <table:table-cell office:value-type="float" office:value="22" table:style-name="ce14">
            <text:p><text:s/>22</text:p>
          </table:table-cell>
          <table:table-cell office:value-type="float" office:value="283" table:style-name="ce18">
            <text:p><text:s/>2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9" table:style-name="ce14">
            <text:p><text:s/>29</text:p>
          </table:table-cell>
          <table:table-cell office:value-type="float" office:value="100" table:style-name="ce14">
            <text:p><text:s/>100</text:p>
          </table:table-cell>
          <table:table-cell office:value-type="float" office:value="77" table:style-name="ce14">
            <text:p><text:s/>77</text:p>
          </table:table-cell>
          <table:table-cell office:value-type="float" office:value="67" table:style-name="ce14">
            <text:p><text:s/>67</text:p>
          </table:table-cell>
          <table:table-cell office:value-type="float" office:value="66" table:style-name="ce14">
            <text:p><text:s/>66</text:p>
          </table:table-cell>
          <table:table-cell office:value-type="float" office:value="16" table:style-name="ce14">
            <text:p><text:s/>16</text:p>
          </table:table-cell>
          <table:table-cell office:value-type="float" office:value="355" table:style-name="ce18">
            <text:p><text:s/>3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52" table:style-name="ce14">
            <text:p><text:s/>52</text:p>
          </table:table-cell>
          <table:table-cell office:value-type="float" office:value="299" table:style-name="ce14">
            <text:p><text:s/>299</text:p>
          </table:table-cell>
          <table:table-cell office:value-type="float" office:value="412" table:style-name="ce14">
            <text:p><text:s/>412</text:p>
          </table:table-cell>
          <table:table-cell office:value-type="float" office:value="396" table:style-name="ce14">
            <text:p><text:s/>396</text:p>
          </table:table-cell>
          <table:table-cell office:value-type="float" office:value="535" table:style-name="ce14">
            <text:p><text:s/>535</text:p>
          </table:table-cell>
          <table:table-cell office:value-type="float" office:value="241" table:style-name="ce14">
            <text:p><text:s/>241</text:p>
          </table:table-cell>
          <table:table-cell office:value-type="float" office:value="1935" table:style-name="ce18">
            <text:p>1 9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112" table:style-name="ce14">
            <text:p><text:s/>112</text:p>
          </table:table-cell>
          <table:table-cell office:value-type="float" office:value="628" table:style-name="ce14">
            <text:p><text:s/>628</text:p>
          </table:table-cell>
          <table:table-cell office:value-type="float" office:value="422" table:style-name="ce14">
            <text:p><text:s/>422</text:p>
          </table:table-cell>
          <table:table-cell office:value-type="float" office:value="426" table:style-name="ce14">
            <text:p><text:s/>426</text:p>
          </table:table-cell>
          <table:table-cell office:value-type="float" office:value="496" table:style-name="ce14">
            <text:p><text:s/>496</text:p>
          </table:table-cell>
          <table:table-cell office:value-type="float" office:value="203" table:style-name="ce14">
            <text:p><text:s/>203</text:p>
          </table:table-cell>
          <table:table-cell office:value-type="float" office:value="2287" table:style-name="ce18">
            <text:p>2 2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226" table:style-name="ce14">
            <text:p><text:s/>226</text:p>
          </table:table-cell>
          <table:table-cell office:value-type="float" office:value="812" table:style-name="ce14">
            <text:p><text:s/>812</text:p>
          </table:table-cell>
          <table:table-cell office:value-type="float" office:value="611" table:style-name="ce14">
            <text:p><text:s/>611</text:p>
          </table:table-cell>
          <table:table-cell office:value-type="float" office:value="689" table:style-name="ce14">
            <text:p><text:s/>689</text:p>
          </table:table-cell>
          <table:table-cell office:value-type="float" office:value="840" table:style-name="ce14">
            <text:p><text:s/>840</text:p>
          </table:table-cell>
          <table:table-cell office:value-type="float" office:value="323" table:style-name="ce14">
            <text:p><text:s/>323</text:p>
          </table:table-cell>
          <table:table-cell office:value-type="float" office:value="3501" table:style-name="ce18">
            <text:p>3 5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8" table:style-name="ce14">
            <text:p><text:s/>8</text:p>
          </table:table-cell>
          <table:table-cell office:value-type="float" office:value="51" table:style-name="ce14">
            <text:p><text:s/>51</text:p>
          </table:table-cell>
          <table:table-cell office:value-type="float" office:value="38" table:style-name="ce14">
            <text:p><text:s/>38</text:p>
          </table:table-cell>
          <table:table-cell office:value-type="float" office:value="59" table:style-name="ce14">
            <text:p><text:s/>59</text:p>
          </table:table-cell>
          <table:table-cell office:value-type="float" office:value="89" table:style-name="ce14">
            <text:p><text:s/>89</text:p>
          </table:table-cell>
          <table:table-cell office:value-type="float" office:value="23" table:style-name="ce14">
            <text:p><text:s/>23</text:p>
          </table:table-cell>
          <table:table-cell office:value-type="float" office:value="268" table:style-name="ce18">
            <text:p><text:s/>2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78" table:style-name="ce14">
            <text:p><text:s/>78</text:p>
          </table:table-cell>
          <table:table-cell office:value-type="float" office:value="607" table:style-name="ce14">
            <text:p><text:s/>607</text:p>
          </table:table-cell>
          <table:table-cell office:value-type="float" office:value="402" table:style-name="ce14">
            <text:p><text:s/>402</text:p>
          </table:table-cell>
          <table:table-cell office:value-type="float" office:value="665" table:style-name="ce14">
            <text:p><text:s/>665</text:p>
          </table:table-cell>
          <table:table-cell office:value-type="float" office:value="802" table:style-name="ce14">
            <text:p><text:s/>802</text:p>
          </table:table-cell>
          <table:table-cell office:value-type="float" office:value="283" table:style-name="ce14">
            <text:p><text:s/>283</text:p>
          </table:table-cell>
          <table:table-cell office:value-type="float" office:value="2837" table:style-name="ce18">
            <text:p>2 8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office:value-type="float" office:value="5" table:style-name="ce14">
            <text:p><text:s/>5</text:p>
          </table:table-cell>
          <table:table-cell office:value-type="float" office:value="93" table:style-name="ce18">
            <text:p><text:s/>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19" table:style-name="ce14">
            <text:p><text:s/>119</text:p>
          </table:table-cell>
          <table:table-cell office:value-type="float" office:value="254" table:style-name="ce14">
            <text:p><text:s/>254</text:p>
          </table:table-cell>
          <table:table-cell office:value-type="float" office:value="162" table:style-name="ce14">
            <text:p><text:s/>162</text:p>
          </table:table-cell>
          <table:table-cell office:value-type="float" office:value="198" table:style-name="ce14">
            <text:p><text:s/>198</text:p>
          </table:table-cell>
          <table:table-cell office:value-type="float" office:value="234" table:style-name="ce14">
            <text:p><text:s/>234</text:p>
          </table:table-cell>
          <table:table-cell office:value-type="float" office:value="82" table:style-name="ce14">
            <text:p><text:s/>82</text:p>
          </table:table-cell>
          <table:table-cell office:value-type="float" office:value="1049" table:style-name="ce18">
            <text:p>1 0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9" table:style-name="ce14">
            <text:p><text:s/>9</text:p>
          </table:table-cell>
          <table:table-cell office:value-type="float" office:value="41" table:style-name="ce14">
            <text:p><text:s/>41</text:p>
          </table:table-cell>
          <table:table-cell office:value-type="float" office:value="25" table:style-name="ce14">
            <text:p><text:s/>25</text:p>
          </table:table-cell>
          <table:table-cell office:value-type="float" office:value="52" table:style-name="ce14">
            <text:p><text:s/>52</text:p>
          </table:table-cell>
          <table:table-cell office:value-type="float" office:value="95" table:style-name="ce14">
            <text:p><text:s/>95</text:p>
          </table:table-cell>
          <table:table-cell office:value-type="float" office:value="42" table:style-name="ce14">
            <text:p><text:s/>42</text:p>
          </table:table-cell>
          <table:table-cell office:value-type="float" office:value="264" table:style-name="ce18">
            <text:p><text:s/>2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6" table:style-name="ce14">
            <text:p><text:s/>26</text:p>
          </table:table-cell>
          <table:table-cell office:value-type="float" office:value="133" table:style-name="ce14">
            <text:p><text:s/>133</text:p>
          </table:table-cell>
          <table:table-cell office:value-type="float" office:value="139" table:style-name="ce14">
            <text:p><text:s/>139</text:p>
          </table:table-cell>
          <table:table-cell office:value-type="float" office:value="164" table:style-name="ce14">
            <text:p><text:s/>164</text:p>
          </table:table-cell>
          <table:table-cell office:value-type="float" office:value="238" table:style-name="ce14">
            <text:p><text:s/>238</text:p>
          </table:table-cell>
          <table:table-cell office:value-type="float" office:value="134" table:style-name="ce14">
            <text:p><text:s/>134</text:p>
          </table:table-cell>
          <table:table-cell office:value-type="float" office:value="834" table:style-name="ce18">
            <text:p><text:s/>8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87" table:style-name="ce14">
            <text:p><text:s/>687</text:p>
          </table:table-cell>
          <table:table-cell office:value-type="float" office:value="1894" table:style-name="ce14">
            <text:p>1 894</text:p>
          </table:table-cell>
          <table:table-cell office:value-type="float" office:value="1826" table:style-name="ce14">
            <text:p>1 826</text:p>
          </table:table-cell>
          <table:table-cell office:value-type="float" office:value="2461" table:style-name="ce14">
            <text:p>2 461</text:p>
          </table:table-cell>
          <table:table-cell office:value-type="float" office:value="3857" table:style-name="ce14">
            <text:p>3 857</text:p>
          </table:table-cell>
          <table:table-cell office:value-type="float" office:value="2410" table:style-name="ce14">
            <text:p>2 410</text:p>
          </table:table-cell>
          <table:table-cell office:value-type="float" office:value="13135" table:style-name="ce18">
            <text:p>13 1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28" table:style-name="ce14">
            <text:p><text:s/>28</text:p>
          </table:table-cell>
          <table:table-cell office:value-type="float" office:value="216" table:style-name="ce14">
            <text:p><text:s/>216</text:p>
          </table:table-cell>
          <table:table-cell office:value-type="float" office:value="178" table:style-name="ce14">
            <text:p><text:s/>178</text:p>
          </table:table-cell>
          <table:table-cell office:value-type="float" office:value="184" table:style-name="ce14">
            <text:p><text:s/>184</text:p>
          </table:table-cell>
          <table:table-cell office:value-type="float" office:value="221" table:style-name="ce14">
            <text:p><text:s/>221</text:p>
          </table:table-cell>
          <table:table-cell office:value-type="float" office:value="88" table:style-name="ce14">
            <text:p><text:s/>88</text:p>
          </table:table-cell>
          <table:table-cell office:value-type="float" office:value="915" table:style-name="ce18">
            <text:p><text:s/>9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99" table:style-name="ce14">
            <text:p><text:s/>99</text:p>
          </table:table-cell>
          <table:table-cell office:value-type="float" office:value="426" table:style-name="ce14">
            <text:p><text:s/>426</text:p>
          </table:table-cell>
          <table:table-cell office:value-type="float" office:value="472" table:style-name="ce14">
            <text:p><text:s/>472</text:p>
          </table:table-cell>
          <table:table-cell office:value-type="float" office:value="472" table:style-name="ce14">
            <text:p><text:s/>472</text:p>
          </table:table-cell>
          <table:table-cell office:value-type="float" office:value="833" table:style-name="ce14">
            <text:p><text:s/>833</text:p>
          </table:table-cell>
          <table:table-cell office:value-type="float" office:value="379" table:style-name="ce14">
            <text:p><text:s/>379</text:p>
          </table:table-cell>
          <table:table-cell office:value-type="float" office:value="2681" table:style-name="ce18">
            <text:p>2 6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52" table:style-name="ce14">
            <text:p><text:s/>52</text:p>
          </table:table-cell>
          <table:table-cell office:value-type="float" office:value="147" table:style-name="ce14">
            <text:p><text:s/>147</text:p>
          </table:table-cell>
          <table:table-cell office:value-type="float" office:value="70" table:style-name="ce14">
            <text:p><text:s/>70</text:p>
          </table:table-cell>
          <table:table-cell office:value-type="float" office:value="132" table:style-name="ce14">
            <text:p><text:s/>132</text:p>
          </table:table-cell>
          <table:table-cell office:value-type="float" office:value="137" table:style-name="ce14">
            <text:p><text:s/>137</text:p>
          </table:table-cell>
          <table:table-cell office:value-type="float" office:value="39" table:style-name="ce14">
            <text:p><text:s/>39</text:p>
          </table:table-cell>
          <table:table-cell office:value-type="float" office:value="577" table:style-name="ce18">
            <text:p><text:s/>5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40" table:style-name="ce14">
            <text:p><text:s/>40</text:p>
          </table:table-cell>
          <table:table-cell office:value-type="float" office:value="63" table:style-name="ce14">
            <text:p><text:s/>63</text:p>
          </table:table-cell>
          <table:table-cell office:value-type="float" office:value="53" table:style-name="ce14">
            <text:p><text:s/>53</text:p>
          </table:table-cell>
          <table:table-cell office:value-type="float" office:value="52" table:style-name="ce14">
            <text:p><text:s/>52</text:p>
          </table:table-cell>
          <table:table-cell office:value-type="float" office:value="86" table:style-name="ce14">
            <text:p><text:s/>86</text:p>
          </table:table-cell>
          <table:table-cell office:value-type="float" office:value="18" table:style-name="ce14">
            <text:p><text:s/>18</text:p>
          </table:table-cell>
          <table:table-cell office:value-type="float" office:value="312" table:style-name="ce18">
            <text:p><text:s/>3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0" table:style-name="ce14">
            <text:p><text:s/>20</text:p>
          </table:table-cell>
          <table:table-cell office:value-type="float" office:value="68" table:style-name="ce14">
            <text:p><text:s/>68</text:p>
          </table:table-cell>
          <table:table-cell office:value-type="float" office:value="64" table:style-name="ce14">
            <text:p><text:s/>64</text:p>
          </table:table-cell>
          <table:table-cell office:value-type="float" office:value="47" table:style-name="ce14">
            <text:p><text:s/>47</text:p>
          </table:table-cell>
          <table:table-cell office:value-type="float" office:value="62" table:style-name="ce14">
            <text:p><text:s/>62</text:p>
          </table:table-cell>
          <table:table-cell office:value-type="float" office:value="19" table:style-name="ce14">
            <text:p><text:s/>19</text:p>
          </table:table-cell>
          <table:table-cell office:value-type="float" office:value="280" table:style-name="ce18">
            <text:p><text:s/>2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94" table:style-name="ce14">
            <text:p><text:s/>194</text:p>
          </table:table-cell>
          <table:table-cell office:value-type="float" office:value="1098" table:style-name="ce14">
            <text:p>1 098</text:p>
          </table:table-cell>
          <table:table-cell office:value-type="float" office:value="1077" table:style-name="ce14">
            <text:p>1 077</text:p>
          </table:table-cell>
          <table:table-cell office:value-type="float" office:value="1095" table:style-name="ce14">
            <text:p>1 095</text:p>
          </table:table-cell>
          <table:table-cell office:value-type="float" office:value="1506" table:style-name="ce14">
            <text:p>1 506</text:p>
          </table:table-cell>
          <table:table-cell office:value-type="float" office:value="660" table:style-name="ce14">
            <text:p><text:s/>660</text:p>
          </table:table-cell>
          <table:table-cell office:value-type="float" office:value="5630" table:style-name="ce18">
            <text:p>5 6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58" table:style-name="ce14">
            <text:p><text:s/>58</text:p>
          </table:table-cell>
          <table:table-cell office:value-type="float" office:value="124" table:style-name="ce14">
            <text:p><text:s/>124</text:p>
          </table:table-cell>
          <table:table-cell office:value-type="float" office:value="82" table:style-name="ce14">
            <text:p><text:s/>82</text:p>
          </table:table-cell>
          <table:table-cell office:value-type="float" office:value="70" table:style-name="ce14">
            <text:p><text:s/>70</text:p>
          </table:table-cell>
          <table:table-cell office:value-type="float" office:value="71" table:style-name="ce14">
            <text:p><text:s/>71</text:p>
          </table:table-cell>
          <table:table-cell office:value-type="float" office:value="28" table:style-name="ce14">
            <text:p><text:s/>28</text:p>
          </table:table-cell>
          <table:table-cell office:value-type="float" office:value="433" table:style-name="ce18">
            <text:p><text:s/>4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10" table:style-name="ce14">
            <text:p><text:s/>110</text:p>
          </table:table-cell>
          <table:table-cell office:value-type="float" office:value="677" table:style-name="ce14">
            <text:p><text:s/>677</text:p>
          </table:table-cell>
          <table:table-cell office:value-type="float" office:value="507" table:style-name="ce14">
            <text:p><text:s/>507</text:p>
          </table:table-cell>
          <table:table-cell office:value-type="float" office:value="490" table:style-name="ce14">
            <text:p><text:s/>490</text:p>
          </table:table-cell>
          <table:table-cell office:value-type="float" office:value="668" table:style-name="ce14">
            <text:p><text:s/>668</text:p>
          </table:table-cell>
          <table:table-cell office:value-type="float" office:value="282" table:style-name="ce14">
            <text:p><text:s/>282</text:p>
          </table:table-cell>
          <table:table-cell office:value-type="float" office:value="2734" table:style-name="ce18">
            <text:p>2 7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36" table:style-name="ce14">
            <text:p><text:s/>36</text:p>
          </table:table-cell>
          <table:table-cell office:value-type="float" office:value="128" table:style-name="ce14">
            <text:p><text:s/>128</text:p>
          </table:table-cell>
          <table:table-cell office:value-type="float" office:value="190" table:style-name="ce14">
            <text:p><text:s/>190</text:p>
          </table:table-cell>
          <table:table-cell office:value-type="float" office:value="204" table:style-name="ce14">
            <text:p><text:s/>204</text:p>
          </table:table-cell>
          <table:table-cell office:value-type="float" office:value="326" table:style-name="ce14">
            <text:p><text:s/>326</text:p>
          </table:table-cell>
          <table:table-cell office:value-type="float" office:value="131" table:style-name="ce14">
            <text:p><text:s/>131</text:p>
          </table:table-cell>
          <table:table-cell office:value-type="float" office:value="1015" table:style-name="ce18">
            <text:p>1 0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11" table:style-name="ce14">
            <text:p><text:s/>11</text:p>
          </table:table-cell>
          <table:table-cell office:value-type="float" office:value="49" table:style-name="ce14">
            <text:p><text:s/>49</text:p>
          </table:table-cell>
          <table:table-cell office:value-type="float" office:value="29" table:style-name="ce14">
            <text:p><text:s/>29</text:p>
          </table:table-cell>
          <table:table-cell office:value-type="float" office:value="46" table:style-name="ce14">
            <text:p><text:s/>46</text:p>
          </table:table-cell>
          <table:table-cell office:value-type="float" office:value="56" table:style-name="ce14">
            <text:p><text:s/>56</text:p>
          </table:table-cell>
          <table:table-cell office:value-type="float" office:value="30" table:style-name="ce14">
            <text:p><text:s/>30</text:p>
          </table:table-cell>
          <table:table-cell office:value-type="float" office:value="221" table:style-name="ce18">
            <text:p><text:s/>2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18" table:style-name="ce14">
            <text:p><text:s/>18</text:p>
          </table:table-cell>
          <table:table-cell office:value-type="float" office:value="51" table:style-name="ce14">
            <text:p><text:s/>51</text:p>
          </table:table-cell>
          <table:table-cell office:value-type="float" office:value="37" table:style-name="ce14">
            <text:p><text:s/>37</text:p>
          </table:table-cell>
          <table:table-cell office:value-type="float" office:value="38" table:style-name="ce14">
            <text:p><text:s/>38</text:p>
          </table:table-cell>
          <table:table-cell office:value-type="float" office:value="65" table:style-name="ce14">
            <text:p><text:s/>65</text:p>
          </table:table-cell>
          <table:table-cell office:value-type="float" office:value="12" table:style-name="ce14">
            <text:p><text:s/>12</text:p>
          </table:table-cell>
          <table:table-cell office:value-type="float" office:value="221" table:style-name="ce18">
            <text:p><text:s/>2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39" table:style-name="ce14">
            <text:p><text:s/>39</text:p>
          </table:table-cell>
          <table:table-cell office:value-type="float" office:value="112" table:style-name="ce14">
            <text:p><text:s/>112</text:p>
          </table:table-cell>
          <table:table-cell office:value-type="float" office:value="47" table:style-name="ce14">
            <text:p><text:s/>47</text:p>
          </table:table-cell>
          <table:table-cell office:value-type="float" office:value="94" table:style-name="ce14">
            <text:p><text:s/>94</text:p>
          </table:table-cell>
          <table:table-cell office:value-type="float" office:value="58" table:style-name="ce14">
            <text:p><text:s/>58</text:p>
          </table:table-cell>
          <table:table-cell office:value-type="float" office:value="16" table:style-name="ce14">
            <text:p><text:s/>16</text:p>
          </table:table-cell>
          <table:table-cell office:value-type="float" office:value="366" table:style-name="ce18">
            <text:p><text:s/>3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0" table:style-name="ce14">
            <text:p><text:s/>50</text:p>
          </table:table-cell>
          <table:table-cell office:value-type="float" office:value="123" table:style-name="ce14">
            <text:p><text:s/>123</text:p>
          </table:table-cell>
          <table:table-cell office:value-type="float" office:value="96" table:style-name="ce14">
            <text:p><text:s/>96</text:p>
          </table:table-cell>
          <table:table-cell office:value-type="float" office:value="84" table:style-name="ce14">
            <text:p><text:s/>84</text:p>
          </table:table-cell>
          <table:table-cell office:value-type="float" office:value="99" table:style-name="ce14">
            <text:p><text:s/>99</text:p>
          </table:table-cell>
          <table:table-cell office:value-type="float" office:value="33" table:style-name="ce14">
            <text:p><text:s/>33</text:p>
          </table:table-cell>
          <table:table-cell office:value-type="float" office:value="485" table:style-name="ce18">
            <text:p><text:s/>4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6" table:style-name="ce14">
            <text:p><text:s/>16</text:p>
          </table:table-cell>
          <table:table-cell office:value-type="float" office:value="58" table:style-name="ce14">
            <text:p><text:s/>58</text:p>
          </table:table-cell>
          <table:table-cell office:value-type="float" office:value="61" table:style-name="ce14">
            <text:p><text:s/>61</text:p>
          </table:table-cell>
          <table:table-cell office:value-type="float" office:value="112" table:style-name="ce14">
            <text:p><text:s/>112</text:p>
          </table:table-cell>
          <table:table-cell office:value-type="float" office:value="100" table:style-name="ce14">
            <text:p><text:s/>100</text:p>
          </table:table-cell>
          <table:table-cell office:value-type="float" office:value="26" table:style-name="ce14">
            <text:p><text:s/>26</text:p>
          </table:table-cell>
          <table:table-cell office:value-type="float" office:value="373" table:style-name="ce18">
            <text:p><text:s/>3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5" table:style-name="ce14">
            <text:p><text:s/>35</text:p>
          </table:table-cell>
          <table:table-cell office:value-type="float" office:value="87" table:style-name="ce14">
            <text:p><text:s/>87</text:p>
          </table:table-cell>
          <table:table-cell office:value-type="float" office:value="52" table:style-name="ce14">
            <text:p><text:s/>52</text:p>
          </table:table-cell>
          <table:table-cell office:value-type="float" office:value="76" table:style-name="ce14">
            <text:p><text:s/>76</text:p>
          </table:table-cell>
          <table:table-cell office:value-type="float" office:value="89" table:style-name="ce14">
            <text:p><text:s/>89</text:p>
          </table:table-cell>
          <table:table-cell office:value-type="float" office:value="21" table:style-name="ce14">
            <text:p><text:s/>21</text:p>
          </table:table-cell>
          <table:table-cell office:value-type="float" office:value="360" table:style-name="ce18">
            <text:p><text:s/>3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5" table:style-name="ce14">
            <text:p><text:s/>45</text:p>
          </table:table-cell>
          <table:table-cell office:value-type="float" office:value="276" table:style-name="ce14">
            <text:p><text:s/>276</text:p>
          </table:table-cell>
          <table:table-cell office:value-type="float" office:value="217" table:style-name="ce14">
            <text:p><text:s/>217</text:p>
          </table:table-cell>
          <table:table-cell office:value-type="float" office:value="284" table:style-name="ce14">
            <text:p><text:s/>284</text:p>
          </table:table-cell>
          <table:table-cell office:value-type="float" office:value="458" table:style-name="ce14">
            <text:p><text:s/>458</text:p>
          </table:table-cell>
          <table:table-cell office:value-type="float" office:value="156" table:style-name="ce14">
            <text:p><text:s/>156</text:p>
          </table:table-cell>
          <table:table-cell office:value-type="float" office:value="1436" table:style-name="ce18">
            <text:p>1 4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5" table:style-name="ce14">
            <text:p><text:s/>25</text:p>
          </table:table-cell>
          <table:table-cell office:value-type="float" office:value="84" table:style-name="ce14">
            <text:p><text:s/>84</text:p>
          </table:table-cell>
          <table:table-cell office:value-type="float" office:value="64" table:style-name="ce14">
            <text:p><text:s/>64</text:p>
          </table:table-cell>
          <table:table-cell office:value-type="float" office:value="82" table:style-name="ce14">
            <text:p><text:s/>82</text:p>
          </table:table-cell>
          <table:table-cell office:value-type="float" office:value="131" table:style-name="ce14">
            <text:p><text:s/>131</text:p>
          </table:table-cell>
          <table:table-cell office:value-type="float" office:value="70" table:style-name="ce14">
            <text:p><text:s/>70</text:p>
          </table:table-cell>
          <table:table-cell office:value-type="float" office:value="456" table:style-name="ce18">
            <text:p><text:s/>4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22" table:style-name="ce14">
            <text:p><text:s/>22</text:p>
          </table:table-cell>
          <table:table-cell office:value-type="float" office:value="75" table:style-name="ce14">
            <text:p><text:s/>75</text:p>
          </table:table-cell>
          <table:table-cell office:value-type="float" office:value="112" table:style-name="ce14">
            <text:p><text:s/>112</text:p>
          </table:table-cell>
          <table:table-cell office:value-type="float" office:value="131" table:style-name="ce14">
            <text:p><text:s/>131</text:p>
          </table:table-cell>
          <table:table-cell office:value-type="float" office:value="150" table:style-name="ce14">
            <text:p><text:s/>150</text:p>
          </table:table-cell>
          <table:table-cell office:value-type="float" office:value="58" table:style-name="ce14">
            <text:p><text:s/>58</text:p>
          </table:table-cell>
          <table:table-cell office:value-type="float" office:value="548" table:style-name="ce18">
            <text:p><text:s/>5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74" table:style-name="ce14">
            <text:p><text:s/>174</text:p>
          </table:table-cell>
          <table:table-cell office:value-type="float" office:value="688" table:style-name="ce14">
            <text:p><text:s/>688</text:p>
          </table:table-cell>
          <table:table-cell office:value-type="float" office:value="700" table:style-name="ce14">
            <text:p><text:s/>700</text:p>
          </table:table-cell>
          <table:table-cell office:value-type="float" office:value="913" table:style-name="ce14">
            <text:p><text:s/>913</text:p>
          </table:table-cell>
          <table:table-cell office:value-type="float" office:value="1362" table:style-name="ce14">
            <text:p>1 362</text:p>
          </table:table-cell>
          <table:table-cell office:value-type="float" office:value="546" table:style-name="ce14">
            <text:p><text:s/>546</text:p>
          </table:table-cell>
          <table:table-cell office:value-type="float" office:value="4383" table:style-name="ce18">
            <text:p>4 3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6" table:style-name="ce14">
            <text:p><text:s/>56</text:p>
          </table:table-cell>
          <table:table-cell office:value-type="float" office:value="128" table:style-name="ce14">
            <text:p><text:s/>128</text:p>
          </table:table-cell>
          <table:table-cell office:value-type="float" office:value="78" table:style-name="ce14">
            <text:p><text:s/>78</text:p>
          </table:table-cell>
          <table:table-cell office:value-type="float" office:value="77" table:style-name="ce14">
            <text:p><text:s/>77</text:p>
          </table:table-cell>
          <table:table-cell office:value-type="float" office:value="116" table:style-name="ce14">
            <text:p><text:s/>116</text:p>
          </table:table-cell>
          <table:table-cell office:value-type="float" office:value="42" table:style-name="ce14">
            <text:p><text:s/>42</text:p>
          </table:table-cell>
          <table:table-cell office:value-type="float" office:value="497" table:style-name="ce18">
            <text:p><text:s/>4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26" table:style-name="ce14">
            <text:p><text:s/>126</text:p>
          </table:table-cell>
          <table:table-cell office:value-type="float" office:value="287" table:style-name="ce14">
            <text:p><text:s/>287</text:p>
          </table:table-cell>
          <table:table-cell office:value-type="float" office:value="461" table:style-name="ce14">
            <text:p><text:s/>461</text:p>
          </table:table-cell>
          <table:table-cell office:value-type="float" office:value="500" table:style-name="ce14">
            <text:p><text:s/>500</text:p>
          </table:table-cell>
          <table:table-cell office:value-type="float" office:value="794" table:style-name="ce14">
            <text:p><text:s/>794</text:p>
          </table:table-cell>
          <table:table-cell office:value-type="float" office:value="438" table:style-name="ce14">
            <text:p><text:s/>438</text:p>
          </table:table-cell>
          <table:table-cell office:value-type="float" office:value="2606" table:style-name="ce18">
            <text:p>2 6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4" table:style-name="ce14">
            <text:p><text:s/>24</text:p>
          </table:table-cell>
          <table:table-cell office:value-type="float" office:value="139" table:style-name="ce14">
            <text:p><text:s/>139</text:p>
          </table:table-cell>
          <table:table-cell office:value-type="float" office:value="142" table:style-name="ce14">
            <text:p><text:s/>142</text:p>
          </table:table-cell>
          <table:table-cell office:value-type="float" office:value="146" table:style-name="ce14">
            <text:p><text:s/>146</text:p>
          </table:table-cell>
          <table:table-cell office:value-type="float" office:value="166" table:style-name="ce14">
            <text:p><text:s/>166</text:p>
          </table:table-cell>
          <table:table-cell office:value-type="float" office:value="66" table:style-name="ce14">
            <text:p><text:s/>66</text:p>
          </table:table-cell>
          <table:table-cell office:value-type="float" office:value="683" table:style-name="ce18">
            <text:p><text:s/>6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101" table:style-name="ce14">
            <text:p><text:s/>101</text:p>
          </table:table-cell>
          <table:table-cell office:value-type="float" office:value="487" table:style-name="ce14">
            <text:p><text:s/>487</text:p>
          </table:table-cell>
          <table:table-cell office:value-type="float" office:value="607" table:style-name="ce14">
            <text:p><text:s/>607</text:p>
          </table:table-cell>
          <table:table-cell office:value-type="float" office:value="646" table:style-name="ce14">
            <text:p><text:s/>646</text:p>
          </table:table-cell>
          <table:table-cell office:value-type="float" office:value="844" table:style-name="ce14">
            <text:p><text:s/>844</text:p>
          </table:table-cell>
          <table:table-cell office:value-type="float" office:value="409" table:style-name="ce14">
            <text:p><text:s/>409</text:p>
          </table:table-cell>
          <table:table-cell office:value-type="float" office:value="3094" table:style-name="ce18">
            <text:p>3 0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37" table:style-name="ce14">
            <text:p><text:s/>37</text:p>
          </table:table-cell>
          <table:table-cell office:value-type="float" office:value="52" table:style-name="ce14">
            <text:p><text:s/>52</text:p>
          </table:table-cell>
          <table:table-cell office:value-type="float" office:value="45" table:style-name="ce14">
            <text:p><text:s/>45</text:p>
          </table:table-cell>
          <table:table-cell office:value-type="float" office:value="31" table:style-name="ce14">
            <text:p><text:s/>31</text:p>
          </table:table-cell>
          <table:table-cell office:value-type="float" office:value="71" table:style-name="ce14">
            <text:p><text:s/>71</text:p>
          </table:table-cell>
          <table:table-cell office:value-type="float" office:value="24" table:style-name="ce14">
            <text:p><text:s/>24</text:p>
          </table:table-cell>
          <table:table-cell office:value-type="float" office:value="260" table:style-name="ce18">
            <text:p><text:s/>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38" table:style-name="ce14">
            <text:p><text:s/>38</text:p>
          </table:table-cell>
          <table:table-cell office:value-type="float" office:value="35" table:style-name="ce14">
            <text:p><text:s/>35</text:p>
          </table:table-cell>
          <table:table-cell office:value-type="float" office:value="68" table:style-name="ce14">
            <text:p><text:s/>68</text:p>
          </table:table-cell>
          <table:table-cell office:value-type="float" office:value="77" table:style-name="ce14">
            <text:p><text:s/>77</text:p>
          </table:table-cell>
          <table:table-cell office:value-type="float" office:value="26" table:style-name="ce14">
            <text:p><text:s/>26</text:p>
          </table:table-cell>
          <table:table-cell office:value-type="float" office:value="256" table:style-name="ce18">
            <text:p><text:s/>2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90" table:style-name="ce14">
            <text:p><text:s/>190</text:p>
          </table:table-cell>
          <table:table-cell office:value-type="float" office:value="759" table:style-name="ce14">
            <text:p><text:s/>759</text:p>
          </table:table-cell>
          <table:table-cell office:value-type="float" office:value="856" table:style-name="ce14">
            <text:p><text:s/>856</text:p>
          </table:table-cell>
          <table:table-cell office:value-type="float" office:value="904" table:style-name="ce14">
            <text:p><text:s/>904</text:p>
          </table:table-cell>
          <table:table-cell office:value-type="float" office:value="1367" table:style-name="ce14">
            <text:p>1 367</text:p>
          </table:table-cell>
          <table:table-cell office:value-type="float" office:value="666" table:style-name="ce14">
            <text:p><text:s/>666</text:p>
          </table:table-cell>
          <table:table-cell office:value-type="float" office:value="4742" table:style-name="ce18">
            <text:p>4 7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6" table:style-name="ce14">
            <text:p><text:s/>26</text:p>
          </table:table-cell>
          <table:table-cell office:value-type="float" office:value="54" table:style-name="ce14">
            <text:p><text:s/>54</text:p>
          </table:table-cell>
          <table:table-cell office:value-type="float" office:value="33" table:style-name="ce14">
            <text:p><text:s/>33</text:p>
          </table:table-cell>
          <table:table-cell office:value-type="float" office:value="45" table:style-name="ce14">
            <text:p><text:s/>45</text:p>
          </table:table-cell>
          <table:table-cell office:value-type="float" office:value="39" table:style-name="ce14">
            <text:p><text:s/>39</text:p>
          </table:table-cell>
          <table:table-cell office:value-type="float" office:value="35" table:style-name="ce14">
            <text:p><text:s/>35</text:p>
          </table:table-cell>
          <table:table-cell office:value-type="float" office:value="232" table:style-name="ce18">
            <text:p><text:s/>2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803" table:style-name="ce14">
            <text:p><text:s/>803</text:p>
          </table:table-cell>
          <table:table-cell office:value-type="float" office:value="2964" table:style-name="ce14">
            <text:p>2 964</text:p>
          </table:table-cell>
          <table:table-cell office:value-type="float" office:value="2929" table:style-name="ce14">
            <text:p>2 929</text:p>
          </table:table-cell>
          <table:table-cell office:value-type="float" office:value="3916" table:style-name="ce14">
            <text:p>3 916</text:p>
          </table:table-cell>
          <table:table-cell office:value-type="float" office:value="5957" table:style-name="ce14">
            <text:p>5 957</text:p>
          </table:table-cell>
          <table:table-cell office:value-type="float" office:value="2419" table:style-name="ce14">
            <text:p>2 419</text:p>
          </table:table-cell>
          <table:table-cell office:value-type="float" office:value="18988" table:style-name="ce18">
            <text:p>18 9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15" table:style-name="ce14">
            <text:p><text:s/>15</text:p>
          </table:table-cell>
          <table:table-cell office:value-type="float" office:value="102" table:style-name="ce14">
            <text:p><text:s/>102</text:p>
          </table:table-cell>
          <table:table-cell office:value-type="float" office:value="75" table:style-name="ce14">
            <text:p><text:s/>75</text:p>
          </table:table-cell>
          <table:table-cell office:value-type="float" office:value="83" table:style-name="ce14">
            <text:p><text:s/>83</text:p>
          </table:table-cell>
          <table:table-cell office:value-type="float" office:value="120" table:style-name="ce14">
            <text:p><text:s/>120</text:p>
          </table:table-cell>
          <table:table-cell office:value-type="float" office:value="45" table:style-name="ce14">
            <text:p><text:s/>45</text:p>
          </table:table-cell>
          <table:table-cell office:value-type="float" office:value="440" table:style-name="ce18">
            <text:p><text:s/>4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4" table:style-name="ce14">
            <text:p><text:s/>114</text:p>
          </table:table-cell>
          <table:table-cell office:value-type="float" office:value="438" table:style-name="ce14">
            <text:p><text:s/>438</text:p>
          </table:table-cell>
          <table:table-cell office:value-type="float" office:value="367" table:style-name="ce14">
            <text:p><text:s/>367</text:p>
          </table:table-cell>
          <table:table-cell office:value-type="float" office:value="421" table:style-name="ce14">
            <text:p><text:s/>421</text:p>
          </table:table-cell>
          <table:table-cell office:value-type="float" office:value="653" table:style-name="ce14">
            <text:p><text:s/>653</text:p>
          </table:table-cell>
          <table:table-cell office:value-type="float" office:value="417" table:style-name="ce14">
            <text:p><text:s/>417</text:p>
          </table:table-cell>
          <table:table-cell office:value-type="float" office:value="2410" table:style-name="ce18">
            <text:p>2 4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66" table:style-name="ce14">
            <text:p><text:s/>66</text:p>
          </table:table-cell>
          <table:table-cell office:value-type="float" office:value="240" table:style-name="ce14">
            <text:p><text:s/>240</text:p>
          </table:table-cell>
          <table:table-cell office:value-type="float" office:value="198" table:style-name="ce14">
            <text:p><text:s/>198</text:p>
          </table:table-cell>
          <table:table-cell office:value-type="float" office:value="289" table:style-name="ce14">
            <text:p><text:s/>289</text:p>
          </table:table-cell>
          <table:table-cell office:value-type="float" office:value="451" table:style-name="ce14">
            <text:p><text:s/>451</text:p>
          </table:table-cell>
          <table:table-cell office:value-type="float" office:value="195" table:style-name="ce14">
            <text:p><text:s/>195</text:p>
          </table:table-cell>
          <table:table-cell office:value-type="float" office:value="1439" table:style-name="ce18">
            <text:p>1 4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2" table:style-name="ce14">
            <text:p><text:s/>12</text:p>
          </table:table-cell>
          <table:table-cell office:value-type="float" office:value="27" table:style-name="ce14">
            <text:p><text:s/>27</text:p>
          </table:table-cell>
          <table:table-cell office:value-type="float" office:value="23" table:style-name="ce14">
            <text:p><text:s/>23</text:p>
          </table:table-cell>
          <table:table-cell office:value-type="float" office:value="24" table:style-name="ce14">
            <text:p><text:s/>24</text:p>
          </table:table-cell>
          <table:table-cell office:value-type="float" office:value="22" table:style-name="ce14">
            <text:p><text:s/>22</text:p>
          </table:table-cell>
          <table:table-cell office:value-type="float" office:value="13" table:style-name="ce14">
            <text:p><text:s/>13</text:p>
          </table:table-cell>
          <table:table-cell office:value-type="float" office:value="121" table:style-name="ce18">
            <text:p><text:s/>1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32" table:style-name="ce14">
            <text:p><text:s/>32</text:p>
          </table:table-cell>
          <table:table-cell office:value-type="float" office:value="76" table:style-name="ce14">
            <text:p><text:s/>76</text:p>
          </table:table-cell>
          <table:table-cell office:value-type="float" office:value="71" table:style-name="ce14">
            <text:p><text:s/>71</text:p>
          </table:table-cell>
          <table:table-cell office:value-type="float" office:value="46" table:style-name="ce14">
            <text:p><text:s/>46</text:p>
          </table:table-cell>
          <table:table-cell office:value-type="float" office:value="58" table:style-name="ce14">
            <text:p><text:s/>58</text:p>
          </table:table-cell>
          <table:table-cell office:value-type="float" office:value="19" table:style-name="ce14">
            <text:p><text:s/>19</text:p>
          </table:table-cell>
          <table:table-cell office:value-type="float" office:value="302" table:style-name="ce18">
            <text:p><text:s/>3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5" table:style-name="ce14">
            <text:p><text:s/>45</text:p>
          </table:table-cell>
          <table:table-cell office:value-type="float" office:value="311" table:style-name="ce14">
            <text:p><text:s/>311</text:p>
          </table:table-cell>
          <table:table-cell office:value-type="float" office:value="197" table:style-name="ce14">
            <text:p><text:s/>197</text:p>
          </table:table-cell>
          <table:table-cell office:value-type="float" office:value="156" table:style-name="ce14">
            <text:p><text:s/>156</text:p>
          </table:table-cell>
          <table:table-cell office:value-type="float" office:value="207" table:style-name="ce14">
            <text:p><text:s/>207</text:p>
          </table:table-cell>
          <table:table-cell office:value-type="float" office:value="105" table:style-name="ce14">
            <text:p><text:s/>105</text:p>
          </table:table-cell>
          <table:table-cell office:value-type="float" office:value="1021" table:style-name="ce18">
            <text:p>1 02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7618" table:style-name="ce18">
            <text:p>7 618</text:p>
          </table:table-cell>
          <table:table-cell office:value-type="float" office:value="28347" table:style-name="ce18">
            <text:p>28 347</text:p>
          </table:table-cell>
          <table:table-cell office:value-type="float" office:value="25090" table:style-name="ce18">
            <text:p>25 090</text:p>
          </table:table-cell>
          <table:table-cell office:value-type="float" office:value="30850" table:style-name="ce18">
            <text:p>30 850</text:p>
          </table:table-cell>
          <table:table-cell office:value-type="float" office:value="44857" table:style-name="ce18">
            <text:p>44 857</text:p>
          </table:table-cell>
          <table:table-cell office:value-type="float" office:value="20906" table:style-name="ce18">
            <text:p>20 906</text:p>
          </table:table-cell>
          <table:table-cell office:value-type="float" office:value="157668" table:style-name="ce18">
            <text:p>157 6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57" table:style-name="ce14">
            <text:p><text:s/>57</text:p>
          </table:table-cell>
          <table:table-cell office:value-type="float" office:value="134" table:style-name="ce14">
            <text:p><text:s/>134</text:p>
          </table:table-cell>
          <table:table-cell office:value-type="float" office:value="222" table:style-name="ce14">
            <text:p><text:s/>222</text:p>
          </table:table-cell>
          <table:table-cell office:value-type="float" office:value="239" table:style-name="ce14">
            <text:p><text:s/>239</text:p>
          </table:table-cell>
          <table:table-cell office:value-type="float" office:value="333" table:style-name="ce14">
            <text:p><text:s/>333</text:p>
          </table:table-cell>
          <table:table-cell office:value-type="float" office:value="176" table:style-name="ce14">
            <text:p><text:s/>176</text:p>
          </table:table-cell>
          <table:table-cell office:value-type="float" office:value="1161" table:style-name="ce18">
            <text:p>1 1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46" table:style-name="ce14">
            <text:p><text:s/>46</text:p>
          </table:table-cell>
          <table:table-cell office:value-type="float" office:value="23" table:style-name="ce14">
            <text:p><text:s/>23</text:p>
          </table:table-cell>
          <table:table-cell office:value-type="float" office:value="25" table:style-name="ce14">
            <text:p><text:s/>25</text:p>
          </table:table-cell>
          <table:table-cell office:value-type="float" office:value="48" table:style-name="ce14">
            <text:p><text:s/>48</text:p>
          </table:table-cell>
          <table:table-cell office:value-type="float" office:value="12" table:style-name="ce14">
            <text:p><text:s/>12</text:p>
          </table:table-cell>
          <table:table-cell office:value-type="float" office:value="166" table:style-name="ce18">
            <text:p><text:s/>1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62" table:style-name="ce14">
            <text:p><text:s/>62</text:p>
          </table:table-cell>
          <table:table-cell office:value-type="float" office:value="69" table:style-name="ce14">
            <text:p><text:s/>69</text:p>
          </table:table-cell>
          <table:table-cell office:value-type="float" office:value="111" table:style-name="ce14">
            <text:p><text:s/>111</text:p>
          </table:table-cell>
          <table:table-cell office:value-type="float" office:value="135" table:style-name="ce14">
            <text:p><text:s/>135</text:p>
          </table:table-cell>
          <table:table-cell office:value-type="float" office:value="190" table:style-name="ce14">
            <text:p><text:s/>190</text:p>
          </table:table-cell>
          <table:table-cell office:value-type="float" office:value="78" table:style-name="ce14">
            <text:p><text:s/>78</text:p>
          </table:table-cell>
          <table:table-cell office:value-type="float" office:value="645" table:style-name="ce18">
            <text:p><text:s/>6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0" table:style-name="ce14">
            <text:p><text:s/>10</text:p>
          </table:table-cell>
          <table:table-cell office:value-type="float" office:value="44" table:style-name="ce14">
            <text:p><text:s/>44</text:p>
          </table:table-cell>
          <table:table-cell office:value-type="float" office:value="24" table:style-name="ce14">
            <text:p><text:s/>24</text:p>
          </table:table-cell>
          <table:table-cell office:value-type="float" office:value="39" table:style-name="ce14">
            <text:p><text:s/>39</text:p>
          </table:table-cell>
          <table:table-cell office:value-type="float" office:value="36" table:style-name="ce14">
            <text:p><text:s/>36</text:p>
          </table:table-cell>
          <table:table-cell office:value-type="float" office:value="12" table:style-name="ce14">
            <text:p><text:s/>12</text:p>
          </table:table-cell>
          <table:table-cell office:value-type="float" office:value="165" table:style-name="ce18">
            <text:p><text:s/>1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17" table:style-name="ce14">
            <text:p><text:s/>17</text:p>
          </table:table-cell>
          <table:table-cell office:value-type="float" office:value="22" table:style-name="ce14">
            <text:p><text:s/>22</text:p>
          </table:table-cell>
          <table:table-cell office:value-type="float" office:value="41" table:style-name="ce14">
            <text:p><text:s/>41</text:p>
          </table:table-cell>
          <table:table-cell office:value-type="float" office:value="22" table:style-name="ce14">
            <text:p><text:s/>22</text:p>
          </table:table-cell>
          <table:table-cell office:value-type="float" office:value="130" table:style-name="ce18">
            <text:p><text:s/>1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42" table:style-name="ce14">
            <text:p><text:s/>42</text:p>
          </table:table-cell>
          <table:table-cell office:value-type="float" office:value="72" table:style-name="ce14">
            <text:p><text:s/>72</text:p>
          </table:table-cell>
          <table:table-cell office:value-type="float" office:value="74" table:style-name="ce14">
            <text:p><text:s/>74</text:p>
          </table:table-cell>
          <table:table-cell office:value-type="float" office:value="92" table:style-name="ce14">
            <text:p><text:s/>92</text:p>
          </table:table-cell>
          <table:table-cell office:value-type="float" office:value="171" table:style-name="ce14">
            <text:p><text:s/>171</text:p>
          </table:table-cell>
          <table:table-cell office:value-type="float" office:value="91" table:style-name="ce14">
            <text:p><text:s/>91</text:p>
          </table:table-cell>
          <table:table-cell office:value-type="float" office:value="542" table:style-name="ce18">
            <text:p><text:s/>5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5" table:style-name="ce14">
            <text:p><text:s/>5</text:p>
          </table:table-cell>
          <table:table-cell office:value-type="float" office:value="41" table:style-name="ce14">
            <text:p><text:s/>41</text:p>
          </table:table-cell>
          <table:table-cell office:value-type="float" office:value="32" table:style-name="ce14">
            <text:p><text:s/>32</text:p>
          </table:table-cell>
          <table:table-cell office:value-type="float" office:value="43" table:style-name="ce14">
            <text:p><text:s/>43</text:p>
          </table:table-cell>
          <table:table-cell office:value-type="float" office:value="93" table:style-name="ce14">
            <text:p><text:s/>93</text:p>
          </table:table-cell>
          <table:table-cell office:value-type="float" office:value="33" table:style-name="ce14">
            <text:p><text:s/>33</text:p>
          </table:table-cell>
          <table:table-cell office:value-type="float" office:value="247" table:style-name="ce18">
            <text:p><text:s/>2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29" table:style-name="ce14">
            <text:p><text:s/>29</text:p>
          </table:table-cell>
          <table:table-cell office:value-type="float" office:value="79" table:style-name="ce14">
            <text:p><text:s/>79</text:p>
          </table:table-cell>
          <table:table-cell office:value-type="float" office:value="62" table:style-name="ce14">
            <text:p><text:s/>62</text:p>
          </table:table-cell>
          <table:table-cell office:value-type="float" office:value="80" table:style-name="ce14">
            <text:p><text:s/>80</text:p>
          </table:table-cell>
          <table:table-cell office:value-type="float" office:value="112" table:style-name="ce14">
            <text:p><text:s/>112</text:p>
          </table:table-cell>
          <table:table-cell office:value-type="float" office:value="34" table:style-name="ce14">
            <text:p><text:s/>34</text:p>
          </table:table-cell>
          <table:table-cell office:value-type="float" office:value="396" table:style-name="ce18">
            <text:p><text:s/>3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77" table:style-name="ce14">
            <text:p><text:s/>277</text:p>
          </table:table-cell>
          <table:table-cell office:value-type="float" office:value="341" table:style-name="ce14">
            <text:p><text:s/>341</text:p>
          </table:table-cell>
          <table:table-cell office:value-type="float" office:value="339" table:style-name="ce14">
            <text:p><text:s/>339</text:p>
          </table:table-cell>
          <table:table-cell office:value-type="float" office:value="518" table:style-name="ce14">
            <text:p><text:s/>518</text:p>
          </table:table-cell>
          <table:table-cell office:value-type="float" office:value="897" table:style-name="ce14">
            <text:p><text:s/>897</text:p>
          </table:table-cell>
          <table:table-cell office:value-type="float" office:value="600" table:style-name="ce14">
            <text:p><text:s/>600</text:p>
          </table:table-cell>
          <table:table-cell office:value-type="float" office:value="2972" table:style-name="ce18">
            <text:p>2 9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3" table:style-name="ce14">
            <text:p><text:s/>13</text:p>
          </table:table-cell>
          <table:table-cell office:value-type="float" office:value="38" table:style-name="ce14">
            <text:p><text:s/>38</text:p>
          </table:table-cell>
          <table:table-cell office:value-type="float" office:value="49" table:style-name="ce14">
            <text:p><text:s/>49</text:p>
          </table:table-cell>
          <table:table-cell office:value-type="float" office:value="57" table:style-name="ce14">
            <text:p><text:s/>57</text:p>
          </table:table-cell>
          <table:table-cell office:value-type="float" office:value="103" table:style-name="ce14">
            <text:p><text:s/>103</text:p>
          </table:table-cell>
          <table:table-cell office:value-type="float" office:value="64" table:style-name="ce14">
            <text:p><text:s/>64</text:p>
          </table:table-cell>
          <table:table-cell office:value-type="float" office:value="324" table:style-name="ce18">
            <text:p><text:s/>3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7" table:style-name="ce14">
            <text:p><text:s/>17</text:p>
          </table:table-cell>
          <table:table-cell office:value-type="float" office:value="66" table:style-name="ce14">
            <text:p><text:s/>66</text:p>
          </table:table-cell>
          <table:table-cell office:value-type="float" office:value="49" table:style-name="ce14">
            <text:p><text:s/>49</text:p>
          </table:table-cell>
          <table:table-cell office:value-type="float" office:value="73" table:style-name="ce14">
            <text:p><text:s/>73</text:p>
          </table:table-cell>
          <table:table-cell office:value-type="float" office:value="91" table:style-name="ce14">
            <text:p><text:s/>91</text:p>
          </table:table-cell>
          <table:table-cell office:value-type="float" office:value="29" table:style-name="ce14">
            <text:p><text:s/>29</text:p>
          </table:table-cell>
          <table:table-cell office:value-type="float" office:value="325" table:style-name="ce18">
            <text:p><text:s/>3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53" table:style-name="ce14">
            <text:p><text:s/>53</text:p>
          </table:table-cell>
          <table:table-cell office:value-type="float" office:value="107" table:style-name="ce14">
            <text:p><text:s/>107</text:p>
          </table:table-cell>
          <table:table-cell office:value-type="float" office:value="118" table:style-name="ce14">
            <text:p><text:s/>118</text:p>
          </table:table-cell>
          <table:table-cell office:value-type="float" office:value="179" table:style-name="ce14">
            <text:p><text:s/>179</text:p>
          </table:table-cell>
          <table:table-cell office:value-type="float" office:value="302" table:style-name="ce14">
            <text:p><text:s/>302</text:p>
          </table:table-cell>
          <table:table-cell office:value-type="float" office:value="141" table:style-name="ce14">
            <text:p><text:s/>141</text:p>
          </table:table-cell>
          <table:table-cell office:value-type="float" office:value="900" table:style-name="ce18">
            <text:p><text:s/>9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5" table:style-name="ce14">
            <text:p><text:s/>15</text:p>
          </table:table-cell>
          <table:table-cell office:value-type="float" office:value="40" table:style-name="ce14">
            <text:p><text:s/>40</text:p>
          </table:table-cell>
          <table:table-cell office:value-type="float" office:value="50" table:style-name="ce14">
            <text:p><text:s/>50</text:p>
          </table:table-cell>
          <table:table-cell office:value-type="float" office:value="67" table:style-name="ce14">
            <text:p><text:s/>67</text:p>
          </table:table-cell>
          <table:table-cell office:value-type="float" office:value="72" table:style-name="ce14">
            <text:p><text:s/>72</text:p>
          </table:table-cell>
          <table:table-cell office:value-type="float" office:value="32" table:style-name="ce14">
            <text:p><text:s/>32</text:p>
          </table:table-cell>
          <table:table-cell office:value-type="float" office:value="276" table:style-name="ce18">
            <text:p><text:s/>2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6" table:style-name="ce14">
            <text:p><text:s/>6</text:p>
          </table:table-cell>
          <table:table-cell office:value-type="float" office:value="69" table:style-name="ce18">
            <text:p><text:s/>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84" table:style-name="ce14">
            <text:p><text:s/>184</text:p>
          </table:table-cell>
          <table:table-cell office:value-type="float" office:value="208" table:style-name="ce14">
            <text:p><text:s/>208</text:p>
          </table:table-cell>
          <table:table-cell office:value-type="float" office:value="197" table:style-name="ce14">
            <text:p><text:s/>197</text:p>
          </table:table-cell>
          <table:table-cell office:value-type="float" office:value="332" table:style-name="ce14">
            <text:p><text:s/>332</text:p>
          </table:table-cell>
          <table:table-cell office:value-type="float" office:value="522" table:style-name="ce14">
            <text:p><text:s/>522</text:p>
          </table:table-cell>
          <table:table-cell office:value-type="float" office:value="254" table:style-name="ce14">
            <text:p><text:s/>254</text:p>
          </table:table-cell>
          <table:table-cell office:value-type="float" office:value="1697" table:style-name="ce18">
            <text:p>1 6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41" table:style-name="ce14">
            <text:p><text:s/>41</text:p>
          </table:table-cell>
          <table:table-cell office:value-type="float" office:value="146" table:style-name="ce14">
            <text:p><text:s/>146</text:p>
          </table:table-cell>
          <table:table-cell office:value-type="float" office:value="127" table:style-name="ce14">
            <text:p><text:s/>127</text:p>
          </table:table-cell>
          <table:table-cell office:value-type="float" office:value="116" table:style-name="ce14">
            <text:p><text:s/>116</text:p>
          </table:table-cell>
          <table:table-cell office:value-type="float" office:value="151" table:style-name="ce14">
            <text:p><text:s/>151</text:p>
          </table:table-cell>
          <table:table-cell office:value-type="float" office:value="32" table:style-name="ce14">
            <text:p><text:s/>32</text:p>
          </table:table-cell>
          <table:table-cell office:value-type="float" office:value="613" table:style-name="ce18">
            <text:p><text:s/>6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19" table:style-name="ce14">
            <text:p><text:s/>19</text:p>
          </table:table-cell>
          <table:table-cell office:value-type="float" office:value="52" table:style-name="ce14">
            <text:p><text:s/>52</text:p>
          </table:table-cell>
          <table:table-cell office:value-type="float" office:value="27" table:style-name="ce14">
            <text:p><text:s/>27</text:p>
          </table:table-cell>
          <table:table-cell office:value-type="float" office:value="42" table:style-name="ce14">
            <text:p><text:s/>42</text:p>
          </table:table-cell>
          <table:table-cell office:value-type="float" office:value="56" table:style-name="ce14">
            <text:p><text:s/>56</text:p>
          </table:table-cell>
          <table:table-cell office:value-type="float" office:value="25" table:style-name="ce14">
            <text:p><text:s/>25</text:p>
          </table:table-cell>
          <table:table-cell office:value-type="float" office:value="221" table:style-name="ce18">
            <text:p><text:s/>2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405" table:style-name="ce14">
            <text:p><text:s/>405</text:p>
          </table:table-cell>
          <table:table-cell office:value-type="float" office:value="313" table:style-name="ce14">
            <text:p><text:s/>313</text:p>
          </table:table-cell>
          <table:table-cell office:value-type="float" office:value="452" table:style-name="ce14">
            <text:p><text:s/>452</text:p>
          </table:table-cell>
          <table:table-cell office:value-type="float" office:value="759" table:style-name="ce14">
            <text:p><text:s/>759</text:p>
          </table:table-cell>
          <table:table-cell office:value-type="float" office:value="1611" table:style-name="ce14">
            <text:p>1 611</text:p>
          </table:table-cell>
          <table:table-cell office:value-type="float" office:value="1359" table:style-name="ce14">
            <text:p>1 359</text:p>
          </table:table-cell>
          <table:table-cell office:value-type="float" office:value="4899" table:style-name="ce18">
            <text:p>4 8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23" table:style-name="ce14">
            <text:p><text:s/>23</text:p>
          </table:table-cell>
          <table:table-cell office:value-type="float" office:value="41" table:style-name="ce14">
            <text:p><text:s/>41</text:p>
          </table:table-cell>
          <table:table-cell office:value-type="float" office:value="20" table:style-name="ce14">
            <text:p><text:s/>20</text:p>
          </table:table-cell>
          <table:table-cell office:value-type="float" office:value="59" table:style-name="ce14">
            <text:p><text:s/>59</text:p>
          </table:table-cell>
          <table:table-cell office:value-type="float" office:value="147" table:style-name="ce14">
            <text:p><text:s/>147</text:p>
          </table:table-cell>
          <table:table-cell office:value-type="float" office:value="93" table:style-name="ce14">
            <text:p><text:s/>93</text:p>
          </table:table-cell>
          <table:table-cell office:value-type="float" office:value="383" table:style-name="ce18">
            <text:p><text:s/>3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101" table:style-name="ce14">
            <text:p><text:s/>101</text:p>
          </table:table-cell>
          <table:table-cell office:value-type="float" office:value="269" table:style-name="ce14">
            <text:p><text:s/>269</text:p>
          </table:table-cell>
          <table:table-cell office:value-type="float" office:value="255" table:style-name="ce14">
            <text:p><text:s/>255</text:p>
          </table:table-cell>
          <table:table-cell office:value-type="float" office:value="376" table:style-name="ce14">
            <text:p><text:s/>376</text:p>
          </table:table-cell>
          <table:table-cell office:value-type="float" office:value="563" table:style-name="ce14">
            <text:p><text:s/>563</text:p>
          </table:table-cell>
          <table:table-cell office:value-type="float" office:value="349" table:style-name="ce14">
            <text:p><text:s/>349</text:p>
          </table:table-cell>
          <table:table-cell office:value-type="float" office:value="1913" table:style-name="ce18">
            <text:p>1 9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23" table:style-name="ce14">
            <text:p><text:s/>123</text:p>
          </table:table-cell>
          <table:table-cell office:value-type="float" office:value="145" table:style-name="ce14">
            <text:p><text:s/>145</text:p>
          </table:table-cell>
          <table:table-cell office:value-type="float" office:value="160" table:style-name="ce14">
            <text:p><text:s/>160</text:p>
          </table:table-cell>
          <table:table-cell office:value-type="float" office:value="190" table:style-name="ce14">
            <text:p><text:s/>190</text:p>
          </table:table-cell>
          <table:table-cell office:value-type="float" office:value="187" table:style-name="ce14">
            <text:p><text:s/>187</text:p>
          </table:table-cell>
          <table:table-cell office:value-type="float" office:value="92" table:style-name="ce14">
            <text:p><text:s/>92</text:p>
          </table:table-cell>
          <table:table-cell office:value-type="float" office:value="897" table:style-name="ce18">
            <text:p><text:s/>8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336" table:style-name="ce14">
            <text:p><text:s/>336</text:p>
          </table:table-cell>
          <table:table-cell office:value-type="float" office:value="278" table:style-name="ce14">
            <text:p><text:s/>278</text:p>
          </table:table-cell>
          <table:table-cell office:value-type="float" office:value="378" table:style-name="ce14">
            <text:p><text:s/>378</text:p>
          </table:table-cell>
          <table:table-cell office:value-type="float" office:value="601" table:style-name="ce14">
            <text:p><text:s/>601</text:p>
          </table:table-cell>
          <table:table-cell office:value-type="float" office:value="772" table:style-name="ce14">
            <text:p><text:s/>772</text:p>
          </table:table-cell>
          <table:table-cell office:value-type="float" office:value="345" table:style-name="ce14">
            <text:p><text:s/>345</text:p>
          </table:table-cell>
          <table:table-cell office:value-type="float" office:value="2710" table:style-name="ce18">
            <text:p>2 7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5" table:style-name="ce14">
            <text:p><text:s/>35</text:p>
          </table:table-cell>
          <table:table-cell office:value-type="float" office:value="51" table:style-name="ce14">
            <text:p><text:s/>51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style-name="ce14">
            <text:p><text:s/>35</text:p>
          </table:table-cell>
          <table:table-cell office:value-type="float" office:value="45" table:style-name="ce14">
            <text:p><text:s/>45</text:p>
          </table:table-cell>
          <table:table-cell office:value-type="float" office:value="9" table:style-name="ce14">
            <text:p><text:s/>9</text:p>
          </table:table-cell>
          <table:table-cell office:value-type="float" office:value="200" table:style-name="ce18">
            <text:p><text:s/>2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9" table:style-name="ce14">
            <text:p><text:s/>9</text:p>
          </table:table-cell>
          <table:table-cell office:value-type="float" office:value="29" table:style-name="ce14">
            <text:p><text:s/>29</text:p>
          </table:table-cell>
          <table:table-cell office:value-type="float" office:value="26" table:style-name="ce14">
            <text:p><text:s/>26</text:p>
          </table:table-cell>
          <table:table-cell office:value-type="float" office:value="46" table:style-name="ce14">
            <text:p><text:s/>46</text:p>
          </table:table-cell>
          <table:table-cell office:value-type="float" office:value="56" table:style-name="ce14">
            <text:p><text:s/>56</text:p>
          </table:table-cell>
          <table:table-cell office:value-type="float" office:value="14" table:style-name="ce14">
            <text:p><text:s/>14</text:p>
          </table:table-cell>
          <table:table-cell office:value-type="float" office:value="180" table:style-name="ce18">
            <text:p><text:s/>1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style-name="ce14">
            <text:p><text:s/>30</text:p>
          </table:table-cell>
          <table:table-cell office:value-type="float" office:value="44" table:style-name="ce14">
            <text:p><text:s/>44</text:p>
          </table:table-cell>
          <table:table-cell office:value-type="float" office:value="7" table:style-name="ce14">
            <text:p><text:s/>7</text:p>
          </table:table-cell>
          <table:table-cell office:value-type="float" office:value="125" table:style-name="ce18">
            <text:p><text:s/>1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78" table:style-name="ce14">
            <text:p><text:s/>78</text:p>
          </table:table-cell>
          <table:table-cell office:value-type="float" office:value="156" table:style-name="ce14">
            <text:p><text:s/>156</text:p>
          </table:table-cell>
          <table:table-cell office:value-type="float" office:value="130" table:style-name="ce14">
            <text:p><text:s/>130</text:p>
          </table:table-cell>
          <table:table-cell office:value-type="float" office:value="198" table:style-name="ce14">
            <text:p><text:s/>198</text:p>
          </table:table-cell>
          <table:table-cell office:value-type="float" office:value="208" table:style-name="ce14">
            <text:p><text:s/>208</text:p>
          </table:table-cell>
          <table:table-cell office:value-type="float" office:value="118" table:style-name="ce14">
            <text:p><text:s/>118</text:p>
          </table:table-cell>
          <table:table-cell office:value-type="float" office:value="888" table:style-name="ce18">
            <text:p><text:s/>8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48" table:style-name="ce14">
            <text:p><text:s/>48</text:p>
          </table:table-cell>
          <table:table-cell office:value-type="float" office:value="19" table:style-name="ce14">
            <text:p><text:s/>19</text:p>
          </table:table-cell>
          <table:table-cell office:value-type="float" office:value="120" table:style-name="ce18">
            <text:p><text:s/>1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41" table:style-name="ce14">
            <text:p><text:s/>41</text:p>
          </table:table-cell>
          <table:table-cell office:value-type="float" office:value="72" table:style-name="ce14">
            <text:p><text:s/>72</text:p>
          </table:table-cell>
          <table:table-cell office:value-type="float" office:value="82" table:style-name="ce14">
            <text:p><text:s/>82</text:p>
          </table:table-cell>
          <table:table-cell office:value-type="float" office:value="89" table:style-name="ce14">
            <text:p><text:s/>89</text:p>
          </table:table-cell>
          <table:table-cell office:value-type="float" office:value="103" table:style-name="ce14">
            <text:p><text:s/>103</text:p>
          </table:table-cell>
          <table:table-cell office:value-type="float" office:value="54" table:style-name="ce14">
            <text:p><text:s/>54</text:p>
          </table:table-cell>
          <table:table-cell office:value-type="float" office:value="441" table:style-name="ce18">
            <text:p><text:s/>4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92" table:style-name="ce14">
            <text:p><text:s/>92</text:p>
          </table:table-cell>
          <table:table-cell office:value-type="float" office:value="160" table:style-name="ce14">
            <text:p><text:s/>160</text:p>
          </table:table-cell>
          <table:table-cell office:value-type="float" office:value="108" table:style-name="ce14">
            <text:p><text:s/>108</text:p>
          </table:table-cell>
          <table:table-cell office:value-type="float" office:value="282" table:style-name="ce14">
            <text:p><text:s/>282</text:p>
          </table:table-cell>
          <table:table-cell office:value-type="float" office:value="389" table:style-name="ce14">
            <text:p><text:s/>389</text:p>
          </table:table-cell>
          <table:table-cell office:value-type="float" office:value="237" table:style-name="ce14">
            <text:p><text:s/>237</text:p>
          </table:table-cell>
          <table:table-cell office:value-type="float" office:value="1268" table:style-name="ce18">
            <text:p>1 2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69" table:style-name="ce14">
            <text:p><text:s/>69</text:p>
          </table:table-cell>
          <table:table-cell office:value-type="float" office:value="89" table:style-name="ce14">
            <text:p><text:s/>89</text:p>
          </table:table-cell>
          <table:table-cell office:value-type="float" office:value="49" table:style-name="ce14">
            <text:p><text:s/>49</text:p>
          </table:table-cell>
          <table:table-cell office:value-type="float" office:value="53" table:style-name="ce14">
            <text:p><text:s/>53</text:p>
          </table:table-cell>
          <table:table-cell office:value-type="float" office:value="70" table:style-name="ce14">
            <text:p><text:s/>70</text:p>
          </table:table-cell>
          <table:table-cell office:value-type="float" office:value="24" table:style-name="ce14">
            <text:p><text:s/>24</text:p>
          </table:table-cell>
          <table:table-cell office:value-type="float" office:value="354" table:style-name="ce18">
            <text:p><text:s/>3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53" table:style-name="ce14">
            <text:p><text:s/>153</text:p>
          </table:table-cell>
          <table:table-cell office:value-type="float" office:value="197" table:style-name="ce14">
            <text:p><text:s/>197</text:p>
          </table:table-cell>
          <table:table-cell office:value-type="float" office:value="220" table:style-name="ce14">
            <text:p><text:s/>220</text:p>
          </table:table-cell>
          <table:table-cell office:value-type="float" office:value="278" table:style-name="ce14">
            <text:p><text:s/>278</text:p>
          </table:table-cell>
          <table:table-cell office:value-type="float" office:value="387" table:style-name="ce14">
            <text:p><text:s/>387</text:p>
          </table:table-cell>
          <table:table-cell office:value-type="float" office:value="229" table:style-name="ce14">
            <text:p><text:s/>229</text:p>
          </table:table-cell>
          <table:table-cell office:value-type="float" office:value="1464" table:style-name="ce18">
            <text:p>1 4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73" table:style-name="ce14">
            <text:p><text:s/>173</text:p>
          </table:table-cell>
          <table:table-cell office:value-type="float" office:value="363" table:style-name="ce14">
            <text:p><text:s/>363</text:p>
          </table:table-cell>
          <table:table-cell office:value-type="float" office:value="324" table:style-name="ce14">
            <text:p><text:s/>324</text:p>
          </table:table-cell>
          <table:table-cell office:value-type="float" office:value="751" table:style-name="ce14">
            <text:p><text:s/>751</text:p>
          </table:table-cell>
          <table:table-cell office:value-type="float" office:value="1246" table:style-name="ce14">
            <text:p>1 246</text:p>
          </table:table-cell>
          <table:table-cell office:value-type="float" office:value="674" table:style-name="ce14">
            <text:p><text:s/>674</text:p>
          </table:table-cell>
          <table:table-cell office:value-type="float" office:value="3531" table:style-name="ce18">
            <text:p>3 5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5" table:style-name="ce14">
            <text:p><text:s/>25</text:p>
          </table:table-cell>
          <table:table-cell office:value-type="float" office:value="71" table:style-name="ce14">
            <text:p><text:s/>71</text:p>
          </table:table-cell>
          <table:table-cell office:value-type="float" office:value="86" table:style-name="ce14">
            <text:p><text:s/>86</text:p>
          </table:table-cell>
          <table:table-cell office:value-type="float" office:value="162" table:style-name="ce14">
            <text:p><text:s/>162</text:p>
          </table:table-cell>
          <table:table-cell office:value-type="float" office:value="224" table:style-name="ce14">
            <text:p><text:s/>224</text:p>
          </table:table-cell>
          <table:table-cell office:value-type="float" office:value="75" table:style-name="ce14">
            <text:p><text:s/>75</text:p>
          </table:table-cell>
          <table:table-cell office:value-type="float" office:value="643" table:style-name="ce18">
            <text:p><text:s/>6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61" table:style-name="ce14">
            <text:p><text:s/>61</text:p>
          </table:table-cell>
          <table:table-cell office:value-type="float" office:value="116" table:style-name="ce14">
            <text:p><text:s/>116</text:p>
          </table:table-cell>
          <table:table-cell office:value-type="float" office:value="118" table:style-name="ce14">
            <text:p><text:s/>118</text:p>
          </table:table-cell>
          <table:table-cell office:value-type="float" office:value="154" table:style-name="ce14">
            <text:p><text:s/>154</text:p>
          </table:table-cell>
          <table:table-cell office:value-type="float" office:value="178" table:style-name="ce14">
            <text:p><text:s/>178</text:p>
          </table:table-cell>
          <table:table-cell office:value-type="float" office:value="69" table:style-name="ce14">
            <text:p><text:s/>69</text:p>
          </table:table-cell>
          <table:table-cell office:value-type="float" office:value="696" table:style-name="ce18">
            <text:p><text:s/>6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35" table:style-name="ce14">
            <text:p><text:s/>35</text:p>
          </table:table-cell>
          <table:table-cell office:value-type="float" office:value="17" table:style-name="ce14">
            <text:p><text:s/>17</text:p>
          </table:table-cell>
          <table:table-cell office:value-type="float" office:value="101" table:style-name="ce18">
            <text:p><text:s/>1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74" table:style-name="ce14">
            <text:p><text:s/>74</text:p>
          </table:table-cell>
          <table:table-cell office:value-type="float" office:value="170" table:style-name="ce14">
            <text:p><text:s/>170</text:p>
          </table:table-cell>
          <table:table-cell office:value-type="float" office:value="178" table:style-name="ce14">
            <text:p><text:s/>178</text:p>
          </table:table-cell>
          <table:table-cell office:value-type="float" office:value="383" table:style-name="ce14">
            <text:p><text:s/>383</text:p>
          </table:table-cell>
          <table:table-cell office:value-type="float" office:value="562" table:style-name="ce14">
            <text:p><text:s/>562</text:p>
          </table:table-cell>
          <table:table-cell office:value-type="float" office:value="182" table:style-name="ce14">
            <text:p><text:s/>182</text:p>
          </table:table-cell>
          <table:table-cell office:value-type="float" office:value="1549" table:style-name="ce18">
            <text:p>1 5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7" table:style-name="ce14">
            <text:p><text:s/>17</text:p>
          </table:table-cell>
          <table:table-cell office:value-type="float" office:value="55" table:style-name="ce14">
            <text:p><text:s/>55</text:p>
          </table:table-cell>
          <table:table-cell office:value-type="float" office:value="49" table:style-name="ce14">
            <text:p><text:s/>49</text:p>
          </table:table-cell>
          <table:table-cell office:value-type="float" office:value="98" table:style-name="ce14">
            <text:p><text:s/>98</text:p>
          </table:table-cell>
          <table:table-cell office:value-type="float" office:value="143" table:style-name="ce14">
            <text:p><text:s/>143</text:p>
          </table:table-cell>
          <table:table-cell office:value-type="float" office:value="88" table:style-name="ce14">
            <text:p><text:s/>88</text:p>
          </table:table-cell>
          <table:table-cell office:value-type="float" office:value="450" table:style-name="ce18">
            <text:p><text:s/>4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office:value-type="float" office:value="35" table:style-name="ce14">
            <text:p><text:s/>35</text:p>
          </table:table-cell>
          <table:table-cell office:value-type="float" office:value="8" table:style-name="ce14">
            <text:p><text:s/>8</text:p>
          </table:table-cell>
          <table:table-cell office:value-type="float" office:value="97" table:style-name="ce18">
            <text:p><text:s/>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25" table:style-name="ce14">
            <text:p><text:s/>25</text:p>
          </table:table-cell>
          <table:table-cell office:value-type="float" office:value="52" table:style-name="ce14">
            <text:p><text:s/>52</text:p>
          </table:table-cell>
          <table:table-cell office:value-type="float" office:value="57" table:style-name="ce14">
            <text:p><text:s/>57</text:p>
          </table:table-cell>
          <table:table-cell office:value-type="float" office:value="79" table:style-name="ce14">
            <text:p><text:s/>79</text:p>
          </table:table-cell>
          <table:table-cell office:value-type="float" office:value="129" table:style-name="ce14">
            <text:p><text:s/>129</text:p>
          </table:table-cell>
          <table:table-cell office:value-type="float" office:value="52" table:style-name="ce14">
            <text:p><text:s/>52</text:p>
          </table:table-cell>
          <table:table-cell office:value-type="float" office:value="394" table:style-name="ce18">
            <text:p><text:s/>3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20" table:style-name="ce14">
            <text:p><text:s/>20</text:p>
          </table:table-cell>
          <table:table-cell office:value-type="float" office:value="46" table:style-name="ce14">
            <text:p><text:s/>46</text:p>
          </table:table-cell>
          <table:table-cell office:value-type="float" office:value="40" table:style-name="ce14">
            <text:p><text:s/>40</text:p>
          </table:table-cell>
          <table:table-cell office:value-type="float" office:value="60" table:style-name="ce14">
            <text:p><text:s/>60</text:p>
          </table:table-cell>
          <table:table-cell office:value-type="float" office:value="96" table:style-name="ce14">
            <text:p><text:s/>96</text:p>
          </table:table-cell>
          <table:table-cell office:value-type="float" office:value="55" table:style-name="ce14">
            <text:p><text:s/>55</text:p>
          </table:table-cell>
          <table:table-cell office:value-type="float" office:value="317" table:style-name="ce18">
            <text:p><text:s/>3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42" table:style-name="ce14">
            <text:p><text:s/>42</text:p>
          </table:table-cell>
          <table:table-cell office:value-type="float" office:value="91" table:style-name="ce14">
            <text:p><text:s/>91</text:p>
          </table:table-cell>
          <table:table-cell office:value-type="float" office:value="87" table:style-name="ce14">
            <text:p><text:s/>87</text:p>
          </table:table-cell>
          <table:table-cell office:value-type="float" office:value="172" table:style-name="ce14">
            <text:p><text:s/>172</text:p>
          </table:table-cell>
          <table:table-cell office:value-type="float" office:value="217" table:style-name="ce14">
            <text:p><text:s/>217</text:p>
          </table:table-cell>
          <table:table-cell office:value-type="float" office:value="111" table:style-name="ce14">
            <text:p><text:s/>111</text:p>
          </table:table-cell>
          <table:table-cell office:value-type="float" office:value="720" table:style-name="ce18">
            <text:p><text:s/>7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12" table:style-name="ce14">
            <text:p><text:s/>12</text:p>
          </table:table-cell>
          <table:table-cell office:value-type="float" office:value="29" table:style-name="ce14">
            <text:p><text:s/>29</text:p>
          </table:table-cell>
          <table:table-cell office:value-type="float" office:value="17" table:style-name="ce14">
            <text:p><text:s/>17</text:p>
          </table:table-cell>
          <table:table-cell office:value-type="float" office:value="31" table:style-name="ce14">
            <text:p><text:s/>31</text:p>
          </table:table-cell>
          <table:table-cell office:value-type="float" office:value="45" table:style-name="ce14">
            <text:p><text:s/>45</text:p>
          </table:table-cell>
          <table:table-cell office:value-type="float" office:value="28" table:style-name="ce14">
            <text:p><text:s/>28</text:p>
          </table:table-cell>
          <table:table-cell office:value-type="float" office:value="162" table:style-name="ce18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0" table:style-name="ce14">
            <text:p><text:s/>20</text:p>
          </table:table-cell>
          <table:table-cell office:value-type="float" office:value="33" table:style-name="ce14">
            <text:p><text:s/>33</text:p>
          </table:table-cell>
          <table:table-cell office:value-type="float" office:value="42" table:style-name="ce14">
            <text:p><text:s/>42</text:p>
          </table:table-cell>
          <table:table-cell office:value-type="float" office:value="51" table:style-name="ce14">
            <text:p><text:s/>51</text:p>
          </table:table-cell>
          <table:table-cell office:value-type="float" office:value="66" table:style-name="ce14">
            <text:p><text:s/>66</text:p>
          </table:table-cell>
          <table:table-cell office:value-type="float" office:value="31" table:style-name="ce14">
            <text:p><text:s/>31</text:p>
          </table:table-cell>
          <table:table-cell office:value-type="float" office:value="243" table:style-name="ce18">
            <text:p><text:s/>2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35" table:style-name="ce14">
            <text:p><text:s/>35</text:p>
          </table:table-cell>
          <table:table-cell office:value-type="float" office:value="80" table:style-name="ce14">
            <text:p><text:s/>80</text:p>
          </table:table-cell>
          <table:table-cell office:value-type="float" office:value="88" table:style-name="ce14">
            <text:p><text:s/>88</text:p>
          </table:table-cell>
          <table:table-cell office:value-type="float" office:value="102" table:style-name="ce14">
            <text:p><text:s/>102</text:p>
          </table:table-cell>
          <table:table-cell office:value-type="float" office:value="133" table:style-name="ce14">
            <text:p><text:s/>133</text:p>
          </table:table-cell>
          <table:table-cell office:value-type="float" office:value="63" table:style-name="ce14">
            <text:p><text:s/>63</text:p>
          </table:table-cell>
          <table:table-cell office:value-type="float" office:value="501" table:style-name="ce18">
            <text:p><text:s/>5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32" table:style-name="ce14">
            <text:p><text:s/>32</text:p>
          </table:table-cell>
          <table:table-cell office:value-type="float" office:value="11" table:style-name="ce14">
            <text:p><text:s/>11</text:p>
          </table:table-cell>
          <table:table-cell office:value-type="float" office:value="98" table:style-name="ce18">
            <text:p><text:s/>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7" table:style-name="ce14">
            <text:p><text:s/>17</text:p>
          </table:table-cell>
          <table:table-cell office:value-type="float" office:value="61" table:style-name="ce14">
            <text:p><text:s/>61</text:p>
          </table:table-cell>
          <table:table-cell office:value-type="float" office:value="42" table:style-name="ce14">
            <text:p><text:s/>42</text:p>
          </table:table-cell>
          <table:table-cell office:value-type="float" office:value="78" table:style-name="ce14">
            <text:p><text:s/>78</text:p>
          </table:table-cell>
          <table:table-cell office:value-type="float" office:value="100" table:style-name="ce14">
            <text:p><text:s/>100</text:p>
          </table:table-cell>
          <table:table-cell office:value-type="float" office:value="45" table:style-name="ce14">
            <text:p><text:s/>45</text:p>
          </table:table-cell>
          <table:table-cell office:value-type="float" office:value="343" table:style-name="ce18">
            <text:p><text:s/>3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57" table:style-name="ce14">
            <text:p><text:s/>57</text:p>
          </table:table-cell>
          <table:table-cell office:value-type="float" office:value="70" table:style-name="ce14">
            <text:p><text:s/>70</text:p>
          </table:table-cell>
          <table:table-cell office:value-type="float" office:value="93" table:style-name="ce14">
            <text:p><text:s/>93</text:p>
          </table:table-cell>
          <table:table-cell office:value-type="float" office:value="100" table:style-name="ce14">
            <text:p><text:s/>100</text:p>
          </table:table-cell>
          <table:table-cell office:value-type="float" office:value="170" table:style-name="ce14">
            <text:p><text:s/>170</text:p>
          </table:table-cell>
          <table:table-cell office:value-type="float" office:value="87" table:style-name="ce14">
            <text:p><text:s/>87</text:p>
          </table:table-cell>
          <table:table-cell office:value-type="float" office:value="577" table:style-name="ce18">
            <text:p><text:s/>5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4" table:style-name="ce14">
            <text:p><text:s/>34</text:p>
          </table:table-cell>
          <table:table-cell office:value-type="float" office:value="79" table:style-name="ce14">
            <text:p><text:s/>79</text:p>
          </table:table-cell>
          <table:table-cell office:value-type="float" office:value="93" table:style-name="ce14">
            <text:p><text:s/>93</text:p>
          </table:table-cell>
          <table:table-cell office:value-type="float" office:value="173" table:style-name="ce14">
            <text:p><text:s/>173</text:p>
          </table:table-cell>
          <table:table-cell office:value-type="float" office:value="209" table:style-name="ce14">
            <text:p><text:s/>209</text:p>
          </table:table-cell>
          <table:table-cell office:value-type="float" office:value="84" table:style-name="ce14">
            <text:p><text:s/>84</text:p>
          </table:table-cell>
          <table:table-cell office:value-type="float" office:value="672" table:style-name="ce18">
            <text:p><text:s/>6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76" table:style-name="ce14">
            <text:p><text:s/>176</text:p>
          </table:table-cell>
          <table:table-cell office:value-type="float" office:value="287" table:style-name="ce14">
            <text:p><text:s/>287</text:p>
          </table:table-cell>
          <table:table-cell office:value-type="float" office:value="325" table:style-name="ce14">
            <text:p><text:s/>325</text:p>
          </table:table-cell>
          <table:table-cell office:value-type="float" office:value="439" table:style-name="ce14">
            <text:p><text:s/>439</text:p>
          </table:table-cell>
          <table:table-cell office:value-type="float" office:value="573" table:style-name="ce14">
            <text:p><text:s/>573</text:p>
          </table:table-cell>
          <table:table-cell office:value-type="float" office:value="302" table:style-name="ce14">
            <text:p><text:s/>302</text:p>
          </table:table-cell>
          <table:table-cell office:value-type="float" office:value="2102" table:style-name="ce18">
            <text:p>2 1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4" table:style-name="ce14">
            <text:p><text:s/>4</text:p>
          </table:table-cell>
          <table:table-cell office:value-type="float" office:value="31" table:style-name="ce14">
            <text:p><text:s/>31</text:p>
          </table:table-cell>
          <table:table-cell office:value-type="float" office:value="19" table:style-name="ce14">
            <text:p><text:s/>19</text:p>
          </table:table-cell>
          <table:table-cell office:value-type="float" office:value="21" table:style-name="ce14">
            <text:p><text:s/>21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98" table:style-name="ce18">
            <text:p><text:s/>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style-name="ce14">
            <text:p><text:s/>22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style-name="ce14">
            <text:p><text:s/>20</text:p>
          </table:table-cell>
          <table:table-cell office:value-type="float" office:value="33" table:style-name="ce14">
            <text:p><text:s/>33</text:p>
          </table:table-cell>
          <table:table-cell office:value-type="float" office:value="6" table:style-name="ce14">
            <text:p><text:s/>6</text:p>
          </table:table-cell>
          <table:table-cell office:value-type="float" office:value="116" table:style-name="ce18">
            <text:p><text:s/>1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style-name="ce14">
            <text:p><text:s/>35</text:p>
          </table:table-cell>
          <table:table-cell office:value-type="float" office:value="45" table:style-name="ce14">
            <text:p><text:s/>45</text:p>
          </table:table-cell>
          <table:table-cell office:value-type="float" office:value="54" table:style-name="ce14">
            <text:p><text:s/>54</text:p>
          </table:table-cell>
          <table:table-cell office:value-type="float" office:value="78" table:style-name="ce14">
            <text:p><text:s/>78</text:p>
          </table:table-cell>
          <table:table-cell office:value-type="float" office:value="33" table:style-name="ce14">
            <text:p><text:s/>33</text:p>
          </table:table-cell>
          <table:table-cell office:value-type="float" office:value="261" table:style-name="ce18">
            <text:p><text:s/>2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18" table:style-name="ce14">
            <text:p><text:s/>18</text:p>
          </table:table-cell>
          <table:table-cell office:value-type="float" office:value="57" table:style-name="ce14">
            <text:p><text:s/>57</text:p>
          </table:table-cell>
          <table:table-cell office:value-type="float" office:value="64" table:style-name="ce14">
            <text:p><text:s/>64</text:p>
          </table:table-cell>
          <table:table-cell office:value-type="float" office:value="42" table:style-name="ce14">
            <text:p><text:s/>42</text:p>
          </table:table-cell>
          <table:table-cell office:value-type="float" office:value="54" table:style-name="ce14">
            <text:p><text:s/>54</text:p>
          </table:table-cell>
          <table:table-cell office:value-type="float" office:value="21" table:style-name="ce14">
            <text:p><text:s/>21</text:p>
          </table:table-cell>
          <table:table-cell office:value-type="float" office:value="256" table:style-name="ce18">
            <text:p><text:s/>2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5" table:style-name="ce14">
            <text:p><text:s/>15</text:p>
          </table:table-cell>
          <table:table-cell office:value-type="float" office:value="29" table:style-name="ce14">
            <text:p><text:s/>29</text:p>
          </table:table-cell>
          <table:table-cell office:value-type="float" office:value="18" table:style-name="ce14">
            <text:p><text:s/>18</text:p>
          </table:table-cell>
          <table:table-cell office:value-type="float" office:value="34" table:style-name="ce14">
            <text:p><text:s/>34</text:p>
          </table:table-cell>
          <table:table-cell office:value-type="float" office:value="31" table:style-name="ce14">
            <text:p><text:s/>31</text:p>
          </table:table-cell>
          <table:table-cell office:value-type="float" office:value="9" table:style-name="ce14">
            <text:p><text:s/>9</text:p>
          </table:table-cell>
          <table:table-cell office:value-type="float" office:value="136" table:style-name="ce18">
            <text:p><text:s/>1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48" table:style-name="ce14">
            <text:p><text:s/>48</text:p>
          </table:table-cell>
          <table:table-cell office:value-type="float" office:value="17" table:style-name="ce14">
            <text:p><text:s/>17</text:p>
          </table:table-cell>
          <table:table-cell office:value-type="float" office:value="121" table:style-name="ce18">
            <text:p><text:s/>1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4" table:style-name="ce14">
            <text:p><text:s/>4</text:p>
          </table:table-cell>
          <table:table-cell office:value-type="float" office:value="24" table:style-name="ce14">
            <text:p><text:s/>24</text:p>
          </table:table-cell>
          <table:table-cell office:value-type="float" office:value="24" table:style-name="ce14">
            <text:p><text:s/>24</text:p>
          </table:table-cell>
          <table:table-cell office:value-type="float" office:value="30" table:style-name="ce14">
            <text:p><text:s/>30</text:p>
          </table:table-cell>
          <table:table-cell office:value-type="float" office:value="46" table:style-name="ce14">
            <text:p><text:s/>46</text:p>
          </table:table-cell>
          <table:table-cell office:value-type="float" office:value="28" table:style-name="ce14">
            <text:p><text:s/>28</text:p>
          </table:table-cell>
          <table:table-cell office:value-type="float" office:value="156" table:style-name="ce18">
            <text:p><text:s/>1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57" table:style-name="ce14">
            <text:p><text:s/>57</text:p>
          </table:table-cell>
          <table:table-cell office:value-type="float" office:value="160" table:style-name="ce14">
            <text:p><text:s/>160</text:p>
          </table:table-cell>
          <table:table-cell office:value-type="float" office:value="155" table:style-name="ce14">
            <text:p><text:s/>155</text:p>
          </table:table-cell>
          <table:table-cell office:value-type="float" office:value="255" table:style-name="ce14">
            <text:p><text:s/>255</text:p>
          </table:table-cell>
          <table:table-cell office:value-type="float" office:value="363" table:style-name="ce14">
            <text:p><text:s/>363</text:p>
          </table:table-cell>
          <table:table-cell office:value-type="float" office:value="159" table:style-name="ce14">
            <text:p><text:s/>159</text:p>
          </table:table-cell>
          <table:table-cell office:value-type="float" office:value="1149" table:style-name="ce18">
            <text:p>1 1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43" table:style-name="ce14">
            <text:p><text:s/>43</text:p>
          </table:table-cell>
          <table:table-cell office:value-type="float" office:value="68" table:style-name="ce14">
            <text:p><text:s/>68</text:p>
          </table:table-cell>
          <table:table-cell office:value-type="float" office:value="62" table:style-name="ce14">
            <text:p><text:s/>62</text:p>
          </table:table-cell>
          <table:table-cell office:value-type="float" office:value="100" table:style-name="ce14">
            <text:p><text:s/>100</text:p>
          </table:table-cell>
          <table:table-cell office:value-type="float" office:value="169" table:style-name="ce14">
            <text:p><text:s/>169</text:p>
          </table:table-cell>
          <table:table-cell office:value-type="float" office:value="83" table:style-name="ce14">
            <text:p><text:s/>83</text:p>
          </table:table-cell>
          <table:table-cell office:value-type="float" office:value="525" table:style-name="ce18">
            <text:p><text:s/>5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3" table:style-name="ce14">
            <text:p><text:s/>3</text:p>
          </table:table-cell>
          <table:table-cell office:value-type="float" office:value="33" table:style-name="ce14">
            <text:p><text:s/>33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51" table:style-name="ce14">
            <text:p><text:s/>51</text:p>
          </table:table-cell>
          <table:table-cell office:value-type="float" office:value="29" table:style-name="ce14">
            <text:p><text:s/>29</text:p>
          </table:table-cell>
          <table:table-cell office:value-type="float" office:value="169" table:style-name="ce18">
            <text:p><text:s/>1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46" table:style-name="ce14">
            <text:p><text:s/>46</text:p>
          </table:table-cell>
          <table:table-cell office:value-type="float" office:value="52" table:style-name="ce14">
            <text:p><text:s/>52</text:p>
          </table:table-cell>
          <table:table-cell office:value-type="float" office:value="35" table:style-name="ce14">
            <text:p><text:s/>35</text:p>
          </table:table-cell>
          <table:table-cell office:value-type="float" office:value="58" table:style-name="ce14">
            <text:p><text:s/>58</text:p>
          </table:table-cell>
          <table:table-cell office:value-type="float" office:value="50" table:style-name="ce14">
            <text:p><text:s/>50</text:p>
          </table:table-cell>
          <table:table-cell office:value-type="float" office:value="25" table:style-name="ce14">
            <text:p><text:s/>25</text:p>
          </table:table-cell>
          <table:table-cell office:value-type="float" office:value="266" table:style-name="ce18">
            <text:p><text:s/>2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36" table:style-name="ce14">
            <text:p><text:s/>36</text:p>
          </table:table-cell>
          <table:table-cell office:value-type="float" office:value="39" table:style-name="ce14">
            <text:p><text:s/>39</text:p>
          </table:table-cell>
          <table:table-cell office:value-type="float" office:value="46" table:style-name="ce14">
            <text:p><text:s/>46</text:p>
          </table:table-cell>
          <table:table-cell office:value-type="float" office:value="59" table:style-name="ce14">
            <text:p><text:s/>59</text:p>
          </table:table-cell>
          <table:table-cell office:value-type="float" office:value="76" table:style-name="ce14">
            <text:p><text:s/>76</text:p>
          </table:table-cell>
          <table:table-cell office:value-type="float" office:value="36" table:style-name="ce14">
            <text:p><text:s/>36</text:p>
          </table:table-cell>
          <table:table-cell office:value-type="float" office:value="292" table:style-name="ce18">
            <text:p><text:s/>2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32" table:style-name="ce14">
            <text:p><text:s/>32</text:p>
          </table:table-cell>
          <table:table-cell office:value-type="float" office:value="98" table:style-name="ce14">
            <text:p><text:s/>98</text:p>
          </table:table-cell>
          <table:table-cell office:value-type="float" office:value="108" table:style-name="ce14">
            <text:p><text:s/>108</text:p>
          </table:table-cell>
          <table:table-cell office:value-type="float" office:value="133" table:style-name="ce14">
            <text:p><text:s/>133</text:p>
          </table:table-cell>
          <table:table-cell office:value-type="float" office:value="244" table:style-name="ce14">
            <text:p><text:s/>244</text:p>
          </table:table-cell>
          <table:table-cell office:value-type="float" office:value="59" table:style-name="ce14">
            <text:p><text:s/>59</text:p>
          </table:table-cell>
          <table:table-cell office:value-type="float" office:value="674" table:style-name="ce18">
            <text:p><text:s/>6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34" table:style-name="ce14">
            <text:p><text:s/>34</text:p>
          </table:table-cell>
          <table:table-cell office:value-type="float" office:value="92" table:style-name="ce14">
            <text:p><text:s/>92</text:p>
          </table:table-cell>
          <table:table-cell office:value-type="float" office:value="84" table:style-name="ce14">
            <text:p><text:s/>84</text:p>
          </table:table-cell>
          <table:table-cell office:value-type="float" office:value="83" table:style-name="ce14">
            <text:p><text:s/>83</text:p>
          </table:table-cell>
          <table:table-cell office:value-type="float" office:value="110" table:style-name="ce14">
            <text:p><text:s/>110</text:p>
          </table:table-cell>
          <table:table-cell office:value-type="float" office:value="33" table:style-name="ce14">
            <text:p><text:s/>33</text:p>
          </table:table-cell>
          <table:table-cell office:value-type="float" office:value="436" table:style-name="ce18">
            <text:p><text:s/>4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54" table:style-name="ce14">
            <text:p><text:s/>54</text:p>
          </table:table-cell>
          <table:table-cell office:value-type="float" office:value="115" table:style-name="ce14">
            <text:p><text:s/>115</text:p>
          </table:table-cell>
          <table:table-cell office:value-type="float" office:value="120" table:style-name="ce14">
            <text:p><text:s/>120</text:p>
          </table:table-cell>
          <table:table-cell office:value-type="float" office:value="131" table:style-name="ce14">
            <text:p><text:s/>131</text:p>
          </table:table-cell>
          <table:table-cell office:value-type="float" office:value="153" table:style-name="ce14">
            <text:p><text:s/>153</text:p>
          </table:table-cell>
          <table:table-cell office:value-type="float" office:value="97" table:style-name="ce14">
            <text:p><text:s/>97</text:p>
          </table:table-cell>
          <table:table-cell office:value-type="float" office:value="670" table:style-name="ce18">
            <text:p><text:s/>6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5" table:style-name="ce14">
            <text:p><text:s/>5</text:p>
          </table:table-cell>
          <table:table-cell office:value-type="float" office:value="29" table:style-name="ce14">
            <text:p><text:s/>29</text:p>
          </table:table-cell>
          <table:table-cell office:value-type="float" office:value="36" table:style-name="ce14">
            <text:p><text:s/>36</text:p>
          </table:table-cell>
          <table:table-cell office:value-type="float" office:value="35" table:style-name="ce14">
            <text:p><text:s/>35</text:p>
          </table:table-cell>
          <table:table-cell office:value-type="float" office:value="49" table:style-name="ce14">
            <text:p><text:s/>49</text:p>
          </table:table-cell>
          <table:table-cell office:value-type="float" office:value="29" table:style-name="ce14">
            <text:p><text:s/>29</text:p>
          </table:table-cell>
          <table:table-cell office:value-type="float" office:value="183" table:style-name="ce18">
            <text:p><text:s/>1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39" table:style-name="ce14">
            <text:p><text:s/>39</text:p>
          </table:table-cell>
          <table:table-cell office:value-type="float" office:value="99" table:style-name="ce14">
            <text:p><text:s/>99</text:p>
          </table:table-cell>
          <table:table-cell office:value-type="float" office:value="47" table:style-name="ce14">
            <text:p><text:s/>47</text:p>
          </table:table-cell>
          <table:table-cell office:value-type="float" office:value="103" table:style-name="ce14">
            <text:p><text:s/>103</text:p>
          </table:table-cell>
          <table:table-cell office:value-type="float" office:value="139" table:style-name="ce14">
            <text:p><text:s/>139</text:p>
          </table:table-cell>
          <table:table-cell office:value-type="float" office:value="72" table:style-name="ce14">
            <text:p><text:s/>72</text:p>
          </table:table-cell>
          <table:table-cell office:value-type="float" office:value="499" table:style-name="ce18">
            <text:p><text:s/>4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31" table:style-name="ce14">
            <text:p><text:s/>31</text:p>
          </table:table-cell>
          <table:table-cell office:value-type="float" office:value="81" table:style-name="ce14">
            <text:p><text:s/>81</text:p>
          </table:table-cell>
          <table:table-cell office:value-type="float" office:value="63" table:style-name="ce14">
            <text:p><text:s/>63</text:p>
          </table:table-cell>
          <table:table-cell office:value-type="float" office:value="67" table:style-name="ce14">
            <text:p><text:s/>67</text:p>
          </table:table-cell>
          <table:table-cell office:value-type="float" office:value="111" table:style-name="ce14">
            <text:p><text:s/>111</text:p>
          </table:table-cell>
          <table:table-cell office:value-type="float" office:value="30" table:style-name="ce14">
            <text:p><text:s/>30</text:p>
          </table:table-cell>
          <table:table-cell office:value-type="float" office:value="383" table:style-name="ce18">
            <text:p><text:s/>3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52" table:style-name="ce14">
            <text:p><text:s/>52</text:p>
          </table:table-cell>
          <table:table-cell office:value-type="float" office:value="79" table:style-name="ce14">
            <text:p><text:s/>79</text:p>
          </table:table-cell>
          <table:table-cell office:value-type="float" office:value="105" table:style-name="ce14">
            <text:p><text:s/>105</text:p>
          </table:table-cell>
          <table:table-cell office:value-type="float" office:value="144" table:style-name="ce14">
            <text:p><text:s/>144</text:p>
          </table:table-cell>
          <table:table-cell office:value-type="float" office:value="181" table:style-name="ce14">
            <text:p><text:s/>181</text:p>
          </table:table-cell>
          <table:table-cell office:value-type="float" office:value="84" table:style-name="ce14">
            <text:p><text:s/>84</text:p>
          </table:table-cell>
          <table:table-cell office:value-type="float" office:value="645" table:style-name="ce18">
            <text:p><text:s/>6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4" table:style-name="ce14">
            <text:p><text:s/>4</text:p>
          </table:table-cell>
          <table:table-cell office:value-type="float" office:value="30" table:style-name="ce14">
            <text:p><text:s/>30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56" table:style-name="ce14">
            <text:p><text:s/>56</text:p>
          </table:table-cell>
          <table:table-cell office:value-type="float" office:value="27" table:style-name="ce14">
            <text:p><text:s/>27</text:p>
          </table:table-cell>
          <table:table-cell office:value-type="float" office:value="176" table:style-name="ce18">
            <text:p><text:s/>1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72" table:style-name="ce14">
            <text:p><text:s/>72</text:p>
          </table:table-cell>
          <table:table-cell office:value-type="float" office:value="81" table:style-name="ce14">
            <text:p><text:s/>81</text:p>
          </table:table-cell>
          <table:table-cell office:value-type="float" office:value="78" table:style-name="ce14">
            <text:p><text:s/>78</text:p>
          </table:table-cell>
          <table:table-cell office:value-type="float" office:value="121" table:style-name="ce14">
            <text:p><text:s/>121</text:p>
          </table:table-cell>
          <table:table-cell office:value-type="float" office:value="171" table:style-name="ce14">
            <text:p><text:s/>171</text:p>
          </table:table-cell>
          <table:table-cell office:value-type="float" office:value="82" table:style-name="ce14">
            <text:p><text:s/>82</text:p>
          </table:table-cell>
          <table:table-cell office:value-type="float" office:value="605" table:style-name="ce18">
            <text:p><text:s/>6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15" table:style-name="ce14">
            <text:p><text:s/>15</text:p>
          </table:table-cell>
          <table:table-cell office:value-type="float" office:value="41" table:style-name="ce14">
            <text:p><text:s/>41</text:p>
          </table:table-cell>
          <table:table-cell office:value-type="float" office:value="42" table:style-name="ce14">
            <text:p><text:s/>42</text:p>
          </table:table-cell>
          <table:table-cell office:value-type="float" office:value="43" table:style-name="ce14">
            <text:p><text:s/>43</text:p>
          </table:table-cell>
          <table:table-cell office:value-type="float" office:value="43" table:style-name="ce14">
            <text:p><text:s/>43</text:p>
          </table:table-cell>
          <table:table-cell office:value-type="float" office:value="21" table:style-name="ce14">
            <text:p><text:s/>21</text:p>
          </table:table-cell>
          <table:table-cell office:value-type="float" office:value="205" table:style-name="ce18">
            <text:p><text:s/>2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12" table:style-name="ce14">
            <text:p><text:s/>12</text:p>
          </table:table-cell>
          <table:table-cell office:value-type="float" office:value="37" table:style-name="ce14">
            <text:p><text:s/>37</text:p>
          </table:table-cell>
          <table:table-cell office:value-type="float" office:value="26" table:style-name="ce14">
            <text:p><text:s/>26</text:p>
          </table:table-cell>
          <table:table-cell office:value-type="float" office:value="62" table:style-name="ce14">
            <text:p><text:s/>62</text:p>
          </table:table-cell>
          <table:table-cell office:value-type="float" office:value="86" table:style-name="ce14">
            <text:p><text:s/>86</text:p>
          </table:table-cell>
          <table:table-cell office:value-type="float" office:value="30" table:style-name="ce14">
            <text:p><text:s/>30</text:p>
          </table:table-cell>
          <table:table-cell office:value-type="float" office:value="253" table:style-name="ce18">
            <text:p><text:s/>2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5" table:style-name="ce14">
            <text:p><text:s/>5</text:p>
          </table:table-cell>
          <table:table-cell office:value-type="float" office:value="72" table:style-name="ce18">
            <text:p><text:s/>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287" table:style-name="ce14">
            <text:p><text:s/>287</text:p>
          </table:table-cell>
          <table:table-cell office:value-type="float" office:value="375" table:style-name="ce14">
            <text:p><text:s/>375</text:p>
          </table:table-cell>
          <table:table-cell office:value-type="float" office:value="474" table:style-name="ce14">
            <text:p><text:s/>474</text:p>
          </table:table-cell>
          <table:table-cell office:value-type="float" office:value="629" table:style-name="ce14">
            <text:p><text:s/>629</text:p>
          </table:table-cell>
          <table:table-cell office:value-type="float" office:value="1075" table:style-name="ce14">
            <text:p>1 075</text:p>
          </table:table-cell>
          <table:table-cell office:value-type="float" office:value="660" table:style-name="ce14">
            <text:p><text:s/>660</text:p>
          </table:table-cell>
          <table:table-cell office:value-type="float" office:value="3500" table:style-name="ce18">
            <text:p>3 5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4" table:style-name="ce14">
            <text:p><text:s/>14</text:p>
          </table:table-cell>
          <table:table-cell office:value-type="float" office:value="71" table:style-name="ce14">
            <text:p><text:s/>71</text:p>
          </table:table-cell>
          <table:table-cell office:value-type="float" office:value="59" table:style-name="ce14">
            <text:p><text:s/>59</text:p>
          </table:table-cell>
          <table:table-cell office:value-type="float" office:value="71" table:style-name="ce14">
            <text:p><text:s/>71</text:p>
          </table:table-cell>
          <table:table-cell office:value-type="float" office:value="104" table:style-name="ce14">
            <text:p><text:s/>104</text:p>
          </table:table-cell>
          <table:table-cell office:value-type="float" office:value="31" table:style-name="ce14">
            <text:p><text:s/>31</text:p>
          </table:table-cell>
          <table:table-cell office:value-type="float" office:value="350" table:style-name="ce18">
            <text:p><text:s/>35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4052" table:style-name="ce18">
            <text:p>4 052</text:p>
          </table:table-cell>
          <table:table-cell office:value-type="float" office:value="6821" table:style-name="ce18">
            <text:p>6 821</text:p>
          </table:table-cell>
          <table:table-cell office:value-type="float" office:value="6929" table:style-name="ce18">
            <text:p>6 929</text:p>
          </table:table-cell>
          <table:table-cell office:value-type="float" office:value="10372" table:style-name="ce18">
            <text:p>10 372</text:p>
          </table:table-cell>
          <table:table-cell office:value-type="float" office:value="15630" table:style-name="ce18">
            <text:p>15 630</text:p>
          </table:table-cell>
          <table:table-cell office:value-type="float" office:value="8279" table:style-name="ce18">
            <text:p>8 279</text:p>
          </table:table-cell>
          <table:table-cell office:value-type="float" office:value="52083" table:style-name="ce18">
            <text:p>52 0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83" table:style-name="ce14">
            <text:p><text:s/>83</text:p>
          </table:table-cell>
          <table:table-cell office:value-type="float" office:value="227" table:style-name="ce14">
            <text:p><text:s/>227</text:p>
          </table:table-cell>
          <table:table-cell office:value-type="float" office:value="212" table:style-name="ce14">
            <text:p><text:s/>212</text:p>
          </table:table-cell>
          <table:table-cell office:value-type="float" office:value="339" table:style-name="ce14">
            <text:p><text:s/>339</text:p>
          </table:table-cell>
          <table:table-cell office:value-type="float" office:value="446" table:style-name="ce14">
            <text:p><text:s/>446</text:p>
          </table:table-cell>
          <table:table-cell office:value-type="float" office:value="166" table:style-name="ce14">
            <text:p><text:s/>166</text:p>
          </table:table-cell>
          <table:table-cell office:value-type="float" office:value="1473" table:style-name="ce18">
            <text:p>1 4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5" table:style-name="ce14">
            <text:p><text:s/>5</text:p>
          </table:table-cell>
          <table:table-cell office:value-type="float" office:value="23" table:style-name="ce14">
            <text:p><text:s/>23</text:p>
          </table:table-cell>
          <table:table-cell office:value-type="float" office:value="44" table:style-name="ce14">
            <text:p><text:s/>44</text:p>
          </table:table-cell>
          <table:table-cell office:value-type="float" office:value="62" table:style-name="ce14">
            <text:p><text:s/>62</text:p>
          </table:table-cell>
          <table:table-cell office:value-type="float" office:value="78" table:style-name="ce14">
            <text:p><text:s/>78</text:p>
          </table:table-cell>
          <table:table-cell office:value-type="float" office:value="42" table:style-name="ce14">
            <text:p><text:s/>42</text:p>
          </table:table-cell>
          <table:table-cell office:value-type="float" office:value="254" table:style-name="ce18">
            <text:p><text:s/>2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69" table:style-name="ce14">
            <text:p><text:s/>69</text:p>
          </table:table-cell>
          <table:table-cell office:value-type="float" office:value="188" table:style-name="ce14">
            <text:p><text:s/>188</text:p>
          </table:table-cell>
          <table:table-cell office:value-type="float" office:value="159" table:style-name="ce14">
            <text:p><text:s/>159</text:p>
          </table:table-cell>
          <table:table-cell office:value-type="float" office:value="289" table:style-name="ce14">
            <text:p><text:s/>289</text:p>
          </table:table-cell>
          <table:table-cell office:value-type="float" office:value="475" table:style-name="ce14">
            <text:p><text:s/>475</text:p>
          </table:table-cell>
          <table:table-cell office:value-type="float" office:value="209" table:style-name="ce14">
            <text:p><text:s/>209</text:p>
          </table:table-cell>
          <table:table-cell office:value-type="float" office:value="1389" table:style-name="ce18">
            <text:p>1 3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3" table:style-name="ce14">
            <text:p><text:s/>13</text:p>
          </table:table-cell>
          <table:table-cell office:value-type="float" office:value="54" table:style-name="ce14">
            <text:p><text:s/>54</text:p>
          </table:table-cell>
          <table:table-cell office:value-type="float" office:value="72" table:style-name="ce14">
            <text:p><text:s/>72</text:p>
          </table:table-cell>
          <table:table-cell office:value-type="float" office:value="123" table:style-name="ce14">
            <text:p><text:s/>123</text:p>
          </table:table-cell>
          <table:table-cell office:value-type="float" office:value="196" table:style-name="ce14">
            <text:p><text:s/>196</text:p>
          </table:table-cell>
          <table:table-cell office:value-type="float" office:value="92" table:style-name="ce14">
            <text:p><text:s/>92</text:p>
          </table:table-cell>
          <table:table-cell office:value-type="float" office:value="550" table:style-name="ce18">
            <text:p><text:s/>5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65" table:style-name="ce14">
            <text:p><text:s/>65</text:p>
          </table:table-cell>
          <table:table-cell office:value-type="float" office:value="217" table:style-name="ce14">
            <text:p><text:s/>217</text:p>
          </table:table-cell>
          <table:table-cell office:value-type="float" office:value="212" table:style-name="ce14">
            <text:p><text:s/>212</text:p>
          </table:table-cell>
          <table:table-cell office:value-type="float" office:value="385" table:style-name="ce14">
            <text:p><text:s/>385</text:p>
          </table:table-cell>
          <table:table-cell office:value-type="float" office:value="652" table:style-name="ce14">
            <text:p><text:s/>652</text:p>
          </table:table-cell>
          <table:table-cell office:value-type="float" office:value="122" table:style-name="ce14">
            <text:p><text:s/>122</text:p>
          </table:table-cell>
          <table:table-cell office:value-type="float" office:value="1653" table:style-name="ce18">
            <text:p>1 6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451" table:style-name="ce14">
            <text:p><text:s/>451</text:p>
          </table:table-cell>
          <table:table-cell office:value-type="float" office:value="480" table:style-name="ce14">
            <text:p><text:s/>480</text:p>
          </table:table-cell>
          <table:table-cell office:value-type="float" office:value="727" table:style-name="ce14">
            <text:p><text:s/>727</text:p>
          </table:table-cell>
          <table:table-cell office:value-type="float" office:value="1207" table:style-name="ce14">
            <text:p>1 207</text:p>
          </table:table-cell>
          <table:table-cell office:value-type="float" office:value="2093" table:style-name="ce14">
            <text:p>2 093</text:p>
          </table:table-cell>
          <table:table-cell office:value-type="float" office:value="1050" table:style-name="ce14">
            <text:p>1 050</text:p>
          </table:table-cell>
          <table:table-cell office:value-type="float" office:value="6008" table:style-name="ce18">
            <text:p>6 0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53" table:style-name="ce14">
            <text:p><text:s/>53</text:p>
          </table:table-cell>
          <table:table-cell office:value-type="float" office:value="112" table:style-name="ce14">
            <text:p><text:s/>112</text:p>
          </table:table-cell>
          <table:table-cell office:value-type="float" office:value="82" table:style-name="ce14">
            <text:p><text:s/>82</text:p>
          </table:table-cell>
          <table:table-cell office:value-type="float" office:value="137" table:style-name="ce14">
            <text:p><text:s/>137</text:p>
          </table:table-cell>
          <table:table-cell office:value-type="float" office:value="238" table:style-name="ce14">
            <text:p><text:s/>238</text:p>
          </table:table-cell>
          <table:table-cell office:value-type="float" office:value="80" table:style-name="ce14">
            <text:p><text:s/>80</text:p>
          </table:table-cell>
          <table:table-cell office:value-type="float" office:value="702" table:style-name="ce18">
            <text:p><text:s/>7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10" table:style-name="ce14">
            <text:p><text:s/>10</text:p>
          </table:table-cell>
          <table:table-cell office:value-type="float" office:value="29" table:style-name="ce14">
            <text:p><text:s/>29</text:p>
          </table:table-cell>
          <table:table-cell office:value-type="float" office:value="26" table:style-name="ce14">
            <text:p><text:s/>26</text:p>
          </table:table-cell>
          <table:table-cell office:value-type="float" office:value="46" table:style-name="ce14">
            <text:p><text:s/>46</text:p>
          </table:table-cell>
          <table:table-cell office:value-type="float" office:value="57" table:style-name="ce14">
            <text:p><text:s/>57</text:p>
          </table:table-cell>
          <table:table-cell office:value-type="float" office:value="35" table:style-name="ce14">
            <text:p><text:s/>35</text:p>
          </table:table-cell>
          <table:table-cell office:value-type="float" office:value="203" table:style-name="ce18">
            <text:p><text:s/>2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649" table:style-name="ce14">
            <text:p><text:s/>649</text:p>
          </table:table-cell>
          <table:table-cell office:value-type="float" office:value="489" table:style-name="ce14">
            <text:p><text:s/>489</text:p>
          </table:table-cell>
          <table:table-cell office:value-type="float" office:value="676" table:style-name="ce14">
            <text:p><text:s/>676</text:p>
          </table:table-cell>
          <table:table-cell office:value-type="float" office:value="1516" table:style-name="ce14">
            <text:p>1 516</text:p>
          </table:table-cell>
          <table:table-cell office:value-type="float" office:value="2654" table:style-name="ce14">
            <text:p>2 654</text:p>
          </table:table-cell>
          <table:table-cell office:value-type="float" office:value="941" table:style-name="ce14">
            <text:p><text:s/>941</text:p>
          </table:table-cell>
          <table:table-cell office:value-type="float" office:value="6925" table:style-name="ce18">
            <text:p>6 9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7" table:style-name="ce14">
            <text:p><text:s/>7</text:p>
          </table:table-cell>
          <table:table-cell office:value-type="float" office:value="35" table:style-name="ce14">
            <text:p><text:s/>35</text:p>
          </table:table-cell>
          <table:table-cell office:value-type="float" office:value="45" table:style-name="ce14">
            <text:p><text:s/>45</text:p>
          </table:table-cell>
          <table:table-cell office:value-type="float" office:value="83" table:style-name="ce14">
            <text:p><text:s/>83</text:p>
          </table:table-cell>
          <table:table-cell office:value-type="float" office:value="130" table:style-name="ce14">
            <text:p><text:s/>130</text:p>
          </table:table-cell>
          <table:table-cell office:value-type="float" office:value="58" table:style-name="ce14">
            <text:p><text:s/>58</text:p>
          </table:table-cell>
          <table:table-cell office:value-type="float" office:value="358" table:style-name="ce18">
            <text:p><text:s/>3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35" table:style-name="ce14">
            <text:p><text:s/>35</text:p>
          </table:table-cell>
          <table:table-cell office:value-type="float" office:value="92" table:style-name="ce14">
            <text:p><text:s/>92</text:p>
          </table:table-cell>
          <table:table-cell office:value-type="float" office:value="73" table:style-name="ce14">
            <text:p><text:s/>73</text:p>
          </table:table-cell>
          <table:table-cell office:value-type="float" office:value="146" table:style-name="ce14">
            <text:p><text:s/>146</text:p>
          </table:table-cell>
          <table:table-cell office:value-type="float" office:value="177" table:style-name="ce14">
            <text:p><text:s/>177</text:p>
          </table:table-cell>
          <table:table-cell office:value-type="float" office:value="58" table:style-name="ce14">
            <text:p><text:s/>58</text:p>
          </table:table-cell>
          <table:table-cell office:value-type="float" office:value="581" table:style-name="ce18">
            <text:p><text:s/>5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59" table:style-name="ce14">
            <text:p><text:s/>259</text:p>
          </table:table-cell>
          <table:table-cell office:value-type="float" office:value="431" table:style-name="ce14">
            <text:p><text:s/>431</text:p>
          </table:table-cell>
          <table:table-cell office:value-type="float" office:value="546" table:style-name="ce14">
            <text:p><text:s/>546</text:p>
          </table:table-cell>
          <table:table-cell office:value-type="float" office:value="801" table:style-name="ce14">
            <text:p><text:s/>801</text:p>
          </table:table-cell>
          <table:table-cell office:value-type="float" office:value="1253" table:style-name="ce14">
            <text:p>1 253</text:p>
          </table:table-cell>
          <table:table-cell office:value-type="float" office:value="330" table:style-name="ce14">
            <text:p><text:s/>330</text:p>
          </table:table-cell>
          <table:table-cell office:value-type="float" office:value="3620" table:style-name="ce18">
            <text:p>3 6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20" table:style-name="ce14">
            <text:p><text:s/>120</text:p>
          </table:table-cell>
          <table:table-cell office:value-type="float" office:value="152" table:style-name="ce14">
            <text:p><text:s/>152</text:p>
          </table:table-cell>
          <table:table-cell office:value-type="float" office:value="178" table:style-name="ce14">
            <text:p><text:s/>178</text:p>
          </table:table-cell>
          <table:table-cell office:value-type="float" office:value="250" table:style-name="ce14">
            <text:p><text:s/>250</text:p>
          </table:table-cell>
          <table:table-cell office:value-type="float" office:value="354" table:style-name="ce14">
            <text:p><text:s/>354</text:p>
          </table:table-cell>
          <table:table-cell office:value-type="float" office:value="108" table:style-name="ce14">
            <text:p><text:s/>108</text:p>
          </table:table-cell>
          <table:table-cell office:value-type="float" office:value="1162" table:style-name="ce18">
            <text:p>1 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3" table:style-name="ce14">
            <text:p><text:s/>13</text:p>
          </table:table-cell>
          <table:table-cell office:value-type="float" office:value="37" table:style-name="ce14">
            <text:p><text:s/>37</text:p>
          </table:table-cell>
          <table:table-cell office:value-type="float" office:value="64" table:style-name="ce14">
            <text:p><text:s/>64</text:p>
          </table:table-cell>
          <table:table-cell office:value-type="float" office:value="96" table:style-name="ce14">
            <text:p><text:s/>96</text:p>
          </table:table-cell>
          <table:table-cell office:value-type="float" office:value="135" table:style-name="ce14">
            <text:p><text:s/>135</text:p>
          </table:table-cell>
          <table:table-cell office:value-type="float" office:value="42" table:style-name="ce14">
            <text:p><text:s/>42</text:p>
          </table:table-cell>
          <table:table-cell office:value-type="float" office:value="387" table:style-name="ce18">
            <text:p><text:s/>3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21" table:style-name="ce14">
            <text:p><text:s/>21</text:p>
          </table:table-cell>
          <table:table-cell office:value-type="float" office:value="59" table:style-name="ce14">
            <text:p><text:s/>59</text:p>
          </table:table-cell>
          <table:table-cell office:value-type="float" office:value="47" table:style-name="ce14">
            <text:p><text:s/>47</text:p>
          </table:table-cell>
          <table:table-cell office:value-type="float" office:value="75" table:style-name="ce14">
            <text:p><text:s/>75</text:p>
          </table:table-cell>
          <table:table-cell office:value-type="float" office:value="99" table:style-name="ce14">
            <text:p><text:s/>99</text:p>
          </table:table-cell>
          <table:table-cell office:value-type="float" office:value="33" table:style-name="ce14">
            <text:p><text:s/>33</text:p>
          </table:table-cell>
          <table:table-cell office:value-type="float" office:value="334" table:style-name="ce18">
            <text:p><text:s/>3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34" table:style-name="ce14">
            <text:p><text:s/>34</text:p>
          </table:table-cell>
          <table:table-cell office:value-type="float" office:value="136" table:style-name="ce14">
            <text:p><text:s/>136</text:p>
          </table:table-cell>
          <table:table-cell office:value-type="float" office:value="196" table:style-name="ce14">
            <text:p><text:s/>196</text:p>
          </table:table-cell>
          <table:table-cell office:value-type="float" office:value="409" table:style-name="ce14">
            <text:p><text:s/>409</text:p>
          </table:table-cell>
          <table:table-cell office:value-type="float" office:value="700" table:style-name="ce14">
            <text:p><text:s/>700</text:p>
          </table:table-cell>
          <table:table-cell office:value-type="float" office:value="288" table:style-name="ce14">
            <text:p><text:s/>288</text:p>
          </table:table-cell>
          <table:table-cell office:value-type="float" office:value="1763" table:style-name="ce18">
            <text:p>1 7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39" table:style-name="ce14">
            <text:p><text:s/>39</text:p>
          </table:table-cell>
          <table:table-cell office:value-type="float" office:value="82" table:style-name="ce14">
            <text:p><text:s/>82</text:p>
          </table:table-cell>
          <table:table-cell office:value-type="float" office:value="72" table:style-name="ce14">
            <text:p><text:s/>72</text:p>
          </table:table-cell>
          <table:table-cell office:value-type="float" office:value="173" table:style-name="ce14">
            <text:p><text:s/>173</text:p>
          </table:table-cell>
          <table:table-cell office:value-type="float" office:value="209" table:style-name="ce14">
            <text:p><text:s/>209</text:p>
          </table:table-cell>
          <table:table-cell office:value-type="float" office:value="97" table:style-name="ce14">
            <text:p><text:s/>97</text:p>
          </table:table-cell>
          <table:table-cell office:value-type="float" office:value="672" table:style-name="ce18">
            <text:p><text:s/>6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33" table:style-name="ce14">
            <text:p><text:s/>233</text:p>
          </table:table-cell>
          <table:table-cell office:value-type="float" office:value="520" table:style-name="ce14">
            <text:p><text:s/>520</text:p>
          </table:table-cell>
          <table:table-cell office:value-type="float" office:value="750" table:style-name="ce14">
            <text:p><text:s/>750</text:p>
          </table:table-cell>
          <table:table-cell office:value-type="float" office:value="1573" table:style-name="ce14">
            <text:p>1 573</text:p>
          </table:table-cell>
          <table:table-cell office:value-type="float" office:value="3694" table:style-name="ce14">
            <text:p>3 694</text:p>
          </table:table-cell>
          <table:table-cell office:value-type="float" office:value="1978" table:style-name="ce14">
            <text:p>1 978</text:p>
          </table:table-cell>
          <table:table-cell office:value-type="float" office:value="8748" table:style-name="ce18">
            <text:p>8 7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8" table:style-name="ce14">
            <text:p><text:s/>8</text:p>
          </table:table-cell>
          <table:table-cell office:value-type="float" office:value="62" table:style-name="ce14">
            <text:p><text:s/>62</text:p>
          </table:table-cell>
          <table:table-cell office:value-type="float" office:value="31" table:style-name="ce14">
            <text:p><text:s/>31</text:p>
          </table:table-cell>
          <table:table-cell office:value-type="float" office:value="40" table:style-name="ce14">
            <text:p><text:s/>40</text:p>
          </table:table-cell>
          <table:table-cell office:value-type="float" office:value="50" table:style-name="ce14">
            <text:p><text:s/>50</text:p>
          </table:table-cell>
          <table:table-cell office:value-type="float" office:value="20" table:style-name="ce14">
            <text:p><text:s/>20</text:p>
          </table:table-cell>
          <table:table-cell office:value-type="float" office:value="211" table:style-name="ce18">
            <text:p><text:s/>2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17" table:style-name="ce14">
            <text:p><text:s/>17</text:p>
          </table:table-cell>
          <table:table-cell office:value-type="float" office:value="28" table:style-name="ce14">
            <text:p><text:s/>28</text:p>
          </table:table-cell>
          <table:table-cell office:value-type="float" office:value="44" table:style-name="ce14">
            <text:p><text:s/>44</text:p>
          </table:table-cell>
          <table:table-cell office:value-type="float" office:value="18" table:style-name="ce14">
            <text:p><text:s/>18</text:p>
          </table:table-cell>
          <table:table-cell office:value-type="float" office:value="136" table:style-name="ce18">
            <text:p><text:s/>1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88" table:style-name="ce14">
            <text:p><text:s/>88</text:p>
          </table:table-cell>
          <table:table-cell office:value-type="float" office:value="172" table:style-name="ce14">
            <text:p><text:s/>172</text:p>
          </table:table-cell>
          <table:table-cell office:value-type="float" office:value="81" table:style-name="ce14">
            <text:p><text:s/>81</text:p>
          </table:table-cell>
          <table:table-cell office:value-type="float" office:value="112" table:style-name="ce14">
            <text:p><text:s/>112</text:p>
          </table:table-cell>
          <table:table-cell office:value-type="float" office:value="122" table:style-name="ce14">
            <text:p><text:s/>122</text:p>
          </table:table-cell>
          <table:table-cell office:value-type="float" office:value="41" table:style-name="ce14">
            <text:p><text:s/>41</text:p>
          </table:table-cell>
          <table:table-cell office:value-type="float" office:value="616" table:style-name="ce18">
            <text:p><text:s/>6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45" table:style-name="ce14">
            <text:p><text:s/>45</text:p>
          </table:table-cell>
          <table:table-cell office:value-type="float" office:value="56" table:style-name="ce14">
            <text:p><text:s/>56</text:p>
          </table:table-cell>
          <table:table-cell office:value-type="float" office:value="58" table:style-name="ce14">
            <text:p><text:s/>58</text:p>
          </table:table-cell>
          <table:table-cell office:value-type="float" office:value="110" table:style-name="ce14">
            <text:p><text:s/>110</text:p>
          </table:table-cell>
          <table:table-cell office:value-type="float" office:value="226" table:style-name="ce14">
            <text:p><text:s/>226</text:p>
          </table:table-cell>
          <table:table-cell office:value-type="float" office:value="93" table:style-name="ce14">
            <text:p><text:s/>93</text:p>
          </table:table-cell>
          <table:table-cell office:value-type="float" office:value="588" table:style-name="ce18">
            <text:p><text:s/>5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40" table:style-name="ce14">
            <text:p><text:s/>40</text:p>
          </table:table-cell>
          <table:table-cell office:value-type="float" office:value="23" table:style-name="ce14">
            <text:p><text:s/>23</text:p>
          </table:table-cell>
          <table:table-cell office:value-type="float" office:value="111" table:style-name="ce18">
            <text:p><text:s/>1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style-name="ce14">
            <text:p><text:s/>27</text:p>
          </table:table-cell>
          <table:table-cell office:value-type="float" office:value="28" table:style-name="ce14">
            <text:p><text:s/>28</text:p>
          </table:table-cell>
          <table:table-cell office:value-type="float" office:value="18" table:style-name="ce14">
            <text:p><text:s/>18</text:p>
          </table:table-cell>
          <table:table-cell office:value-type="float" office:value="103" table:style-name="ce18">
            <text:p><text:s/>1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3600" table:style-name="ce14">
            <text:p>3 600</text:p>
          </table:table-cell>
          <table:table-cell office:value-type="float" office:value="2541" table:style-name="ce14">
            <text:p>2 541</text:p>
          </table:table-cell>
          <table:table-cell office:value-type="float" office:value="1848" table:style-name="ce14">
            <text:p>1 848</text:p>
          </table:table-cell>
          <table:table-cell office:value-type="float" office:value="2968" table:style-name="ce14">
            <text:p>2 968</text:p>
          </table:table-cell>
          <table:table-cell office:value-type="float" office:value="5018" table:style-name="ce14">
            <text:p>5 018</text:p>
          </table:table-cell>
          <table:table-cell office:value-type="float" office:value="5552" table:style-name="ce14">
            <text:p>5 552</text:p>
          </table:table-cell>
          <table:table-cell office:value-type="float" office:value="21527" table:style-name="ce18">
            <text:p>21 5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604" table:style-name="ce14">
            <text:p><text:s/>604</text:p>
          </table:table-cell>
          <table:table-cell office:value-type="float" office:value="1016" table:style-name="ce14">
            <text:p>1 016</text:p>
          </table:table-cell>
          <table:table-cell office:value-type="float" office:value="1284" table:style-name="ce14">
            <text:p>1 284</text:p>
          </table:table-cell>
          <table:table-cell office:value-type="float" office:value="1811" table:style-name="ce14">
            <text:p>1 811</text:p>
          </table:table-cell>
          <table:table-cell office:value-type="float" office:value="3130" table:style-name="ce14">
            <text:p>3 130</text:p>
          </table:table-cell>
          <table:table-cell office:value-type="float" office:value="1049" table:style-name="ce14">
            <text:p>1 049</text:p>
          </table:table-cell>
          <table:table-cell office:value-type="float" office:value="8894" table:style-name="ce18">
            <text:p>8 8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39" table:style-name="ce14">
            <text:p><text:s/>39</text:p>
          </table:table-cell>
          <table:table-cell office:value-type="float" office:value="118" table:style-name="ce14">
            <text:p><text:s/>118</text:p>
          </table:table-cell>
          <table:table-cell office:value-type="float" office:value="132" table:style-name="ce14">
            <text:p><text:s/>132</text:p>
          </table:table-cell>
          <table:table-cell office:value-type="float" office:value="212" table:style-name="ce14">
            <text:p><text:s/>212</text:p>
          </table:table-cell>
          <table:table-cell office:value-type="float" office:value="280" table:style-name="ce14">
            <text:p><text:s/>280</text:p>
          </table:table-cell>
          <table:table-cell office:value-type="float" office:value="99" table:style-name="ce14">
            <text:p><text:s/>99</text:p>
          </table:table-cell>
          <table:table-cell office:value-type="float" office:value="880" table:style-name="ce18">
            <text:p><text:s/>8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3" table:style-name="ce14">
            <text:p><text:s/>3</text:p>
          </table:table-cell>
          <table:table-cell office:value-type="float" office:value="30" table:style-name="ce14">
            <text:p><text:s/>30</text:p>
          </table:table-cell>
          <table:table-cell office:value-type="float" office:value="23" table:style-name="ce14">
            <text:p><text:s/>23</text:p>
          </table:table-cell>
          <table:table-cell office:value-type="float" office:value="45" table:style-name="ce14">
            <text:p><text:s/>45</text:p>
          </table:table-cell>
          <table:table-cell office:value-type="float" office:value="54" table:style-name="ce14">
            <text:p><text:s/>54</text:p>
          </table:table-cell>
          <table:table-cell office:value-type="float" office:value="21" table:style-name="ce14">
            <text:p><text:s/>21</text:p>
          </table:table-cell>
          <table:table-cell office:value-type="float" office:value="176" table:style-name="ce18">
            <text:p><text:s/>1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68" table:style-name="ce14">
            <text:p><text:s/>68</text:p>
          </table:table-cell>
          <table:table-cell office:value-type="float" office:value="185" table:style-name="ce14">
            <text:p><text:s/>185</text:p>
          </table:table-cell>
          <table:table-cell office:value-type="float" office:value="286" table:style-name="ce14">
            <text:p><text:s/>286</text:p>
          </table:table-cell>
          <table:table-cell office:value-type="float" office:value="397" table:style-name="ce14">
            <text:p><text:s/>397</text:p>
          </table:table-cell>
          <table:table-cell office:value-type="float" office:value="982" table:style-name="ce14">
            <text:p><text:s/>982</text:p>
          </table:table-cell>
          <table:table-cell office:value-type="float" office:value="465" table:style-name="ce14">
            <text:p><text:s/>465</text:p>
          </table:table-cell>
          <table:table-cell office:value-type="float" office:value="2383" table:style-name="ce18">
            <text:p>2 3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76" table:style-name="ce14">
            <text:p><text:s/>176</text:p>
          </table:table-cell>
          <table:table-cell office:value-type="float" office:value="437" table:style-name="ce14">
            <text:p><text:s/>437</text:p>
          </table:table-cell>
          <table:table-cell office:value-type="float" office:value="539" table:style-name="ce14">
            <text:p><text:s/>539</text:p>
          </table:table-cell>
          <table:table-cell office:value-type="float" office:value="824" table:style-name="ce14">
            <text:p><text:s/>824</text:p>
          </table:table-cell>
          <table:table-cell office:value-type="float" office:value="980" table:style-name="ce14">
            <text:p><text:s/>980</text:p>
          </table:table-cell>
          <table:table-cell office:value-type="float" office:value="203" table:style-name="ce14">
            <text:p><text:s/>203</text:p>
          </table:table-cell>
          <table:table-cell office:value-type="float" office:value="3159" table:style-name="ce18">
            <text:p>3 1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211" table:style-name="ce14">
            <text:p><text:s/>211</text:p>
          </table:table-cell>
          <table:table-cell office:value-type="float" office:value="341" table:style-name="ce14">
            <text:p><text:s/>341</text:p>
          </table:table-cell>
          <table:table-cell office:value-type="float" office:value="325" table:style-name="ce14">
            <text:p><text:s/>325</text:p>
          </table:table-cell>
          <table:table-cell office:value-type="float" office:value="525" table:style-name="ce14">
            <text:p><text:s/>525</text:p>
          </table:table-cell>
          <table:table-cell office:value-type="float" office:value="718" table:style-name="ce14">
            <text:p><text:s/>718</text:p>
          </table:table-cell>
          <table:table-cell office:value-type="float" office:value="215" table:style-name="ce14">
            <text:p><text:s/>215</text:p>
          </table:table-cell>
          <table:table-cell office:value-type="float" office:value="2335" table:style-name="ce18">
            <text:p>2 3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25" table:style-name="ce14">
            <text:p><text:s/>25</text:p>
          </table:table-cell>
          <table:table-cell office:value-type="float" office:value="90" table:style-name="ce14">
            <text:p><text:s/>90</text:p>
          </table:table-cell>
          <table:table-cell office:value-type="float" office:value="72" table:style-name="ce14">
            <text:p><text:s/>72</text:p>
          </table:table-cell>
          <table:table-cell office:value-type="float" office:value="135" table:style-name="ce14">
            <text:p><text:s/>135</text:p>
          </table:table-cell>
          <table:table-cell office:value-type="float" office:value="181" table:style-name="ce14">
            <text:p><text:s/>181</text:p>
          </table:table-cell>
          <table:table-cell office:value-type="float" office:value="58" table:style-name="ce14">
            <text:p><text:s/>58</text:p>
          </table:table-cell>
          <table:table-cell office:value-type="float" office:value="561" table:style-name="ce18">
            <text:p><text:s/>5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6" table:style-name="ce14">
            <text:p><text:s/>6</text:p>
          </table:table-cell>
          <table:table-cell office:value-type="float" office:value="37" table:style-name="ce14">
            <text:p><text:s/>37</text:p>
          </table:table-cell>
          <table:table-cell office:value-type="float" office:value="35" table:style-name="ce14">
            <text:p><text:s/>35</text:p>
          </table:table-cell>
          <table:table-cell office:value-type="float" office:value="69" table:style-name="ce14">
            <text:p><text:s/>69</text:p>
          </table:table-cell>
          <table:table-cell office:value-type="float" office:value="113" table:style-name="ce14">
            <text:p><text:s/>113</text:p>
          </table:table-cell>
          <table:table-cell office:value-type="float" office:value="47" table:style-name="ce14">
            <text:p><text:s/>47</text:p>
          </table:table-cell>
          <table:table-cell office:value-type="float" office:value="307" table:style-name="ce18">
            <text:p><text:s/>3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462" table:style-name="ce14">
            <text:p><text:s/>462</text:p>
          </table:table-cell>
          <table:table-cell office:value-type="float" office:value="486" table:style-name="ce14">
            <text:p><text:s/>486</text:p>
          </table:table-cell>
          <table:table-cell office:value-type="float" office:value="758" table:style-name="ce14">
            <text:p><text:s/>758</text:p>
          </table:table-cell>
          <table:table-cell office:value-type="float" office:value="1230" table:style-name="ce14">
            <text:p>1 230</text:p>
          </table:table-cell>
          <table:table-cell office:value-type="float" office:value="2328" table:style-name="ce14">
            <text:p>2 328</text:p>
          </table:table-cell>
          <table:table-cell office:value-type="float" office:value="803" table:style-name="ce14">
            <text:p><text:s/>803</text:p>
          </table:table-cell>
          <table:table-cell office:value-type="float" office:value="6067" table:style-name="ce18">
            <text:p>6 0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68" table:style-name="ce14">
            <text:p><text:s/>168</text:p>
          </table:table-cell>
          <table:table-cell office:value-type="float" office:value="285" table:style-name="ce14">
            <text:p><text:s/>285</text:p>
          </table:table-cell>
          <table:table-cell office:value-type="float" office:value="348" table:style-name="ce14">
            <text:p><text:s/>348</text:p>
          </table:table-cell>
          <table:table-cell office:value-type="float" office:value="1000" table:style-name="ce14">
            <text:p>1 000</text:p>
          </table:table-cell>
          <table:table-cell office:value-type="float" office:value="2438" table:style-name="ce14">
            <text:p>2 438</text:p>
          </table:table-cell>
          <table:table-cell office:value-type="float" office:value="1729" table:style-name="ce14">
            <text:p>1 729</text:p>
          </table:table-cell>
          <table:table-cell office:value-type="float" office:value="5968" table:style-name="ce18">
            <text:p>5 9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2" table:style-name="ce14">
            <text:p><text:s/>22</text:p>
          </table:table-cell>
          <table:table-cell office:value-type="float" office:value="74" table:style-name="ce14">
            <text:p><text:s/>74</text:p>
          </table:table-cell>
          <table:table-cell office:value-type="float" office:value="90" table:style-name="ce14">
            <text:p><text:s/>90</text:p>
          </table:table-cell>
          <table:table-cell office:value-type="float" office:value="172" table:style-name="ce14">
            <text:p><text:s/>172</text:p>
          </table:table-cell>
          <table:table-cell office:value-type="float" office:value="289" table:style-name="ce14">
            <text:p><text:s/>289</text:p>
          </table:table-cell>
          <table:table-cell office:value-type="float" office:value="124" table:style-name="ce14">
            <text:p><text:s/>124</text:p>
          </table:table-cell>
          <table:table-cell office:value-type="float" office:value="771" table:style-name="ce18">
            <text:p><text:s/>7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31" table:style-name="ce14">
            <text:p><text:s/>131</text:p>
          </table:table-cell>
          <table:table-cell office:value-type="float" office:value="122" table:style-name="ce14">
            <text:p><text:s/>122</text:p>
          </table:table-cell>
          <table:table-cell office:value-type="float" office:value="280" table:style-name="ce14">
            <text:p><text:s/>280</text:p>
          </table:table-cell>
          <table:table-cell office:value-type="float" office:value="497" table:style-name="ce14">
            <text:p><text:s/>497</text:p>
          </table:table-cell>
          <table:table-cell office:value-type="float" office:value="710" table:style-name="ce14">
            <text:p><text:s/>710</text:p>
          </table:table-cell>
          <table:table-cell office:value-type="float" office:value="300" table:style-name="ce14">
            <text:p><text:s/>300</text:p>
          </table:table-cell>
          <table:table-cell office:value-type="float" office:value="2040" table:style-name="ce18">
            <text:p>2 0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51" table:style-name="ce14">
            <text:p><text:s/>51</text:p>
          </table:table-cell>
          <table:table-cell office:value-type="float" office:value="177" table:style-name="ce14">
            <text:p><text:s/>177</text:p>
          </table:table-cell>
          <table:table-cell office:value-type="float" office:value="218" table:style-name="ce14">
            <text:p><text:s/>218</text:p>
          </table:table-cell>
          <table:table-cell office:value-type="float" office:value="269" table:style-name="ce14">
            <text:p><text:s/>269</text:p>
          </table:table-cell>
          <table:table-cell office:value-type="float" office:value="355" table:style-name="ce14">
            <text:p><text:s/>355</text:p>
          </table:table-cell>
          <table:table-cell office:value-type="float" office:value="138" table:style-name="ce14">
            <text:p><text:s/>138</text:p>
          </table:table-cell>
          <table:table-cell office:value-type="float" office:value="1208" table:style-name="ce18">
            <text:p>1 2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46" table:style-name="ce14">
            <text:p><text:s/>46</text:p>
          </table:table-cell>
          <table:table-cell office:value-type="float" office:value="57" table:style-name="ce14">
            <text:p><text:s/>57</text:p>
          </table:table-cell>
          <table:table-cell office:value-type="float" office:value="49" table:style-name="ce14">
            <text:p><text:s/>49</text:p>
          </table:table-cell>
          <table:table-cell office:value-type="float" office:value="89" table:style-name="ce14">
            <text:p><text:s/>89</text:p>
          </table:table-cell>
          <table:table-cell office:value-type="float" office:value="158" table:style-name="ce14">
            <text:p><text:s/>158</text:p>
          </table:table-cell>
          <table:table-cell office:value-type="float" office:value="50" table:style-name="ce14">
            <text:p><text:s/>50</text:p>
          </table:table-cell>
          <table:table-cell office:value-type="float" office:value="449" table:style-name="ce18">
            <text:p><text:s/>4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66" table:style-name="ce14">
            <text:p><text:s/>66</text:p>
          </table:table-cell>
          <table:table-cell office:value-type="float" office:value="144" table:style-name="ce14">
            <text:p><text:s/>144</text:p>
          </table:table-cell>
          <table:table-cell office:value-type="float" office:value="162" table:style-name="ce14">
            <text:p><text:s/>162</text:p>
          </table:table-cell>
          <table:table-cell office:value-type="float" office:value="206" table:style-name="ce14">
            <text:p><text:s/>206</text:p>
          </table:table-cell>
          <table:table-cell office:value-type="float" office:value="203" table:style-name="ce14">
            <text:p><text:s/>203</text:p>
          </table:table-cell>
          <table:table-cell office:value-type="float" office:value="63" table:style-name="ce14">
            <text:p><text:s/>63</text:p>
          </table:table-cell>
          <table:table-cell office:value-type="float" office:value="844" table:style-name="ce18">
            <text:p><text:s/>8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99" table:style-name="ce14">
            <text:p><text:s/>99</text:p>
          </table:table-cell>
          <table:table-cell office:value-type="float" office:value="132" table:style-name="ce14">
            <text:p><text:s/>132</text:p>
          </table:table-cell>
          <table:table-cell office:value-type="float" office:value="140" table:style-name="ce14">
            <text:p><text:s/>140</text:p>
          </table:table-cell>
          <table:table-cell office:value-type="float" office:value="286" table:style-name="ce14">
            <text:p><text:s/>286</text:p>
          </table:table-cell>
          <table:table-cell office:value-type="float" office:value="508" table:style-name="ce14">
            <text:p><text:s/>508</text:p>
          </table:table-cell>
          <table:table-cell office:value-type="float" office:value="272" table:style-name="ce14">
            <text:p><text:s/>272</text:p>
          </table:table-cell>
          <table:table-cell office:value-type="float" office:value="1437" table:style-name="ce18">
            <text:p>1 4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35" table:style-name="ce14">
            <text:p><text:s/>35</text:p>
          </table:table-cell>
          <table:table-cell office:value-type="float" office:value="50" table:style-name="ce14">
            <text:p><text:s/>50</text:p>
          </table:table-cell>
          <table:table-cell office:value-type="float" office:value="16" table:style-name="ce14">
            <text:p><text:s/>16</text:p>
          </table:table-cell>
          <table:table-cell office:value-type="float" office:value="138" table:style-name="ce18">
            <text:p><text:s/>1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410" table:style-name="ce14">
            <text:p><text:s/>410</text:p>
          </table:table-cell>
          <table:table-cell office:value-type="float" office:value="496" table:style-name="ce14">
            <text:p><text:s/>496</text:p>
          </table:table-cell>
          <table:table-cell office:value-type="float" office:value="580" table:style-name="ce14">
            <text:p><text:s/>580</text:p>
          </table:table-cell>
          <table:table-cell office:value-type="float" office:value="944" table:style-name="ce14">
            <text:p><text:s/>944</text:p>
          </table:table-cell>
          <table:table-cell office:value-type="float" office:value="1997" table:style-name="ce14">
            <text:p>1 997</text:p>
          </table:table-cell>
          <table:table-cell office:value-type="float" office:value="817" table:style-name="ce14">
            <text:p><text:s/>817</text:p>
          </table:table-cell>
          <table:table-cell office:value-type="float" office:value="5244" table:style-name="ce18">
            <text:p>5 2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4" table:style-name="ce14">
            <text:p><text:s/>14</text:p>
          </table:table-cell>
          <table:table-cell office:value-type="float" office:value="61" table:style-name="ce14">
            <text:p><text:s/>61</text:p>
          </table:table-cell>
          <table:table-cell office:value-type="float" office:value="61" table:style-name="ce14">
            <text:p><text:s/>61</text:p>
          </table:table-cell>
          <table:table-cell office:value-type="float" office:value="115" table:style-name="ce14">
            <text:p><text:s/>115</text:p>
          </table:table-cell>
          <table:table-cell office:value-type="float" office:value="183" table:style-name="ce14">
            <text:p><text:s/>183</text:p>
          </table:table-cell>
          <table:table-cell office:value-type="float" office:value="31" table:style-name="ce14">
            <text:p><text:s/>31</text:p>
          </table:table-cell>
          <table:table-cell office:value-type="float" office:value="465" table:style-name="ce18">
            <text:p><text:s/>4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67" table:style-name="ce14">
            <text:p><text:s/>67</text:p>
          </table:table-cell>
          <table:table-cell office:value-type="float" office:value="120" table:style-name="ce14">
            <text:p><text:s/>120</text:p>
          </table:table-cell>
          <table:table-cell office:value-type="float" office:value="190" table:style-name="ce14">
            <text:p><text:s/>190</text:p>
          </table:table-cell>
          <table:table-cell office:value-type="float" office:value="294" table:style-name="ce14">
            <text:p><text:s/>294</text:p>
          </table:table-cell>
          <table:table-cell office:value-type="float" office:value="504" table:style-name="ce14">
            <text:p><text:s/>504</text:p>
          </table:table-cell>
          <table:table-cell office:value-type="float" office:value="210" table:style-name="ce14">
            <text:p><text:s/>210</text:p>
          </table:table-cell>
          <table:table-cell office:value-type="float" office:value="1385" table:style-name="ce18">
            <text:p>1 3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497" table:style-name="ce14">
            <text:p><text:s/>497</text:p>
          </table:table-cell>
          <table:table-cell office:value-type="float" office:value="401" table:style-name="ce14">
            <text:p><text:s/>401</text:p>
          </table:table-cell>
          <table:table-cell office:value-type="float" office:value="622" table:style-name="ce14">
            <text:p><text:s/>622</text:p>
          </table:table-cell>
          <table:table-cell office:value-type="float" office:value="1154" table:style-name="ce14">
            <text:p>1 154</text:p>
          </table:table-cell>
          <table:table-cell office:value-type="float" office:value="1641" table:style-name="ce14">
            <text:p>1 641</text:p>
          </table:table-cell>
          <table:table-cell office:value-type="float" office:value="555" table:style-name="ce14">
            <text:p><text:s/>555</text:p>
          </table:table-cell>
          <table:table-cell office:value-type="float" office:value="4870" table:style-name="ce18">
            <text:p>4 8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1368" table:style-name="ce14">
            <text:p>1 368</text:p>
          </table:table-cell>
          <table:table-cell office:value-type="float" office:value="887" table:style-name="ce14">
            <text:p><text:s/>887</text:p>
          </table:table-cell>
          <table:table-cell office:value-type="float" office:value="1506" table:style-name="ce14">
            <text:p>1 506</text:p>
          </table:table-cell>
          <table:table-cell office:value-type="float" office:value="3359" table:style-name="ce14">
            <text:p>3 359</text:p>
          </table:table-cell>
          <table:table-cell office:value-type="float" office:value="6554" table:style-name="ce14">
            <text:p>6 554</text:p>
          </table:table-cell>
          <table:table-cell office:value-type="float" office:value="2054" table:style-name="ce14">
            <text:p>2 054</text:p>
          </table:table-cell>
          <table:table-cell office:value-type="float" office:value="15728" table:style-name="ce18">
            <text:p>15 7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9" table:style-name="ce14">
            <text:p><text:s/>9</text:p>
          </table:table-cell>
          <table:table-cell office:value-type="float" office:value="30" table:style-name="ce14">
            <text:p><text:s/>30</text:p>
          </table:table-cell>
          <table:table-cell office:value-type="float" office:value="30" table:style-name="ce14">
            <text:p><text:s/>30</text:p>
          </table:table-cell>
          <table:table-cell office:value-type="float" office:value="46" table:style-name="ce14">
            <text:p><text:s/>46</text:p>
          </table:table-cell>
          <table:table-cell office:value-type="float" office:value="89" table:style-name="ce14">
            <text:p><text:s/>89</text:p>
          </table:table-cell>
          <table:table-cell office:value-type="float" office:value="26" table:style-name="ce14">
            <text:p><text:s/>26</text:p>
          </table:table-cell>
          <table:table-cell office:value-type="float" office:value="230" table:style-name="ce18">
            <text:p><text:s/>2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37" table:style-name="ce14">
            <text:p><text:s/>37</text:p>
          </table:table-cell>
          <table:table-cell office:value-type="float" office:value="106" table:style-name="ce14">
            <text:p><text:s/>106</text:p>
          </table:table-cell>
          <table:table-cell office:value-type="float" office:value="107" table:style-name="ce14">
            <text:p><text:s/>107</text:p>
          </table:table-cell>
          <table:table-cell office:value-type="float" office:value="184" table:style-name="ce14">
            <text:p><text:s/>184</text:p>
          </table:table-cell>
          <table:table-cell office:value-type="float" office:value="242" table:style-name="ce14">
            <text:p><text:s/>242</text:p>
          </table:table-cell>
          <table:table-cell office:value-type="float" office:value="152" table:style-name="ce14">
            <text:p><text:s/>152</text:p>
          </table:table-cell>
          <table:table-cell office:value-type="float" office:value="828" table:style-name="ce18">
            <text:p><text:s/>8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7" table:style-name="ce14">
            <text:p><text:s/>27</text:p>
          </table:table-cell>
          <table:table-cell office:value-type="float" office:value="89" table:style-name="ce14">
            <text:p><text:s/>89</text:p>
          </table:table-cell>
          <table:table-cell office:value-type="float" office:value="91" table:style-name="ce14">
            <text:p><text:s/>91</text:p>
          </table:table-cell>
          <table:table-cell office:value-type="float" office:value="157" table:style-name="ce14">
            <text:p><text:s/>157</text:p>
          </table:table-cell>
          <table:table-cell office:value-type="float" office:value="260" table:style-name="ce14">
            <text:p><text:s/>260</text:p>
          </table:table-cell>
          <table:table-cell office:value-type="float" office:value="135" table:style-name="ce14">
            <text:p><text:s/>135</text:p>
          </table:table-cell>
          <table:table-cell office:value-type="float" office:value="759" table:style-name="ce18">
            <text:p><text:s/>7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10" table:style-name="ce14">
            <text:p><text:s/>110</text:p>
          </table:table-cell>
          <table:table-cell office:value-type="float" office:value="290" table:style-name="ce14">
            <text:p><text:s/>290</text:p>
          </table:table-cell>
          <table:table-cell office:value-type="float" office:value="358" table:style-name="ce14">
            <text:p><text:s/>358</text:p>
          </table:table-cell>
          <table:table-cell office:value-type="float" office:value="569" table:style-name="ce14">
            <text:p><text:s/>569</text:p>
          </table:table-cell>
          <table:table-cell office:value-type="float" office:value="858" table:style-name="ce14">
            <text:p><text:s/>858</text:p>
          </table:table-cell>
          <table:table-cell office:value-type="float" office:value="360" table:style-name="ce14">
            <text:p><text:s/>360</text:p>
          </table:table-cell>
          <table:table-cell office:value-type="float" office:value="2545" table:style-name="ce18">
            <text:p>2 5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12" table:style-name="ce14">
            <text:p><text:s/>12</text:p>
          </table:table-cell>
          <table:table-cell office:value-type="float" office:value="85" table:style-name="ce18">
            <text:p><text:s/>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392" table:style-name="ce14">
            <text:p><text:s/>392</text:p>
          </table:table-cell>
          <table:table-cell office:value-type="float" office:value="502" table:style-name="ce14">
            <text:p><text:s/>502</text:p>
          </table:table-cell>
          <table:table-cell office:value-type="float" office:value="529" table:style-name="ce14">
            <text:p><text:s/>529</text:p>
          </table:table-cell>
          <table:table-cell office:value-type="float" office:value="1073" table:style-name="ce14">
            <text:p>1 073</text:p>
          </table:table-cell>
          <table:table-cell office:value-type="float" office:value="2132" table:style-name="ce14">
            <text:p>2 132</text:p>
          </table:table-cell>
          <table:table-cell office:value-type="float" office:value="602" table:style-name="ce14">
            <text:p><text:s/>602</text:p>
          </table:table-cell>
          <table:table-cell office:value-type="float" office:value="5230" table:style-name="ce18">
            <text:p>5 2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54" table:style-name="ce14">
            <text:p><text:s/>54</text:p>
          </table:table-cell>
          <table:table-cell office:value-type="float" office:value="23" table:style-name="ce14">
            <text:p><text:s/>23</text:p>
          </table:table-cell>
          <table:table-cell office:value-type="float" office:value="170" table:style-name="ce18">
            <text:p><text:s/>17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11051" table:style-name="ce18">
            <text:p>11 051</text:p>
          </table:table-cell>
          <table:table-cell office:value-type="float" office:value="13001" table:style-name="ce18">
            <text:p>13 001</text:p>
          </table:table-cell>
          <table:table-cell office:value-type="float" office:value="15104" table:style-name="ce18">
            <text:p>15 104</text:p>
          </table:table-cell>
          <table:table-cell office:value-type="float" office:value="26762" table:style-name="ce18">
            <text:p>26 762</text:p>
          </table:table-cell>
          <table:table-cell office:value-type="float" office:value="47189" table:style-name="ce18">
            <text:p>47 189</text:p>
          </table:table-cell>
          <table:table-cell office:value-type="float" office:value="22123" table:style-name="ce18">
            <text:p>22 123</text:p>
          </table:table-cell>
          <table:table-cell office:value-type="float" office:value="135230" table:style-name="ce18">
            <text:p>135 2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1" table:style-name="ce14">
            <text:p><text:s/>1</text:p>
          </table:table-cell>
          <table:table-cell office:value-type="float" office:value="25" table:style-name="ce14">
            <text:p><text:s/>25</text:p>
          </table:table-cell>
          <table:table-cell office:value-type="float" office:value="21" table:style-name="ce14">
            <text:p><text:s/>21</text:p>
          </table:table-cell>
          <table:table-cell office:value-type="float" office:value="23" table:style-name="ce14">
            <text:p><text:s/>23</text:p>
          </table:table-cell>
          <table:table-cell office:value-type="float" office:value="41" table:style-name="ce14">
            <text:p><text:s/>41</text:p>
          </table:table-cell>
          <table:table-cell office:value-type="float" office:value="6" table:style-name="ce14">
            <text:p><text:s/>6</text:p>
          </table:table-cell>
          <table:table-cell office:value-type="float" office:value="117" table:style-name="ce18">
            <text:p><text:s/>1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22" table:style-name="ce14">
            <text:p><text:s/>22</text:p>
          </table:table-cell>
          <table:table-cell office:value-type="float" office:value="42" table:style-name="ce14">
            <text:p><text:s/>42</text:p>
          </table:table-cell>
          <table:table-cell office:value-type="float" office:value="57" table:style-name="ce14">
            <text:p><text:s/>57</text:p>
          </table:table-cell>
          <table:table-cell office:value-type="float" office:value="49" table:style-name="ce14">
            <text:p><text:s/>49</text:p>
          </table:table-cell>
          <table:table-cell office:value-type="float" office:value="70" table:style-name="ce14">
            <text:p><text:s/>70</text:p>
          </table:table-cell>
          <table:table-cell office:value-type="float" office:value="28" table:style-name="ce14">
            <text:p><text:s/>28</text:p>
          </table:table-cell>
          <table:table-cell office:value-type="float" office:value="268" table:style-name="ce18">
            <text:p><text:s/>2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63" table:style-name="ce14">
            <text:p><text:s/>63</text:p>
          </table:table-cell>
          <table:table-cell office:value-type="float" office:value="20" table:style-name="ce14">
            <text:p><text:s/>20</text:p>
          </table:table-cell>
          <table:table-cell office:value-type="float" office:value="50" table:style-name="ce14">
            <text:p><text:s/>50</text:p>
          </table:table-cell>
          <table:table-cell office:value-type="float" office:value="60" table:style-name="ce14">
            <text:p><text:s/>60</text:p>
          </table:table-cell>
          <table:table-cell office:value-type="float" office:value="80" table:style-name="ce14">
            <text:p><text:s/>80</text:p>
          </table:table-cell>
          <table:table-cell office:value-type="float" office:value="21" table:style-name="ce14">
            <text:p><text:s/>21</text:p>
          </table:table-cell>
          <table:table-cell office:value-type="float" office:value="294" table:style-name="ce18">
            <text:p><text:s/>2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7" table:style-name="ce14">
            <text:p><text:s/>17</text:p>
          </table:table-cell>
          <table:table-cell office:value-type="float" office:value="34" table:style-name="ce14">
            <text:p><text:s/>34</text:p>
          </table:table-cell>
          <table:table-cell office:value-type="float" office:value="22" table:style-name="ce14">
            <text:p><text:s/>22</text:p>
          </table:table-cell>
          <table:table-cell office:value-type="float" office:value="58" table:style-name="ce14">
            <text:p><text:s/>58</text:p>
          </table:table-cell>
          <table:table-cell office:value-type="float" office:value="83" table:style-name="ce14">
            <text:p><text:s/>83</text:p>
          </table:table-cell>
          <table:table-cell office:value-type="float" office:value="24" table:style-name="ce14">
            <text:p><text:s/>24</text:p>
          </table:table-cell>
          <table:table-cell office:value-type="float" office:value="238" table:style-name="ce18">
            <text:p><text:s/>2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0" table:style-name="ce14">
            <text:p><text:s/>20</text:p>
          </table:table-cell>
          <table:table-cell office:value-type="float" office:value="25" table:style-name="ce14">
            <text:p><text:s/>25</text:p>
          </table:table-cell>
          <table:table-cell office:value-type="float" office:value="23" table:style-name="ce14">
            <text:p><text:s/>23</text:p>
          </table:table-cell>
          <table:table-cell office:value-type="float" office:value="21" table:style-name="ce14">
            <text:p><text:s/>21</text:p>
          </table:table-cell>
          <table:table-cell office:value-type="float" office:value="38" table:style-name="ce14">
            <text:p><text:s/>38</text:p>
          </table:table-cell>
          <table:table-cell office:value-type="float" office:value="10" table:style-name="ce14">
            <text:p><text:s/>10</text:p>
          </table:table-cell>
          <table:table-cell office:value-type="float" office:value="137" table:style-name="ce18">
            <text:p><text:s/>1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7" table:style-name="ce14">
            <text:p><text:s/>7</text:p>
          </table:table-cell>
          <table:table-cell office:value-type="float" office:value="76" table:style-name="ce18">
            <text:p><text:s/>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6" table:style-name="ce14">
            <text:p><text:s/>6</text:p>
          </table:table-cell>
          <table:table-cell office:value-type="float" office:value="25" table:style-name="ce14">
            <text:p><text:s/>25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office:value-type="float" office:value="57" table:style-name="ce14">
            <text:p><text:s/>57</text:p>
          </table:table-cell>
          <table:table-cell office:value-type="float" office:value="25" table:style-name="ce14">
            <text:p><text:s/>25</text:p>
          </table:table-cell>
          <table:table-cell office:value-type="float" office:value="160" table:style-name="ce18">
            <text:p><text:s/>1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25" table:style-name="ce14">
            <text:p><text:s/>25</text:p>
          </table:table-cell>
          <table:table-cell office:value-type="float" office:value="21" table:style-name="ce14">
            <text:p><text:s/>21</text:p>
          </table:table-cell>
          <table:table-cell office:value-type="float" office:value="3" table:style-name="ce14">
            <text:p><text:s/>3</text:p>
          </table:table-cell>
          <table:table-cell office:value-type="float" office:value="76" table:style-name="ce18">
            <text:p><text:s/>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32" table:style-name="ce14">
            <text:p><text:s/>32</text:p>
          </table:table-cell>
          <table:table-cell office:value-type="float" office:value="29" table:style-name="ce14">
            <text:p><text:s/>29</text:p>
          </table:table-cell>
          <table:table-cell office:value-type="float" office:value="29" table:style-name="ce14">
            <text:p><text:s/>29</text:p>
          </table:table-cell>
          <table:table-cell office:value-type="float" office:value="34" table:style-name="ce14">
            <text:p><text:s/>34</text:p>
          </table:table-cell>
          <table:table-cell office:value-type="float" office:value="43" table:style-name="ce14">
            <text:p><text:s/>43</text:p>
          </table:table-cell>
          <table:table-cell office:value-type="float" office:value="11" table:style-name="ce14">
            <text:p><text:s/>11</text:p>
          </table:table-cell>
          <table:table-cell office:value-type="float" office:value="178" table:style-name="ce18">
            <text:p><text:s/>1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28" table:style-name="ce14">
            <text:p><text:s/>28</text:p>
          </table:table-cell>
          <table:table-cell office:value-type="float" office:value="50" table:style-name="ce14">
            <text:p><text:s/>50</text:p>
          </table:table-cell>
          <table:table-cell office:value-type="float" office:value="4" table:style-name="ce14">
            <text:p><text:s/>4</text:p>
          </table:table-cell>
          <table:table-cell office:value-type="float" office:value="107" table:style-name="ce18">
            <text:p><text:s/>1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00" table:style-name="ce14">
            <text:p><text:s/>200</text:p>
          </table:table-cell>
          <table:table-cell office:value-type="float" office:value="170" table:style-name="ce14">
            <text:p><text:s/>170</text:p>
          </table:table-cell>
          <table:table-cell office:value-type="float" office:value="183" table:style-name="ce14">
            <text:p><text:s/>183</text:p>
          </table:table-cell>
          <table:table-cell office:value-type="float" office:value="247" table:style-name="ce14">
            <text:p><text:s/>247</text:p>
          </table:table-cell>
          <table:table-cell office:value-type="float" office:value="297" table:style-name="ce14">
            <text:p><text:s/>297</text:p>
          </table:table-cell>
          <table:table-cell office:value-type="float" office:value="151" table:style-name="ce14">
            <text:p><text:s/>151</text:p>
          </table:table-cell>
          <table:table-cell office:value-type="float" office:value="1248" table:style-name="ce18">
            <text:p>1 2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7" table:style-name="ce14">
            <text:p><text:s/>47</text:p>
          </table:table-cell>
          <table:table-cell office:value-type="float" office:value="41" table:style-name="ce14">
            <text:p><text:s/>41</text:p>
          </table:table-cell>
          <table:table-cell office:value-type="float" office:value="27" table:style-name="ce14">
            <text:p><text:s/>27</text:p>
          </table:table-cell>
          <table:table-cell office:value-type="float" office:value="36" table:style-name="ce14">
            <text:p><text:s/>36</text:p>
          </table:table-cell>
          <table:table-cell office:value-type="float" office:value="58" table:style-name="ce14">
            <text:p><text:s/>58</text:p>
          </table:table-cell>
          <table:table-cell office:value-type="float" office:value="16" table:style-name="ce14">
            <text:p><text:s/>16</text:p>
          </table:table-cell>
          <table:table-cell office:value-type="float" office:value="225" table:style-name="ce18">
            <text:p><text:s/>2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97" table:style-name="ce14">
            <text:p><text:s/>97</text:p>
          </table:table-cell>
          <table:table-cell office:value-type="float" office:value="67" table:style-name="ce14">
            <text:p><text:s/>67</text:p>
          </table:table-cell>
          <table:table-cell office:value-type="float" office:value="68" table:style-name="ce14">
            <text:p><text:s/>68</text:p>
          </table:table-cell>
          <table:table-cell office:value-type="float" office:value="83" table:style-name="ce14">
            <text:p><text:s/>83</text:p>
          </table:table-cell>
          <table:table-cell office:value-type="float" office:value="103" table:style-name="ce14">
            <text:p><text:s/>103</text:p>
          </table:table-cell>
          <table:table-cell office:value-type="float" office:value="33" table:style-name="ce14">
            <text:p><text:s/>33</text:p>
          </table:table-cell>
          <table:table-cell office:value-type="float" office:value="451" table:style-name="ce18">
            <text:p><text:s/>4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8" table:style-name="ce14">
            <text:p><text:s/>8</text:p>
          </table:table-cell>
          <table:table-cell office:value-type="float" office:value="75" table:style-name="ce18">
            <text:p><text:s/>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36" table:style-name="ce14">
            <text:p><text:s/>36</text:p>
          </table:table-cell>
          <table:table-cell office:value-type="float" office:value="19" table:style-name="ce14">
            <text:p><text:s/>19</text:p>
          </table:table-cell>
          <table:table-cell office:value-type="float" office:value="38" table:style-name="ce14">
            <text:p><text:s/>38</text:p>
          </table:table-cell>
          <table:table-cell office:value-type="float" office:value="53" table:style-name="ce14">
            <text:p><text:s/>53</text:p>
          </table:table-cell>
          <table:table-cell office:value-type="float" office:value="74" table:style-name="ce14">
            <text:p><text:s/>74</text:p>
          </table:table-cell>
          <table:table-cell office:value-type="float" office:value="38" table:style-name="ce14">
            <text:p><text:s/>38</text:p>
          </table:table-cell>
          <table:table-cell office:value-type="float" office:value="258" table:style-name="ce18">
            <text:p><text:s/>2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20" table:style-name="ce14">
            <text:p><text:s/>20</text:p>
          </table:table-cell>
          <table:table-cell office:value-type="float" office:value="34" table:style-name="ce14">
            <text:p><text:s/>34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34" table:style-name="ce14">
            <text:p><text:s/>34</text:p>
          </table:table-cell>
          <table:table-cell office:value-type="float" office:value="14" table:style-name="ce14">
            <text:p><text:s/>14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8" table:style-name="ce14">
            <text:p><text:s/>28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style-name="ce14">
            <text:p><text:s/>33</text:p>
          </table:table-cell>
          <table:table-cell office:value-type="float" office:value="32" table:style-name="ce14">
            <text:p><text:s/>32</text:p>
          </table:table-cell>
          <table:table-cell office:value-type="float" office:value="41" table:style-name="ce14">
            <text:p><text:s/>41</text:p>
          </table:table-cell>
          <table:table-cell office:value-type="float" office:value="17" table:style-name="ce14">
            <text:p><text:s/>17</text:p>
          </table:table-cell>
          <table:table-cell office:value-type="float" office:value="172" table:style-name="ce18">
            <text:p><text:s/>1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221" table:style-name="ce14">
            <text:p><text:s/>221</text:p>
          </table:table-cell>
          <table:table-cell office:value-type="float" office:value="128" table:style-name="ce14">
            <text:p><text:s/>128</text:p>
          </table:table-cell>
          <table:table-cell office:value-type="float" office:value="143" table:style-name="ce14">
            <text:p><text:s/>143</text:p>
          </table:table-cell>
          <table:table-cell office:value-type="float" office:value="238" table:style-name="ce14">
            <text:p><text:s/>238</text:p>
          </table:table-cell>
          <table:table-cell office:value-type="float" office:value="309" table:style-name="ce14">
            <text:p><text:s/>309</text:p>
          </table:table-cell>
          <table:table-cell office:value-type="float" office:value="69" table:style-name="ce14">
            <text:p><text:s/>69</text:p>
          </table:table-cell>
          <table:table-cell office:value-type="float" office:value="1108" table:style-name="ce18">
            <text:p>1 1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79" table:style-name="ce14">
            <text:p><text:s/>79</text:p>
          </table:table-cell>
          <table:table-cell office:value-type="float" office:value="47" table:style-name="ce14">
            <text:p><text:s/>47</text:p>
          </table:table-cell>
          <table:table-cell office:value-type="float" office:value="55" table:style-name="ce14">
            <text:p><text:s/>55</text:p>
          </table:table-cell>
          <table:table-cell office:value-type="float" office:value="48" table:style-name="ce14">
            <text:p><text:s/>48</text:p>
          </table:table-cell>
          <table:table-cell office:value-type="float" office:value="105" table:style-name="ce14">
            <text:p><text:s/>105</text:p>
          </table:table-cell>
          <table:table-cell office:value-type="float" office:value="37" table:style-name="ce14">
            <text:p><text:s/>37</text:p>
          </table:table-cell>
          <table:table-cell office:value-type="float" office:value="371" table:style-name="ce18">
            <text:p><text:s/>3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16" table:style-name="ce14">
            <text:p><text:s/>116</text:p>
          </table:table-cell>
          <table:table-cell office:value-type="float" office:value="185" table:style-name="ce14">
            <text:p><text:s/>185</text:p>
          </table:table-cell>
          <table:table-cell office:value-type="float" office:value="250" table:style-name="ce14">
            <text:p><text:s/>250</text:p>
          </table:table-cell>
          <table:table-cell office:value-type="float" office:value="362" table:style-name="ce14">
            <text:p><text:s/>362</text:p>
          </table:table-cell>
          <table:table-cell office:value-type="float" office:value="694" table:style-name="ce14">
            <text:p><text:s/>694</text:p>
          </table:table-cell>
          <table:table-cell office:value-type="float" office:value="324" table:style-name="ce14">
            <text:p><text:s/>324</text:p>
          </table:table-cell>
          <table:table-cell office:value-type="float" office:value="1931" table:style-name="ce18">
            <text:p>1 9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50" table:style-name="ce14">
            <text:p><text:s/>50</text:p>
          </table:table-cell>
          <table:table-cell office:value-type="float" office:value="53" table:style-name="ce14">
            <text:p><text:s/>53</text:p>
          </table:table-cell>
          <table:table-cell office:value-type="float" office:value="52" table:style-name="ce14">
            <text:p><text:s/>52</text:p>
          </table:table-cell>
          <table:table-cell office:value-type="float" office:value="62" table:style-name="ce14">
            <text:p><text:s/>62</text:p>
          </table:table-cell>
          <table:table-cell office:value-type="float" office:value="75" table:style-name="ce14">
            <text:p><text:s/>75</text:p>
          </table:table-cell>
          <table:table-cell office:value-type="float" office:value="24" table:style-name="ce14">
            <text:p><text:s/>24</text:p>
          </table:table-cell>
          <table:table-cell office:value-type="float" office:value="316" table:style-name="ce18">
            <text:p><text:s/>3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52" table:style-name="ce14">
            <text:p><text:s/>52</text:p>
          </table:table-cell>
          <table:table-cell office:value-type="float" office:value="7" table:style-name="ce14">
            <text:p><text:s/>7</text:p>
          </table:table-cell>
          <table:table-cell office:value-type="float" office:value="127" table:style-name="ce18">
            <text:p><text:s/>1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7" table:style-name="ce14">
            <text:p><text:s/>7</text:p>
          </table:table-cell>
          <table:table-cell office:value-type="float" office:value="71" table:style-name="ce18">
            <text:p><text:s/>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25" table:style-name="ce14">
            <text:p><text:s/>25</text:p>
          </table:table-cell>
          <table:table-cell office:value-type="float" office:value="51" table:style-name="ce14">
            <text:p><text:s/>51</text:p>
          </table:table-cell>
          <table:table-cell office:value-type="float" office:value="84" table:style-name="ce14">
            <text:p><text:s/>84</text:p>
          </table:table-cell>
          <table:table-cell office:value-type="float" office:value="81" table:style-name="ce14">
            <text:p><text:s/>81</text:p>
          </table:table-cell>
          <table:table-cell office:value-type="float" office:value="73" table:style-name="ce14">
            <text:p><text:s/>73</text:p>
          </table:table-cell>
          <table:table-cell office:value-type="float" office:value="20" table:style-name="ce14">
            <text:p><text:s/>20</text:p>
          </table:table-cell>
          <table:table-cell office:value-type="float" office:value="334" table:style-name="ce18">
            <text:p><text:s/>3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16" table:style-name="ce14">
            <text:p><text:s/>16</text:p>
          </table:table-cell>
          <table:table-cell office:value-type="float" office:value="82" table:style-name="ce18">
            <text:p><text:s/>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7" table:style-name="ce14">
            <text:p><text:s/>17</text:p>
          </table:table-cell>
          <table:table-cell office:value-type="float" office:value="59" table:style-name="ce14">
            <text:p><text:s/>59</text:p>
          </table:table-cell>
          <table:table-cell office:value-type="float" office:value="50" table:style-name="ce14">
            <text:p><text:s/>50</text:p>
          </table:table-cell>
          <table:table-cell office:value-type="float" office:value="44" table:style-name="ce14">
            <text:p><text:s/>44</text:p>
          </table:table-cell>
          <table:table-cell office:value-type="float" office:value="52" table:style-name="ce14">
            <text:p><text:s/>52</text:p>
          </table:table-cell>
          <table:table-cell office:value-type="float" office:value="18" table:style-name="ce14">
            <text:p><text:s/>18</text:p>
          </table:table-cell>
          <table:table-cell office:value-type="float" office:value="240" table:style-name="ce18">
            <text:p><text:s/>2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56" table:style-name="ce14">
            <text:p><text:s/>56</text:p>
          </table:table-cell>
          <table:table-cell office:value-type="float" office:value="35" table:style-name="ce14">
            <text:p><text:s/>35</text:p>
          </table:table-cell>
          <table:table-cell office:value-type="float" office:value="28" table:style-name="ce14">
            <text:p><text:s/>28</text:p>
          </table:table-cell>
          <table:table-cell office:value-type="float" office:value="21" table:style-name="ce14">
            <text:p><text:s/>21</text:p>
          </table:table-cell>
          <table:table-cell office:value-type="float" office:value="28" table:style-name="ce14">
            <text:p><text:s/>28</text:p>
          </table:table-cell>
          <table:table-cell office:value-type="float" office:value="7" table:style-name="ce14">
            <text:p><text:s/>7</text:p>
          </table:table-cell>
          <table:table-cell office:value-type="float" office:value="175" table:style-name="ce18">
            <text:p><text:s/>1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21" table:style-name="ce14">
            <text:p><text:s/>21</text:p>
          </table:table-cell>
          <table:table-cell office:value-type="float" office:value="40" table:style-name="ce14">
            <text:p><text:s/>40</text:p>
          </table:table-cell>
          <table:table-cell office:value-type="float" office:value="47" table:style-name="ce14">
            <text:p><text:s/>47</text:p>
          </table:table-cell>
          <table:table-cell office:value-type="float" office:value="47" table:style-name="ce14">
            <text:p><text:s/>47</text:p>
          </table:table-cell>
          <table:table-cell office:value-type="float" office:value="112" table:style-name="ce14">
            <text:p><text:s/>112</text:p>
          </table:table-cell>
          <table:table-cell office:value-type="float" office:value="52" table:style-name="ce14">
            <text:p><text:s/>52</text:p>
          </table:table-cell>
          <table:table-cell office:value-type="float" office:value="319" table:style-name="ce18">
            <text:p><text:s/>3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5" table:style-name="ce14">
            <text:p><text:s/>5</text:p>
          </table:table-cell>
          <table:table-cell office:value-type="float" office:value="19" table:style-name="ce14">
            <text:p><text:s/>19</text:p>
          </table:table-cell>
          <table:table-cell office:value-type="float" office:value="20" table:style-name="ce14">
            <text:p><text:s/>20</text:p>
          </table:table-cell>
          <table:table-cell office:value-type="float" office:value="21" table:style-name="ce14">
            <text:p><text:s/>21</text:p>
          </table:table-cell>
          <table:table-cell office:value-type="float" office:value="30" table:style-name="ce14">
            <text:p><text:s/>30</text:p>
          </table:table-cell>
          <table:table-cell office:value-type="float" office:value="7" table:style-name="ce14">
            <text:p><text:s/>7</text:p>
          </table:table-cell>
          <table:table-cell office:value-type="float" office:value="102" table:style-name="ce18">
            <text:p><text:s/>1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03" table:style-name="ce14">
            <text:p><text:s/>203</text:p>
          </table:table-cell>
          <table:table-cell office:value-type="float" office:value="160" table:style-name="ce14">
            <text:p><text:s/>160</text:p>
          </table:table-cell>
          <table:table-cell office:value-type="float" office:value="169" table:style-name="ce14">
            <text:p><text:s/>169</text:p>
          </table:table-cell>
          <table:table-cell office:value-type="float" office:value="225" table:style-name="ce14">
            <text:p><text:s/>225</text:p>
          </table:table-cell>
          <table:table-cell office:value-type="float" office:value="175" table:style-name="ce14">
            <text:p><text:s/>175</text:p>
          </table:table-cell>
          <table:table-cell office:value-type="float" office:value="48" table:style-name="ce14">
            <text:p><text:s/>48</text:p>
          </table:table-cell>
          <table:table-cell office:value-type="float" office:value="980" table:style-name="ce18">
            <text:p><text:s/>9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38" table:style-name="ce14">
            <text:p><text:s/>38</text:p>
          </table:table-cell>
          <table:table-cell office:value-type="float" office:value="27" table:style-name="ce14">
            <text:p><text:s/>27</text:p>
          </table:table-cell>
          <table:table-cell office:value-type="float" office:value="28" table:style-name="ce14">
            <text:p><text:s/>28</text:p>
          </table:table-cell>
          <table:table-cell office:value-type="float" office:value="35" table:style-name="ce14">
            <text:p><text:s/>35</text:p>
          </table:table-cell>
          <table:table-cell office:value-type="float" office:value="26" table:style-name="ce14">
            <text:p><text:s/>26</text:p>
          </table:table-cell>
          <table:table-cell office:value-type="float" office:value="7" table:style-name="ce14">
            <text:p><text:s/>7</text:p>
          </table:table-cell>
          <table:table-cell office:value-type="float" office:value="161" table:style-name="ce18">
            <text:p><text:s/>1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4" table:style-name="ce14">
            <text:p><text:s/>24</text:p>
          </table:table-cell>
          <table:table-cell office:value-type="float" office:value="27" table:style-name="ce14">
            <text:p><text:s/>27</text:p>
          </table:table-cell>
          <table:table-cell office:value-type="float" office:value="32" table:style-name="ce14">
            <text:p><text:s/>32</text:p>
          </table:table-cell>
          <table:table-cell office:value-type="float" office:value="34" table:style-name="ce14">
            <text:p><text:s/>34</text:p>
          </table:table-cell>
          <table:table-cell office:value-type="float" office:value="52" table:style-name="ce14">
            <text:p><text:s/>52</text:p>
          </table:table-cell>
          <table:table-cell office:value-type="float" office:value="19" table:style-name="ce14">
            <text:p><text:s/>19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363" table:style-name="ce14">
            <text:p><text:s/>363</text:p>
          </table:table-cell>
          <table:table-cell office:value-type="float" office:value="323" table:style-name="ce14">
            <text:p><text:s/>323</text:p>
          </table:table-cell>
          <table:table-cell office:value-type="float" office:value="253" table:style-name="ce14">
            <text:p><text:s/>253</text:p>
          </table:table-cell>
          <table:table-cell office:value-type="float" office:value="474" table:style-name="ce14">
            <text:p><text:s/>474</text:p>
          </table:table-cell>
          <table:table-cell office:value-type="float" office:value="647" table:style-name="ce14">
            <text:p><text:s/>647</text:p>
          </table:table-cell>
          <table:table-cell office:value-type="float" office:value="59" table:style-name="ce14">
            <text:p><text:s/>59</text:p>
          </table:table-cell>
          <table:table-cell office:value-type="float" office:value="2119" table:style-name="ce18">
            <text:p>2 1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21" table:style-name="ce14">
            <text:p><text:s/>21</text:p>
          </table:table-cell>
          <table:table-cell office:value-type="float" office:value="26" table:style-name="ce14">
            <text:p><text:s/>26</text:p>
          </table:table-cell>
          <table:table-cell office:value-type="float" office:value="13" table:style-name="ce14">
            <text:p><text:s/>13</text:p>
          </table:table-cell>
          <table:table-cell office:value-type="float" office:value="44" table:style-name="ce14">
            <text:p><text:s/>44</text:p>
          </table:table-cell>
          <table:table-cell office:value-type="float" office:value="53" table:style-name="ce14">
            <text:p><text:s/>53</text:p>
          </table:table-cell>
          <table:table-cell office:value-type="float" office:value="17" table:style-name="ce14">
            <text:p><text:s/>17</text:p>
          </table:table-cell>
          <table:table-cell office:value-type="float" office:value="174" table:style-name="ce18">
            <text:p><text:s/>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34" table:style-name="ce14">
            <text:p><text:s/>34</text:p>
          </table:table-cell>
          <table:table-cell office:value-type="float" office:value="62" table:style-name="ce14">
            <text:p><text:s/>62</text:p>
          </table:table-cell>
          <table:table-cell office:value-type="float" office:value="73" table:style-name="ce14">
            <text:p><text:s/>73</text:p>
          </table:table-cell>
          <table:table-cell office:value-type="float" office:value="100" table:style-name="ce14">
            <text:p><text:s/>100</text:p>
          </table:table-cell>
          <table:table-cell office:value-type="float" office:value="141" table:style-name="ce14">
            <text:p><text:s/>141</text:p>
          </table:table-cell>
          <table:table-cell office:value-type="float" office:value="47" table:style-name="ce14">
            <text:p><text:s/>47</text:p>
          </table:table-cell>
          <table:table-cell office:value-type="float" office:value="457" table:style-name="ce18">
            <text:p><text:s/>4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43" table:style-name="ce14">
            <text:p><text:s/>43</text:p>
          </table:table-cell>
          <table:table-cell office:value-type="float" office:value="53" table:style-name="ce14">
            <text:p><text:s/>53</text:p>
          </table:table-cell>
          <table:table-cell office:value-type="float" office:value="79" table:style-name="ce14">
            <text:p><text:s/>79</text:p>
          </table:table-cell>
          <table:table-cell office:value-type="float" office:value="166" table:style-name="ce14">
            <text:p><text:s/>166</text:p>
          </table:table-cell>
          <table:table-cell office:value-type="float" office:value="219" table:style-name="ce14">
            <text:p><text:s/>219</text:p>
          </table:table-cell>
          <table:table-cell office:value-type="float" office:value="107" table:style-name="ce14">
            <text:p><text:s/>107</text:p>
          </table:table-cell>
          <table:table-cell office:value-type="float" office:value="667" table:style-name="ce18">
            <text:p><text:s/>6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16" table:style-name="ce14">
            <text:p><text:s/>16</text:p>
          </table:table-cell>
          <table:table-cell office:value-type="float" office:value="56" table:style-name="ce14">
            <text:p><text:s/>56</text:p>
          </table:table-cell>
          <table:table-cell office:value-type="float" office:value="33" table:style-name="ce14">
            <text:p><text:s/>33</text:p>
          </table:table-cell>
          <table:table-cell office:value-type="float" office:value="47" table:style-name="ce14">
            <text:p><text:s/>47</text:p>
          </table:table-cell>
          <table:table-cell office:value-type="float" office:value="65" table:style-name="ce14">
            <text:p><text:s/>65</text:p>
          </table:table-cell>
          <table:table-cell office:value-type="float" office:value="23" table:style-name="ce14">
            <text:p><text:s/>23</text:p>
          </table:table-cell>
          <table:table-cell office:value-type="float" office:value="240" table:style-name="ce18">
            <text:p><text:s/>2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4">
            <text:p><text:s/>24</text:p>
          </table:table-cell>
          <table:table-cell office:value-type="float" office:value="40" table:style-name="ce14">
            <text:p><text:s/>40</text:p>
          </table:table-cell>
          <table:table-cell office:value-type="float" office:value="59" table:style-name="ce14">
            <text:p><text:s/>59</text:p>
          </table:table-cell>
          <table:table-cell office:value-type="float" office:value="57" table:style-name="ce14">
            <text:p><text:s/>57</text:p>
          </table:table-cell>
          <table:table-cell office:value-type="float" office:value="16" table:style-name="ce14">
            <text:p><text:s/>16</text:p>
          </table:table-cell>
          <table:table-cell office:value-type="float" office:value="207" table:style-name="ce18">
            <text:p><text:s/>2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73" table:style-name="ce14">
            <text:p><text:s/>73</text:p>
          </table:table-cell>
          <table:table-cell office:value-type="float" office:value="56" table:style-name="ce14">
            <text:p><text:s/>56</text:p>
          </table:table-cell>
          <table:table-cell office:value-type="float" office:value="63" table:style-name="ce14">
            <text:p><text:s/>63</text:p>
          </table:table-cell>
          <table:table-cell office:value-type="float" office:value="89" table:style-name="ce14">
            <text:p><text:s/>89</text:p>
          </table:table-cell>
          <table:table-cell office:value-type="float" office:value="124" table:style-name="ce14">
            <text:p><text:s/>124</text:p>
          </table:table-cell>
          <table:table-cell office:value-type="float" office:value="36" table:style-name="ce14">
            <text:p><text:s/>36</text:p>
          </table:table-cell>
          <table:table-cell office:value-type="float" office:value="441" table:style-name="ce18">
            <text:p><text:s/>4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55" table:style-name="ce14">
            <text:p><text:s/>55</text:p>
          </table:table-cell>
          <table:table-cell office:value-type="float" office:value="109" table:style-name="ce14">
            <text:p><text:s/>109</text:p>
          </table:table-cell>
          <table:table-cell office:value-type="float" office:value="122" table:style-name="ce14">
            <text:p><text:s/>122</text:p>
          </table:table-cell>
          <table:table-cell office:value-type="float" office:value="201" table:style-name="ce14">
            <text:p><text:s/>201</text:p>
          </table:table-cell>
          <table:table-cell office:value-type="float" office:value="271" table:style-name="ce14">
            <text:p><text:s/>271</text:p>
          </table:table-cell>
          <table:table-cell office:value-type="float" office:value="79" table:style-name="ce14">
            <text:p><text:s/>79</text:p>
          </table:table-cell>
          <table:table-cell office:value-type="float" office:value="837" table:style-name="ce18">
            <text:p><text:s/>8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01" table:style-name="ce14">
            <text:p><text:s/>101</text:p>
          </table:table-cell>
          <table:table-cell office:value-type="float" office:value="92" table:style-name="ce14">
            <text:p><text:s/>92</text:p>
          </table:table-cell>
          <table:table-cell office:value-type="float" office:value="124" table:style-name="ce14">
            <text:p><text:s/>124</text:p>
          </table:table-cell>
          <table:table-cell office:value-type="float" office:value="139" table:style-name="ce14">
            <text:p><text:s/>139</text:p>
          </table:table-cell>
          <table:table-cell office:value-type="float" office:value="163" table:style-name="ce14">
            <text:p><text:s/>163</text:p>
          </table:table-cell>
          <table:table-cell office:value-type="float" office:value="36" table:style-name="ce14">
            <text:p><text:s/>36</text:p>
          </table:table-cell>
          <table:table-cell office:value-type="float" office:value="655" table:style-name="ce18">
            <text:p><text:s/>6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78" table:style-name="ce14">
            <text:p><text:s/>78</text:p>
          </table:table-cell>
          <table:table-cell office:value-type="float" office:value="127" table:style-name="ce14">
            <text:p><text:s/>127</text:p>
          </table:table-cell>
          <table:table-cell office:value-type="float" office:value="143" table:style-name="ce14">
            <text:p><text:s/>143</text:p>
          </table:table-cell>
          <table:table-cell office:value-type="float" office:value="152" table:style-name="ce14">
            <text:p><text:s/>152</text:p>
          </table:table-cell>
          <table:table-cell office:value-type="float" office:value="231" table:style-name="ce14">
            <text:p><text:s/>231</text:p>
          </table:table-cell>
          <table:table-cell office:value-type="float" office:value="54" table:style-name="ce14">
            <text:p><text:s/>54</text:p>
          </table:table-cell>
          <table:table-cell office:value-type="float" office:value="785" table:style-name="ce18">
            <text:p><text:s/>7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style-name="ce14">
            <text:p><text:s/>24</text:p>
          </table:table-cell>
          <table:table-cell office:value-type="float" office:value="33" table:style-name="ce14">
            <text:p><text:s/>33</text:p>
          </table:table-cell>
          <table:table-cell office:value-type="float" office:value="41" table:style-name="ce14">
            <text:p><text:s/>41</text:p>
          </table:table-cell>
          <table:table-cell office:value-type="float" office:value="46" table:style-name="ce14">
            <text:p><text:s/>46</text:p>
          </table:table-cell>
          <table:table-cell office:value-type="float" office:value="12" table:style-name="ce14">
            <text:p><text:s/>12</text:p>
          </table:table-cell>
          <table:table-cell office:value-type="float" office:value="177" table:style-name="ce18">
            <text:p><text:s/>1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23" table:style-name="ce14">
            <text:p><text:s/>23</text:p>
          </table:table-cell>
          <table:table-cell office:value-type="float" office:value="21" table:style-name="ce14">
            <text:p><text:s/>21</text:p>
          </table:table-cell>
          <table:table-cell office:value-type="float" office:value="42" table:style-name="ce14">
            <text:p><text:s/>42</text:p>
          </table:table-cell>
          <table:table-cell office:value-type="float" office:value="43" table:style-name="ce14">
            <text:p><text:s/>43</text:p>
          </table:table-cell>
          <table:table-cell office:value-type="float" office:value="92" table:style-name="ce14">
            <text:p><text:s/>92</text:p>
          </table:table-cell>
          <table:table-cell office:value-type="float" office:value="28" table:style-name="ce14">
            <text:p><text:s/>28</text:p>
          </table:table-cell>
          <table:table-cell office:value-type="float" office:value="249" table:style-name="ce18">
            <text:p><text:s/>2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32" table:style-name="ce14">
            <text:p><text:s/>32</text:p>
          </table:table-cell>
          <table:table-cell office:value-type="float" office:value="54" table:style-name="ce14">
            <text:p><text:s/>54</text:p>
          </table:table-cell>
          <table:table-cell office:value-type="float" office:value="67" table:style-name="ce14">
            <text:p><text:s/>67</text:p>
          </table:table-cell>
          <table:table-cell office:value-type="float" office:value="12" table:style-name="ce14">
            <text:p><text:s/>12</text:p>
          </table:table-cell>
          <table:table-cell office:value-type="float" office:value="218" table:style-name="ce18">
            <text:p><text:s/>2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33" table:style-name="ce14">
            <text:p><text:s/>33</text:p>
          </table:table-cell>
          <table:table-cell office:value-type="float" office:value="41" table:style-name="ce14">
            <text:p><text:s/>41</text:p>
          </table:table-cell>
          <table:table-cell office:value-type="float" office:value="51" table:style-name="ce14">
            <text:p><text:s/>51</text:p>
          </table:table-cell>
          <table:table-cell office:value-type="float" office:value="47" table:style-name="ce14">
            <text:p><text:s/>47</text:p>
          </table:table-cell>
          <table:table-cell office:value-type="float" office:value="65" table:style-name="ce14">
            <text:p><text:s/>65</text:p>
          </table:table-cell>
          <table:table-cell office:value-type="float" office:value="22" table:style-name="ce14">
            <text:p><text:s/>22</text:p>
          </table:table-cell>
          <table:table-cell office:value-type="float" office:value="259" table:style-name="ce18">
            <text:p><text:s/>2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4">
            <text:p><text:s/>31</text:p>
          </table:table-cell>
          <table:table-cell office:value-type="float" office:value="38" table:style-name="ce14">
            <text:p><text:s/>38</text:p>
          </table:table-cell>
          <table:table-cell office:value-type="float" office:value="41" table:style-name="ce14">
            <text:p><text:s/>41</text:p>
          </table:table-cell>
          <table:table-cell office:value-type="float" office:value="72" table:style-name="ce14">
            <text:p><text:s/>72</text:p>
          </table:table-cell>
          <table:table-cell office:value-type="float" office:value="22" table:style-name="ce14">
            <text:p><text:s/>22</text:p>
          </table:table-cell>
          <table:table-cell office:value-type="float" office:value="217" table:style-name="ce18">
            <text:p><text:s/>21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2392" table:style-name="ce18">
            <text:p>2 392</text:p>
          </table:table-cell>
          <table:table-cell office:value-type="float" office:value="2536" table:style-name="ce18">
            <text:p>2 536</text:p>
          </table:table-cell>
          <table:table-cell office:value-type="float" office:value="2769" table:style-name="ce18">
            <text:p>2 769</text:p>
          </table:table-cell>
          <table:table-cell office:value-type="float" office:value="3807" table:style-name="ce18">
            <text:p>3 807</text:p>
          </table:table-cell>
          <table:table-cell office:value-type="float" office:value="5274" table:style-name="ce18">
            <text:p>5 274</text:p>
          </table:table-cell>
          <table:table-cell office:value-type="float" office:value="1648" table:style-name="ce18">
            <text:p>1 648</text:p>
          </table:table-cell>
          <table:table-cell office:value-type="float" office:value="18426" table:style-name="ce18">
            <text:p>18 4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407" table:style-name="ce14">
            <text:p><text:s/>407</text:p>
          </table:table-cell>
          <table:table-cell office:value-type="float" office:value="525" table:style-name="ce14">
            <text:p><text:s/>525</text:p>
          </table:table-cell>
          <table:table-cell office:value-type="float" office:value="757" table:style-name="ce14">
            <text:p><text:s/>757</text:p>
          </table:table-cell>
          <table:table-cell office:value-type="float" office:value="1513" table:style-name="ce14">
            <text:p>1 513</text:p>
          </table:table-cell>
          <table:table-cell office:value-type="float" office:value="3178" table:style-name="ce14">
            <text:p>3 178</text:p>
          </table:table-cell>
          <table:table-cell office:value-type="float" office:value="321" table:style-name="ce14">
            <text:p><text:s/>321</text:p>
          </table:table-cell>
          <table:table-cell office:value-type="float" office:value="6701" table:style-name="ce18">
            <text:p>6 7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style-name="ce14">
            <text:p><text:s/>7</text:p>
          </table:table-cell>
          <table:table-cell office:value-type="float" office:value="40" table:style-name="ce18">
            <text:p><text:s/>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7" table:style-name="ce14">
            <text:p><text:s/>17</text:p>
          </table:table-cell>
          <table:table-cell office:value-type="float" office:value="28" table:style-name="ce14">
            <text:p><text:s/>28</text:p>
          </table:table-cell>
          <table:table-cell office:value-type="float" office:value="29" table:style-name="ce14">
            <text:p><text:s/>29</text:p>
          </table:table-cell>
          <table:table-cell office:value-type="float" office:value="62" table:style-name="ce14">
            <text:p><text:s/>62</text:p>
          </table:table-cell>
          <table:table-cell office:value-type="float" office:value="113" table:style-name="ce14">
            <text:p><text:s/>113</text:p>
          </table:table-cell>
          <table:table-cell office:value-type="float" office:value="20" table:style-name="ce14">
            <text:p><text:s/>20</text:p>
          </table:table-cell>
          <table:table-cell office:value-type="float" office:value="269" table:style-name="ce18">
            <text:p><text:s/>2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38" table:style-name="ce14">
            <text:p><text:s/>38</text:p>
          </table:table-cell>
          <table:table-cell office:value-type="float" office:value="51" table:style-name="ce14">
            <text:p><text:s/>51</text:p>
          </table:table-cell>
          <table:table-cell office:value-type="float" office:value="49" table:style-name="ce14">
            <text:p><text:s/>49</text:p>
          </table:table-cell>
          <table:table-cell office:value-type="float" office:value="86" table:style-name="ce14">
            <text:p><text:s/>86</text:p>
          </table:table-cell>
          <table:table-cell office:value-type="float" office:value="99" table:style-name="ce14">
            <text:p><text:s/>99</text:p>
          </table:table-cell>
          <table:table-cell office:value-type="float" office:value="24" table:style-name="ce14">
            <text:p><text:s/>24</text:p>
          </table:table-cell>
          <table:table-cell office:value-type="float" office:value="347" table:style-name="ce18">
            <text:p><text:s/>3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361" table:style-name="ce14">
            <text:p><text:s/>361</text:p>
          </table:table-cell>
          <table:table-cell office:value-type="float" office:value="385" table:style-name="ce14">
            <text:p><text:s/>385</text:p>
          </table:table-cell>
          <table:table-cell office:value-type="float" office:value="329" table:style-name="ce14">
            <text:p><text:s/>329</text:p>
          </table:table-cell>
          <table:table-cell office:value-type="float" office:value="577" table:style-name="ce14">
            <text:p><text:s/>577</text:p>
          </table:table-cell>
          <table:table-cell office:value-type="float" office:value="1094" table:style-name="ce14">
            <text:p>1 094</text:p>
          </table:table-cell>
          <table:table-cell office:value-type="float" office:value="471" table:style-name="ce14">
            <text:p><text:s/>471</text:p>
          </table:table-cell>
          <table:table-cell office:value-type="float" office:value="3217" table:style-name="ce18">
            <text:p>3 2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137" table:style-name="ce14">
            <text:p><text:s/>137</text:p>
          </table:table-cell>
          <table:table-cell office:value-type="float" office:value="238" table:style-name="ce14">
            <text:p><text:s/>238</text:p>
          </table:table-cell>
          <table:table-cell office:value-type="float" office:value="299" table:style-name="ce14">
            <text:p><text:s/>299</text:p>
          </table:table-cell>
          <table:table-cell office:value-type="float" office:value="485" table:style-name="ce14">
            <text:p><text:s/>485</text:p>
          </table:table-cell>
          <table:table-cell office:value-type="float" office:value="623" table:style-name="ce14">
            <text:p><text:s/>623</text:p>
          </table:table-cell>
          <table:table-cell office:value-type="float" office:value="140" table:style-name="ce14">
            <text:p><text:s/>140</text:p>
          </table:table-cell>
          <table:table-cell office:value-type="float" office:value="1922" table:style-name="ce18">
            <text:p>1 9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54" table:style-name="ce14">
            <text:p><text:s/>54</text:p>
          </table:table-cell>
          <table:table-cell office:value-type="float" office:value="178" table:style-name="ce14">
            <text:p><text:s/>178</text:p>
          </table:table-cell>
          <table:table-cell office:value-type="float" office:value="269" table:style-name="ce14">
            <text:p><text:s/>269</text:p>
          </table:table-cell>
          <table:table-cell office:value-type="float" office:value="630" table:style-name="ce14">
            <text:p><text:s/>630</text:p>
          </table:table-cell>
          <table:table-cell office:value-type="float" office:value="1008" table:style-name="ce14">
            <text:p>1 008</text:p>
          </table:table-cell>
          <table:table-cell office:value-type="float" office:value="171" table:style-name="ce14">
            <text:p><text:s/>171</text:p>
          </table:table-cell>
          <table:table-cell office:value-type="float" office:value="2310" table:style-name="ce18">
            <text:p>2 3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931" table:style-name="ce14">
            <text:p><text:s/>931</text:p>
          </table:table-cell>
          <table:table-cell office:value-type="float" office:value="508" table:style-name="ce14">
            <text:p><text:s/>508</text:p>
          </table:table-cell>
          <table:table-cell office:value-type="float" office:value="554" table:style-name="ce14">
            <text:p><text:s/>554</text:p>
          </table:table-cell>
          <table:table-cell office:value-type="float" office:value="1102" table:style-name="ce14">
            <text:p>1 102</text:p>
          </table:table-cell>
          <table:table-cell office:value-type="float" office:value="1801" table:style-name="ce14">
            <text:p>1 801</text:p>
          </table:table-cell>
          <table:table-cell office:value-type="float" office:value="347" table:style-name="ce14">
            <text:p><text:s/>347</text:p>
          </table:table-cell>
          <table:table-cell office:value-type="float" office:value="5243" table:style-name="ce18">
            <text:p>5 2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5" table:style-name="ce14">
            <text:p><text:s/>15</text:p>
          </table:table-cell>
          <table:table-cell office:value-type="float" office:value="42" table:style-name="ce14">
            <text:p><text:s/>42</text:p>
          </table:table-cell>
          <table:table-cell office:value-type="float" office:value="31" table:style-name="ce14">
            <text:p><text:s/>31</text:p>
          </table:table-cell>
          <table:table-cell office:value-type="float" office:value="48" table:style-name="ce14">
            <text:p><text:s/>48</text:p>
          </table:table-cell>
          <table:table-cell office:value-type="float" office:value="62" table:style-name="ce14">
            <text:p><text:s/>62</text:p>
          </table:table-cell>
          <table:table-cell office:value-type="float" office:value="22" table:style-name="ce14">
            <text:p><text:s/>22</text:p>
          </table:table-cell>
          <table:table-cell office:value-type="float" office:value="220" table:style-name="ce18">
            <text:p><text:s/>2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67" table:style-name="ce14">
            <text:p><text:s/>167</text:p>
          </table:table-cell>
          <table:table-cell office:value-type="float" office:value="262" table:style-name="ce14">
            <text:p><text:s/>262</text:p>
          </table:table-cell>
          <table:table-cell office:value-type="float" office:value="253" table:style-name="ce14">
            <text:p><text:s/>253</text:p>
          </table:table-cell>
          <table:table-cell office:value-type="float" office:value="489" table:style-name="ce14">
            <text:p><text:s/>489</text:p>
          </table:table-cell>
          <table:table-cell office:value-type="float" office:value="624" table:style-name="ce14">
            <text:p><text:s/>624</text:p>
          </table:table-cell>
          <table:table-cell office:value-type="float" office:value="170" table:style-name="ce14">
            <text:p><text:s/>170</text:p>
          </table:table-cell>
          <table:table-cell office:value-type="float" office:value="1965" table:style-name="ce18">
            <text:p>1 9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549" table:style-name="ce14">
            <text:p><text:s/>549</text:p>
          </table:table-cell>
          <table:table-cell office:value-type="float" office:value="586" table:style-name="ce14">
            <text:p><text:s/>586</text:p>
          </table:table-cell>
          <table:table-cell office:value-type="float" office:value="638" table:style-name="ce14">
            <text:p><text:s/>638</text:p>
          </table:table-cell>
          <table:table-cell office:value-type="float" office:value="1413" table:style-name="ce14">
            <text:p>1 413</text:p>
          </table:table-cell>
          <table:table-cell office:value-type="float" office:value="1914" table:style-name="ce14">
            <text:p>1 914</text:p>
          </table:table-cell>
          <table:table-cell office:value-type="float" office:value="352" table:style-name="ce14">
            <text:p><text:s/>352</text:p>
          </table:table-cell>
          <table:table-cell office:value-type="float" office:value="5452" table:style-name="ce18">
            <text:p>5 4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9" table:style-name="ce14">
            <text:p><text:s/>19</text:p>
          </table:table-cell>
          <table:table-cell office:value-type="float" office:value="39" table:style-name="ce14">
            <text:p><text:s/>39</text:p>
          </table:table-cell>
          <table:table-cell office:value-type="float" office:value="31" table:style-name="ce14">
            <text:p><text:s/>31</text:p>
          </table:table-cell>
          <table:table-cell office:value-type="float" office:value="61" table:style-name="ce14">
            <text:p><text:s/>61</text:p>
          </table:table-cell>
          <table:table-cell office:value-type="float" office:value="115" table:style-name="ce14">
            <text:p><text:s/>115</text:p>
          </table:table-cell>
          <table:table-cell office:value-type="float" office:value="53" table:style-name="ce14">
            <text:p><text:s/>53</text:p>
          </table:table-cell>
          <table:table-cell office:value-type="float" office:value="318" table:style-name="ce18">
            <text:p><text:s/>3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254" table:style-name="ce14">
            <text:p><text:s/>254</text:p>
          </table:table-cell>
          <table:table-cell office:value-type="float" office:value="308" table:style-name="ce14">
            <text:p><text:s/>308</text:p>
          </table:table-cell>
          <table:table-cell office:value-type="float" office:value="364" table:style-name="ce14">
            <text:p><text:s/>364</text:p>
          </table:table-cell>
          <table:table-cell office:value-type="float" office:value="691" table:style-name="ce14">
            <text:p><text:s/>691</text:p>
          </table:table-cell>
          <table:table-cell office:value-type="float" office:value="860" table:style-name="ce14">
            <text:p><text:s/>860</text:p>
          </table:table-cell>
          <table:table-cell office:value-type="float" office:value="163" table:style-name="ce14">
            <text:p><text:s/>163</text:p>
          </table:table-cell>
          <table:table-cell office:value-type="float" office:value="2640" table:style-name="ce18">
            <text:p>2 6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74" table:style-name="ce14">
            <text:p><text:s/>74</text:p>
          </table:table-cell>
          <table:table-cell office:value-type="float" office:value="131" table:style-name="ce14">
            <text:p><text:s/>131</text:p>
          </table:table-cell>
          <table:table-cell office:value-type="float" office:value="168" table:style-name="ce14">
            <text:p><text:s/>168</text:p>
          </table:table-cell>
          <table:table-cell office:value-type="float" office:value="290" table:style-name="ce14">
            <text:p><text:s/>290</text:p>
          </table:table-cell>
          <table:table-cell office:value-type="float" office:value="430" table:style-name="ce14">
            <text:p><text:s/>430</text:p>
          </table:table-cell>
          <table:table-cell office:value-type="float" office:value="119" table:style-name="ce14">
            <text:p><text:s/>119</text:p>
          </table:table-cell>
          <table:table-cell office:value-type="float" office:value="1212" table:style-name="ce18">
            <text:p>1 2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7" table:style-name="ce14">
            <text:p><text:s/>7</text:p>
          </table:table-cell>
          <table:table-cell office:value-type="float" office:value="34" table:style-name="ce14">
            <text:p><text:s/>34</text:p>
          </table:table-cell>
          <table:table-cell office:value-type="float" office:value="56" table:style-name="ce14">
            <text:p><text:s/>56</text:p>
          </table:table-cell>
          <table:table-cell office:value-type="float" office:value="87" table:style-name="ce14">
            <text:p><text:s/>87</text:p>
          </table:table-cell>
          <table:table-cell office:value-type="float" office:value="175" table:style-name="ce14">
            <text:p><text:s/>175</text:p>
          </table:table-cell>
          <table:table-cell office:value-type="float" office:value="30" table:style-name="ce14">
            <text:p><text:s/>30</text:p>
          </table:table-cell>
          <table:table-cell office:value-type="float" office:value="389" table:style-name="ce18">
            <text:p><text:s/>3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80" table:style-name="ce14">
            <text:p><text:s/>80</text:p>
          </table:table-cell>
          <table:table-cell office:value-type="float" office:value="150" table:style-name="ce14">
            <text:p><text:s/>150</text:p>
          </table:table-cell>
          <table:table-cell office:value-type="float" office:value="236" table:style-name="ce14">
            <text:p><text:s/>236</text:p>
          </table:table-cell>
          <table:table-cell office:value-type="float" office:value="374" table:style-name="ce14">
            <text:p><text:s/>374</text:p>
          </table:table-cell>
          <table:table-cell office:value-type="float" office:value="418" table:style-name="ce14">
            <text:p><text:s/>418</text:p>
          </table:table-cell>
          <table:table-cell office:value-type="float" office:value="68" table:style-name="ce14">
            <text:p><text:s/>68</text:p>
          </table:table-cell>
          <table:table-cell office:value-type="float" office:value="1326" table:style-name="ce18">
            <text:p>1 32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3113" table:style-name="ce18">
            <text:p>3 113</text:p>
          </table:table-cell>
          <table:table-cell office:value-type="float" office:value="3470" table:style-name="ce18">
            <text:p>3 470</text:p>
          </table:table-cell>
          <table:table-cell office:value-type="float" office:value="4071" table:style-name="ce18">
            <text:p>4 071</text:p>
          </table:table-cell>
          <table:table-cell office:value-type="float" office:value="7912" table:style-name="ce18">
            <text:p>7 912</text:p>
          </table:table-cell>
          <table:table-cell office:value-type="float" office:value="12527" table:style-name="ce18">
            <text:p>12 527</text:p>
          </table:table-cell>
          <table:table-cell office:value-type="float" office:value="2478" table:style-name="ce18">
            <text:p>2 478</text:p>
          </table:table-cell>
          <table:table-cell office:value-type="float" office:value="33571" table:style-name="ce18">
            <text:p>33 571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8226" table:style-name="ce18">
            <text:p>28 226</text:p>
          </table:table-cell>
          <table:table-cell office:value-type="float" office:value="54175" table:style-name="ce18">
            <text:p>54 175</text:p>
          </table:table-cell>
          <table:table-cell office:value-type="float" office:value="53963" table:style-name="ce18">
            <text:p>53 963</text:p>
          </table:table-cell>
          <table:table-cell office:value-type="float" office:value="79703" table:style-name="ce18">
            <text:p>79 703</text:p>
          </table:table-cell>
          <table:table-cell office:value-type="float" office:value="125477" table:style-name="ce18">
            <text:p>125 477</text:p>
          </table:table-cell>
          <table:table-cell office:value-type="float" office:value="55434" table:style-name="ce18">
            <text:p>55 434</text:p>
          </table:table-cell>
          <table:table-cell office:value-type="float" office:value="396978" table:style-name="ce18">
            <text:p>396 978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2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7">
            <text:p>Ano Mês: 202101</text:p>
          </table:table-cell>
          <table:covered-table-cell table:number-columns-repeated="2"/>
          <table:table-cell table:number-columns-repeated="1638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Norte</text:p>
          </table:table-cell>
          <table:covered-table-cell/>
          <table:table-cell office:value-type="string" table:style-name="ce38">
            <text:p>ALFÂNDEGA DA FÉ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IJÓ</text:p>
          </table:table-cell>
          <table:table-cell office:value-type="float" office:value="23" table:style-name="ce14">
            <text:p><text:s/>23</text:p>
          </table:table-cell>
          <table:table-cell office:value-type="float" office:value="16" table:style-name="ce14">
            <text:p><text:s/>16</text:p>
          </table:table-cell>
          <table:table-cell office:value-type="float" office:value="39" table:style-name="ce14">
            <text:p><text:s/>3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ANTE</text:p>
          </table:table-cell>
          <table:table-cell office:value-type="float" office:value="88" table:style-name="ce14">
            <text:p><text:s/>88</text:p>
          </table:table-cell>
          <table:table-cell office:value-type="float" office:value="119" table:style-name="ce14">
            <text:p><text:s/>119</text:p>
          </table:table-cell>
          <table:table-cell office:value-type="float" office:value="207" table:style-name="ce14">
            <text:p><text:s/>207</text:p>
          </table:table-cell>
          <table:table-cell office:value-type="float" office:value="35" table:style-name="ce14">
            <text:p><text:s/>35</text:p>
          </table:table-cell>
          <table:table-cell office:value-type="float" office:value="20" table:style-name="ce14">
            <text:p><text:s/>20</text:p>
          </table:table-cell>
          <table:table-cell office:value-type="float" office:value="55" table:style-name="ce14">
            <text:p><text:s/>5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ES</text:p>
          </table:table-cell>
          <table:table-cell office:value-type="float" office:value="30" table:style-name="ce14">
            <text:p><text:s/>30</text:p>
          </table:table-cell>
          <table:table-cell office:value-type="float" office:value="60" table:style-name="ce14">
            <text:p><text:s/>60</text:p>
          </table:table-cell>
          <table:table-cell office:value-type="float" office:value="90" table:style-name="ce14">
            <text:p><text:s/>90</text:p>
          </table:table-cell>
          <table:table-cell office:value-type="float" office:value="1" table:style-name="ce14">
            <text:p><text:s/>1</text:p>
          </table:table-cell>
          <table:table-cell office:value-type="float" office:value="33" table:style-name="ce14">
            <text:p><text:s/>33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COS DE VALDEVEZ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49" table:style-name="ce14">
            <text:p><text:s/>49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MAMAR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OUCA</text:p>
          </table:table-cell>
          <table:table-cell office:value-type="float" office:value="22" table:style-name="ce14">
            <text:p><text:s/>22</text:p>
          </table:table-cell>
          <table:table-cell office:value-type="float" office:value="27" table:style-name="ce14">
            <text:p><text:s/>27</text:p>
          </table:table-cell>
          <table:table-cell office:value-type="float" office:value="49" table:style-name="ce14">
            <text:p><text:s/>49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IÃO</text:p>
          </table:table-cell>
          <table:table-cell office:value-type="float" office:value="22" table:style-name="ce14">
            <text:p><text:s/>22</text:p>
          </table:table-cell>
          <table:table-cell office:value-type="float" office:value="42" table:style-name="ce14">
            <text:p><text:s/>42</text:p>
          </table:table-cell>
          <table:table-cell office:value-type="float" office:value="64" table:style-name="ce14">
            <text:p><text:s/>64</text:p>
          </table:table-cell>
          <table:table-cell office:value-type="float" office:value="20" table:style-name="ce14">
            <text:p><text:s/>20</text:p>
          </table:table-cell>
          <table:table-cell office:value-type="float" office:value="3" table:style-name="ce14">
            <text:p><text:s/>3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CELOS</text:p>
          </table:table-cell>
          <table:table-cell office:value-type="float" office:value="205" table:style-name="ce14">
            <text:p><text:s/>205</text:p>
          </table:table-cell>
          <table:table-cell office:value-type="float" office:value="202" table:style-name="ce14">
            <text:p><text:s/>202</text:p>
          </table:table-cell>
          <table:table-cell office:value-type="float" office:value="407" table:style-name="ce14">
            <text:p><text:s/>407</text:p>
          </table:table-cell>
          <table:table-cell office:value-type="float" office:value="33" table:style-name="ce14">
            <text:p><text:s/>33</text:p>
          </table:table-cell>
          <table:table-cell office:value-type="float" office:value="61" table:style-name="ce14">
            <text:p><text:s/>61</text:p>
          </table:table-cell>
          <table:table-cell office:value-type="float" office:value="94" table:style-name="ce14">
            <text:p><text:s/>9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TICAS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</text:p>
          </table:table-cell>
          <table:table-cell office:value-type="float" office:value="405" table:style-name="ce14">
            <text:p><text:s/>405</text:p>
          </table:table-cell>
          <table:table-cell office:value-type="float" office:value="588" table:style-name="ce14">
            <text:p><text:s/>588</text:p>
          </table:table-cell>
          <table:table-cell office:value-type="float" office:value="993" table:style-name="ce14">
            <text:p><text:s/>993</text:p>
          </table:table-cell>
          <table:table-cell office:value-type="float" office:value="40" table:style-name="ce14">
            <text:p><text:s/>40</text:p>
          </table:table-cell>
          <table:table-cell office:value-type="float" office:value="38" table:style-name="ce14">
            <text:p><text:s/>38</text:p>
          </table:table-cell>
          <table:table-cell office:value-type="float" office:value="78" table:style-name="ce14">
            <text:p><text:s/>7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NÇA</text:p>
          </table:table-cell>
          <table:table-cell office:value-type="float" office:value="87" table:style-name="ce14">
            <text:p><text:s/>87</text:p>
          </table:table-cell>
          <table:table-cell office:value-type="float" office:value="92" table:style-name="ce14">
            <text:p><text:s/>92</text:p>
          </table:table-cell>
          <table:table-cell office:value-type="float" office:value="179" table:style-name="ce14">
            <text:p><text:s/>179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BECEIRAS DE BASTO</text:p>
          </table:table-cell>
          <table:table-cell office:value-type="float" office:value="31" table:style-name="ce14">
            <text:p><text:s/>31</text:p>
          </table:table-cell>
          <table:table-cell office:value-type="float" office:value="32" table:style-name="ce14">
            <text:p><text:s/>32</text:p>
          </table:table-cell>
          <table:table-cell office:value-type="float" office:value="63" table:style-name="ce14">
            <text:p><text:s/>63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INHA</text:p>
          </table:table-cell>
          <table:table-cell office:value-type="float" office:value="33" table:style-name="ce14">
            <text:p><text:s/>33</text:p>
          </table:table-cell>
          <table:table-cell office:value-type="float" office:value="30" table:style-name="ce14">
            <text:p><text:s/>30</text:p>
          </table:table-cell>
          <table:table-cell office:value-type="float" office:value="63" table:style-name="ce14">
            <text:p><text:s/>6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AZEDA DE ANSIÃES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PAIVA</text:p>
          </table:table-cell>
          <table:table-cell office:value-type="float" office:value="22" table:style-name="ce14">
            <text:p><text:s/>22</text:p>
          </table:table-cell>
          <table:table-cell office:value-type="float" office:value="67" table:style-name="ce14">
            <text:p><text:s/>67</text:p>
          </table:table-cell>
          <table:table-cell office:value-type="float" office:value="89" table:style-name="ce14">
            <text:p><text:s/>89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E BASTO</text:p>
          </table:table-cell>
          <table:table-cell office:value-type="float" office:value="28" table:style-name="ce14">
            <text:p><text:s/>28</text:p>
          </table:table-cell>
          <table:table-cell office:value-type="float" office:value="44" table:style-name="ce14">
            <text:p><text:s/>44</text:p>
          </table:table-cell>
          <table:table-cell office:value-type="float" office:value="72" table:style-name="ce14">
            <text:p><text:s/>72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VES</text:p>
          </table:table-cell>
          <table:table-cell office:value-type="float" office:value="58" table:style-name="ce14">
            <text:p><text:s/>58</text:p>
          </table:table-cell>
          <table:table-cell office:value-type="float" office:value="83" table:style-name="ce14">
            <text:p><text:s/>83</text:p>
          </table:table-cell>
          <table:table-cell office:value-type="float" office:value="141" table:style-name="ce14">
            <text:p><text:s/>141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INFÃES</text:p>
          </table:table-cell>
          <table:table-cell office:value-type="float" office:value="32" table:style-name="ce14">
            <text:p><text:s/>32</text:p>
          </table:table-cell>
          <table:table-cell office:value-type="float" office:value="42" table:style-name="ce14">
            <text:p><text:s/>42</text:p>
          </table:table-cell>
          <table:table-cell office:value-type="float" office:value="74" table:style-name="ce14">
            <text:p><text:s/>74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INHO</text:p>
          </table:table-cell>
          <table:table-cell office:value-type="float" office:value="67" table:style-name="ce14">
            <text:p><text:s/>67</text:p>
          </table:table-cell>
          <table:table-cell office:value-type="float" office:value="63" table:style-name="ce14">
            <text:p><text:s/>63</text:p>
          </table:table-cell>
          <table:table-cell office:value-type="float" office:value="130" table:style-name="ce14">
            <text:p><text:s/>130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OSENDE</text:p>
          </table:table-cell>
          <table:table-cell office:value-type="float" office:value="48" table:style-name="ce14">
            <text:p><text:s/>48</text:p>
          </table:table-cell>
          <table:table-cell office:value-type="float" office:value="82" table:style-name="ce14">
            <text:p><text:s/>82</text:p>
          </table:table-cell>
          <table:table-cell office:value-type="float" office:value="130" table:style-name="ce14">
            <text:p><text:s/>130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FE</text:p>
          </table:table-cell>
          <table:table-cell office:value-type="float" office:value="83" table:style-name="ce14">
            <text:p><text:s/>83</text:p>
          </table:table-cell>
          <table:table-cell office:value-type="float" office:value="145" table:style-name="ce14">
            <text:p><text:s/>145</text:p>
          </table:table-cell>
          <table:table-cell office:value-type="float" office:value="228" table:style-name="ce14">
            <text:p><text:s/>228</text:p>
          </table:table-cell>
          <table:table-cell office:value-type="float" office:value="8" table:style-name="ce14">
            <text:p><text:s/>8</text:p>
          </table:table-cell>
          <table:table-cell office:value-type="float" office:value="24" table:style-name="ce14">
            <text:p><text:s/>24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LGUEIRAS</text:p>
          </table:table-cell>
          <table:table-cell office:value-type="float" office:value="86" table:style-name="ce14">
            <text:p><text:s/>86</text:p>
          </table:table-cell>
          <table:table-cell office:value-type="float" office:value="134" table:style-name="ce14">
            <text:p><text:s/>134</text:p>
          </table:table-cell>
          <table:table-cell office:value-type="float" office:value="220" table:style-name="ce14">
            <text:p><text:s/>220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office:value-type="float" office:value="62" table:style-name="ce14">
            <text:p><text:s/>6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EIXO ESPADA À CINTA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NDOMAR</text:p>
          </table:table-cell>
          <table:table-cell office:value-type="float" office:value="385" table:style-name="ce14">
            <text:p><text:s/>385</text:p>
          </table:table-cell>
          <table:table-cell office:value-type="float" office:value="451" table:style-name="ce14">
            <text:p><text:s/>451</text:p>
          </table:table-cell>
          <table:table-cell office:value-type="float" office:value="836" table:style-name="ce14">
            <text:p><text:s/>836</text:p>
          </table:table-cell>
          <table:table-cell office:value-type="float" office:value="52" table:style-name="ce14">
            <text:p><text:s/>52</text:p>
          </table:table-cell>
          <table:table-cell office:value-type="float" office:value="77" table:style-name="ce14">
            <text:p><text:s/>77</text:p>
          </table:table-cell>
          <table:table-cell office:value-type="float" office:value="129" table:style-name="ce14">
            <text:p><text:s/>1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IMARÃES</text:p>
          </table:table-cell>
          <table:table-cell office:value-type="float" office:value="298" table:style-name="ce14">
            <text:p><text:s/>298</text:p>
          </table:table-cell>
          <table:table-cell office:value-type="float" office:value="413" table:style-name="ce14">
            <text:p><text:s/>413</text:p>
          </table:table-cell>
          <table:table-cell office:value-type="float" office:value="711" table:style-name="ce14">
            <text:p><text:s/>711</text:p>
          </table:table-cell>
          <table:table-cell office:value-type="float" office:value="27" table:style-name="ce14">
            <text:p><text:s/>27</text:p>
          </table:table-cell>
          <table:table-cell office:value-type="float" office:value="43" table:style-name="ce14">
            <text:p><text:s/>43</text:p>
          </table:table-cell>
          <table:table-cell office:value-type="float" office:value="70" table:style-name="ce14">
            <text:p><text:s/>7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MEGO</text:p>
          </table:table-cell>
          <table:table-cell office:value-type="float" office:value="55" table:style-name="ce14">
            <text:p><text:s/>55</text:p>
          </table:table-cell>
          <table:table-cell office:value-type="float" office:value="60" table:style-name="ce14">
            <text:p><text:s/>60</text:p>
          </table:table-cell>
          <table:table-cell office:value-type="float" office:value="115" table:style-name="ce14">
            <text:p><text:s/>115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ADA</text:p>
          </table:table-cell>
          <table:table-cell office:value-type="float" office:value="72" table:style-name="ce14">
            <text:p><text:s/>72</text:p>
          </table:table-cell>
          <table:table-cell office:value-type="float" office:value="111" table:style-name="ce14">
            <text:p><text:s/>111</text:p>
          </table:table-cell>
          <table:table-cell office:value-type="float" office:value="183" table:style-name="ce14">
            <text:p><text:s/>183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CEDO DE CAVALEIROS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58" table:style-name="ce14">
            <text:p><text:s/>58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IA</text:p>
          </table:table-cell>
          <table:table-cell office:value-type="float" office:value="306" table:style-name="ce14">
            <text:p><text:s/>306</text:p>
          </table:table-cell>
          <table:table-cell office:value-type="float" office:value="388" table:style-name="ce14">
            <text:p><text:s/>388</text:p>
          </table:table-cell>
          <table:table-cell office:value-type="float" office:value="694" table:style-name="ce14">
            <text:p><text:s/>694</text:p>
          </table:table-cell>
          <table:table-cell office:value-type="float" office:value="23" table:style-name="ce14">
            <text:p><text:s/>23</text:p>
          </table:table-cell>
          <table:table-cell office:value-type="float" office:value="47" table:style-name="ce14">
            <text:p><text:s/>47</text:p>
          </table:table-cell>
          <table:table-cell office:value-type="float" office:value="70" table:style-name="ce14">
            <text:p><text:s/>7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CO DE CANAVESES</text:p>
          </table:table-cell>
          <table:table-cell office:value-type="float" office:value="94" table:style-name="ce14">
            <text:p><text:s/>94</text:p>
          </table:table-cell>
          <table:table-cell office:value-type="float" office:value="133" table:style-name="ce14">
            <text:p><text:s/>133</text:p>
          </table:table-cell>
          <table:table-cell office:value-type="float" office:value="227" table:style-name="ce14">
            <text:p><text:s/>227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TOSINHOS</text:p>
          </table:table-cell>
          <table:table-cell office:value-type="float" office:value="470" table:style-name="ce14">
            <text:p><text:s/>470</text:p>
          </table:table-cell>
          <table:table-cell office:value-type="float" office:value="477" table:style-name="ce14">
            <text:p><text:s/>477</text:p>
          </table:table-cell>
          <table:table-cell office:value-type="float" office:value="947" table:style-name="ce14">
            <text:p><text:s/>947</text:p>
          </table:table-cell>
          <table:table-cell office:value-type="float" office:value="41" table:style-name="ce14">
            <text:p><text:s/>41</text:p>
          </table:table-cell>
          <table:table-cell office:value-type="float" office:value="119" table:style-name="ce14">
            <text:p><text:s/>119</text:p>
          </table:table-cell>
          <table:table-cell office:value-type="float" office:value="160" table:style-name="ce14">
            <text:p><text:s/>16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LGAÇO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SÃO FRIO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DOURO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ELA</text:p>
          </table:table-cell>
          <table:table-cell office:value-type="float" office:value="54" table:style-name="ce14">
            <text:p><text:s/>54</text:p>
          </table:table-cell>
          <table:table-cell office:value-type="float" office:value="78" table:style-name="ce14">
            <text:p><text:s/>78</text:p>
          </table:table-cell>
          <table:table-cell office:value-type="float" office:value="132" table:style-name="ce14">
            <text:p><text:s/>132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GADOURO</text:p>
          </table:table-cell>
          <table:table-cell office:value-type="float" office:value="26" table:style-name="ce14">
            <text:p><text:s/>26</text:p>
          </table:table-cell>
          <table:table-cell office:value-type="float" office:value="25" table:style-name="ce14">
            <text:p><text:s/>25</text:p>
          </table:table-cell>
          <table:table-cell office:value-type="float" office:value="51" table:style-name="ce14">
            <text:p><text:s/>5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MENTA DA BEIRA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ÇÃO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office:value-type="float" office:value="47" table:style-name="ce14">
            <text:p><text:s/>47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DIM DE BASTO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ALEGRE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ÇA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AZEMEIS</text:p>
          </table:table-cell>
          <table:table-cell office:value-type="float" office:value="86" table:style-name="ce14">
            <text:p><text:s/>86</text:p>
          </table:table-cell>
          <table:table-cell office:value-type="float" office:value="130" table:style-name="ce14">
            <text:p><text:s/>130</text:p>
          </table:table-cell>
          <table:table-cell office:value-type="float" office:value="216" table:style-name="ce14">
            <text:p><text:s/>216</text:p>
          </table:table-cell>
          <table:table-cell office:value-type="float" office:value="23" table:style-name="ce14">
            <text:p><text:s/>23</text:p>
          </table:table-cell>
          <table:table-cell office:value-type="float" office:value="42" table:style-name="ce14">
            <text:p><text:s/>42</text:p>
          </table:table-cell>
          <table:table-cell office:value-type="float" office:value="65" table:style-name="ce14">
            <text:p><text:s/>6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ÇOS DE FERREIRA</text:p>
          </table:table-cell>
          <table:table-cell office:value-type="float" office:value="97" table:style-name="ce14">
            <text:p><text:s/>97</text:p>
          </table:table-cell>
          <table:table-cell office:value-type="float" office:value="142" table:style-name="ce14">
            <text:p><text:s/>142</text:p>
          </table:table-cell>
          <table:table-cell office:value-type="float" office:value="239" table:style-name="ce14">
            <text:p><text:s/>239</text:p>
          </table:table-cell>
          <table:table-cell office:value-type="float" office:value="16" table:style-name="ce14">
            <text:p><text:s/>16</text:p>
          </table:table-cell>
          <table:table-cell office:value-type="float" office:value="11" table:style-name="ce14">
            <text:p><text:s/>11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</text:p>
          </table:table-cell>
          <table:table-cell office:value-type="float" office:value="140" table:style-name="ce14">
            <text:p><text:s/>140</text:p>
          </table:table-cell>
          <table:table-cell office:value-type="float" office:value="200" table:style-name="ce14">
            <text:p><text:s/>200</text:p>
          </table:table-cell>
          <table:table-cell office:value-type="float" office:value="340" table:style-name="ce14">
            <text:p><text:s/>340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 DE COURA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style-name="ce14">
            <text:p><text:s/>10</text:p>
          </table:table-cell>
          <table:table-cell office:value-type="float" office:value="23" table:style-name="ce14">
            <text:p><text:s/>23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FIEL</text:p>
          </table:table-cell>
          <table:table-cell office:value-type="float" office:value="121" table:style-name="ce14">
            <text:p><text:s/>121</text:p>
          </table:table-cell>
          <table:table-cell office:value-type="float" office:value="160" table:style-name="ce14">
            <text:p><text:s/>160</text:p>
          </table:table-cell>
          <table:table-cell office:value-type="float" office:value="281" table:style-name="ce14">
            <text:p><text:s/>281</text:p>
          </table:table-cell>
          <table:table-cell office:value-type="float" office:value="17" table:style-name="ce14">
            <text:p><text:s/>17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DONO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SO DA RÉGUA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office:value-type="float" office:value="46" table:style-name="ce14">
            <text:p><text:s/>46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A BARCA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LIMA</text:p>
          </table:table-cell>
          <table:table-cell office:value-type="float" office:value="34" table:style-name="ce14">
            <text:p><text:s/>34</text:p>
          </table:table-cell>
          <table:table-cell office:value-type="float" office:value="58" table:style-name="ce14">
            <text:p><text:s/>58</text:p>
          </table:table-cell>
          <table:table-cell office:value-type="float" office:value="92" table:style-name="ce14">
            <text:p><text:s/>92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</text:p>
          </table:table-cell>
          <table:table-cell office:value-type="float" office:value="676" table:style-name="ce14">
            <text:p><text:s/>676</text:p>
          </table:table-cell>
          <table:table-cell office:value-type="float" office:value="676" table:style-name="ce14">
            <text:p><text:s/>676</text:p>
          </table:table-cell>
          <table:table-cell office:value-type="float" office:value="1352" table:style-name="ce14">
            <text:p>1 352</text:p>
          </table:table-cell>
          <table:table-cell office:value-type="float" office:value="50" table:style-name="ce14">
            <text:p><text:s/>50</text:p>
          </table:table-cell>
          <table:table-cell office:value-type="float" office:value="126" table:style-name="ce14">
            <text:p><text:s/>126</text:p>
          </table:table-cell>
          <table:table-cell office:value-type="float" office:value="176" table:style-name="ce14">
            <text:p><text:s/>17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LANHOSO</text:p>
          </table:table-cell>
          <table:table-cell office:value-type="float" office:value="29" table:style-name="ce14">
            <text:p><text:s/>29</text:p>
          </table:table-cell>
          <table:table-cell office:value-type="float" office:value="42" table:style-name="ce14">
            <text:p><text:s/>42</text:p>
          </table:table-cell>
          <table:table-cell office:value-type="float" office:value="71" table:style-name="ce14">
            <text:p><text:s/>71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VARZIM</text:p>
          </table:table-cell>
          <table:table-cell office:value-type="float" office:value="253" table:style-name="ce14">
            <text:p><text:s/>253</text:p>
          </table:table-cell>
          <table:table-cell office:value-type="float" office:value="180" table:style-name="ce14">
            <text:p><text:s/>180</text:p>
          </table:table-cell>
          <table:table-cell office:value-type="float" office:value="433" table:style-name="ce14">
            <text:p><text:s/>433</text:p>
          </table:table-cell>
          <table:table-cell office:value-type="float" office:value="141" table:style-name="ce14">
            <text:p><text:s/>141</text:p>
          </table:table-cell>
          <table:table-cell office:value-type="float" office:value="18" table:style-name="ce14">
            <text:p><text:s/>18</text:p>
          </table:table-cell>
          <table:table-cell office:value-type="float" office:value="159" table:style-name="ce14">
            <text:p><text:s/>15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SENDE</text:p>
          </table:table-cell>
          <table:table-cell office:value-type="float" office:value="22" table:style-name="ce14">
            <text:p><text:s/>22</text:p>
          </table:table-cell>
          <table:table-cell office:value-type="float" office:value="27" table:style-name="ce14">
            <text:p><text:s/>27</text:p>
          </table:table-cell>
          <table:table-cell office:value-type="float" office:value="49" table:style-name="ce14">
            <text:p><text:s/>49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BEIRA DE PENA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ROSA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IA DA FEIRA</text:p>
          </table:table-cell>
          <table:table-cell office:value-type="float" office:value="224" table:style-name="ce14">
            <text:p><text:s/>224</text:p>
          </table:table-cell>
          <table:table-cell office:value-type="float" office:value="338" table:style-name="ce14">
            <text:p><text:s/>338</text:p>
          </table:table-cell>
          <table:table-cell office:value-type="float" office:value="562" table:style-name="ce14">
            <text:p><text:s/>562</text:p>
          </table:table-cell>
          <table:table-cell office:value-type="float" office:value="48" table:style-name="ce14">
            <text:p><text:s/>48</text:p>
          </table:table-cell>
          <table:table-cell office:value-type="float" office:value="62" table:style-name="ce14">
            <text:p><text:s/>62</text:p>
          </table:table-cell>
          <table:table-cell office:value-type="float" office:value="110" table:style-name="ce14">
            <text:p><text:s/>1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TA DE PENAGUIÃO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O TIRSO</text:p>
          </table:table-cell>
          <table:table-cell office:value-type="float" office:value="114" table:style-name="ce14">
            <text:p><text:s/>114</text:p>
          </table:table-cell>
          <table:table-cell office:value-type="float" office:value="171" table:style-name="ce14">
            <text:p><text:s/>171</text:p>
          </table:table-cell>
          <table:table-cell office:value-type="float" office:value="285" table:style-name="ce14">
            <text:p><text:s/>285</text:p>
          </table:table-cell>
          <table:table-cell office:value-type="float" office:value="24" table:style-name="ce14">
            <text:p><text:s/>24</text:p>
          </table:table-cell>
          <table:table-cell office:value-type="float" office:value="33" table:style-name="ce14">
            <text:p><text:s/>33</text:p>
          </table:table-cell>
          <table:table-cell office:value-type="float" office:value="57" table:style-name="ce14">
            <text:p><text:s/>5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MADEIRA</text:p>
          </table:table-cell>
          <table:table-cell office:value-type="float" office:value="45" table:style-name="ce14">
            <text:p><text:s/>45</text:p>
          </table:table-cell>
          <table:table-cell office:value-type="float" office:value="71" table:style-name="ce14">
            <text:p><text:s/>71</text:p>
          </table:table-cell>
          <table:table-cell office:value-type="float" office:value="116" table:style-name="ce14">
            <text:p><text:s/>116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PESQUEIRA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NANCELHE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BUAÇO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ROUCA</text:p>
          </table:table-cell>
          <table:table-cell office:value-type="float" office:value="20" table:style-name="ce14">
            <text:p><text:s/>20</text:p>
          </table:table-cell>
          <table:table-cell office:value-type="float" office:value="19" table:style-name="ce14">
            <text:p><text:s/>19</text:p>
          </table:table-cell>
          <table:table-cell office:value-type="float" office:value="39" table:style-name="ce14">
            <text:p><text:s/>3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ERRAS DE BOURO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31" table:style-name="ce14">
            <text:p><text:s/>3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 DE MONCORVO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OFA</text:p>
          </table:table-cell>
          <table:table-cell office:value-type="float" office:value="87" table:style-name="ce14">
            <text:p><text:s/>87</text:p>
          </table:table-cell>
          <table:table-cell office:value-type="float" office:value="122" table:style-name="ce14">
            <text:p><text:s/>122</text:p>
          </table:table-cell>
          <table:table-cell office:value-type="float" office:value="209" table:style-name="ce14">
            <text:p><text:s/>209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 DE CAMBRA</text:p>
          </table:table-cell>
          <table:table-cell office:value-type="float" office:value="15" table:style-name="ce14">
            <text:p><text:s/>15</text:p>
          </table:table-cell>
          <table:table-cell office:value-type="float" office:value="36" table:style-name="ce14">
            <text:p><text:s/>36</text:p>
          </table:table-cell>
          <table:table-cell office:value-type="float" office:value="51" table:style-name="ce14">
            <text:p><text:s/>51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NÇA</text:p>
          </table:table-cell>
          <table:table-cell office:value-type="float" office:value="32" table:style-name="ce14">
            <text:p><text:s/>32</text:p>
          </table:table-cell>
          <table:table-cell office:value-type="float" office:value="49" table:style-name="ce14">
            <text:p><text:s/>49</text:p>
          </table:table-cell>
          <table:table-cell office:value-type="float" office:value="81" table:style-name="ce14">
            <text:p><text:s/>81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ONGO</text:p>
          </table:table-cell>
          <table:table-cell office:value-type="float" office:value="209" table:style-name="ce14">
            <text:p><text:s/>209</text:p>
          </table:table-cell>
          <table:table-cell office:value-type="float" office:value="282" table:style-name="ce14">
            <text:p><text:s/>282</text:p>
          </table:table-cell>
          <table:table-cell office:value-type="float" office:value="491" table:style-name="ce14">
            <text:p><text:s/>491</text:p>
          </table:table-cell>
          <table:table-cell office:value-type="float" office:value="16" table:style-name="ce14">
            <text:p><text:s/>16</text:p>
          </table:table-cell>
          <table:table-cell office:value-type="float" office:value="14" table:style-name="ce14">
            <text:p><text:s/>14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PAÇOS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41" table:style-name="ce14">
            <text:p><text:s/>4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CASTELO</text:p>
          </table:table-cell>
          <table:table-cell office:value-type="float" office:value="189" table:style-name="ce14">
            <text:p><text:s/>189</text:p>
          </table:table-cell>
          <table:table-cell office:value-type="float" office:value="182" table:style-name="ce14">
            <text:p><text:s/>182</text:p>
          </table:table-cell>
          <table:table-cell office:value-type="float" office:value="371" table:style-name="ce14">
            <text:p><text:s/>371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EIRA DO MINHO</text:p>
          </table:table-cell>
          <table:table-cell office:value-type="float" office:value="28" table:style-name="ce14">
            <text:p><text:s/>28</text:p>
          </table:table-cell>
          <table:table-cell office:value-type="float" office:value="30" table:style-name="ce14">
            <text:p><text:s/>30</text:p>
          </table:table-cell>
          <table:table-cell office:value-type="float" office:value="58" table:style-name="ce14">
            <text:p><text:s/>58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CONDE</text:p>
          </table:table-cell>
          <table:table-cell office:value-type="float" office:value="323" table:style-name="ce14">
            <text:p><text:s/>323</text:p>
          </table:table-cell>
          <table:table-cell office:value-type="float" office:value="168" table:style-name="ce14">
            <text:p><text:s/>168</text:p>
          </table:table-cell>
          <table:table-cell office:value-type="float" office:value="491" table:style-name="ce14">
            <text:p><text:s/>491</text:p>
          </table:table-cell>
          <table:table-cell office:value-type="float" office:value="218" table:style-name="ce14">
            <text:p><text:s/>218</text:p>
          </table:table-cell>
          <table:table-cell office:value-type="float" office:value="38" table:style-name="ce14">
            <text:p><text:s/>38</text:p>
          </table:table-cell>
          <table:table-cell office:value-type="float" office:value="256" table:style-name="ce14">
            <text:p><text:s/>25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LOR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CERVEIRA</text:p>
          </table:table-cell>
          <table:table-cell office:value-type="float" office:value="18" table:style-name="ce14">
            <text:p><text:s/>18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4">
            <text:p><text:s/>31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AMALICÃO</text:p>
          </table:table-cell>
          <table:table-cell office:value-type="float" office:value="185" table:style-name="ce14">
            <text:p><text:s/>185</text:p>
          </table:table-cell>
          <table:table-cell office:value-type="float" office:value="295" table:style-name="ce14">
            <text:p><text:s/>295</text:p>
          </table:table-cell>
          <table:table-cell office:value-type="float" office:value="480" table:style-name="ce14">
            <text:p><text:s/>480</text:p>
          </table:table-cell>
          <table:table-cell office:value-type="float" office:value="29" table:style-name="ce14">
            <text:p><text:s/>29</text:p>
          </table:table-cell>
          <table:table-cell office:value-type="float" office:value="32" table:style-name="ce14">
            <text:p><text:s/>32</text:p>
          </table:table-cell>
          <table:table-cell office:value-type="float" office:value="61" table:style-name="ce14">
            <text:p><text:s/>6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OZ CÔA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GAIA</text:p>
          </table:table-cell>
          <table:table-cell office:value-type="float" office:value="757" table:style-name="ce14">
            <text:p><text:s/>757</text:p>
          </table:table-cell>
          <table:table-cell office:value-type="float" office:value="923" table:style-name="ce14">
            <text:p><text:s/>923</text:p>
          </table:table-cell>
          <table:table-cell office:value-type="float" office:value="1680" table:style-name="ce14">
            <text:p>1 680</text:p>
          </table:table-cell>
          <table:table-cell office:value-type="float" office:value="98" table:style-name="ce14">
            <text:p><text:s/>98</text:p>
          </table:table-cell>
          <table:table-cell office:value-type="float" office:value="122" table:style-name="ce14">
            <text:p><text:s/>122</text:p>
          </table:table-cell>
          <table:table-cell office:value-type="float" office:value="220" table:style-name="ce14">
            <text:p><text:s/>2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POUCA DE AGUIAR</text:p>
          </table:table-cell>
          <table:table-cell office:value-type="float" office:value="22" table:style-name="ce14">
            <text:p><text:s/>22</text:p>
          </table:table-cell>
          <table:table-cell office:value-type="float" office:value="17" table:style-name="ce14">
            <text:p><text:s/>17</text:p>
          </table:table-cell>
          <table:table-cell office:value-type="float" office:value="39" table:style-name="ce14">
            <text:p><text:s/>3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</text:p>
          </table:table-cell>
          <table:table-cell office:value-type="float" office:value="85" table:style-name="ce14">
            <text:p><text:s/>85</text:p>
          </table:table-cell>
          <table:table-cell office:value-type="float" office:value="106" table:style-name="ce14">
            <text:p><text:s/>106</text:p>
          </table:table-cell>
          <table:table-cell office:value-type="float" office:value="191" table:style-name="ce14">
            <text:p><text:s/>191</text:p>
          </table:table-cell>
          <table:table-cell office:value-type="float" office:value="15" table:style-name="ce14">
            <text:p><text:s/>15</text:p>
          </table:table-cell>
          <table:table-cell office:value-type="float" office:value="12" table:style-name="ce14">
            <text:p><text:s/>12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RDE</text:p>
          </table:table-cell>
          <table:table-cell office:value-type="float" office:value="51" table:style-name="ce14">
            <text:p><text:s/>51</text:p>
          </table:table-cell>
          <table:table-cell office:value-type="float" office:value="104" table:style-name="ce14">
            <text:p><text:s/>104</text:p>
          </table:table-cell>
          <table:table-cell office:value-type="float" office:value="155" table:style-name="ce14">
            <text:p><text:s/>155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MIOSO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NHAIS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ZELA</text:p>
          </table:table-cell>
          <table:table-cell office:value-type="float" office:value="35" table:style-name="ce14">
            <text:p><text:s/>35</text:p>
          </table:table-cell>
          <table:table-cell office:value-type="float" office:value="47" table:style-name="ce14">
            <text:p><text:s/>47</text:p>
          </table:table-cell>
          <table:table-cell office:value-type="float" office:value="82" table:style-name="ce14">
            <text:p><text:s/>8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Norte</text:p>
          </table:table-cell>
          <table:covered-table-cell/>
          <table:table-cell table:style-name="ce39"/>
          <table:table-cell office:value-type="float" office:value="7359" table:style-name="ce18">
            <text:p>7 359</text:p>
          </table:table-cell>
          <table:table-cell office:value-type="float" office:value="9014" table:style-name="ce18">
            <text:p>9 014</text:p>
          </table:table-cell>
          <table:table-cell office:value-type="float" office:value="16373" table:style-name="ce18">
            <text:p>16 373</text:p>
          </table:table-cell>
          <table:table-cell office:value-type="float" office:value="1226" table:style-name="ce18">
            <text:p>1 226</text:p>
          </table:table-cell>
          <table:table-cell office:value-type="float" office:value="1348" table:style-name="ce18">
            <text:p>1 348</text:p>
          </table:table-cell>
          <table:table-cell office:value-type="float" office:value="2574" table:style-name="ce18">
            <text:p>2 57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Centro</text:p>
          </table:table-cell>
          <table:covered-table-cell/>
          <table:table-cell office:value-type="string" table:style-name="ce38">
            <text:p>ÁGUEDA</text:p>
          </table:table-cell>
          <table:table-cell office:value-type="float" office:value="56" table:style-name="ce14">
            <text:p><text:s/>56</text:p>
          </table:table-cell>
          <table:table-cell office:value-type="float" office:value="93" table:style-name="ce14">
            <text:p><text:s/>93</text:p>
          </table:table-cell>
          <table:table-cell office:value-type="float" office:value="149" table:style-name="ce14">
            <text:p><text:s/>149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office:value-type="float" office:value="46" table:style-name="ce14">
            <text:p><text:s/>4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GUIAR DA BEIRA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BERGARIA-A-VELHA</text:p>
          </table:table-cell>
          <table:table-cell office:value-type="float" office:value="38" table:style-name="ce14">
            <text:p><text:s/>38</text:p>
          </table:table-cell>
          <table:table-cell office:value-type="float" office:value="47" table:style-name="ce14">
            <text:p><text:s/>47</text:p>
          </table:table-cell>
          <table:table-cell office:value-type="float" office:value="85" table:style-name="ce14">
            <text:p><text:s/>85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DA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AIÁZERE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ADIA</text:p>
          </table:table-cell>
          <table:table-cell office:value-type="float" office:value="37" table:style-name="ce14">
            <text:p><text:s/>37</text:p>
          </table:table-cell>
          <table:table-cell office:value-type="float" office:value="47" table:style-name="ce14">
            <text:p><text:s/>47</text:p>
          </table:table-cell>
          <table:table-cell office:value-type="float" office:value="84" table:style-name="ce14">
            <text:p><text:s/>84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SIÃO</text:p>
          </table:table-cell>
          <table:table-cell office:value-type="float" office:value="21" table:style-name="ce14">
            <text:p><text:s/>21</text:p>
          </table:table-cell>
          <table:table-cell office:value-type="float" office:value="23" table:style-name="ce14">
            <text:p><text:s/>23</text:p>
          </table:table-cell>
          <table:table-cell office:value-type="float" office:value="44" table:style-name="ce14">
            <text:p><text:s/>44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GANIL</text:p>
          </table:table-cell>
          <table:table-cell office:value-type="float" office:value="25" table:style-name="ce14">
            <text:p><text:s/>25</text:p>
          </table:table-cell>
          <table:table-cell office:value-type="float" office:value="23" table:style-name="ce14">
            <text:p><text:s/>23</text:p>
          </table:table-cell>
          <table:table-cell office:value-type="float" office:value="48" table:style-name="ce14">
            <text:p><text:s/>48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EIRO</text:p>
          </table:table-cell>
          <table:table-cell office:value-type="float" office:value="194" table:style-name="ce14">
            <text:p><text:s/>194</text:p>
          </table:table-cell>
          <table:table-cell office:value-type="float" office:value="215" table:style-name="ce14">
            <text:p><text:s/>215</text:p>
          </table:table-cell>
          <table:table-cell office:value-type="float" office:value="409" table:style-name="ce14">
            <text:p><text:s/>409</text:p>
          </table:table-cell>
          <table:table-cell office:value-type="float" office:value="46" table:style-name="ce14">
            <text:p><text:s/>46</text:p>
          </table:table-cell>
          <table:table-cell office:value-type="float" office:value="80" table:style-name="ce14">
            <text:p><text:s/>80</text:p>
          </table:table-cell>
          <table:table-cell office:value-type="float" office:value="126" table:style-name="ce14">
            <text:p><text:s/>1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TALHA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office:value-type="float" office:value="47" table:style-name="ce14">
            <text:p><text:s/>47</text:p>
          </table:table-cell>
          <table:table-cell office:value-type="float" office:value="11" table:style-name="ce14">
            <text:p><text:s/>11</text:p>
          </table:table-cell>
          <table:table-cell office:value-type="float" office:value="36" table:style-name="ce14">
            <text:p><text:s/>36</text:p>
          </table:table-cell>
          <table:table-cell office:value-type="float" office:value="47" table:style-name="ce14">
            <text:p><text:s/>4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LMONTE</text:p>
          </table:table-cell>
          <table:table-cell office:value-type="float" office:value="16" table:style-name="ce14">
            <text:p><text:s/>16</text:p>
          </table:table-cell>
          <table:table-cell office:value-type="float" office:value="18" table:style-name="ce14">
            <text:p><text:s/>18</text:p>
          </table:table-cell>
          <table:table-cell office:value-type="float" office:value="34" table:style-name="ce14">
            <text:p><text:s/>34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NTANHEDE</text:p>
          </table:table-cell>
          <table:table-cell office:value-type="float" office:value="55" table:style-name="ce14">
            <text:p><text:s/>55</text:p>
          </table:table-cell>
          <table:table-cell office:value-type="float" office:value="61" table:style-name="ce14">
            <text:p><text:s/>61</text:p>
          </table:table-cell>
          <table:table-cell office:value-type="float" office:value="116" table:style-name="ce14">
            <text:p><text:s/>116</text:p>
          </table:table-cell>
          <table:table-cell office:value-type="float" office:value="16" table:style-name="ce14">
            <text:p><text:s/>16</text:p>
          </table:table-cell>
          <table:table-cell office:value-type="float" office:value="40" table:style-name="ce14">
            <text:p><text:s/>40</text:p>
          </table:table-cell>
          <table:table-cell office:value-type="float" office:value="56" table:style-name="ce14">
            <text:p><text:s/>5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EGAL DO SAL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ANHEIRA DE PERA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BRANCO</text:p>
          </table:table-cell>
          <table:table-cell office:value-type="float" office:value="87" table:style-name="ce14">
            <text:p><text:s/>87</text:p>
          </table:table-cell>
          <table:table-cell office:value-type="float" office:value="117" table:style-name="ce14">
            <text:p><text:s/>117</text:p>
          </table:table-cell>
          <table:table-cell office:value-type="float" office:value="204" table:style-name="ce14">
            <text:p><text:s/>204</text:p>
          </table:table-cell>
          <table:table-cell office:value-type="float" office:value="21" table:style-name="ce14">
            <text:p><text:s/>21</text:p>
          </table:table-cell>
          <table:table-cell office:value-type="float" office:value="17" table:style-name="ce14">
            <text:p><text:s/>17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DAIRE</text:p>
          </table:table-cell>
          <table:table-cell office:value-type="float" office:value="33" table:style-name="ce14">
            <text:p><text:s/>33</text:p>
          </table:table-cell>
          <table:table-cell office:value-type="float" office:value="36" table:style-name="ce14">
            <text:p><text:s/>36</text:p>
          </table:table-cell>
          <table:table-cell office:value-type="float" office:value="69" table:style-name="ce14">
            <text:p><text:s/>69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A B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IMBRA</text:p>
          </table:table-cell>
          <table:table-cell office:value-type="float" office:value="358" table:style-name="ce14">
            <text:p><text:s/>358</text:p>
          </table:table-cell>
          <table:table-cell office:value-type="float" office:value="360" table:style-name="ce14">
            <text:p><text:s/>360</text:p>
          </table:table-cell>
          <table:table-cell office:value-type="float" office:value="718" table:style-name="ce14">
            <text:p><text:s/>718</text:p>
          </table:table-cell>
          <table:table-cell office:value-type="float" office:value="102" table:style-name="ce14">
            <text:p><text:s/>102</text:p>
          </table:table-cell>
          <table:table-cell office:value-type="float" office:value="88" table:style-name="ce14">
            <text:p><text:s/>88</text:p>
          </table:table-cell>
          <table:table-cell office:value-type="float" office:value="190" table:style-name="ce14">
            <text:p><text:s/>19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DEIXA-A-NOVA</text:p>
          </table:table-cell>
          <table:table-cell office:value-type="float" office:value="26" table:style-name="ce14">
            <text:p><text:s/>26</text:p>
          </table:table-cell>
          <table:table-cell office:value-type="float" office:value="27" table:style-name="ce14">
            <text:p><text:s/>27</text:p>
          </table:table-cell>
          <table:table-cell office:value-type="float" office:value="53" table:style-name="ce14">
            <text:p><text:s/>53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VILHÃ</text:p>
          </table:table-cell>
          <table:table-cell office:value-type="float" office:value="137" table:style-name="ce14">
            <text:p><text:s/>137</text:p>
          </table:table-cell>
          <table:table-cell office:value-type="float" office:value="120" table:style-name="ce14">
            <text:p><text:s/>120</text:p>
          </table:table-cell>
          <table:table-cell office:value-type="float" office:value="257" table:style-name="ce14">
            <text:p><text:s/>257</text:p>
          </table:table-cell>
          <table:table-cell office:value-type="float" office:value="53" table:style-name="ce14">
            <text:p><text:s/>53</text:p>
          </table:table-cell>
          <table:table-cell office:value-type="float" office:value="40" table:style-name="ce14">
            <text:p><text:s/>40</text:p>
          </table:table-cell>
          <table:table-cell office:value-type="float" office:value="93" table:style-name="ce14">
            <text:p><text:s/>9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ARREJA</text:p>
          </table:table-cell>
          <table:table-cell office:value-type="float" office:value="41" table:style-name="ce14">
            <text:p><text:s/>41</text:p>
          </table:table-cell>
          <table:table-cell office:value-type="float" office:value="47" table:style-name="ce14">
            <text:p><text:s/>47</text:p>
          </table:table-cell>
          <table:table-cell office:value-type="float" office:value="88" table:style-name="ce14">
            <text:p><text:s/>88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4">
            <text:p><text:s/>24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A FOZ</text:p>
          </table:table-cell>
          <table:table-cell office:value-type="float" office:value="164" table:style-name="ce14">
            <text:p><text:s/>164</text:p>
          </table:table-cell>
          <table:table-cell office:value-type="float" office:value="152" table:style-name="ce14">
            <text:p><text:s/>152</text:p>
          </table:table-cell>
          <table:table-cell office:value-type="float" office:value="316" table:style-name="ce14">
            <text:p><text:s/>316</text:p>
          </table:table-cell>
          <table:table-cell office:value-type="float" office:value="116" table:style-name="ce14">
            <text:p><text:s/>116</text:p>
          </table:table-cell>
          <table:table-cell office:value-type="float" office:value="112" table:style-name="ce14">
            <text:p><text:s/>112</text:p>
          </table:table-cell>
          <table:table-cell office:value-type="float" office:value="228" table:style-name="ce14">
            <text:p><text:s/>2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E CASTELO RODRIGO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Ó DOS VINHOS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ORNOS DE ALGODRES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UNDÃO</text:p>
          </table:table-cell>
          <table:table-cell office:value-type="float" office:value="40" table:style-name="ce14">
            <text:p><text:s/>40</text:p>
          </table:table-cell>
          <table:table-cell office:value-type="float" office:value="44" table:style-name="ce14">
            <text:p><text:s/>44</text:p>
          </table:table-cell>
          <table:table-cell office:value-type="float" office:value="84" table:style-name="ce14">
            <text:p><text:s/>84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style-name="ce14">
            <text:p><text:s/>24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ÓIS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UVEIA</text:p>
          </table:table-cell>
          <table:table-cell office:value-type="float" office:value="27" table:style-name="ce14">
            <text:p><text:s/>27</text:p>
          </table:table-cell>
          <table:table-cell office:value-type="float" office:value="27" table:style-name="ce14">
            <text:p><text:s/>27</text:p>
          </table:table-cell>
          <table:table-cell office:value-type="float" office:value="54" table:style-name="ce14">
            <text:p><text:s/>54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ARDA</text:p>
          </table:table-cell>
          <table:table-cell office:value-type="float" office:value="79" table:style-name="ce14">
            <text:p><text:s/>79</text:p>
          </table:table-cell>
          <table:table-cell office:value-type="float" office:value="96" table:style-name="ce14">
            <text:p><text:s/>96</text:p>
          </table:table-cell>
          <table:table-cell office:value-type="float" office:value="175" table:style-name="ce14">
            <text:p><text:s/>175</text:p>
          </table:table-cell>
          <table:table-cell office:value-type="float" office:value="43" table:style-name="ce14">
            <text:p><text:s/>43</text:p>
          </table:table-cell>
          <table:table-cell office:value-type="float" office:value="44" table:style-name="ce14">
            <text:p><text:s/>44</text:p>
          </table:table-cell>
          <table:table-cell office:value-type="float" office:value="87" table:style-name="ce14">
            <text:p><text:s/>8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IDANHA-A-NOVA</text:p>
          </table:table-cell>
          <table:table-cell office:value-type="float" office:value="15" table:style-name="ce14">
            <text:p><text:s/>15</text:p>
          </table:table-cell>
          <table:table-cell office:value-type="float" office:value="10" table:style-name="ce14">
            <text:p><text:s/>10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ÍLHAVO</text:p>
          </table:table-cell>
          <table:table-cell office:value-type="float" office:value="81" table:style-name="ce14">
            <text:p><text:s/>81</text:p>
          </table:table-cell>
          <table:table-cell office:value-type="float" office:value="105" table:style-name="ce14">
            <text:p><text:s/>105</text:p>
          </table:table-cell>
          <table:table-cell office:value-type="float" office:value="186" table:style-name="ce14">
            <text:p><text:s/>186</text:p>
          </table:table-cell>
          <table:table-cell office:value-type="float" office:value="49" table:style-name="ce14">
            <text:p><text:s/>49</text:p>
          </table:table-cell>
          <table:table-cell office:value-type="float" office:value="43" table:style-name="ce14">
            <text:p><text:s/>43</text:p>
          </table:table-cell>
          <table:table-cell office:value-type="float" office:value="92" table:style-name="ce14">
            <text:p><text:s/>9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EIRIA</text:p>
          </table:table-cell>
          <table:table-cell office:value-type="float" office:value="206" table:style-name="ce14">
            <text:p><text:s/>206</text:p>
          </table:table-cell>
          <table:table-cell office:value-type="float" office:value="317" table:style-name="ce14">
            <text:p><text:s/>317</text:p>
          </table:table-cell>
          <table:table-cell office:value-type="float" office:value="523" table:style-name="ce14">
            <text:p><text:s/>523</text:p>
          </table:table-cell>
          <table:table-cell office:value-type="float" office:value="61" table:style-name="ce14">
            <text:p><text:s/>61</text:p>
          </table:table-cell>
          <table:table-cell office:value-type="float" office:value="117" table:style-name="ce14">
            <text:p><text:s/>117</text:p>
          </table:table-cell>
          <table:table-cell office:value-type="float" office:value="178" table:style-name="ce14">
            <text:p><text:s/>17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Ã</text:p>
          </table:table-cell>
          <table:table-cell office:value-type="float" office:value="27" table:style-name="ce14">
            <text:p><text:s/>27</text:p>
          </table:table-cell>
          <table:table-cell office:value-type="float" office:value="48" table:style-name="ce14">
            <text:p><text:s/>48</text:p>
          </table:table-cell>
          <table:table-cell office:value-type="float" office:value="75" table:style-name="ce14">
            <text:p><text:s/>75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GUALDE</text:p>
          </table:table-cell>
          <table:table-cell office:value-type="float" office:value="40" table:style-name="ce14">
            <text:p><text:s/>40</text:p>
          </table:table-cell>
          <table:table-cell office:value-type="float" office:value="55" table:style-name="ce14">
            <text:p><text:s/>55</text:p>
          </table:table-cell>
          <table:table-cell office:value-type="float" office:value="95" table:style-name="ce14">
            <text:p><text:s/>95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TEIGAS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INHA GRANDE</text:p>
          </table:table-cell>
          <table:table-cell office:value-type="float" office:value="104" table:style-name="ce14">
            <text:p><text:s/>104</text:p>
          </table:table-cell>
          <table:table-cell office:value-type="float" office:value="131" table:style-name="ce14">
            <text:p><text:s/>131</text:p>
          </table:table-cell>
          <table:table-cell office:value-type="float" office:value="235" table:style-name="ce14">
            <text:p><text:s/>235</text:p>
          </table:table-cell>
          <table:table-cell office:value-type="float" office:value="35" table:style-name="ce14">
            <text:p><text:s/>35</text:p>
          </table:table-cell>
          <table:table-cell office:value-type="float" office:value="101" table:style-name="ce14">
            <text:p><text:s/>101</text:p>
          </table:table-cell>
          <table:table-cell office:value-type="float" office:value="136" table:style-name="ce14">
            <text:p><text:s/>1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ALHADA</text:p>
          </table:table-cell>
          <table:table-cell office:value-type="float" office:value="41" table:style-name="ce14">
            <text:p><text:s/>41</text:p>
          </table:table-cell>
          <table:table-cell office:value-type="float" office:value="37" table:style-name="ce14">
            <text:p><text:s/>37</text:p>
          </table:table-cell>
          <table:table-cell office:value-type="float" office:value="78" table:style-name="ce14">
            <text:p><text:s/>78</text:p>
          </table:table-cell>
          <table:table-cell office:value-type="float" office:value="20" table:style-name="ce14">
            <text:p><text:s/>20</text:p>
          </table:table-cell>
          <table:table-cell office:value-type="float" office:value="17" table:style-name="ce14">
            <text:p><text:s/>17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DA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style-name="ce14">
            <text:p><text:s/>30</text:p>
          </table:table-cell>
          <table:table-cell office:value-type="float" office:value="43" table:style-name="ce14">
            <text:p><text:s/>43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CORVO</text:p>
          </table:table-cell>
          <table:table-cell office:value-type="float" office:value="25" table:style-name="ce14">
            <text:p><text:s/>25</text:p>
          </table:table-cell>
          <table:table-cell office:value-type="float" office:value="23" table:style-name="ce14">
            <text:p><text:s/>23</text:p>
          </table:table-cell>
          <table:table-cell office:value-type="float" office:value="48" table:style-name="ce14">
            <text:p><text:s/>48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VELHO</text:p>
          </table:table-cell>
          <table:table-cell office:value-type="float" office:value="40" table:style-name="ce14">
            <text:p><text:s/>40</text:p>
          </table:table-cell>
          <table:table-cell office:value-type="float" office:value="65" table:style-name="ce14">
            <text:p><text:s/>65</text:p>
          </table:table-cell>
          <table:table-cell office:value-type="float" office:value="105" table:style-name="ce14">
            <text:p><text:s/>105</text:p>
          </table:table-cell>
          <table:table-cell office:value-type="float" office:value="17" table:style-name="ce14">
            <text:p><text:s/>17</text:p>
          </table:table-cell>
          <table:table-cell office:value-type="float" office:value="36" table:style-name="ce14">
            <text:p><text:s/>36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TÁGUA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TOSA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ELAS</text:p>
          </table:table-cell>
          <table:table-cell office:value-type="float" office:value="31" table:style-name="ce14">
            <text:p><text:s/>31</text:p>
          </table:table-cell>
          <table:table-cell office:value-type="float" office:value="29" table:style-name="ce14">
            <text:p><text:s/>29</text:p>
          </table:table-cell>
          <table:table-cell office:value-type="float" office:value="60" table:style-name="ce14">
            <text:p><text:s/>6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EIROS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FRADES</text:p>
          </table:table-cell>
          <table:table-cell office:value-type="float" office:value="19" table:style-name="ce14">
            <text:p><text:s/>19</text:p>
          </table:table-cell>
          <table:table-cell office:value-type="float" office:value="17" table:style-name="ce14">
            <text:p><text:s/>17</text:p>
          </table:table-cell>
          <table:table-cell office:value-type="float" office:value="36" table:style-name="ce14">
            <text:p><text:s/>36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BAIRRO</text:p>
          </table:table-cell>
          <table:table-cell office:value-type="float" office:value="28" table:style-name="ce14">
            <text:p><text:s/>28</text:p>
          </table:table-cell>
          <table:table-cell office:value-type="float" office:value="39" table:style-name="ce14">
            <text:p><text:s/>39</text:p>
          </table:table-cell>
          <table:table-cell office:value-type="float" office:value="67" table:style-name="ce14">
            <text:p><text:s/>67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HOSPITAL</text:p>
          </table:table-cell>
          <table:table-cell office:value-type="float" office:value="29" table:style-name="ce14">
            <text:p><text:s/>29</text:p>
          </table:table-cell>
          <table:table-cell office:value-type="float" office:value="41" table:style-name="ce14">
            <text:p><text:s/>41</text:p>
          </table:table-cell>
          <table:table-cell office:value-type="float" office:value="70" table:style-name="ce14">
            <text:p><text:s/>70</text:p>
          </table:table-cell>
          <table:table-cell office:value-type="float" office:value="4" table:style-name="ce14">
            <text:p><text:s/>4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VAR</text:p>
          </table:table-cell>
          <table:table-cell office:value-type="float" office:value="104" table:style-name="ce14">
            <text:p><text:s/>104</text:p>
          </table:table-cell>
          <table:table-cell office:value-type="float" office:value="166" table:style-name="ce14">
            <text:p><text:s/>166</text:p>
          </table:table-cell>
          <table:table-cell office:value-type="float" office:value="270" table:style-name="ce14">
            <text:p><text:s/>270</text:p>
          </table:table-cell>
          <table:table-cell office:value-type="float" office:value="31" table:style-name="ce14">
            <text:p><text:s/>31</text:p>
          </table:table-cell>
          <table:table-cell office:value-type="float" office:value="27" table:style-name="ce14">
            <text:p><text:s/>27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MPILHOSA DA SERR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DRÓGÃO GRANDE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COVA</text:p>
          </table:table-cell>
          <table:table-cell office:value-type="float" office:value="20" table:style-name="ce14">
            <text:p><text:s/>20</text:p>
          </table:table-cell>
          <table:table-cell office:value-type="float" office:value="20" table:style-name="ce14">
            <text:p><text:s/>20</text:p>
          </table:table-cell>
          <table:table-cell office:value-type="float" office:value="40" table:style-name="ce14">
            <text:p><text:s/>40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LVA DO CASTELO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MACOR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LA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INHEL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MBAL</text:p>
          </table:table-cell>
          <table:table-cell office:value-type="float" office:value="55" table:style-name="ce14">
            <text:p><text:s/>55</text:p>
          </table:table-cell>
          <table:table-cell office:value-type="float" office:value="80" table:style-name="ce14">
            <text:p><text:s/>80</text:p>
          </table:table-cell>
          <table:table-cell office:value-type="float" office:value="135" table:style-name="ce14">
            <text:p><text:s/>135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 DE MÓS</text:p>
          </table:table-cell>
          <table:table-cell office:value-type="float" office:value="26" table:style-name="ce14">
            <text:p><text:s/>26</text:p>
          </table:table-cell>
          <table:table-cell office:value-type="float" office:value="38" table:style-name="ce14">
            <text:p><text:s/>38</text:p>
          </table:table-cell>
          <table:table-cell office:value-type="float" office:value="64" table:style-name="ce14">
            <text:p><text:s/>64</text:p>
          </table:table-cell>
          <table:table-cell office:value-type="float" office:value="9" table:style-name="ce14">
            <text:p><text:s/>9</text:p>
          </table:table-cell>
          <table:table-cell office:value-type="float" office:value="35" table:style-name="ce14">
            <text:p><text:s/>35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ROENÇA-A-NOVA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UGAL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28" table:style-name="ce14">
            <text:p><text:s/>28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COMBA DÃO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46" table:style-name="ce14">
            <text:p><text:s/>46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PEDRO DO SUL</text:p>
          </table:table-cell>
          <table:table-cell office:value-type="float" office:value="26" table:style-name="ce14">
            <text:p><text:s/>26</text:p>
          </table:table-cell>
          <table:table-cell office:value-type="float" office:value="40" table:style-name="ce14">
            <text:p><text:s/>40</text:p>
          </table:table-cell>
          <table:table-cell office:value-type="float" office:value="66" table:style-name="ce14">
            <text:p><text:s/>66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ÁTÃO</text:p>
          </table:table-cell>
          <table:table-cell office:value-type="float" office:value="21" table:style-name="ce14">
            <text:p><text:s/>21</text:p>
          </table:table-cell>
          <table:table-cell office:value-type="float" office:value="31" table:style-name="ce14">
            <text:p><text:s/>31</text:p>
          </table:table-cell>
          <table:table-cell office:value-type="float" office:value="52" table:style-name="ce14">
            <text:p><text:s/>52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A</text:p>
          </table:table-cell>
          <table:table-cell office:value-type="float" office:value="38" table:style-name="ce14">
            <text:p><text:s/>38</text:p>
          </table:table-cell>
          <table:table-cell office:value-type="float" office:value="48" table:style-name="ce14">
            <text:p><text:s/>48</text:p>
          </table:table-cell>
          <table:table-cell office:value-type="float" office:value="86" table:style-name="ce14">
            <text:p><text:s/>86</text:p>
          </table:table-cell>
          <table:table-cell office:value-type="float" office:value="19" table:style-name="ce14">
            <text:p><text:s/>19</text:p>
          </table:table-cell>
          <table:table-cell office:value-type="float" office:value="22" table:style-name="ce14">
            <text:p><text:s/>22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VER DO VOUGA</text:p>
          </table:table-cell>
          <table:table-cell office:value-type="float" office:value="16" table:style-name="ce14">
            <text:p><text:s/>16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4">
            <text:p><text:s/>29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RE</text:p>
          </table:table-cell>
          <table:table-cell office:value-type="float" office:value="28" table:style-name="ce14">
            <text:p><text:s/>28</text:p>
          </table:table-cell>
          <table:table-cell office:value-type="float" office:value="31" table:style-name="ce14">
            <text:p><text:s/>31</text:p>
          </table:table-cell>
          <table:table-cell office:value-type="float" office:value="59" table:style-name="ce14">
            <text:p><text:s/>59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ÁBUA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NDELA</text:p>
          </table:table-cell>
          <table:table-cell office:value-type="float" office:value="49" table:style-name="ce14">
            <text:p><text:s/>49</text:p>
          </table:table-cell>
          <table:table-cell office:value-type="float" office:value="64" table:style-name="ce14">
            <text:p><text:s/>64</text:p>
          </table:table-cell>
          <table:table-cell office:value-type="float" office:value="113" table:style-name="ce14">
            <text:p><text:s/>113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ANCOSO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GOS</text:p>
          </table:table-cell>
          <table:table-cell office:value-type="float" office:value="32" table:style-name="ce14">
            <text:p><text:s/>32</text:p>
          </table:table-cell>
          <table:table-cell office:value-type="float" office:value="45" table:style-name="ce14">
            <text:p><text:s/>45</text:p>
          </table:table-cell>
          <table:table-cell office:value-type="float" office:value="77" table:style-name="ce14">
            <text:p><text:s/>77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AIVA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OIARES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LHA DE RODÃ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SEU</text:p>
          </table:table-cell>
          <table:table-cell office:value-type="float" office:value="238" table:style-name="ce14">
            <text:p><text:s/>238</text:p>
          </table:table-cell>
          <table:table-cell office:value-type="float" office:value="326" table:style-name="ce14">
            <text:p><text:s/>326</text:p>
          </table:table-cell>
          <table:table-cell office:value-type="float" office:value="564" table:style-name="ce14">
            <text:p><text:s/>564</text:p>
          </table:table-cell>
          <table:table-cell office:value-type="float" office:value="69" table:style-name="ce14">
            <text:p><text:s/>69</text:p>
          </table:table-cell>
          <table:table-cell office:value-type="float" office:value="84" table:style-name="ce14">
            <text:p><text:s/>84</text:p>
          </table:table-cell>
          <table:table-cell office:value-type="float" office:value="153" table:style-name="ce14">
            <text:p><text:s/>1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OUZELA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43" table:style-name="ce14">
            <text:p><text:s/>43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Centro</text:p>
          </table:table-cell>
          <table:covered-table-cell/>
          <table:table-cell table:style-name="ce39"/>
          <table:table-cell office:value-type="float" office:value="3079" table:style-name="ce18">
            <text:p>3 079</text:p>
          </table:table-cell>
          <table:table-cell office:value-type="float" office:value="3813" table:style-name="ce18">
            <text:p>3 813</text:p>
          </table:table-cell>
          <table:table-cell office:value-type="float" office:value="6892" table:style-name="ce18">
            <text:p>6 892</text:p>
          </table:table-cell>
          <table:table-cell office:value-type="float" office:value="1027" table:style-name="ce18">
            <text:p>1 027</text:p>
          </table:table-cell>
          <table:table-cell office:value-type="float" office:value="1422" table:style-name="ce18">
            <text:p>1 422</text:p>
          </table:table-cell>
          <table:table-cell office:value-type="float" office:value="2449" table:style-name="ce18">
            <text:p>2 44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Lisboa VT</text:p>
          </table:table-cell>
          <table:covered-table-cell/>
          <table:table-cell office:value-type="string" table:style-name="ce38">
            <text:p>ABRANTES</text:p>
          </table:table-cell>
          <table:table-cell office:value-type="float" office:value="112" table:style-name="ce14">
            <text:p><text:s/>112</text:p>
          </table:table-cell>
          <table:table-cell office:value-type="float" office:value="131" table:style-name="ce14">
            <text:p><text:s/>131</text:p>
          </table:table-cell>
          <table:table-cell office:value-type="float" office:value="243" table:style-name="ce14">
            <text:p><text:s/>243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style-name="ce14">
            <text:p><text:s/>7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ANENA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style-name="ce14">
            <text:p><text:s/>23</text:p>
          </table:table-cell>
          <table:table-cell office:value-type="float" office:value="46" table:style-name="ce14">
            <text:p><text:s/>46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BAÇA</text:p>
          </table:table-cell>
          <table:table-cell office:value-type="float" office:value="99" table:style-name="ce14">
            <text:p><text:s/>99</text:p>
          </table:table-cell>
          <table:table-cell office:value-type="float" office:value="139" table:style-name="ce14">
            <text:p><text:s/>139</text:p>
          </table:table-cell>
          <table:table-cell office:value-type="float" office:value="238" table:style-name="ce14">
            <text:p><text:s/>238</text:p>
          </table:table-cell>
          <table:table-cell office:value-type="float" office:value="24" table:style-name="ce14">
            <text:p><text:s/>24</text:p>
          </table:table-cell>
          <table:table-cell office:value-type="float" office:value="77" table:style-name="ce14">
            <text:p><text:s/>77</text:p>
          </table:table-cell>
          <table:table-cell office:value-type="float" office:value="101" table:style-name="ce14">
            <text:p><text:s/>10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CHETE</text:p>
          </table:table-cell>
          <table:table-cell office:value-type="float" office:value="33" table:style-name="ce14">
            <text:p><text:s/>33</text:p>
          </table:table-cell>
          <table:table-cell office:value-type="float" office:value="40" table:style-name="ce14">
            <text:p><text:s/>40</text:p>
          </table:table-cell>
          <table:table-cell office:value-type="float" office:value="73" table:style-name="ce14">
            <text:p><text:s/>73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ENQUER</text:p>
          </table:table-cell>
          <table:table-cell office:value-type="float" office:value="91" table:style-name="ce14">
            <text:p><text:s/>91</text:p>
          </table:table-cell>
          <table:table-cell office:value-type="float" office:value="107" table:style-name="ce14">
            <text:p><text:s/>107</text:p>
          </table:table-cell>
          <table:table-cell office:value-type="float" office:value="198" table:style-name="ce14">
            <text:p><text:s/>198</text:p>
          </table:table-cell>
          <table:table-cell office:value-type="float" office:value="16" table:style-name="ce14">
            <text:p><text:s/>16</text:p>
          </table:table-cell>
          <table:table-cell office:value-type="float" office:value="27" table:style-name="ce14">
            <text:p><text:s/>27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ADA</text:p>
          </table:table-cell>
          <table:table-cell office:value-type="float" office:value="369" table:style-name="ce14">
            <text:p><text:s/>369</text:p>
          </table:table-cell>
          <table:table-cell office:value-type="float" office:value="427" table:style-name="ce14">
            <text:p><text:s/>427</text:p>
          </table:table-cell>
          <table:table-cell office:value-type="float" office:value="796" table:style-name="ce14">
            <text:p><text:s/>796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RIM</text:p>
          </table:table-cell>
          <table:table-cell office:value-type="float" office:value="69" table:style-name="ce14">
            <text:p><text:s/>69</text:p>
          </table:table-cell>
          <table:table-cell office:value-type="float" office:value="86" table:style-name="ce14">
            <text:p><text:s/>86</text:p>
          </table:table-cell>
          <table:table-cell office:value-type="float" office:value="155" table:style-name="ce14">
            <text:p><text:s/>155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PIARÇA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office:value-type="float" office:value="47" table:style-name="ce14">
            <text:p><text:s/>47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DORA</text:p>
          </table:table-cell>
          <table:table-cell office:value-type="float" office:value="395" table:style-name="ce14">
            <text:p><text:s/>395</text:p>
          </table:table-cell>
          <table:table-cell office:value-type="float" office:value="458" table:style-name="ce14">
            <text:p><text:s/>458</text:p>
          </table:table-cell>
          <table:table-cell office:value-type="float" office:value="853" table:style-name="ce14">
            <text:p><text:s/>853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UDA DOS VINHOS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44" table:style-name="ce14">
            <text:p><text:s/>44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ZAMBUJA</text:p>
          </table:table-cell>
          <table:table-cell office:value-type="float" office:value="36" table:style-name="ce14">
            <text:p><text:s/>36</text:p>
          </table:table-cell>
          <table:table-cell office:value-type="float" office:value="50" table:style-name="ce14">
            <text:p><text:s/>50</text:p>
          </table:table-cell>
          <table:table-cell office:value-type="float" office:value="86" table:style-name="ce14">
            <text:p><text:s/>86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EIRO</text:p>
          </table:table-cell>
          <table:table-cell office:value-type="float" office:value="253" table:style-name="ce14">
            <text:p><text:s/>253</text:p>
          </table:table-cell>
          <table:table-cell office:value-type="float" office:value="267" table:style-name="ce14">
            <text:p><text:s/>267</text:p>
          </table:table-cell>
          <table:table-cell office:value-type="float" office:value="520" table:style-name="ce14">
            <text:p><text:s/>52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NAVENTE</text:p>
          </table:table-cell>
          <table:table-cell office:value-type="float" office:value="84" table:style-name="ce14">
            <text:p><text:s/>84</text:p>
          </table:table-cell>
          <table:table-cell office:value-type="float" office:value="104" table:style-name="ce14">
            <text:p><text:s/>104</text:p>
          </table:table-cell>
          <table:table-cell office:value-type="float" office:value="188" table:style-name="ce14">
            <text:p><text:s/>188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MBARRAL</text:p>
          </table:table-cell>
          <table:table-cell office:value-type="float" office:value="16" table:style-name="ce14">
            <text:p><text:s/>16</text:p>
          </table:table-cell>
          <table:table-cell office:value-type="float" office:value="38" table:style-name="ce14">
            <text:p><text:s/>38</text:p>
          </table:table-cell>
          <table:table-cell office:value-type="float" office:value="54" table:style-name="ce14">
            <text:p><text:s/>5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DAVAL</text:p>
          </table:table-cell>
          <table:table-cell office:value-type="float" office:value="15" table:style-name="ce14">
            <text:p><text:s/>15</text:p>
          </table:table-cell>
          <table:table-cell office:value-type="float" office:value="35" table:style-name="ce14">
            <text:p><text:s/>35</text:p>
          </table:table-cell>
          <table:table-cell office:value-type="float" office:value="50" table:style-name="ce14">
            <text:p><text:s/>50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LDAS DA RAINHA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0" table:style-name="ce14">
            <text:p><text:s/>140</text:p>
          </table:table-cell>
          <table:table-cell office:value-type="float" office:value="252" table:style-name="ce14">
            <text:p><text:s/>252</text:p>
          </table:table-cell>
          <table:table-cell office:value-type="float" office:value="31" table:style-name="ce14">
            <text:p><text:s/>31</text:p>
          </table:table-cell>
          <table:table-cell office:value-type="float" office:value="81" table:style-name="ce14">
            <text:p><text:s/>81</text:p>
          </table:table-cell>
          <table:table-cell office:value-type="float" office:value="112" table:style-name="ce14">
            <text:p><text:s/>1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TAXO</text:p>
          </table:table-cell>
          <table:table-cell office:value-type="float" office:value="85" table:style-name="ce14">
            <text:p><text:s/>85</text:p>
          </table:table-cell>
          <table:table-cell office:value-type="float" office:value="53" table:style-name="ce14">
            <text:p><text:s/>53</text:p>
          </table:table-cell>
          <table:table-cell office:value-type="float" office:value="138" table:style-name="ce14">
            <text:p><text:s/>138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CAIS</text:p>
          </table:table-cell>
          <table:table-cell office:value-type="float" office:value="437" table:style-name="ce14">
            <text:p><text:s/>437</text:p>
          </table:table-cell>
          <table:table-cell office:value-type="float" office:value="535" table:style-name="ce14">
            <text:p><text:s/>535</text:p>
          </table:table-cell>
          <table:table-cell office:value-type="float" office:value="972" table:style-name="ce14">
            <text:p><text:s/>972</text:p>
          </table:table-cell>
          <table:table-cell office:value-type="float" office:value="22" table:style-name="ce14">
            <text:p><text:s/>22</text:p>
          </table:table-cell>
          <table:table-cell office:value-type="float" office:value="73" table:style-name="ce14">
            <text:p><text:s/>73</text:p>
          </table:table-cell>
          <table:table-cell office:value-type="float" office:value="95" table:style-name="ce14">
            <text:p><text:s/>9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MUSCA</text:p>
          </table:table-cell>
          <table:table-cell office:value-type="float" office:value="16" table:style-name="ce14">
            <text:p><text:s/>16</text:p>
          </table:table-cell>
          <table:table-cell office:value-type="float" office:value="39" table:style-name="ce14">
            <text:p><text:s/>39</text:p>
          </table:table-cell>
          <table:table-cell office:value-type="float" office:value="55" table:style-name="ce14">
            <text:p><text:s/>55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STÂNCIA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RUCHE</text:p>
          </table:table-cell>
          <table:table-cell office:value-type="float" office:value="26" table:style-name="ce14">
            <text:p><text:s/>26</text:p>
          </table:table-cell>
          <table:table-cell office:value-type="float" office:value="40" table:style-name="ce14">
            <text:p><text:s/>40</text:p>
          </table:table-cell>
          <table:table-cell office:value-type="float" office:value="66" table:style-name="ce14">
            <text:p><text:s/>66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NTRONCAMENTO</text:p>
          </table:table-cell>
          <table:table-cell office:value-type="float" office:value="50" table:style-name="ce14">
            <text:p><text:s/>50</text:p>
          </table:table-cell>
          <table:table-cell office:value-type="float" office:value="50" table:style-name="ce14">
            <text:p><text:s/>50</text:p>
          </table:table-cell>
          <table:table-cell office:value-type="float" office:value="100" table:style-name="ce14">
            <text:p><text:s/>100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ZÊZERE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LEGÃ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ISBOA</text:p>
          </table:table-cell>
          <table:table-cell office:value-type="float" office:value="1420" table:style-name="ce14">
            <text:p>1 420</text:p>
          </table:table-cell>
          <table:table-cell office:value-type="float" office:value="1332" table:style-name="ce14">
            <text:p>1 332</text:p>
          </table:table-cell>
          <table:table-cell office:value-type="float" office:value="2752" table:style-name="ce14">
            <text:p>2 752</text:p>
          </table:table-cell>
          <table:table-cell office:value-type="float" office:value="32" table:style-name="ce14">
            <text:p><text:s/>32</text:p>
          </table:table-cell>
          <table:table-cell office:value-type="float" office:value="45" table:style-name="ce14">
            <text:p><text:s/>45</text:p>
          </table:table-cell>
          <table:table-cell office:value-type="float" office:value="77" table:style-name="ce14">
            <text:p><text:s/>7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ES</text:p>
          </table:table-cell>
          <table:table-cell office:value-type="float" office:value="447" table:style-name="ce14">
            <text:p><text:s/>447</text:p>
          </table:table-cell>
          <table:table-cell office:value-type="float" office:value="459" table:style-name="ce14">
            <text:p><text:s/>459</text:p>
          </table:table-cell>
          <table:table-cell office:value-type="float" office:value="906" table:style-name="ce14">
            <text:p><text:s/>906</text:p>
          </table:table-cell>
          <table:table-cell office:value-type="float" office:value="49" table:style-name="ce14">
            <text:p><text:s/>49</text:p>
          </table:table-cell>
          <table:table-cell office:value-type="float" office:value="51" table:style-name="ce14">
            <text:p><text:s/>51</text:p>
          </table:table-cell>
          <table:table-cell office:value-type="float" office:value="100" table:style-name="ce14">
            <text:p><text:s/>10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INHÃ</text:p>
          </table:table-cell>
          <table:table-cell office:value-type="float" office:value="61" table:style-name="ce14">
            <text:p><text:s/>61</text:p>
          </table:table-cell>
          <table:table-cell office:value-type="float" office:value="58" table:style-name="ce14">
            <text:p><text:s/>58</text:p>
          </table:table-cell>
          <table:table-cell office:value-type="float" office:value="119" table:style-name="ce14">
            <text:p><text:s/>119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ÇÃO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style-name="ce14">
            <text:p><text:s/>22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FRA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7" table:style-name="ce14">
            <text:p><text:s/>157</text:p>
          </table:table-cell>
          <table:table-cell office:value-type="float" office:value="281" table:style-name="ce14">
            <text:p><text:s/>281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TA</text:p>
          </table:table-cell>
          <table:table-cell office:value-type="float" office:value="230" table:style-name="ce14">
            <text:p><text:s/>230</text:p>
          </table:table-cell>
          <table:table-cell office:value-type="float" office:value="237" table:style-name="ce14">
            <text:p><text:s/>237</text:p>
          </table:table-cell>
          <table:table-cell office:value-type="float" office:value="467" table:style-name="ce14">
            <text:p><text:s/>467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IJO</text:p>
          </table:table-cell>
          <table:table-cell office:value-type="float" office:value="148" table:style-name="ce14">
            <text:p><text:s/>148</text:p>
          </table:table-cell>
          <table:table-cell office:value-type="float" office:value="162" table:style-name="ce14">
            <text:p><text:s/>162</text:p>
          </table:table-cell>
          <table:table-cell office:value-type="float" office:value="310" table:style-name="ce14">
            <text:p><text:s/>310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AZARÉ</text:p>
          </table:table-cell>
          <table:table-cell office:value-type="float" office:value="43" table:style-name="ce14">
            <text:p><text:s/>43</text:p>
          </table:table-cell>
          <table:table-cell office:value-type="float" office:value="55" table:style-name="ce14">
            <text:p><text:s/>55</text:p>
          </table:table-cell>
          <table:table-cell office:value-type="float" office:value="98" table:style-name="ce14">
            <text:p><text:s/>98</text:p>
          </table:table-cell>
          <table:table-cell office:value-type="float" office:value="9" table:style-name="ce14">
            <text:p><text:s/>9</text:p>
          </table:table-cell>
          <table:table-cell office:value-type="float" office:value="31" table:style-name="ce14">
            <text:p><text:s/>31</text:p>
          </table:table-cell>
          <table:table-cell office:value-type="float" office:value="40" table:style-name="ce14">
            <text:p><text:s/>4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ÓBIDOS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style-name="ce14">
            <text:p><text:s/>28</text:p>
          </table:table-cell>
          <table:table-cell office:value-type="float" office:value="44" table:style-name="ce14">
            <text:p><text:s/>44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4">
            <text:p><text:s/>17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IVELAS</text:p>
          </table:table-cell>
          <table:table-cell office:value-type="float" office:value="336" table:style-name="ce14">
            <text:p><text:s/>336</text:p>
          </table:table-cell>
          <table:table-cell office:value-type="float" office:value="386" table:style-name="ce14">
            <text:p><text:s/>386</text:p>
          </table:table-cell>
          <table:table-cell office:value-type="float" office:value="722" table:style-name="ce14">
            <text:p><text:s/>722</text:p>
          </table:table-cell>
          <table:table-cell office:value-type="float" office:value="25" table:style-name="ce14">
            <text:p><text:s/>25</text:p>
          </table:table-cell>
          <table:table-cell office:value-type="float" office:value="21" table:style-name="ce14">
            <text:p><text:s/>21</text:p>
          </table:table-cell>
          <table:table-cell office:value-type="float" office:value="46" table:style-name="ce14">
            <text:p><text:s/>4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EIRAS</text:p>
          </table:table-cell>
          <table:table-cell office:value-type="float" office:value="289" table:style-name="ce14">
            <text:p><text:s/>289</text:p>
          </table:table-cell>
          <table:table-cell office:value-type="float" office:value="336" table:style-name="ce14">
            <text:p><text:s/>336</text:p>
          </table:table-cell>
          <table:table-cell office:value-type="float" office:value="625" table:style-name="ce14">
            <text:p><text:s/>625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ÉM</text:p>
          </table:table-cell>
          <table:table-cell office:value-type="float" office:value="56" table:style-name="ce14">
            <text:p><text:s/>56</text:p>
          </table:table-cell>
          <table:table-cell office:value-type="float" office:value="109" table:style-name="ce14">
            <text:p><text:s/>109</text:p>
          </table:table-cell>
          <table:table-cell office:value-type="float" office:value="165" table:style-name="ce14">
            <text:p><text:s/>165</text:p>
          </table:table-cell>
          <table:table-cell office:value-type="float" office:value="51" table:style-name="ce14">
            <text:p><text:s/>51</text:p>
          </table:table-cell>
          <table:table-cell office:value-type="float" office:value="122" table:style-name="ce14">
            <text:p><text:s/>122</text:p>
          </table:table-cell>
          <table:table-cell office:value-type="float" office:value="173" table:style-name="ce14">
            <text:p><text:s/>17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LMELA</text:p>
          </table:table-cell>
          <table:table-cell office:value-type="float" office:value="145" table:style-name="ce14">
            <text:p><text:s/>145</text:p>
          </table:table-cell>
          <table:table-cell office:value-type="float" office:value="156" table:style-name="ce14">
            <text:p><text:s/>156</text:p>
          </table:table-cell>
          <table:table-cell office:value-type="float" office:value="301" table:style-name="ce14">
            <text:p><text:s/>301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ICHE</text:p>
          </table:table-cell>
          <table:table-cell office:value-type="float" office:value="84" table:style-name="ce14">
            <text:p><text:s/>84</text:p>
          </table:table-cell>
          <table:table-cell office:value-type="float" office:value="114" table:style-name="ce14">
            <text:p><text:s/>114</text:p>
          </table:table-cell>
          <table:table-cell office:value-type="float" office:value="198" table:style-name="ce14">
            <text:p><text:s/>198</text:p>
          </table:table-cell>
          <table:table-cell office:value-type="float" office:value="44" table:style-name="ce14">
            <text:p><text:s/>44</text:p>
          </table:table-cell>
          <table:table-cell office:value-type="float" office:value="121" table:style-name="ce14">
            <text:p><text:s/>121</text:p>
          </table:table-cell>
          <table:table-cell office:value-type="float" office:value="165" table:style-name="ce14">
            <text:p><text:s/>16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O MAIOR</text:p>
          </table:table-cell>
          <table:table-cell office:value-type="float" office:value="26" table:style-name="ce14">
            <text:p><text:s/>26</text:p>
          </table:table-cell>
          <table:table-cell office:value-type="float" office:value="35" table:style-name="ce14">
            <text:p><text:s/>35</text:p>
          </table:table-cell>
          <table:table-cell office:value-type="float" office:value="61" table:style-name="ce14">
            <text:p><text:s/>6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LVATERRA DE MAGOS</text:p>
          </table:table-cell>
          <table:table-cell office:value-type="float" office:value="47" table:style-name="ce14">
            <text:p><text:s/>47</text:p>
          </table:table-cell>
          <table:table-cell office:value-type="float" office:value="69" table:style-name="ce14">
            <text:p><text:s/>69</text:p>
          </table:table-cell>
          <table:table-cell office:value-type="float" office:value="116" table:style-name="ce14">
            <text:p><text:s/>11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RÉM</text:p>
          </table:table-cell>
          <table:table-cell office:value-type="float" office:value="132" table:style-name="ce14">
            <text:p><text:s/>132</text:p>
          </table:table-cell>
          <table:table-cell office:value-type="float" office:value="121" table:style-name="ce14">
            <text:p><text:s/>121</text:p>
          </table:table-cell>
          <table:table-cell office:value-type="float" office:value="253" table:style-name="ce14">
            <text:p><text:s/>253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RDOAL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XAL</text:p>
          </table:table-cell>
          <table:table-cell office:value-type="float" office:value="376" table:style-name="ce14">
            <text:p><text:s/>376</text:p>
          </table:table-cell>
          <table:table-cell office:value-type="float" office:value="461" table:style-name="ce14">
            <text:p><text:s/>461</text:p>
          </table:table-cell>
          <table:table-cell office:value-type="float" office:value="837" table:style-name="ce14">
            <text:p><text:s/>837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TÃ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48" table:style-name="ce14">
            <text:p><text:s/>48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SIMBRA</text:p>
          </table:table-cell>
          <table:table-cell office:value-type="float" office:value="136" table:style-name="ce14">
            <text:p><text:s/>136</text:p>
          </table:table-cell>
          <table:table-cell office:value-type="float" office:value="133" table:style-name="ce14">
            <text:p><text:s/>133</text:p>
          </table:table-cell>
          <table:table-cell office:value-type="float" office:value="269" table:style-name="ce14">
            <text:p><text:s/>269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TÚBAL</text:p>
          </table:table-cell>
          <table:table-cell office:value-type="float" office:value="360" table:style-name="ce14">
            <text:p><text:s/>360</text:p>
          </table:table-cell>
          <table:table-cell office:value-type="float" office:value="346" table:style-name="ce14">
            <text:p><text:s/>346</text:p>
          </table:table-cell>
          <table:table-cell office:value-type="float" office:value="706" table:style-name="ce14">
            <text:p><text:s/>706</text:p>
          </table:table-cell>
          <table:table-cell office:value-type="float" office:value="35" table:style-name="ce14">
            <text:p><text:s/>35</text:p>
          </table:table-cell>
          <table:table-cell office:value-type="float" office:value="52" table:style-name="ce14">
            <text:p><text:s/>52</text:p>
          </table:table-cell>
          <table:table-cell office:value-type="float" office:value="87" table:style-name="ce14">
            <text:p><text:s/>8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TRA</text:p>
          </table:table-cell>
          <table:table-cell office:value-type="float" office:value="820" table:style-name="ce14">
            <text:p><text:s/>820</text:p>
          </table:table-cell>
          <table:table-cell office:value-type="float" office:value="1103" table:style-name="ce14">
            <text:p>1 103</text:p>
          </table:table-cell>
          <table:table-cell office:value-type="float" office:value="1923" table:style-name="ce14">
            <text:p>1 923</text:p>
          </table:table-cell>
          <table:table-cell office:value-type="float" office:value="57" table:style-name="ce14">
            <text:p><text:s/>57</text:p>
          </table:table-cell>
          <table:table-cell office:value-type="float" office:value="46" table:style-name="ce14">
            <text:p><text:s/>46</text:p>
          </table:table-cell>
          <table:table-cell office:value-type="float" office:value="103" table:style-name="ce14">
            <text:p><text:s/>10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BRAL MONTE AGRAÇO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MAR</text:p>
          </table:table-cell>
          <table:table-cell office:value-type="float" office:value="60" table:style-name="ce14">
            <text:p><text:s/>60</text:p>
          </table:table-cell>
          <table:table-cell office:value-type="float" office:value="72" table:style-name="ce14">
            <text:p><text:s/>72</text:p>
          </table:table-cell>
          <table:table-cell office:value-type="float" office:value="132" table:style-name="ce14">
            <text:p><text:s/>132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NOVAS</text:p>
          </table:table-cell>
          <table:table-cell office:value-type="float" office:value="44" table:style-name="ce14">
            <text:p><text:s/>44</text:p>
          </table:table-cell>
          <table:table-cell office:value-type="float" office:value="47" table:style-name="ce14">
            <text:p><text:s/>47</text:p>
          </table:table-cell>
          <table:table-cell office:value-type="float" office:value="91" table:style-name="ce14">
            <text:p><text:s/>91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VEDRAS</text:p>
          </table:table-cell>
          <table:table-cell office:value-type="float" office:value="161" table:style-name="ce14">
            <text:p><text:s/>161</text:p>
          </table:table-cell>
          <table:table-cell office:value-type="float" office:value="175" table:style-name="ce14">
            <text:p><text:s/>175</text:p>
          </table:table-cell>
          <table:table-cell office:value-type="float" office:value="336" table:style-name="ce14">
            <text:p><text:s/>336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E REI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RANCA DE XIRA</text:p>
          </table:table-cell>
          <table:table-cell office:value-type="float" office:value="322" table:style-name="ce14">
            <text:p><text:s/>322</text:p>
          </table:table-cell>
          <table:table-cell office:value-type="float" office:value="357" table:style-name="ce14">
            <text:p><text:s/>357</text:p>
          </table:table-cell>
          <table:table-cell office:value-type="float" office:value="679" table:style-name="ce14">
            <text:p><text:s/>679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A BARQUINHA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Lisboa VT</text:p>
          </table:table-cell>
          <table:covered-table-cell/>
          <table:table-cell table:style-name="ce39"/>
          <table:table-cell office:value-type="float" office:value="8308" table:style-name="ce18">
            <text:p>8 308</text:p>
          </table:table-cell>
          <table:table-cell office:value-type="float" office:value="9443" table:style-name="ce18">
            <text:p>9 443</text:p>
          </table:table-cell>
          <table:table-cell office:value-type="float" office:value="17751" table:style-name="ce18">
            <text:p>17 751</text:p>
          </table:table-cell>
          <table:table-cell office:value-type="float" office:value="661" table:style-name="ce18">
            <text:p><text:s/>661</text:p>
          </table:table-cell>
          <table:table-cell office:value-type="float" office:value="1080" table:style-name="ce18">
            <text:p>1 080</text:p>
          </table:table-cell>
          <table:table-cell office:value-type="float" office:value="1741" table:style-name="ce18">
            <text:p>1 74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entejo</text:p>
          </table:table-cell>
          <table:covered-table-cell/>
          <table:table-cell office:value-type="string" table:style-name="ce38">
            <text:p>ALANDROAL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ÁCER DO SAL</text:p>
          </table:table-cell>
          <table:table-cell office:value-type="float" office:value="20" table:style-name="ce14">
            <text:p><text:s/>20</text:p>
          </table:table-cell>
          <table:table-cell office:value-type="float" office:value="25" table:style-name="ce14">
            <text:p><text:s/>25</text:p>
          </table:table-cell>
          <table:table-cell office:value-type="float" office:value="45" table:style-name="ce14">
            <text:p><text:s/>4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USTREL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ODÔVAR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TER DO CHÃO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IT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AIOLOS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ONCHES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IS</text:p>
          </table:table-cell>
          <table:table-cell office:value-type="float" office:value="6" table:style-name="ce14">
            <text:p><text:s/>6</text:p>
          </table:table-cell>
          <table:table-cell office:value-type="float" office:value="31" table:style-name="ce14">
            <text:p><text:s/>31</text:p>
          </table:table-cell>
          <table:table-cell office:value-type="float" office:value="37" table:style-name="ce14">
            <text:p><text:s/>37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ANCOS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JA</text:p>
          </table:table-cell>
          <table:table-cell office:value-type="float" office:value="79" table:style-name="ce14">
            <text:p><text:s/>79</text:p>
          </table:table-cell>
          <table:table-cell office:value-type="float" office:value="89" table:style-name="ce14">
            <text:p><text:s/>89</text:p>
          </table:table-cell>
          <table:table-cell office:value-type="float" office:value="168" table:style-name="ce14">
            <text:p><text:s/>168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RBA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PO MAIOR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33" table:style-name="ce14">
            <text:p><text:s/>3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VIDE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VERDE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RATO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UBA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LVAS</text:p>
          </table:table-cell>
          <table:table-cell office:value-type="float" office:value="46" table:style-name="ce14">
            <text:p><text:s/>46</text:p>
          </table:table-cell>
          <table:table-cell office:value-type="float" office:value="78" table:style-name="ce14">
            <text:p><text:s/>78</text:p>
          </table:table-cell>
          <table:table-cell office:value-type="float" office:value="124" table:style-name="ce14">
            <text:p><text:s/>124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REMOZ</text:p>
          </table:table-cell>
          <table:table-cell office:value-type="float" office:value="20" table:style-name="ce14">
            <text:p><text:s/>20</text:p>
          </table:table-cell>
          <table:table-cell office:value-type="float" office:value="27" table:style-name="ce14">
            <text:p><text:s/>27</text:p>
          </table:table-cell>
          <table:table-cell office:value-type="float" office:value="47" table:style-name="ce14">
            <text:p><text:s/>47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ÉVORA</text:p>
          </table:table-cell>
          <table:table-cell office:value-type="float" office:value="123" table:style-name="ce14">
            <text:p><text:s/>123</text:p>
          </table:table-cell>
          <table:table-cell office:value-type="float" office:value="144" table:style-name="ce14">
            <text:p><text:s/>144</text:p>
          </table:table-cell>
          <table:table-cell office:value-type="float" office:value="267" table:style-name="ce14">
            <text:p><text:s/>267</text:p>
          </table:table-cell>
          <table:table-cell office:value-type="float" office:value="12" table:style-name="ce14">
            <text:p><text:s/>12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ALENTEJO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style-name="ce14">
            <text:p><text:s/>35</text:p>
          </table:table-cell>
          <table:table-cell office:value-type="float" office:value="60" table:style-name="ce14">
            <text:p><text:s/>60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ONTEIRA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AVIÃO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RÂNDOLA</text:p>
          </table:table-cell>
          <table:table-cell office:value-type="float" office:value="22" table:style-name="ce14">
            <text:p><text:s/>22</text:p>
          </table:table-cell>
          <table:table-cell office:value-type="float" office:value="19" table:style-name="ce14">
            <text:p><text:s/>19</text:p>
          </table:table-cell>
          <table:table-cell office:value-type="float" office:value="41" table:style-name="ce14">
            <text:p><text:s/>4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VÃO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ÉRTOLA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FORTE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NOVO</text:p>
          </table:table-cell>
          <table:table-cell office:value-type="float" office:value="28" table:style-name="ce14">
            <text:p><text:s/>28</text:p>
          </table:table-cell>
          <table:table-cell office:value-type="float" office:value="31" table:style-name="ce14">
            <text:p><text:s/>31</text:p>
          </table:table-cell>
          <table:table-cell office:value-type="float" office:value="59" table:style-name="ce14">
            <text:p><text:s/>59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A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A</text:p>
          </table:table-cell>
          <table:table-cell office:value-type="float" office:value="38" table:style-name="ce14">
            <text:p><text:s/>38</text:p>
          </table:table-cell>
          <table:table-cell office:value-type="float" office:value="39" table:style-name="ce14">
            <text:p><text:s/>39</text:p>
          </table:table-cell>
          <table:table-cell office:value-type="float" office:value="77" table:style-name="ce14">
            <text:p><text:s/>77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ÃO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ISA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EMIRA</text:p>
          </table:table-cell>
          <table:table-cell office:value-type="float" office:value="140" table:style-name="ce14">
            <text:p><text:s/>140</text:p>
          </table:table-cell>
          <table:table-cell office:value-type="float" office:value="107" table:style-name="ce14">
            <text:p><text:s/>107</text:p>
          </table:table-cell>
          <table:table-cell office:value-type="float" office:value="247" table:style-name="ce14">
            <text:p><text:s/>247</text:p>
          </table:table-cell>
          <table:table-cell office:value-type="float" office:value="12" table:style-name="ce14">
            <text:p><text:s/>12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IQUE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SÔR</text:p>
          </table:table-cell>
          <table:table-cell office:value-type="float" office:value="42" table:style-name="ce14">
            <text:p><text:s/>42</text:p>
          </table:table-cell>
          <table:table-cell office:value-type="float" office:value="61" table:style-name="ce14">
            <text:p><text:s/>61</text:p>
          </table:table-cell>
          <table:table-cell office:value-type="float" office:value="103" table:style-name="ce14">
            <text:p><text:s/>103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ALEGRE</text:p>
          </table:table-cell>
          <table:table-cell office:value-type="float" office:value="37" table:style-name="ce14">
            <text:p><text:s/>37</text:p>
          </table:table-cell>
          <table:table-cell office:value-type="float" office:value="65" table:style-name="ce14">
            <text:p><text:s/>65</text:p>
          </table:table-cell>
          <table:table-cell office:value-type="float" office:value="102" table:style-name="ce14">
            <text:p><text:s/>102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EL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DONDO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29" table:style-name="ce14">
            <text:p><text:s/>2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GUENGOS DE MONSARAZ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4">
            <text:p><text:s/>25</text:p>
          </table:table-cell>
          <table:table-cell office:value-type="float" office:value="39" table:style-name="ce14">
            <text:p><text:s/>3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IAGO DO CACÉM</text:p>
          </table:table-cell>
          <table:table-cell office:value-type="float" office:value="83" table:style-name="ce14">
            <text:p><text:s/>83</text:p>
          </table:table-cell>
          <table:table-cell office:value-type="float" office:value="55" table:style-name="ce14">
            <text:p><text:s/>55</text:p>
          </table:table-cell>
          <table:table-cell office:value-type="float" office:value="138" table:style-name="ce14">
            <text:p><text:s/>138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PA</text:p>
          </table:table-cell>
          <table:table-cell office:value-type="float" office:value="41" table:style-name="ce14">
            <text:p><text:s/>41</text:p>
          </table:table-cell>
          <table:table-cell office:value-type="float" office:value="32" table:style-name="ce14">
            <text:p><text:s/>32</text:p>
          </table:table-cell>
          <table:table-cell office:value-type="float" office:value="73" table:style-name="ce14">
            <text:p><text:s/>73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ES</text:p>
          </table:table-cell>
          <table:table-cell office:value-type="float" office:value="83" table:style-name="ce14">
            <text:p><text:s/>83</text:p>
          </table:table-cell>
          <table:table-cell office:value-type="float" office:value="51" table:style-name="ce14">
            <text:p><text:s/>51</text:p>
          </table:table-cell>
          <table:table-cell office:value-type="float" office:value="134" table:style-name="ce14">
            <text:p><text:s/>134</text:p>
          </table:table-cell>
          <table:table-cell office:value-type="float" office:value="18" table:style-name="ce14">
            <text:p><text:s/>18</text:p>
          </table:table-cell>
          <table:table-cell office:value-type="float" office:value="4" table:style-name="ce14">
            <text:p><text:s/>4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SEL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35" table:style-name="ce14">
            <text:p><text:s/>35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ENDAS NOVAS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ALENTEJO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DIGU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IÇOSA</text:p>
          </table:table-cell>
          <table:table-cell office:value-type="float" office:value="17" table:style-name="ce14">
            <text:p><text:s/>17</text:p>
          </table:table-cell>
          <table:table-cell office:value-type="float" office:value="18" table:style-name="ce14">
            <text:p><text:s/>18</text:p>
          </table:table-cell>
          <table:table-cell office:value-type="float" office:value="35" table:style-name="ce14">
            <text:p><text:s/>35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entejo</text:p>
          </table:table-cell>
          <table:covered-table-cell/>
          <table:table-cell table:style-name="ce39"/>
          <table:table-cell office:value-type="float" office:value="1083" table:style-name="ce18">
            <text:p>1 083</text:p>
          </table:table-cell>
          <table:table-cell office:value-type="float" office:value="1249" table:style-name="ce18">
            <text:p>1 249</text:p>
          </table:table-cell>
          <table:table-cell office:value-type="float" office:value="2332" table:style-name="ce18">
            <text:p>2 332</text:p>
          </table:table-cell>
          <table:table-cell office:value-type="float" office:value="136" table:style-name="ce18">
            <text:p><text:s/>136</text:p>
          </table:table-cell>
          <table:table-cell office:value-type="float" office:value="122" table:style-name="ce18">
            <text:p><text:s/>122</text:p>
          </table:table-cell>
          <table:table-cell office:value-type="float" office:value="258" table:style-name="ce18">
            <text:p><text:s/>25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garve</text:p>
          </table:table-cell>
          <table:covered-table-cell/>
          <table:table-cell office:value-type="string" table:style-name="ce38">
            <text:p>ALBUFEIRA</text:p>
          </table:table-cell>
          <table:table-cell office:value-type="float" office:value="277" table:style-name="ce14">
            <text:p><text:s/>277</text:p>
          </table:table-cell>
          <table:table-cell office:value-type="float" office:value="294" table:style-name="ce14">
            <text:p><text:s/>294</text:p>
          </table:table-cell>
          <table:table-cell office:value-type="float" office:value="571" table:style-name="ce14">
            <text:p><text:s/>571</text:p>
          </table:table-cell>
          <table:table-cell office:value-type="float" office:value="26" table:style-name="ce14">
            <text:p><text:s/>26</text:p>
          </table:table-cell>
          <table:table-cell office:value-type="float" office:value="9" table:style-name="ce14">
            <text:p><text:s/>9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UTIM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EZUR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MARIM</text:p>
          </table:table-cell>
          <table:table-cell office:value-type="float" office:value="26" table:style-name="ce14">
            <text:p><text:s/>26</text:p>
          </table:table-cell>
          <table:table-cell office:value-type="float" office:value="34" table:style-name="ce14">
            <text:p><text:s/>34</text:p>
          </table:table-cell>
          <table:table-cell office:value-type="float" office:value="60" table:style-name="ce14">
            <text:p><text:s/>6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RO</text:p>
          </table:table-cell>
          <table:table-cell office:value-type="float" office:value="242" table:style-name="ce14">
            <text:p><text:s/>242</text:p>
          </table:table-cell>
          <table:table-cell office:value-type="float" office:value="262" table:style-name="ce14">
            <text:p><text:s/>262</text:p>
          </table:table-cell>
          <table:table-cell office:value-type="float" office:value="504" table:style-name="ce14">
            <text:p><text:s/>504</text:p>
          </table:table-cell>
          <table:table-cell office:value-type="float" office:value="10" table:style-name="ce14">
            <text:p><text:s/>10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A</text:p>
          </table:table-cell>
          <table:table-cell office:value-type="float" office:value="81" table:style-name="ce14">
            <text:p><text:s/>81</text:p>
          </table:table-cell>
          <table:table-cell office:value-type="float" office:value="100" table:style-name="ce14">
            <text:p><text:s/>100</text:p>
          </table:table-cell>
          <table:table-cell office:value-type="float" office:value="181" table:style-name="ce14">
            <text:p><text:s/>181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S</text:p>
          </table:table-cell>
          <table:table-cell office:value-type="float" office:value="118" table:style-name="ce14">
            <text:p><text:s/>118</text:p>
          </table:table-cell>
          <table:table-cell office:value-type="float" office:value="115" table:style-name="ce14">
            <text:p><text:s/>115</text:p>
          </table:table-cell>
          <table:table-cell office:value-type="float" office:value="233" table:style-name="ce14">
            <text:p><text:s/>233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LÉ</text:p>
          </table:table-cell>
          <table:table-cell office:value-type="float" office:value="228" table:style-name="ce14">
            <text:p><text:s/>228</text:p>
          </table:table-cell>
          <table:table-cell office:value-type="float" office:value="288" table:style-name="ce14">
            <text:p><text:s/>288</text:p>
          </table:table-cell>
          <table:table-cell office:value-type="float" office:value="516" table:style-name="ce14">
            <text:p><text:s/>516</text:p>
          </table:table-cell>
          <table:table-cell office:value-type="float" office:value="20" table:style-name="ce14">
            <text:p><text:s/>20</text:p>
          </table:table-cell>
          <table:table-cell office:value-type="float" office:value="16" table:style-name="ce14">
            <text:p><text:s/>16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CHIQUE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HÃO</text:p>
          </table:table-cell>
          <table:table-cell office:value-type="float" office:value="115" table:style-name="ce14">
            <text:p><text:s/>115</text:p>
          </table:table-cell>
          <table:table-cell office:value-type="float" office:value="151" table:style-name="ce14">
            <text:p><text:s/>151</text:p>
          </table:table-cell>
          <table:table-cell office:value-type="float" office:value="266" table:style-name="ce14">
            <text:p><text:s/>266</text:p>
          </table:table-cell>
          <table:table-cell office:value-type="float" office:value="20" table:style-name="ce14">
            <text:p><text:s/>20</text:p>
          </table:table-cell>
          <table:table-cell office:value-type="float" office:value="16" table:style-name="ce14">
            <text:p><text:s/>16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IMÃO</text:p>
          </table:table-cell>
          <table:table-cell office:value-type="float" office:value="241" table:style-name="ce14">
            <text:p><text:s/>241</text:p>
          </table:table-cell>
          <table:table-cell office:value-type="float" office:value="326" table:style-name="ce14">
            <text:p><text:s/>326</text:p>
          </table:table-cell>
          <table:table-cell office:value-type="float" office:value="567" table:style-name="ce14">
            <text:p><text:s/>567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BRÁS DE ALPORTEL</text:p>
          </table:table-cell>
          <table:table-cell office:value-type="float" office:value="23" table:style-name="ce14">
            <text:p><text:s/>23</text:p>
          </table:table-cell>
          <table:table-cell office:value-type="float" office:value="26" table:style-name="ce14">
            <text:p><text:s/>26</text:p>
          </table:table-cell>
          <table:table-cell office:value-type="float" office:value="49" table:style-name="ce14">
            <text:p><text:s/>49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LVES</text:p>
          </table:table-cell>
          <table:table-cell office:value-type="float" office:value="107" table:style-name="ce14">
            <text:p><text:s/>107</text:p>
          </table:table-cell>
          <table:table-cell office:value-type="float" office:value="141" table:style-name="ce14">
            <text:p><text:s/>141</text:p>
          </table:table-cell>
          <table:table-cell office:value-type="float" office:value="248" table:style-name="ce14">
            <text:p><text:s/>248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VIRA</text:p>
          </table:table-cell>
          <table:table-cell office:value-type="float" office:value="62" table:style-name="ce14">
            <text:p><text:s/>62</text:p>
          </table:table-cell>
          <table:table-cell office:value-type="float" office:value="102" table:style-name="ce14">
            <text:p><text:s/>102</text:p>
          </table:table-cell>
          <table:table-cell office:value-type="float" office:value="164" table:style-name="ce14">
            <text:p><text:s/>16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BISPO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office:value-type="float" office:value="47" table:style-name="ce14">
            <text:p><text:s/>4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 DE SANTO ANTÓNIO</text:p>
          </table:table-cell>
          <table:table-cell office:value-type="float" office:value="79" table:style-name="ce14">
            <text:p><text:s/>79</text:p>
          </table:table-cell>
          <table:table-cell office:value-type="float" office:value="106" table:style-name="ce14">
            <text:p><text:s/>106</text:p>
          </table:table-cell>
          <table:table-cell office:value-type="float" office:value="185" table:style-name="ce14">
            <text:p><text:s/>185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garve</text:p>
          </table:table-cell>
          <table:covered-table-cell/>
          <table:table-cell table:style-name="ce39"/>
          <table:table-cell office:value-type="float" office:value="1638" table:style-name="ce18">
            <text:p>1 638</text:p>
          </table:table-cell>
          <table:table-cell office:value-type="float" office:value="2000" table:style-name="ce18">
            <text:p>2 000</text:p>
          </table:table-cell>
          <table:table-cell office:value-type="float" office:value="3638" table:style-name="ce18">
            <text:p>3 638</text:p>
          </table:table-cell>
          <table:table-cell office:value-type="float" office:value="110" table:style-name="ce18">
            <text:p><text:s/>110</text:p>
          </table:table-cell>
          <table:table-cell office:value-type="float" office:value="88" table:style-name="ce18">
            <text:p><text:s/>88</text:p>
          </table:table-cell>
          <table:table-cell office:value-type="float" office:value="198" table:style-name="ce18">
            <text:p><text:s/>19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39">
            <text:p>Continente</text:p>
          </table:table-cell>
          <table:table-cell office:value-type="float" office:value="21467" table:style-name="ce18">
            <text:p>21 467</text:p>
          </table:table-cell>
          <table:table-cell office:value-type="float" office:value="25519" table:style-name="ce18">
            <text:p>25 519</text:p>
          </table:table-cell>
          <table:table-cell office:value-type="float" office:value="46986" table:style-name="ce18">
            <text:p>46 986</text:p>
          </table:table-cell>
          <table:table-cell office:value-type="float" office:value="3160" table:style-name="ce18">
            <text:p>3 160</text:p>
          </table:table-cell>
          <table:table-cell office:value-type="float" office:value="4060" table:style-name="ce18">
            <text:p>4 060</text:p>
          </table:table-cell>
          <table:table-cell office:value-type="float" office:value="7220" table:style-name="ce18">
            <text:p>7 220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26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1" table:default-cell-style-name="ce1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16367" table:default-cell-style-name="ce1"/>
        <table:table-row table:style-name="ro18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style-name="ce2"/>
          <table:table-cell office:value-type="string" table:number-columns-spanned="2" table:number-rows-spanned="1" table:style-name="ce42">
            <text:p>Ano Mês: 202101</text:p>
          </table:table-cell>
          <table:covered-table-cell/>
          <table:table-cell table:number-columns-repeated="16380" table:style-name="ce2"/>
        </table:table-row>
        <table:table-row table:style-name="ro19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38">
            <text:p>ALFÂNDEGA DA FÉ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LIJÓ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ANTE</text:p>
          </table:table-cell>
          <table:table-cell office:value-type="float" office:value="38" table:style-name="ce14">
            <text:p><text:s/>38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61" table:style-name="ce14">
            <text:p><text:s/>61</text:p>
          </table:table-cell>
          <table:table-cell office:value-type="float" office:value="207" table:style-name="ce18">
            <text:p><text:s/>2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ES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4" table:style-name="ce14">
            <text:p><text:s/>34</text:p>
          </table:table-cell>
          <table:table-cell office:value-type="float" office:value="90" table:style-name="ce18">
            <text:p><text:s/>9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COS DE VALDEVEZ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MAMAR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OUC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IÃO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RCELOS</text:p>
          </table:table-cell>
          <table:table-cell office:value-type="float" office:value="71" table:style-name="ce14">
            <text:p><text:s/>71</text:p>
          </table:table-cell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77" table:style-name="ce14">
            <text:p><text:s/>77</text:p>
          </table:table-cell>
          <table:table-cell office:value-type="float" office:value="407" table:style-name="ce18">
            <text:p><text:s/>4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OTICAS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</text:p>
          </table:table-cell>
          <table:table-cell office:value-type="float" office:value="83" table:style-name="ce14">
            <text:p><text:s/>83</text:p>
          </table:table-cell>
          <table:table-cell office:value-type="float" office:value="160" table:number-columns-spanned="2" table:number-rows-spanned="1" table:style-name="ce47">
            <text:p><text:s/>160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415" table:number-columns-spanned="2" table:number-rows-spanned="1" table:style-name="ce47">
            <text:p><text:s/>415</text:p>
          </table:table-cell>
          <table:covered-table-cell/>
          <table:table-cell office:value-type="float" office:value="13" table:style-name="ce14">
            <text:p><text:s/>13</text:p>
          </table:table-cell>
          <table:table-cell office:value-type="float" office:value="213" table:style-name="ce14">
            <text:p><text:s/>213</text:p>
          </table:table-cell>
          <table:table-cell office:value-type="float" office:value="993" table:style-name="ce18">
            <text:p><text:s/>9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NÇA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1" table:style-name="ce14">
            <text:p><text:s/>51</text:p>
          </table:table-cell>
          <table:table-cell office:value-type="float" office:value="179" table:style-name="ce18">
            <text:p><text:s/>1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BECEIRAS DE BAST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63" table:style-name="ce18">
            <text:p><text:s/>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MINHA</text:p>
          </table:table-cell>
          <table:table-cell office:value-type="float" office:value="0" table:style-name="ce14">
            <text:p><text:s/>0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63" table:style-name="ce18">
            <text:p><text:s/>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RRAZEDA DE ANSIÃES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STELO DE PAIVA</text:p>
          </table:table-cell>
          <table:table-cell office:value-type="float" office:value="8" table:style-name="ce14">
            <text:p><text:s/>8</text:p>
          </table:table-cell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7" table:style-name="ce14">
            <text:p><text:s/>27</text:p>
          </table:table-cell>
          <table:table-cell office:value-type="float" office:value="89" table:style-name="ce18">
            <text:p><text:s/>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ELORICO DE BASTO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8" table:style-name="ce14">
            <text:p><text:s/>28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HAVES</text:p>
          </table:table-cell>
          <table:table-cell office:value-type="float" office:value="7" table:style-name="ce14">
            <text:p><text:s/>7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2" table:style-name="ce14">
            <text:p><text:s/>42</text:p>
          </table:table-cell>
          <table:table-cell office:value-type="float" office:value="141" table:style-name="ce18">
            <text:p><text:s/>1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INFÃES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74" table:style-name="ce18">
            <text:p><text:s/>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INHO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8" table:style-name="ce14">
            <text:p><text:s/>28</text:p>
          </table:table-cell>
          <table:table-cell office:value-type="float" office:value="130" table:style-name="ce18">
            <text:p><text:s/>1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OSENDE</text:p>
          </table:table-cell>
          <table:table-cell office:value-type="float" office:value="16" table:style-name="ce14">
            <text:p><text:s/>16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130" table:style-name="ce18">
            <text:p><text:s/>1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AFE</text:p>
          </table:table-cell>
          <table:table-cell office:value-type="float" office:value="21" table:style-name="ce14">
            <text:p><text:s/>21</text:p>
          </table:table-cell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7" table:style-name="ce14">
            <text:p><text:s/>47</text:p>
          </table:table-cell>
          <table:table-cell office:value-type="float" office:value="228" table:style-name="ce18">
            <text:p><text:s/>2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ELGUEIRAS</text:p>
          </table:table-cell>
          <table:table-cell office:value-type="float" office:value="25" table:style-name="ce14">
            <text:p><text:s/>25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40" table:style-name="ce14">
            <text:p><text:s/>40</text:p>
          </table:table-cell>
          <table:table-cell office:value-type="float" office:value="220" table:style-name="ce18">
            <text:p><text:s/>2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REIXO ESPADA À CINTA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ONDOMAR</text:p>
          </table:table-cell>
          <table:table-cell office:value-type="float" office:value="55" table:style-name="ce14">
            <text:p><text:s/>55</text:p>
          </table:table-cell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432" table:number-columns-spanned="2" table:number-rows-spanned="1" table:style-name="ce47">
            <text:p><text:s/>432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10" table:style-name="ce14">
            <text:p><text:s/>110</text:p>
          </table:table-cell>
          <table:table-cell office:value-type="float" office:value="836" table:style-name="ce18">
            <text:p><text:s/>8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UIMARÃES</text:p>
          </table:table-cell>
          <table:table-cell office:value-type="float" office:value="77" table:style-name="ce14">
            <text:p><text:s/>77</text:p>
          </table:table-cell>
          <table:table-cell office:value-type="float" office:value="156" table:number-columns-spanned="2" table:number-rows-spanned="1" table:style-name="ce47">
            <text:p><text:s/>156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235" table:number-columns-spanned="2" table:number-rows-spanned="1" table:style-name="ce47">
            <text:p><text:s/>235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35" table:style-name="ce14">
            <text:p><text:s/>135</text:p>
          </table:table-cell>
          <table:table-cell office:value-type="float" office:value="711" table:style-name="ce18">
            <text:p><text:s/>7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AMEGO</text:p>
          </table:table-cell>
          <table:table-cell office:value-type="float" office:value="19" table:style-name="ce14">
            <text:p><text:s/>19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0" table:style-name="ce14">
            <text:p><text:s/>40</text:p>
          </table:table-cell>
          <table:table-cell office:value-type="float" office:value="115" table:style-name="ce18">
            <text:p><text:s/>1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OUSADA</text:p>
          </table:table-cell>
          <table:table-cell office:value-type="float" office:value="30" table:style-name="ce14">
            <text:p><text:s/>30</text:p>
          </table:table-cell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8" table:style-name="ce14">
            <text:p><text:s/>28</text:p>
          </table:table-cell>
          <table:table-cell office:value-type="float" office:value="183" table:style-name="ce18">
            <text:p><text:s/>1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CEDO DE CAVALEIROS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IA</text:p>
          </table:table-cell>
          <table:table-cell office:value-type="float" office:value="54" table:style-name="ce14">
            <text:p><text:s/>54</text:p>
          </table:table-cell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293" table:number-columns-spanned="2" table:number-rows-spanned="1" table:style-name="ce47">
            <text:p><text:s/>293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08" table:style-name="ce14">
            <text:p><text:s/>108</text:p>
          </table:table-cell>
          <table:table-cell office:value-type="float" office:value="694" table:style-name="ce18">
            <text:p><text:s/>6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RCO DE CANAVESES</text:p>
          </table:table-cell>
          <table:table-cell office:value-type="float" office:value="34" table:style-name="ce14">
            <text:p><text:s/>34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7" table:style-name="ce14">
            <text:p><text:s/>67</text:p>
          </table:table-cell>
          <table:table-cell office:value-type="float" office:value="227" table:style-name="ce18">
            <text:p><text:s/>2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TOSINHOS</text:p>
          </table:table-cell>
          <table:table-cell office:value-type="float" office:value="44" table:style-name="ce14">
            <text:p><text:s/>44</text:p>
          </table:table-cell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545" table:number-columns-spanned="2" table:number-rows-spanned="1" table:style-name="ce47">
            <text:p><text:s/>545</text:p>
          </table:table-cell>
          <table:covered-table-cell/>
          <table:table-cell office:value-type="float" office:value="14" table:style-name="ce14">
            <text:p><text:s/>14</text:p>
          </table:table-cell>
          <table:table-cell office:value-type="float" office:value="84" table:style-name="ce14">
            <text:p><text:s/>84</text:p>
          </table:table-cell>
          <table:table-cell office:value-type="float" office:value="947" table:style-name="ce18">
            <text:p><text:s/>9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LGAÇ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SÃO FRI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A DO DOURO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ELA</text:p>
          </table:table-cell>
          <table:table-cell office:value-type="float" office:value="10" table:style-name="ce14">
            <text:p><text:s/>10</text:p>
          </table:table-cell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4" table:style-name="ce14">
            <text:p><text:s/>44</text:p>
          </table:table-cell>
          <table:table-cell office:value-type="float" office:value="132" table:style-name="ce18">
            <text:p><text:s/>1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GADOURO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51" table:style-name="ce18">
            <text:p><text:s/>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IMENTA DA BEIRA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4" table:style-name="ce14">
            <text:p><text:s/>24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ÇÃO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DIM DE BAST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TALEGRE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URÇ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OLIVEIRA DE AZEMEIS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05" table:number-columns-spanned="2" table:number-rows-spanned="1" table:style-name="ce47">
            <text:p><text:s/>105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23" table:style-name="ce14">
            <text:p><text:s/>23</text:p>
          </table:table-cell>
          <table:table-cell office:value-type="float" office:value="216" table:style-name="ce18">
            <text:p><text:s/>2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ÇOS DE FERREIRA</text:p>
          </table:table-cell>
          <table:table-cell office:value-type="float" office:value="43" table:style-name="ce14">
            <text:p><text:s/>43</text:p>
          </table:table-cell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6" table:style-name="ce14">
            <text:p><text:s/>56</text:p>
          </table:table-cell>
          <table:table-cell office:value-type="float" office:value="239" table:style-name="ce18">
            <text:p><text:s/>2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</text:p>
          </table:table-cell>
          <table:table-cell office:value-type="float" office:value="40" table:style-name="ce14">
            <text:p><text:s/>40</text:p>
          </table:table-cell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3" table:style-name="ce14">
            <text:p><text:s/>63</text:p>
          </table:table-cell>
          <table:table-cell office:value-type="float" office:value="340" table:style-name="ce18">
            <text:p><text:s/>3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 DE COUR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AFIEL</text:p>
          </table:table-cell>
          <table:table-cell office:value-type="float" office:value="35" table:style-name="ce14">
            <text:p><text:s/>35</text:p>
          </table:table-cell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93" table:number-columns-spanned="2" table:number-rows-spanned="1" table:style-name="ce47">
            <text:p><text:s/>93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59" table:style-name="ce14">
            <text:p><text:s/>59</text:p>
          </table:table-cell>
          <table:table-cell office:value-type="float" office:value="281" table:style-name="ce18">
            <text:p><text:s/>2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EDON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SO DA RÉGU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A BARC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E LIMA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92" table:style-name="ce18">
            <text:p><text:s/>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RTO</text:p>
          </table:table-cell>
          <table:table-cell office:value-type="float" office:value="112" table:style-name="ce14">
            <text:p><text:s/>112</text:p>
          </table:table-cell>
          <table:table-cell office:value-type="float" office:value="252" table:number-columns-spanned="2" table:number-rows-spanned="1" table:style-name="ce47">
            <text:p><text:s/>252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611" table:number-columns-spanned="2" table:number-rows-spanned="1" table:style-name="ce47">
            <text:p><text:s/>611</text:p>
          </table:table-cell>
          <table:covered-table-cell/>
          <table:table-cell office:value-type="float" office:value="22" table:style-name="ce14">
            <text:p><text:s/>22</text:p>
          </table:table-cell>
          <table:table-cell office:value-type="float" office:value="255" table:style-name="ce14">
            <text:p><text:s/>255</text:p>
          </table:table-cell>
          <table:table-cell office:value-type="float" office:value="1352" table:style-name="ce18">
            <text:p>1 3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LANHOSO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71" table:style-name="ce18">
            <text:p><text:s/>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VARZIM</text:p>
          </table:table-cell>
          <table:table-cell office:value-type="float" office:value="23" table:style-name="ce14">
            <text:p><text:s/>23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36" table:number-columns-spanned="2" table:number-rows-spanned="1" table:style-name="ce47">
            <text:p><text:s/>23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75" table:style-name="ce14">
            <text:p><text:s/>75</text:p>
          </table:table-cell>
          <table:table-cell office:value-type="float" office:value="433" table:style-name="ce18">
            <text:p><text:s/>4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ESENDE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IBEIRA DE PENA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BROS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IA DA FEIRA</text:p>
          </table:table-cell>
          <table:table-cell office:value-type="float" office:value="47" table:style-name="ce14">
            <text:p><text:s/>47</text:p>
          </table:table-cell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249" table:number-columns-spanned="2" table:number-rows-spanned="1" table:style-name="ce47">
            <text:p><text:s/>249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81" table:style-name="ce14">
            <text:p><text:s/>81</text:p>
          </table:table-cell>
          <table:table-cell office:value-type="float" office:value="562" table:style-name="ce18">
            <text:p><text:s/>5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TA DE PENAGUIÃ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O TIRSO</text:p>
          </table:table-cell>
          <table:table-cell office:value-type="float" office:value="31" table:style-name="ce14">
            <text:p><text:s/>31</text:p>
          </table:table-cell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1" table:style-name="ce14">
            <text:p><text:s/>51</text:p>
          </table:table-cell>
          <table:table-cell office:value-type="float" office:value="285" table:style-name="ce18">
            <text:p><text:s/>2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MADEIRA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116" table:style-name="ce18">
            <text:p><text:s/>1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PESQUEIR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ERNANCELHE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BUAÇ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ROUCA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ERRAS DE BOUR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ORRE DE MONCORVO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ROFA</text:p>
          </table:table-cell>
          <table:table-cell office:value-type="float" office:value="14" table:style-name="ce14">
            <text:p><text:s/>14</text:p>
          </table:table-cell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4" table:style-name="ce14">
            <text:p><text:s/>24</text:p>
          </table:table-cell>
          <table:table-cell office:value-type="float" office:value="209" table:style-name="ce18">
            <text:p><text:s/>2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 DE CAMBRA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51" table:style-name="ce18">
            <text:p><text:s/>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NÇA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81" table:style-name="ce18">
            <text:p><text:s/>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ONGO</text:p>
          </table:table-cell>
          <table:table-cell office:value-type="float" office:value="35" table:style-name="ce14">
            <text:p><text:s/>35</text:p>
          </table:table-cell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202" table:number-columns-spanned="2" table:number-rows-spanned="1" table:style-name="ce47">
            <text:p><text:s/>202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79" table:style-name="ce14">
            <text:p><text:s/>79</text:p>
          </table:table-cell>
          <table:table-cell office:value-type="float" office:value="491" table:style-name="ce18">
            <text:p><text:s/>4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PAÇOS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ANA DO CASTELO</text:p>
          </table:table-cell>
          <table:table-cell office:value-type="float" office:value="26" table:style-name="ce14">
            <text:p><text:s/>26</text:p>
          </table:table-cell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58" table:style-name="ce14">
            <text:p><text:s/>58</text:p>
          </table:table-cell>
          <table:table-cell office:value-type="float" office:value="371" table:style-name="ce18">
            <text:p><text:s/>3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EIRA DO MINHO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DO CONDE</text:p>
          </table:table-cell>
          <table:table-cell office:value-type="float" office:value="29" table:style-name="ce14">
            <text:p><text:s/>29</text:p>
          </table:table-cell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22" table:number-columns-spanned="2" table:number-rows-spanned="1" table:style-name="ce47">
            <text:p><text:s/>32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5" table:style-name="ce14">
            <text:p><text:s/>35</text:p>
          </table:table-cell>
          <table:table-cell office:value-type="float" office:value="491" table:style-name="ce18">
            <text:p><text:s/>4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FLOR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CERVEIRA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AMALICÃO</text:p>
          </table:table-cell>
          <table:table-cell office:value-type="float" office:value="48" table:style-name="ce14">
            <text:p><text:s/>48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196" table:number-columns-spanned="2" table:number-rows-spanned="1" table:style-name="ce47">
            <text:p><text:s/>196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85" table:style-name="ce14">
            <text:p><text:s/>85</text:p>
          </table:table-cell>
          <table:table-cell office:value-type="float" office:value="480" table:style-name="ce18">
            <text:p><text:s/>4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OZ CÔ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GAIA</text:p>
          </table:table-cell>
          <table:table-cell office:value-type="float" office:value="96" table:style-name="ce14">
            <text:p><text:s/>96</text:p>
          </table:table-cell>
          <table:table-cell office:value-type="float" office:value="236" table:number-columns-spanned="2" table:number-rows-spanned="1" table:style-name="ce47">
            <text:p><text:s/>236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853" table:number-columns-spanned="2" table:number-rows-spanned="1" table:style-name="ce47">
            <text:p><text:s/>853</text:p>
          </table:table-cell>
          <table:covered-table-cell/>
          <table:table-cell office:value-type="float" office:value="35" table:style-name="ce14">
            <text:p><text:s/>35</text:p>
          </table:table-cell>
          <table:table-cell office:value-type="float" office:value="327" table:style-name="ce14">
            <text:p><text:s/>327</text:p>
          </table:table-cell>
          <table:table-cell office:value-type="float" office:value="1680" table:style-name="ce18">
            <text:p>1 6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POUCA DE AGUIAR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REAL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67" table:style-name="ce14">
            <text:p><text:s/>67</text:p>
          </table:table-cell>
          <table:table-cell office:value-type="float" office:value="191" table:style-name="ce18">
            <text:p><text:s/>1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VERDE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7" table:style-name="ce14">
            <text:p><text:s/>27</text:p>
          </table:table-cell>
          <table:table-cell office:value-type="float" office:value="155" table:style-name="ce18">
            <text:p><text:s/>1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MIOS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NHAIS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ZELA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82" table:style-name="ce18">
            <text:p><text:s/>82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473" table:style-name="ce18">
            <text:p>1 473</text:p>
          </table:table-cell>
          <table:table-cell office:value-type="float" office:value="2878" table:number-columns-spanned="2" table:number-rows-spanned="1" table:style-name="ce46">
            <text:p>2 878</text:p>
          </table:table-cell>
          <table:covered-table-cell/>
          <table:table-cell office:value-type="float" office:value="688" table:number-columns-spanned="2" table:number-rows-spanned="1" table:style-name="ce46">
            <text:p><text:s/>688</text:p>
          </table:table-cell>
          <table:covered-table-cell/>
          <table:table-cell office:value-type="float" office:value="880" table:number-columns-spanned="2" table:number-rows-spanned="1" table:style-name="ce46">
            <text:p><text:s/>880</text:p>
          </table:table-cell>
          <table:covered-table-cell/>
          <table:table-cell office:value-type="float" office:value="7092" table:number-columns-spanned="2" table:number-rows-spanned="1" table:style-name="ce46">
            <text:p>7 092</text:p>
          </table:table-cell>
          <table:covered-table-cell/>
          <table:table-cell office:value-type="float" office:value="248" table:style-name="ce18">
            <text:p><text:s/>248</text:p>
          </table:table-cell>
          <table:table-cell office:value-type="float" office:value="3114" table:style-name="ce18">
            <text:p>3 114</text:p>
          </table:table-cell>
          <table:table-cell office:value-type="float" office:value="16373" table:style-name="ce18">
            <text:p>16 373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38">
            <text:p>ÁGUEDA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2" table:style-name="ce14">
            <text:p><text:s/>22</text:p>
          </table:table-cell>
          <table:table-cell office:value-type="float" office:value="149" table:style-name="ce18">
            <text:p><text:s/>1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GUIAR DA BEIRA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BERGARIA-A-VELHA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85" table:style-name="ce18">
            <text:p><text:s/>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MEIDA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VAIÁZERE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ADIA</text:p>
          </table:table-cell>
          <table:table-cell office:value-type="float" office:value="5" table:style-name="ce14">
            <text:p><text:s/>5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84" table:style-name="ce18">
            <text:p><text:s/>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SIÃO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RGANIL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VEIRO</text:p>
          </table:table-cell>
          <table:table-cell office:value-type="float" office:value="28" table:style-name="ce14">
            <text:p><text:s/>28</text:p>
          </table:table-cell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34" table:number-columns-spanned="2" table:number-rows-spanned="1" table:style-name="ce47">
            <text:p><text:s/>23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6" table:style-name="ce14">
            <text:p><text:s/>66</text:p>
          </table:table-cell>
          <table:table-cell office:value-type="float" office:value="409" table:style-name="ce18">
            <text:p><text:s/>4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ATALHA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ELMONTE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NTANHEDE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0" table:style-name="ce14">
            <text:p><text:s/>20</text:p>
          </table:table-cell>
          <table:table-cell office:value-type="float" office:value="116" table:style-name="ce18">
            <text:p><text:s/>1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RREGAL DO SAL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ANHEIRA DE PER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ELO BRANCO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93" table:number-columns-spanned="2" table:number-rows-spanned="1" table:style-name="ce47">
            <text:p><text:s/>9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8" table:style-name="ce14">
            <text:p><text:s/>38</text:p>
          </table:table-cell>
          <table:table-cell office:value-type="float" office:value="204" table:style-name="ce18">
            <text:p><text:s/>2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RO DAIRE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69" table:style-name="ce18">
            <text:p><text:s/>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ELORICO DA BEIR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IMBRA</text:p>
          </table:table-cell>
          <table:table-cell office:value-type="float" office:value="63" table:style-name="ce14">
            <text:p><text:s/>63</text:p>
          </table:table-cell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362" table:number-columns-spanned="2" table:number-rows-spanned="1" table:style-name="ce47">
            <text:p><text:s/>362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29" table:style-name="ce14">
            <text:p><text:s/>129</text:p>
          </table:table-cell>
          <table:table-cell office:value-type="float" office:value="718" table:style-name="ce18">
            <text:p><text:s/>7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NDEIXA-A-NOVA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VILHÃ</text:p>
          </table:table-cell>
          <table:table-cell office:value-type="float" office:value="29" table:style-name="ce14">
            <text:p><text:s/>29</text:p>
          </table:table-cell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56" table:style-name="ce14">
            <text:p><text:s/>56</text:p>
          </table:table-cell>
          <table:table-cell office:value-type="float" office:value="257" table:style-name="ce18">
            <text:p><text:s/>2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ESTARREJA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88" table:style-name="ce18">
            <text:p><text:s/>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A FOZ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9" table:style-name="ce14">
            <text:p><text:s/>59</text:p>
          </table:table-cell>
          <table:table-cell office:value-type="float" office:value="316" table:style-name="ce18">
            <text:p><text:s/>3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E CASTELO RODRIG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Ó DOS VINHOS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ORNOS DE ALGODRES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UNDÃO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8" table:style-name="ce14">
            <text:p><text:s/>18</text:p>
          </table:table-cell>
          <table:table-cell office:value-type="float" office:value="84" table:style-name="ce18">
            <text:p><text:s/>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ÓIS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OUVEIA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UARDA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28" table:style-name="ce14">
            <text:p><text:s/>28</text:p>
          </table:table-cell>
          <table:table-cell office:value-type="float" office:value="175" table:style-name="ce18">
            <text:p><text:s/>1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IDANHA-A-NOV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ÍLHAVO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8" table:style-name="ce14">
            <text:p><text:s/>28</text:p>
          </table:table-cell>
          <table:table-cell office:value-type="float" office:value="186" table:style-name="ce18">
            <text:p><text:s/>1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EIRIA</text:p>
          </table:table-cell>
          <table:table-cell office:value-type="float" office:value="44" table:style-name="ce14">
            <text:p><text:s/>44</text:p>
          </table:table-cell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261" table:number-columns-spanned="2" table:number-rows-spanned="1" table:style-name="ce47">
            <text:p><text:s/>261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43" table:style-name="ce14">
            <text:p><text:s/>43</text:p>
          </table:table-cell>
          <table:table-cell office:value-type="float" office:value="523" table:style-name="ce18">
            <text:p><text:s/>5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OUSÃ</text:p>
          </table:table-cell>
          <table:table-cell office:value-type="float" office:value="5" table:style-name="ce14">
            <text:p><text:s/>5</text:p>
          </table:table-cell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75" table:style-name="ce18">
            <text:p><text:s/>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GUALDE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95" table:style-name="ce18">
            <text:p><text:s/>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TEIGAS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RINHA GRANDE</text:p>
          </table:table-cell>
          <table:table-cell office:value-type="float" office:value="12" table:style-name="ce14">
            <text:p><text:s/>12</text:p>
          </table:table-cell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07" table:number-columns-spanned="2" table:number-rows-spanned="1" table:style-name="ce47">
            <text:p><text:s/>10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1" table:style-name="ce14">
            <text:p><text:s/>21</text:p>
          </table:table-cell>
          <table:table-cell office:value-type="float" office:value="235" table:style-name="ce18">
            <text:p><text:s/>2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ALHADA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78" table:style-name="ce18">
            <text:p><text:s/>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D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NDA DO CORVO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NTEMOR-O-VELHO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105" table:style-name="ce18">
            <text:p><text:s/>10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RTÁGUA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URTOS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NELAS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EIRO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E FRADES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BAIRRO</text:p>
          </table:table-cell>
          <table:table-cell office:value-type="float" office:value="4" table:style-name="ce14">
            <text:p><text:s/>4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67" table:style-name="ce18">
            <text:p><text:s/>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HOSPITAL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70" table:style-name="ce18">
            <text:p><text:s/>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VAR</text:p>
          </table:table-cell>
          <table:table-cell office:value-type="float" office:value="21" table:style-name="ce14">
            <text:p><text:s/>21</text:p>
          </table:table-cell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30" table:number-columns-spanned="2" table:number-rows-spanned="1" table:style-name="ce47">
            <text:p><text:s/>13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1" table:style-name="ce14">
            <text:p><text:s/>41</text:p>
          </table:table-cell>
          <table:table-cell office:value-type="float" office:value="270" table:style-name="ce18">
            <text:p><text:s/>2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AMPILHOSA DA SERR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DRÓGÃO GRANDE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COVA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LVA DO CASTELO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MACOR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EL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INHEL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MBAL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135" table:style-name="ce18">
            <text:p><text:s/>1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RTO DE MÓS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ROENÇA-A-NOV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BUGAL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NTA COMBA DÃO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ÃO PEDRO DO SUL</text:p>
          </table:table-cell>
          <table:table-cell office:value-type="float" office:value="14" table:style-name="ce14">
            <text:p><text:s/>1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ÁTÃO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IA</text:p>
          </table:table-cell>
          <table:table-cell office:value-type="float" office:value="2" table:style-name="ce14">
            <text:p><text:s/>2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VER DO VOUGA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OURE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59" table:style-name="ce18">
            <text:p><text:s/>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ÁBUA</text:p>
          </table:table-cell>
          <table:table-cell office:value-type="float" office:value="2" table:style-name="ce14">
            <text:p><text:s/>2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ONDELA</text:p>
          </table:table-cell>
          <table:table-cell office:value-type="float" office:value="19" table:style-name="ce14">
            <text:p><text:s/>19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113" table:style-name="ce18">
            <text:p><text:s/>1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RANCOS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AGOS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77" table:style-name="ce18">
            <text:p><text:s/>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AIVA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OIARES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VELHA DE RODÃ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8">
            <text:p><text:s/>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SEU</text:p>
          </table:table-cell>
          <table:table-cell office:value-type="float" office:value="59" table:style-name="ce14">
            <text:p><text:s/>59</text:p>
          </table:table-cell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23" table:number-columns-spanned="2" table:number-rows-spanned="1" table:style-name="ce47">
            <text:p><text:s/>223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166" table:style-name="ce14">
            <text:p><text:s/>166</text:p>
          </table:table-cell>
          <table:table-cell office:value-type="float" office:value="564" table:style-name="ce18">
            <text:p><text:s/>5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OUZELA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637" table:style-name="ce18">
            <text:p><text:s/>637</text:p>
          </table:table-cell>
          <table:table-cell office:value-type="float" office:value="1143" table:number-columns-spanned="2" table:number-rows-spanned="1" table:style-name="ce46">
            <text:p>1 143</text:p>
          </table:table-cell>
          <table:covered-table-cell/>
          <table:table-cell office:value-type="float" office:value="338" table:number-columns-spanned="2" table:number-rows-spanned="1" table:style-name="ce46">
            <text:p><text:s/>338</text:p>
          </table:table-cell>
          <table:covered-table-cell/>
          <table:table-cell office:value-type="float" office:value="297" table:number-columns-spanned="2" table:number-rows-spanned="1" table:style-name="ce46">
            <text:p><text:s/>297</text:p>
          </table:table-cell>
          <table:covered-table-cell/>
          <table:table-cell office:value-type="float" office:value="3178" table:number-columns-spanned="2" table:number-rows-spanned="1" table:style-name="ce46">
            <text:p>3 178</text:p>
          </table:table-cell>
          <table:covered-table-cell/>
          <table:table-cell office:value-type="float" office:value="96" table:style-name="ce18">
            <text:p><text:s/>96</text:p>
          </table:table-cell>
          <table:table-cell office:value-type="float" office:value="1203" table:style-name="ce18">
            <text:p>1 203</text:p>
          </table:table-cell>
          <table:table-cell office:value-type="float" office:value="6892" table:style-name="ce18">
            <text:p>6 892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38">
            <text:p>ABRANTES</text:p>
          </table:table-cell>
          <table:table-cell office:value-type="float" office:value="11" table:style-name="ce14">
            <text:p><text:s/>11</text:p>
          </table:table-cell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243" table:style-name="ce18">
            <text:p><text:s/>2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ANENA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BAÇA</text:p>
          </table:table-cell>
          <table:table-cell office:value-type="float" office:value="20" table:style-name="ce14">
            <text:p><text:s/>20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238" table:style-name="ce18">
            <text:p><text:s/>2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CHETE</text:p>
          </table:table-cell>
          <table:table-cell office:value-type="float" office:value="2" table:style-name="ce14">
            <text:p><text:s/>2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73" table:style-name="ce18">
            <text:p><text:s/>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ENQUER</text:p>
          </table:table-cell>
          <table:table-cell office:value-type="float" office:value="4" table:style-name="ce14">
            <text:p><text:s/>4</text:p>
          </table:table-cell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198" table:style-name="ce18">
            <text:p><text:s/>1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ADA</text:p>
          </table:table-cell>
          <table:table-cell office:value-type="float" office:value="38" table:style-name="ce14">
            <text:p><text:s/>38</text:p>
          </table:table-cell>
          <table:table-cell office:value-type="float" office:value="171" table:number-columns-spanned="2" table:number-rows-spanned="1" table:style-name="ce47">
            <text:p><text:s/>17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393" table:number-columns-spanned="2" table:number-rows-spanned="1" table:style-name="ce47">
            <text:p><text:s/>393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19" table:style-name="ce14">
            <text:p><text:s/>119</text:p>
          </table:table-cell>
          <table:table-cell office:value-type="float" office:value="796" table:style-name="ce18">
            <text:p><text:s/>79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EIRIM</text:p>
          </table:table-cell>
          <table:table-cell office:value-type="float" office:value="5" table:style-name="ce14">
            <text:p><text:s/>5</text:p>
          </table:table-cell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155" table:style-name="ce18">
            <text:p><text:s/>1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PIARÇA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MADORA</text:p>
          </table:table-cell>
          <table:table-cell office:value-type="float" office:value="38" table:style-name="ce14">
            <text:p><text:s/>38</text:p>
          </table:table-cell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543" table:number-columns-spanned="2" table:number-rows-spanned="1" table:style-name="ce47">
            <text:p><text:s/>543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83" table:style-name="ce14">
            <text:p><text:s/>83</text:p>
          </table:table-cell>
          <table:table-cell office:value-type="float" office:value="853" table:style-name="ce18">
            <text:p><text:s/>8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RRUDA DOS VINHOS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ZAMBUJA</text:p>
          </table:table-cell>
          <table:table-cell office:value-type="float" office:value="6" table:style-name="ce14">
            <text:p><text:s/>6</text:p>
          </table:table-cell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ARREIRO</text:p>
          </table:table-cell>
          <table:table-cell office:value-type="float" office:value="24" table:style-name="ce14">
            <text:p><text:s/>24</text:p>
          </table:table-cell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355" table:number-columns-spanned="2" table:number-rows-spanned="1" table:style-name="ce47">
            <text:p><text:s/>355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61" table:style-name="ce14">
            <text:p><text:s/>61</text:p>
          </table:table-cell>
          <table:table-cell office:value-type="float" office:value="520" table:style-name="ce18">
            <text:p><text:s/>5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ENAVENTE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20" table:number-columns-spanned="2" table:number-rows-spanned="1" table:style-name="ce47">
            <text:p><text:s/>12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1" table:style-name="ce14">
            <text:p><text:s/>21</text:p>
          </table:table-cell>
          <table:table-cell office:value-type="float" office:value="188" table:style-name="ce18">
            <text:p><text:s/>1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OMBARRAL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DAVAL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LDAS DA RAINHA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86" table:number-columns-spanned="2" table:number-rows-spanned="1" table:style-name="ce47">
            <text:p><text:s/>18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252" table:style-name="ce18">
            <text:p><text:s/>2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RTAXO</text:p>
          </table:table-cell>
          <table:table-cell office:value-type="float" office:value="5" table:style-name="ce14">
            <text:p><text:s/>5</text:p>
          </table:table-cell>
          <table:table-cell office:value-type="float" office:value="61" table:number-columns-spanned="2" table:number-rows-spanned="1" table:style-name="ce47">
            <text:p><text:s/>6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138" table:style-name="ce18">
            <text:p><text:s/>1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SCAIS</text:p>
          </table:table-cell>
          <table:table-cell office:value-type="float" office:value="63" table:style-name="ce14">
            <text:p><text:s/>63</text:p>
          </table:table-cell>
          <table:table-cell office:value-type="float" office:value="192" table:number-columns-spanned="2" table:number-rows-spanned="1" table:style-name="ce47">
            <text:p><text:s/>192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559" table:number-columns-spanned="2" table:number-rows-spanned="1" table:style-name="ce47">
            <text:p><text:s/>559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56" table:style-name="ce14">
            <text:p><text:s/>56</text:p>
          </table:table-cell>
          <table:table-cell office:value-type="float" office:value="972" table:style-name="ce18">
            <text:p><text:s/>9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HAMUSCA</text:p>
          </table:table-cell>
          <table:table-cell office:value-type="float" office:value="2" table:style-name="ce14">
            <text:p><text:s/>2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NSTÂNCI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RUCHE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ENTRONCAMENTO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00" table:style-name="ce18">
            <text:p><text:s/>1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FERREIRA DO ZÊZERE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GOLEGÃ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ISBOA</text:p>
          </table:table-cell>
          <table:table-cell office:value-type="float" office:value="161" table:style-name="ce14">
            <text:p><text:s/>161</text:p>
          </table:table-cell>
          <table:table-cell office:value-type="float" office:value="457" table:number-columns-spanned="2" table:number-rows-spanned="1" table:style-name="ce47">
            <text:p><text:s/>457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1412" table:number-columns-spanned="2" table:number-rows-spanned="1" table:style-name="ce47">
            <text:p>1 412</text:p>
          </table:table-cell>
          <table:covered-table-cell/>
          <table:table-cell office:value-type="float" office:value="51" table:style-name="ce14">
            <text:p><text:s/>51</text:p>
          </table:table-cell>
          <table:table-cell office:value-type="float" office:value="485" table:style-name="ce14">
            <text:p><text:s/>485</text:p>
          </table:table-cell>
          <table:table-cell office:value-type="float" office:value="2752" table:style-name="ce18">
            <text:p>2 7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ES</text:p>
          </table:table-cell>
          <table:table-cell office:value-type="float" office:value="43" table:style-name="ce14">
            <text:p><text:s/>43</text:p>
          </table:table-cell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561" table:number-columns-spanned="2" table:number-rows-spanned="1" table:style-name="ce47">
            <text:p><text:s/>561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122" table:style-name="ce14">
            <text:p><text:s/>122</text:p>
          </table:table-cell>
          <table:table-cell office:value-type="float" office:value="906" table:style-name="ce18">
            <text:p><text:s/>9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INHÃ</text:p>
          </table:table-cell>
          <table:table-cell office:value-type="float" office:value="3" table:style-name="ce14">
            <text:p><text:s/>3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119" table:style-name="ce18">
            <text:p><text:s/>1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ÇÃ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FRA</text:p>
          </table:table-cell>
          <table:table-cell office:value-type="float" office:value="10" table:style-name="ce14">
            <text:p><text:s/>10</text:p>
          </table:table-cell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9" table:style-name="ce14">
            <text:p><text:s/>39</text:p>
          </table:table-cell>
          <table:table-cell office:value-type="float" office:value="281" table:style-name="ce18">
            <text:p><text:s/>2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ITA</text:p>
          </table:table-cell>
          <table:table-cell office:value-type="float" office:value="35" table:style-name="ce14">
            <text:p><text:s/>35</text:p>
          </table:table-cell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305" table:number-columns-spanned="2" table:number-rows-spanned="1" table:style-name="ce47">
            <text:p><text:s/>305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42" table:style-name="ce14">
            <text:p><text:s/>42</text:p>
          </table:table-cell>
          <table:table-cell office:value-type="float" office:value="467" table:style-name="ce18">
            <text:p><text:s/>4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NTIJO</text:p>
          </table:table-cell>
          <table:table-cell office:value-type="float" office:value="11" table:style-name="ce14">
            <text:p><text:s/>11</text:p>
          </table:table-cell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04" table:number-columns-spanned="2" table:number-rows-spanned="1" table:style-name="ce47">
            <text:p><text:s/>204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28" table:style-name="ce14">
            <text:p><text:s/>28</text:p>
          </table:table-cell>
          <table:table-cell office:value-type="float" office:value="310" table:style-name="ce18">
            <text:p><text:s/>3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NAZARÉ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ÓBIDOS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DIVELAS</text:p>
          </table:table-cell>
          <table:table-cell office:value-type="float" office:value="35" table:style-name="ce14">
            <text:p><text:s/>35</text:p>
          </table:table-cell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437" table:number-columns-spanned="2" table:number-rows-spanned="1" table:style-name="ce47">
            <text:p><text:s/>437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85" table:style-name="ce14">
            <text:p><text:s/>85</text:p>
          </table:table-cell>
          <table:table-cell office:value-type="float" office:value="722" table:style-name="ce18">
            <text:p><text:s/>7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EIRAS</text:p>
          </table:table-cell>
          <table:table-cell office:value-type="float" office:value="39" table:style-name="ce14">
            <text:p><text:s/>39</text:p>
          </table:table-cell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329" table:number-columns-spanned="2" table:number-rows-spanned="1" table:style-name="ce47">
            <text:p><text:s/>329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40" table:style-name="ce14">
            <text:p><text:s/>40</text:p>
          </table:table-cell>
          <table:table-cell office:value-type="float" office:value="625" table:style-name="ce18">
            <text:p><text:s/>6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URÉM</text:p>
          </table:table-cell>
          <table:table-cell office:value-type="float" office:value="17" table:style-name="ce14">
            <text:p><text:s/>17</text:p>
          </table:table-cell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65" table:style-name="ce18">
            <text:p><text:s/>1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ALMELA</text:p>
          </table:table-cell>
          <table:table-cell office:value-type="float" office:value="11" table:style-name="ce14">
            <text:p><text:s/>11</text:p>
          </table:table-cell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9" table:style-name="ce14">
            <text:p><text:s/>29</text:p>
          </table:table-cell>
          <table:table-cell office:value-type="float" office:value="301" table:style-name="ce18">
            <text:p><text:s/>3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ENICHE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98" table:style-name="ce18">
            <text:p><text:s/>1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RIO MAIOR</text:p>
          </table:table-cell>
          <table:table-cell office:value-type="float" office:value="5" table:style-name="ce14">
            <text:p><text:s/>5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LVATERRA DE MAGOS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16" table:style-name="ce18">
            <text:p><text:s/>1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NTARÉM</text:p>
          </table:table-cell>
          <table:table-cell office:value-type="float" office:value="18" table:style-name="ce14">
            <text:p><text:s/>18</text:p>
          </table:table-cell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51" table:number-columns-spanned="2" table:number-rows-spanned="1" table:style-name="ce47">
            <text:p><text:s/>15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253" table:style-name="ce18">
            <text:p><text:s/>2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RDOAL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IXAL</text:p>
          </table:table-cell>
          <table:table-cell office:value-type="float" office:value="48" table:style-name="ce14">
            <text:p><text:s/>48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480" table:number-columns-spanned="2" table:number-rows-spanned="1" table:style-name="ce47">
            <text:p><text:s/>480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132" table:style-name="ce14">
            <text:p><text:s/>132</text:p>
          </table:table-cell>
          <table:table-cell office:value-type="float" office:value="837" table:style-name="ce18">
            <text:p><text:s/>8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RTÃ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SIMBRA</text:p>
          </table:table-cell>
          <table:table-cell office:value-type="float" office:value="8" table:style-name="ce14">
            <text:p><text:s/>8</text:p>
          </table:table-cell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3" table:style-name="ce14">
            <text:p><text:s/>33</text:p>
          </table:table-cell>
          <table:table-cell office:value-type="float" office:value="269" table:style-name="ce18">
            <text:p><text:s/>2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TÚBAL</text:p>
          </table:table-cell>
          <table:table-cell office:value-type="float" office:value="25" table:style-name="ce14">
            <text:p><text:s/>25</text:p>
          </table:table-cell>
          <table:table-cell office:value-type="float" office:value="88" table:number-columns-spanned="2" table:number-rows-spanned="1" table:style-name="ce47">
            <text:p><text:s/>88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471" table:number-columns-spanned="2" table:number-rows-spanned="1" table:style-name="ce47">
            <text:p><text:s/>471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71" table:style-name="ce14">
            <text:p><text:s/>71</text:p>
          </table:table-cell>
          <table:table-cell office:value-type="float" office:value="706" table:style-name="ce18">
            <text:p><text:s/>7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INTRA</text:p>
          </table:table-cell>
          <table:table-cell office:value-type="float" office:value="96" table:style-name="ce14">
            <text:p><text:s/>96</text:p>
          </table:table-cell>
          <table:table-cell office:value-type="float" office:value="341" table:number-columns-spanned="2" table:number-rows-spanned="1" table:style-name="ce47">
            <text:p><text:s/>341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138" table:number-columns-spanned="2" table:number-rows-spanned="1" table:style-name="ce47">
            <text:p><text:s/>138</text:p>
          </table:table-cell>
          <table:covered-table-cell/>
          <table:table-cell office:value-type="float" office:value="1067" table:number-columns-spanned="2" table:number-rows-spanned="1" table:style-name="ce47">
            <text:p>1 067</text:p>
          </table:table-cell>
          <table:covered-table-cell/>
          <table:table-cell office:value-type="float" office:value="21" table:style-name="ce14">
            <text:p><text:s/>21</text:p>
          </table:table-cell>
          <table:table-cell office:value-type="float" office:value="213" table:style-name="ce14">
            <text:p><text:s/>213</text:p>
          </table:table-cell>
          <table:table-cell office:value-type="float" office:value="1923" table:style-name="ce18">
            <text:p>1 9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OBRAL MONTE AGRAÇO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MAR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3" table:style-name="ce14">
            <text:p><text:s/>23</text:p>
          </table:table-cell>
          <table:table-cell office:value-type="float" office:value="132" table:style-name="ce18">
            <text:p><text:s/>1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NOVAS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VEDRAS</text:p>
          </table:table-cell>
          <table:table-cell office:value-type="float" office:value="16" table:style-name="ce14">
            <text:p><text:s/>16</text:p>
          </table:table-cell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27" table:number-columns-spanned="2" table:number-rows-spanned="1" table:style-name="ce47">
            <text:p><text:s/>227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26" table:style-name="ce14">
            <text:p><text:s/>26</text:p>
          </table:table-cell>
          <table:table-cell office:value-type="float" office:value="336" table:style-name="ce18">
            <text:p><text:s/>3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DE REI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FRANCA DE XIRA</text:p>
          </table:table-cell>
          <table:table-cell office:value-type="float" office:value="38" table:style-name="ce14">
            <text:p><text:s/>38</text:p>
          </table:table-cell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367" table:number-columns-spanned="2" table:number-rows-spanned="1" table:style-name="ce47">
            <text:p><text:s/>367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54" table:style-name="ce14">
            <text:p><text:s/>54</text:p>
          </table:table-cell>
          <table:table-cell office:value-type="float" office:value="679" table:style-name="ce18">
            <text:p><text:s/>6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NOVA DA BARQUINH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960" table:style-name="ce18">
            <text:p><text:s/>960</text:p>
          </table:table-cell>
          <table:table-cell office:value-type="float" office:value="2877" table:number-columns-spanned="2" table:number-rows-spanned="1" table:style-name="ce46">
            <text:p>2 877</text:p>
          </table:table-cell>
          <table:covered-table-cell/>
          <table:table-cell office:value-type="float" office:value="462" table:number-columns-spanned="2" table:number-rows-spanned="1" table:style-name="ce46">
            <text:p><text:s/>462</text:p>
          </table:table-cell>
          <table:covered-table-cell/>
          <table:table-cell office:value-type="float" office:value="833" table:number-columns-spanned="2" table:number-rows-spanned="1" table:style-name="ce46">
            <text:p><text:s/>833</text:p>
          </table:table-cell>
          <table:covered-table-cell/>
          <table:table-cell office:value-type="float" office:value="10377" table:number-columns-spanned="2" table:number-rows-spanned="1" table:style-name="ce46">
            <text:p>10 377</text:p>
          </table:table-cell>
          <table:covered-table-cell/>
          <table:table-cell office:value-type="float" office:value="231" table:style-name="ce18">
            <text:p><text:s/>231</text:p>
          </table:table-cell>
          <table:table-cell office:value-type="float" office:value="2011" table:style-name="ce18">
            <text:p>2 011</text:p>
          </table:table-cell>
          <table:table-cell office:value-type="float" office:value="17751" table:style-name="ce18">
            <text:p>17 751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38">
            <text:p>ALANDROAL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CÁCER DO SAL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JUSTREL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MODÔVAR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TER DO CHÃO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VIT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AIOLOS</text:p>
          </table:table-cell>
          <table:table-cell office:value-type="float" office:value="1" table:style-name="ce14">
            <text:p><text:s/>1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ONCHES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VIS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ARRANCOS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EJA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13" table:number-columns-spanned="2" table:number-rows-spanned="1" table:style-name="ce47">
            <text:p><text:s/>11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0" table:style-name="ce14">
            <text:p><text:s/>20</text:p>
          </table:table-cell>
          <table:table-cell office:value-type="float" office:value="168" table:style-name="ce18">
            <text:p><text:s/>1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ORB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MPO MAIOR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ELO DE VIDE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RO VERDE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RAT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UB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LVAS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124" table:style-name="ce18">
            <text:p><text:s/>1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STREMOZ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ÉVORA</text:p>
          </table:table-cell>
          <table:table-cell office:value-type="float" office:value="26" table:style-name="ce14">
            <text:p><text:s/>26</text:p>
          </table:table-cell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4" table:style-name="ce14">
            <text:p><text:s/>44</text:p>
          </table:table-cell>
          <table:table-cell office:value-type="float" office:value="267" table:style-name="ce18">
            <text:p><text:s/>2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ERREIRA DO ALENTEJ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RONTEIR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AVIÃ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RÂNDOL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ARVÃ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ÉRTOL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FORTE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8">
            <text:p><text:s/>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TEMOR-O-NOVO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59" table:style-name="ce18">
            <text:p><text:s/>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RA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77" table:style-name="ce18">
            <text:p><text:s/>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Ã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NISA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DEMIRA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247" table:style-name="ce18">
            <text:p><text:s/>2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URIQUE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NTE DE SÔR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03" table:style-name="ce18">
            <text:p><text:s/>10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ALEGRE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7" table:style-name="ce14">
            <text:p><text:s/>27</text:p>
          </table:table-cell>
          <table:table-cell office:value-type="float" office:value="102" table:style-name="ce18">
            <text:p><text:s/>1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EL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DONDO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GUENGOS DE MONSARAZ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ANTIAGO DO CACÉM</text:p>
          </table:table-cell>
          <table:table-cell office:value-type="float" office:value="4" table:style-name="ce14">
            <text:p><text:s/>4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7" table:number-columns-spanned="2" table:number-rows-spanned="1" table:style-name="ce47">
            <text:p><text:s/>9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138" table:style-name="ce18">
            <text:p><text:s/>1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ERPA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73" table:style-name="ce18">
            <text:p><text:s/>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INES</text:p>
          </table:table-cell>
          <table:table-cell office:value-type="float" office:value="5" table:style-name="ce14">
            <text:p><text:s/>5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134" table:style-name="ce18">
            <text:p><text:s/>1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OUSEL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ENDAS NOVAS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ANA DO ALENTEJO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DIGUEIR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LA VIÇOSA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161" table:style-name="ce18">
            <text:p><text:s/>161</text:p>
          </table:table-cell>
          <table:table-cell office:value-type="float" office:value="335" table:number-columns-spanned="2" table:number-rows-spanned="1" table:style-name="ce46">
            <text:p><text:s/>335</text:p>
          </table:table-cell>
          <table:covered-table-cell/>
          <table:table-cell office:value-type="float" office:value="42" table:number-columns-spanned="2" table:number-rows-spanned="1" table:style-name="ce46">
            <text:p><text:s/>42</text:p>
          </table:table-cell>
          <table:covered-table-cell/>
          <table:table-cell office:value-type="float" office:value="51" table:number-columns-spanned="2" table:number-rows-spanned="1" table:style-name="ce46">
            <text:p><text:s/>51</text:p>
          </table:table-cell>
          <table:covered-table-cell/>
          <table:table-cell office:value-type="float" office:value="1426" table:number-columns-spanned="2" table:number-rows-spanned="1" table:style-name="ce46">
            <text:p>1 426</text:p>
          </table:table-cell>
          <table:covered-table-cell/>
          <table:table-cell office:value-type="float" office:value="35" table:style-name="ce18">
            <text:p><text:s/>35</text:p>
          </table:table-cell>
          <table:table-cell office:value-type="float" office:value="282" table:style-name="ce18">
            <text:p><text:s/>282</text:p>
          </table:table-cell>
          <table:table-cell office:value-type="float" office:value="2332" table:style-name="ce18">
            <text:p>2 332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38">
            <text:p>ALBUFEIRA</text:p>
          </table:table-cell>
          <table:table-cell office:value-type="float" office:value="5" table:style-name="ce14">
            <text:p><text:s/>5</text:p>
          </table:table-cell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85" table:number-columns-spanned="2" table:number-rows-spanned="1" table:style-name="ce47">
            <text:p><text:s/>485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6" table:style-name="ce14">
            <text:p><text:s/>16</text:p>
          </table:table-cell>
          <table:table-cell office:value-type="float" office:value="571" table:style-name="ce18">
            <text:p><text:s/>5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COUTIM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JEZUR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CASTRO MARIM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FARO</text:p>
          </table:table-cell>
          <table:table-cell office:value-type="float" office:value="22" table:style-name="ce14">
            <text:p><text:s/>22</text:p>
          </table:table-cell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24" table:number-columns-spanned="2" table:number-rows-spanned="1" table:style-name="ce47">
            <text:p><text:s/>224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61" table:style-name="ce14">
            <text:p><text:s/>61</text:p>
          </table:table-cell>
          <table:table-cell office:value-type="float" office:value="504" table:style-name="ce18">
            <text:p><text:s/>5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A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81" table:style-name="ce18">
            <text:p><text:s/>1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S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90" table:number-columns-spanned="2" table:number-rows-spanned="1" table:style-name="ce47">
            <text:p><text:s/>190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233" table:style-name="ce18">
            <text:p><text:s/>2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OULÉ</text:p>
          </table:table-cell>
          <table:table-cell office:value-type="float" office:value="10" table:style-name="ce14">
            <text:p><text:s/>10</text:p>
          </table:table-cell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62" table:number-columns-spanned="2" table:number-rows-spanned="1" table:style-name="ce47">
            <text:p><text:s/>362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59" table:style-name="ce14">
            <text:p><text:s/>59</text:p>
          </table:table-cell>
          <table:table-cell office:value-type="float" office:value="516" table:style-name="ce18">
            <text:p><text:s/>5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MONCHIQUE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OLHÃO</text:p>
          </table:table-cell>
          <table:table-cell office:value-type="float" office:value="8" table:style-name="ce14">
            <text:p><text:s/>8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0" table:style-name="ce14">
            <text:p><text:s/>40</text:p>
          </table:table-cell>
          <table:table-cell office:value-type="float" office:value="266" table:style-name="ce18">
            <text:p><text:s/>2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PORTIMÃO</text:p>
          </table:table-cell>
          <table:table-cell office:value-type="float" office:value="20" table:style-name="ce14">
            <text:p><text:s/>20</text:p>
          </table:table-cell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434" table:number-columns-spanned="2" table:number-rows-spanned="1" table:style-name="ce47">
            <text:p><text:s/>434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41" table:style-name="ce14">
            <text:p><text:s/>41</text:p>
          </table:table-cell>
          <table:table-cell office:value-type="float" office:value="567" table:style-name="ce18">
            <text:p><text:s/>5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ÃO BRÁS DE ALPORTEL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ILVES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7" table:style-name="ce14">
            <text:p><text:s/>27</text:p>
          </table:table-cell>
          <table:table-cell office:value-type="float" office:value="248" table:style-name="ce18">
            <text:p><text:s/>2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TAVIRA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164" table:style-name="ce18">
            <text:p><text:s/>1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DO BISP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REAL DE SANTO ANTÓNIO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4" table:style-name="ce14">
            <text:p><text:s/>24</text:p>
          </table:table-cell>
          <table:table-cell office:value-type="float" office:value="185" table:style-name="ce18">
            <text:p><text:s/>185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01" table:style-name="ce18">
            <text:p><text:s/>101</text:p>
          </table:table-cell>
          <table:table-cell office:value-type="float" office:value="430" table:number-columns-spanned="2" table:number-rows-spanned="1" table:style-name="ce46">
            <text:p><text:s/>430</text:p>
          </table:table-cell>
          <table:covered-table-cell/>
          <table:table-cell office:value-type="float" office:value="61" table:number-columns-spanned="2" table:number-rows-spanned="1" table:style-name="ce46">
            <text:p><text:s/>61</text:p>
          </table:table-cell>
          <table:covered-table-cell/>
          <table:table-cell office:value-type="float" office:value="73" table:number-columns-spanned="2" table:number-rows-spanned="1" table:style-name="ce46">
            <text:p><text:s/>73</text:p>
          </table:table-cell>
          <table:covered-table-cell/>
          <table:table-cell office:value-type="float" office:value="2602" table:number-columns-spanned="2" table:number-rows-spanned="1" table:style-name="ce46">
            <text:p>2 602</text:p>
          </table:table-cell>
          <table:covered-table-cell/>
          <table:table-cell office:value-type="float" office:value="49" table:style-name="ce18">
            <text:p><text:s/>49</text:p>
          </table:table-cell>
          <table:table-cell office:value-type="float" office:value="322" table:style-name="ce18">
            <text:p><text:s/>322</text:p>
          </table:table-cell>
          <table:table-cell office:value-type="float" office:value="3638" table:style-name="ce18">
            <text:p>3 638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3332" table:style-name="ce18">
            <text:p>3 332</text:p>
          </table:table-cell>
          <table:table-cell office:value-type="float" office:value="7663" table:style-name="ce18">
            <text:p>7 663</text:p>
          </table:table-cell>
          <table:table-cell office:value-type="float" office:value="1591" table:number-columns-spanned="2" table:number-rows-spanned="1" table:style-name="ce46">
            <text:p>1 591</text:p>
          </table:table-cell>
          <table:covered-table-cell/>
          <table:table-cell office:value-type="float" office:value="2134" table:number-columns-spanned="2" table:number-rows-spanned="1" table:style-name="ce46">
            <text:p>2 134</text:p>
          </table:table-cell>
          <table:covered-table-cell/>
          <table:table-cell office:value-type="float" office:value="24675" table:number-columns-spanned="2" table:number-rows-spanned="1" table:style-name="ce46">
            <text:p>24 675</text:p>
          </table:table-cell>
          <table:covered-table-cell/>
          <table:table-cell office:value-type="float" office:value="659" table:number-columns-spanned="2" table:number-rows-spanned="1" table:style-name="ce46">
            <text:p><text:s/>659</text:p>
          </table:table-cell>
          <table:covered-table-cell/>
          <table:table-cell office:value-type="float" office:value="6932" table:style-name="ce18">
            <text:p>6 932</text:p>
          </table:table-cell>
          <table:table-cell office:value-type="float" office:value="46986" table:style-name="ce18">
            <text:p>46 986</text:p>
          </table:table-cell>
          <table:table-cell table:number-columns-repeated="16368" table:style-name="ce2"/>
        </table:table-row>
        <table:table-row table:style-name="ro22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SERVER</meta:initial-creator>
    <dc:creator>Donato Oliveira</dc:creator>
    <meta:creation-date>2021-02-22T10:32:50Z</meta:creation-date>
    <dc:date>2021-02-22T14:28:14Z</dc:date>
  </office:meta>
</office:document-meta>
</file>